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Pictures/10000000000000EF0000008DD4CD7693BD7B58B8.png" manifest:media-type="image/png"/>
  <manifest:file-entry manifest:full-path="Object 2/Pictures/10000000000000EE0000008ED6323CCBC813CFA2.png" manifest:media-type="image/png"/>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1E000000197DDA3D570DE7FAEB.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01E0000001E5A670DC0788803AC.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0000000019A00000180780BFEC0D06A7566.png" manifest:media-type="image/png"/>
  <manifest:file-entry manifest:full-path="Pictures/10000000000002960000011B2BC909EBBF4E20E5.png" manifest:media-type="image/png"/>
  <manifest:file-entry manifest:full-path="Pictures/100000000000014D000000AB9D248E5C77A186B6.png" manifest:media-type="image/png"/>
  <manifest:file-entry manifest:full-path="Pictures/10000000000002B700000112E133CD22F1D76156.png" manifest:media-type="image/png"/>
  <manifest:file-entry manifest:full-path="Pictures/10000000000003FC0000005C683202A86435D402.png" manifest:media-type="image/png"/>
  <manifest:file-entry manifest:full-path="Pictures/1000000000000279000001067A9A6AC84743D070.png" manifest:media-type="image/png"/>
  <manifest:file-entry manifest:full-path="Pictures/10000000000001A5000000CB23745FC7455A09DA.png" manifest:media-type="image/png"/>
  <manifest:file-entry manifest:full-path="Pictures/10000000000002A00000016F2F6792E89B764AF6.png" manifest:media-type="image/png"/>
  <manifest:file-entry manifest:full-path="Pictures/1000000000000292000001582B8F46BEF8A1787B.png" manifest:media-type="image/png"/>
  <manifest:file-entry manifest:full-path="Pictures/10000000000002A30000016F16F854395CC43D47.png" manifest:media-type="image/png"/>
  <manifest:file-entry manifest:full-path="Pictures/100000000000029A000000A9E480858C007A8B1D.png" manifest:media-type="image/png"/>
  <manifest:file-entry manifest:full-path="Pictures/10000000000002A300000122C53815985586D1D1.png" manifest:media-type="image/png"/>
  <manifest:file-entry manifest:full-path="Pictures/100002010000025800000272A5598330C098439D.png" manifest:media-type="image/png"/>
  <manifest:file-entry manifest:full-path="Pictures/100000000000001900000017A6FADE4B195202A4.png" manifest:media-type="image/png"/>
  <manifest:file-entry manifest:full-path="Pictures/10000000000001900000019AD27CAFEA2590D360.png" manifest:media-type="image/png"/>
  <manifest:file-entry manifest:full-path="Pictures/1000000000000299000000F3B3C5E5E75905DFD2.png" manifest:media-type="image/png"/>
  <manifest:file-entry manifest:full-path="Pictures/100002010000053800000267DC316D1408209D6B.png" manifest:media-type="image/png"/>
  <manifest:file-entry manifest:full-path="Pictures/10000000000001DD000000E21B74D748EE1BC920.png" manifest:media-type="image/png"/>
  <manifest:file-entry manifest:full-path="Pictures/100000000000001A0000001C58C29A64503BB65E.png" manifest:media-type="image/png"/>
  <manifest:file-entry manifest:full-path="Pictures/10000000000002A80000011E477377A962B8BDD3.png" manifest:media-type="image/png"/>
  <manifest:file-entry manifest:full-path="Pictures/10000000000000C0000000B2A9912B0E3A28B6C1.png" manifest:media-type="image/png"/>
  <manifest:file-entry manifest:full-path="Pictures/100000000000009A000000E1A8CD6DAF2BB24EFF.png" manifest:media-type="image/png"/>
  <manifest:file-entry manifest:full-path="Pictures/1000020100000268000000E6DF24D58F4EBDE9DE.png" manifest:media-type="image/png"/>
  <manifest:file-entry manifest:full-path="Pictures/10000000000000AD000001593C8C1768C6EF0A6E.png" manifest:media-type="image/png"/>
  <manifest:file-entry manifest:full-path="Pictures/10000201000002460000010DC4F4B08C38B1E0CD.png" manifest:media-type="image/png"/>
  <manifest:file-entry manifest:full-path="Pictures/10000000000000230000001E0A0C5E47FD514F15.png" manifest:media-type="image/png"/>
  <manifest:file-entry manifest:full-path="Pictures/10000000000003100000015BAD17EEF04B5C7A76.png" manifest:media-type="image/png"/>
  <manifest:file-entry manifest:full-path="Pictures/10000000000001E300000051F1FDF393A584F1B3.png" manifest:media-type="image/png"/>
  <manifest:file-entry manifest:full-path="Pictures/100000000000001F00000020ABFAF9C0515C2082.png" manifest:media-type="image/png"/>
  <manifest:file-entry manifest:full-path="Pictures/10000000000001220000011F29ACC19EC9644C66.png" manifest:media-type="image/png"/>
  <manifest:file-entry manifest:full-path="Pictures/10000000000002A40000012B0138751CE824D067.png" manifest:media-type="image/png"/>
  <manifest:file-entry manifest:full-path="Pictures/1000020100000019000000170B8CFBFF69E2C001.png" manifest:media-type="image/png"/>
  <manifest:file-entry manifest:full-path="Pictures/10000000000001CF0000002B27219B3EDCF41385.png" manifest:media-type="image/png"/>
  <manifest:file-entry manifest:full-path="Pictures/100000000000001F0000001EBACCC24A44117185.png" manifest:media-type="image/png"/>
  <manifest:file-entry manifest:full-path="Pictures/1000000000000178000001206AED9203251F2154.png" manifest:media-type="image/png"/>
  <manifest:file-entry manifest:full-path="Pictures/100000000000011D000000AB59641D3FFB046DB2.png" manifest:media-type="image/png"/>
  <manifest:file-entry manifest:full-path="Pictures/100000000000001C0000001C813F66EF4C733A86.png" manifest:media-type="image/png"/>
  <manifest:file-entry manifest:full-path="Pictures/100000000000001B0000001E3FC3BCA666EA16A6.png" manifest:media-type="image/png"/>
  <manifest:file-entry manifest:full-path="Pictures/1000000000000174000001EA7D9919BC1AF587E7.png" manifest:media-type="image/png"/>
  <manifest:file-entry manifest:full-path="Pictures/10000000000001A8000000E97784987A7A3C5DE0.png" manifest:media-type="image/png"/>
  <manifest:file-entry manifest:full-path="Pictures/100000000000011E00000092834D9E47B7CA6F17.png" manifest:media-type="image/png"/>
  <manifest:file-entry manifest:full-path="Pictures/10000000000002A3000001DAD932B3A27E2EC218.png" manifest:media-type="image/png"/>
  <manifest:file-entry manifest:full-path="Pictures/10000000000002BD0000019C812BAA9A617BF1B0.png" manifest:media-type="image/png"/>
  <manifest:file-entry manifest:full-path="Pictures/100000000000023100000147357C921B5E28C2D6.png" manifest:media-type="image/png"/>
  <manifest:file-entry manifest:full-path="Pictures/10000000000001980000014AD9B09D6F07E4A19A.png" manifest:media-type="image/png"/>
  <manifest:file-entry manifest:full-path="Pictures/100000000000029E000001FBCA4362E353EDFA75.png" manifest:media-type="image/png"/>
  <manifest:file-entry manifest:full-path="Pictures/100000000000012D000000BBD0D1CC6F16F9CF7D.png" manifest:media-type="image/png"/>
  <manifest:file-entry manifest:full-path="Pictures/10000000000001D4000000E36574C03A1F8E7879.png" manifest:media-type="image/png"/>
  <manifest:file-entry manifest:full-path="Pictures/100000000000001D0000001C585EEE38A8CFF0D2.png" manifest:media-type="image/png"/>
  <manifest:file-entry manifest:full-path="Pictures/10000000000000210000001E0BB15623A74CFA27.png" manifest:media-type="image/png"/>
  <manifest:file-entry manifest:full-path="Pictures/10000000000002AB0000010E935F39CEC069E4E1.png" manifest:media-type="image/png"/>
  <manifest:file-entry manifest:full-path="Pictures/10000201000002C9000000E6A8EA0944B8877488.png" manifest:media-type="image/png"/>
  <manifest:file-entry manifest:full-path="Pictures/10000000000000C40000004588F178CCC83C86DA.png" manifest:media-type="image/png"/>
  <manifest:file-entry manifest:full-path="Pictures/1000000000000232000001232A87421819302F7F.png" manifest:media-type="image/png"/>
  <manifest:file-entry manifest:full-path="Pictures/100000000000016F00000026ACD7FDB02BDFBB53.png" manifest:media-type="image/png"/>
  <manifest:file-entry manifest:full-path="Pictures/10000000000002A60000011D3A06F9F4334439C3.png" manifest:media-type="image/png"/>
  <manifest:file-entry manifest:full-path="Pictures/1000020100000292000001BA26ADBF718502986C.png" manifest:media-type="image/png"/>
  <manifest:file-entry manifest:full-path="Pictures/10000000000002A3000001F8DB0DB770BB14B156.png" manifest:media-type="image/png"/>
  <manifest:file-entry manifest:full-path="Pictures/100000000000023300000148F388A14C95F46759.png" manifest:media-type="image/png"/>
  <manifest:file-entry manifest:full-path="Pictures/10000000000001A0000001191CD8FE55B6CD6AB5.png" manifest:media-type="image/png"/>
  <manifest:file-entry manifest:full-path="Pictures/100000000000011D0000007A508D3794B001F1BE.png" manifest:media-type="image/png"/>
  <manifest:file-entry manifest:full-path="Pictures/10000000000000200000001A74D16A08939C3C70.png" manifest:media-type="image/png"/>
  <manifest:file-entry manifest:full-path="Pictures/100000000000022D000001299C0035AA3D83E36C.png" manifest:media-type="image/png"/>
  <manifest:file-entry manifest:full-path="Pictures/1000020100000282000000BC87E69AF813EDC60A.png" manifest:media-type="image/png"/>
  <manifest:file-entry manifest:full-path="Pictures/100000000000017800000181F697782540A45C88.png" manifest:media-type="image/png"/>
  <manifest:file-entry manifest:full-path="Pictures/100000000000001E0000001D33130A5DB5B09E55.png" manifest:media-type="image/png"/>
  <manifest:file-entry manifest:full-path="Pictures/10000000000001A2000000B632761F8ADEF94091.png" manifest:media-type="image/png"/>
  <manifest:file-entry manifest:full-path="Pictures/100000000000026E000001266049CE19E919E2BD.png" manifest:media-type="image/png"/>
  <manifest:file-entry manifest:full-path="Pictures/10000201000002280000004451CB42737565B6F2.png" manifest:media-type="image/png"/>
  <manifest:file-entry manifest:full-path="Pictures/10000000000000C100000092112AE59292864F3C.png" manifest:media-type="image/png"/>
  <manifest:file-entry manifest:full-path="Pictures/10000000000000C10000006BCB3F8AA145A64126.png" manifest:media-type="image/png"/>
  <manifest:file-entry manifest:full-path="Pictures/10000000000000C1000000B60030F9723C7EDEB9.png" manifest:media-type="image/png"/>
  <manifest:file-entry manifest:full-path="Pictures/100000000000005F0000006A2ACEF755A264415D.png" manifest:media-type="image/png"/>
  <manifest:file-entry manifest:full-path="Pictures/1000000000000193000001446C01848A7747DFDF.png" manifest:media-type="image/png"/>
  <manifest:file-entry manifest:full-path="Pictures/1000000000000193000000DB38063D822FF48757.png" manifest:media-type="image/png"/>
  <manifest:file-entry manifest:full-path="Pictures/10000000000001DA000001016D1106FE01AEB999.png" manifest:media-type="image/png"/>
  <manifest:file-entry manifest:full-path="Pictures/10000000000001D80000011E91B29BC559387AE0.png" manifest:media-type="image/png"/>
  <manifest:file-entry manifest:full-path="Pictures/100002010000027E000000C2FA5B289DD9340B88.png" manifest:media-type="image/png"/>
  <manifest:file-entry manifest:full-path="Pictures/10000000000001E0000000DDC810CCFC0D97E15D.png" manifest:media-type="image/png"/>
  <manifest:file-entry manifest:full-path="Pictures/1000020100000277000000F7E7973BDBB542FE7F.png" manifest:media-type="image/png"/>
  <manifest:file-entry manifest:full-path="Pictures/10000200000002E7000000E14E28E67BF3C3E147.gif" manifest:media-type="image/gif"/>
  <manifest:file-entry manifest:full-path="Pictures/10000000000001DE00000104FA45AD777E37C763.png" manifest:media-type="image/png"/>
  <manifest:file-entry manifest:full-path="Pictures/1000000000000127000000B3F8B9C5ED71D05336.png" manifest:media-type="image/png"/>
  <manifest:file-entry manifest:full-path="Pictures/10000000000001B8000000BC9E3282C2FDB7EB00.png" manifest:media-type="image/png"/>
  <manifest:file-entry manifest:full-path="Pictures/100002010000030E000001097581339F1D46C747.png" manifest:media-type="image/png"/>
  <manifest:file-entry manifest:full-path="Pictures/10000000000001E300000122B1B7413778DF9673.png" manifest:media-type="image/png"/>
  <manifest:file-entry manifest:full-path="Pictures/10000000000001D2000000540E0BE65BD4DB28F1.png" manifest:media-type="image/png"/>
  <manifest:file-entry manifest:full-path="Pictures/1000020100000309000000EBA7DAC4A8AD91A287.png" manifest:media-type="image/png"/>
  <manifest:file-entry manifest:full-path="Pictures/10000000000002390000013A0948BAA76E07FC14.png" manifest:media-type="image/png"/>
  <manifest:file-entry manifest:full-path="Pictures/10000000000001470000011EA4FDCC780CD64E51.png" manifest:media-type="image/png"/>
  <manifest:file-entry manifest:full-path="Pictures/1000020100000283000000A379136B4E2411B0BB.png" manifest:media-type="image/png"/>
  <manifest:file-entry manifest:full-path="Pictures/10000201000002820000014686B1B66367F49F56.png" manifest:media-type="image/png"/>
  <manifest:file-entry manifest:full-path="Pictures/10000000000002330000007A2F5089CF20702A43.png" manifest:media-type="image/png"/>
  <manifest:file-entry manifest:full-path="Pictures/100000000000022700000131A36055B7DC7B410E.png" manifest:media-type="image/png"/>
  <manifest:file-entry manifest:full-path="Pictures/100000000000022F0000013B2F875E3F03D9DE60.png" manifest:media-type="image/png"/>
  <manifest:file-entry manifest:full-path="Pictures/10000000000002050000012582BCE0C9F1E12C43.png" manifest:media-type="image/png"/>
  <manifest:file-entry manifest:full-path="Pictures/1000000000000224000001192A85FAFF2382A6A5.png" manifest:media-type="image/png"/>
  <manifest:file-entry manifest:full-path="Pictures/10000201000002510000011669AB4D1B076210BF.png" manifest:media-type="image/png"/>
  <manifest:file-entry manifest:full-path="Pictures/100002010000025100000116C3C67F2EB5AEE97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ext_20_body">
      <style:text-properties officeooo:paragraph-rsid="012ffffd"/>
    </style:style>
    <style:style style:name="P21" style:family="paragraph" style:parent-style-name="Text_20_body">
      <style:text-properties officeooo:paragraph-rsid="0130de5c"/>
    </style:style>
    <style:style style:name="P22" style:family="paragraph" style:parent-style-name="Text_20_body">
      <style:text-properties officeooo:rsid="013ccd89" officeooo:paragraph-rsid="013ccd89"/>
    </style:style>
    <style:style style:name="P23" style:family="paragraph" style:parent-style-name="Text_20_body">
      <style:text-properties officeooo:paragraph-rsid="013ccd89"/>
    </style:style>
    <style:style style:name="P24" style:family="paragraph" style:parent-style-name="Text_20_body">
      <style:text-properties officeooo:paragraph-rsid="01466583"/>
    </style:style>
    <style:style style:name="P25" style:family="paragraph" style:parent-style-name="Text_20_body">
      <style:text-properties officeooo:paragraph-rsid="0148d9dc"/>
    </style:style>
    <style:style style:name="P26" style:family="paragraph" style:parent-style-name="Table_20_Contents">
      <style:text-properties fo:font-size="10.5pt" officeooo:paragraph-rsid="00b1a1b5" style:font-size-asian="10.5pt" style:font-size-complex="10.5pt"/>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officeooo:rsid="060e75cf" officeooo:paragraph-rsid="00c255ca"/>
    </style:style>
    <style:style style:name="P29" style:family="paragraph" style:parent-style-name="Table_20_Contents">
      <style:text-properties officeooo:rsid="060f2109" officeooo:paragraph-rsid="00c255ca"/>
    </style:style>
    <style:style style:name="P30" style:family="paragraph" style:parent-style-name="Table_20_Contents">
      <style:paragraph-properties fo:text-align="start" style:justify-single-word="false"/>
      <style:text-properties officeooo:rsid="053de7a3" officeooo:paragraph-rsid="057362ab"/>
    </style:style>
    <style:style style:name="P31" style:family="paragraph" style:parent-style-name="Table_20_Contents">
      <style:paragraph-properties fo:text-align="start" style:justify-single-word="false"/>
      <style:text-properties officeooo:rsid="05417cb5" officeooo:paragraph-rsid="057362ab"/>
    </style:style>
    <style:style style:name="P32" style:family="paragraph" style:parent-style-name="Table_20_Contents">
      <style:paragraph-properties fo:text-align="start" style:justify-single-word="false"/>
      <style:text-properties officeooo:rsid="053e9646" officeooo:paragraph-rsid="057362ab"/>
    </style:style>
    <style:style style:name="P33" style:family="paragraph" style:parent-style-name="Table_20_Contents">
      <style:paragraph-properties fo:text-align="start" style:justify-single-word="false"/>
      <style:text-properties officeooo:paragraph-rsid="057362ab"/>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officeooo:rsid="067b49fb" officeooo:paragraph-rsid="067b49fb"/>
    </style:style>
    <style:style style:name="P36" style:family="paragraph" style:parent-style-name="Table_20_Contents">
      <style:text-properties officeooo:paragraph-rsid="00c255ca"/>
    </style:style>
    <style:style style:name="P37" style:family="paragraph" style:parent-style-name="Table_20_Contents">
      <style:text-properties officeooo:rsid="011d7061" officeooo:paragraph-rsid="011d7061"/>
    </style:style>
    <style:style style:name="P38" style:family="paragraph" style:parent-style-name="Table_20_Contents">
      <style:text-properties officeooo:rsid="0148d9dc" officeooo:paragraph-rsid="0148d9dc"/>
    </style:style>
    <style:style style:name="P39" style:family="paragraph" style:parent-style-name="Table_20_Contents">
      <style:text-properties style:font-name="Liberation Sans2" fo:font-size="11pt" officeooo:rsid="014a93fc" officeooo:paragraph-rsid="014a93fc" style:font-size-asian="10.5pt"/>
    </style:style>
    <style:style style:name="P40" style:family="paragraph" style:parent-style-name="Text_20_Note">
      <style:text-properties officeooo:paragraph-rsid="00b1a1b5"/>
    </style:style>
    <style:style style:name="P41" style:family="paragraph" style:parent-style-name="Text_20_Note">
      <style:text-properties officeooo:paragraph-rsid="00da91b0"/>
    </style:style>
    <style:style style:name="P42" style:family="paragraph" style:parent-style-name="Text_20_Note">
      <style:text-properties officeooo:rsid="0132df82" officeooo:paragraph-rsid="0132df82"/>
    </style:style>
    <style:style style:name="P43" style:family="paragraph" style:parent-style-name="Frame_20_contents">
      <style:text-properties officeooo:paragraph-rsid="00b8dc13"/>
    </style:style>
    <style:style style:name="P44" style:family="paragraph" style:parent-style-name="Table_20_Heading">
      <style:text-properties fo:font-size="10.5pt" officeooo:paragraph-rsid="00b1a1b5" style:font-size-asian="10.5pt" style:font-size-complex="10.5pt"/>
    </style:style>
    <style:style style:name="P45" style:family="paragraph" style:parent-style-name="Title">
      <style:text-properties fo:language="en" fo:country="US" officeooo:rsid="001f0121" officeooo:paragraph-rsid="00c255ca"/>
    </style:style>
    <style:style style:name="P46" style:family="paragraph" style:parent-style-name="Caption">
      <style:text-properties officeooo:paragraph-rsid="00c7e1c2"/>
    </style:style>
    <style:style style:name="P47" style:family="paragraph" style:parent-style-name="Caption">
      <style:text-properties officeooo:paragraph-rsid="00d8ad8b"/>
    </style:style>
    <style:style style:name="P48" style:family="paragraph" style:parent-style-name="Definition_20_Term">
      <style:text-properties officeooo:paragraph-rsid="00c7e1c2"/>
    </style:style>
    <style:style style:name="P49" style:family="paragraph" style:parent-style-name="Definition_20_Term">
      <style:text-properties officeooo:paragraph-rsid="00d5c8c0"/>
    </style:style>
    <style:style style:name="P50" style:family="paragraph" style:parent-style-name="Definition_20_Term">
      <style:text-properties officeooo:rsid="022abc2e"/>
    </style:style>
    <style:style style:name="P51" style:family="paragraph" style:parent-style-name="Definition_20_Term">
      <style:text-properties officeooo:rsid="013d0d7b" officeooo:paragraph-rsid="013d0d7b"/>
    </style:style>
    <style:style style:name="P52" style:family="paragraph" style:parent-style-name="Figure">
      <style:text-properties officeooo:paragraph-rsid="00d5c8c0"/>
    </style:style>
    <style:style style:name="P53" style:family="paragraph" style:parent-style-name="Figure">
      <style:text-properties officeooo:paragraph-rsid="00c7e1c2"/>
    </style:style>
    <style:style style:name="P54" style:family="paragraph" style:parent-style-name="Text_20_body" style:master-page-name="">
      <style:paragraph-properties fo:keep-together="always" fo:orphans="0" fo:widows="0" style:page-number="auto"/>
    </style:style>
    <style:style style:name="P55" style:family="paragraph" style:parent-style-name="Text_20_body" style:master-page-name="">
      <style:paragraph-properties style:page-number="auto" fo:keep-with-next="always"/>
    </style:style>
    <style:style style:name="P56" style:family="paragraph" style:parent-style-name="Figure">
      <style:paragraph-properties fo:margin-top="0.0783in" fo:margin-bottom="0.1575in" loext:contextual-spacing="false"/>
    </style:style>
    <style:style style:name="P57" style:family="paragraph" style:parent-style-name="Text_20_body_20_indent">
      <style:paragraph-properties fo:margin-top="0in" fo:margin-bottom="0.0398in" loext:contextual-spacing="false"/>
    </style:style>
    <style:style style:name="P58" style:family="paragraph" style:parent-style-name="Text_20_Note">
      <style:paragraph-properties fo:margin-left="0.3937in" fo:margin-right="0.3543in" fo:text-indent="0in" style:auto-text-indent="false"/>
    </style:style>
    <style:style style:name="P59" style:family="paragraph" style:parent-style-name="Text_20_body_20_indent">
      <style:text-properties officeooo:paragraph-rsid="00d5c8c0"/>
    </style:style>
    <style:style style:name="P60" style:family="paragraph" style:parent-style-name="Text_20_body_20_indent">
      <style:text-properties officeooo:rsid="022abc2e"/>
    </style:style>
    <style:style style:name="P61" style:family="paragraph" style:parent-style-name="Text_20_body_20_indent">
      <style:text-properties officeooo:rsid="05216eb1"/>
    </style:style>
    <style:style style:name="P62" style:family="paragraph" style:parent-style-name="Text_20_body_20_indent">
      <style:text-properties officeooo:paragraph-rsid="012ffffd"/>
    </style:style>
    <style:style style:name="P63" style:family="paragraph" style:parent-style-name="Text_20_body_20_indent">
      <style:text-properties officeooo:rsid="01346ba7" officeooo:paragraph-rsid="01346ba7"/>
    </style:style>
    <style:style style:name="P64" style:family="paragraph" style:parent-style-name="Text_20_body_20_indent">
      <style:text-properties officeooo:rsid="013d0d7b" officeooo:paragraph-rsid="013d0d7b"/>
    </style:style>
    <style:style style:name="P65" style:family="paragraph" style:parent-style-name="Text_20_body_20_indent">
      <style:text-properties fo:font-style="normal" officeooo:rsid="05a48b72" officeooo:paragraph-rsid="013d0d7b" style:font-style-asian="normal" style:font-style-complex="normal"/>
    </style:style>
    <style:style style:name="P66"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67" style:family="paragraph" style:parent-style-name="Text_20_Note" style:master-page-name="">
      <style:paragraph-properties fo:margin-top="0in" fo:margin-bottom="0.1965in" loext:contextual-spacing="false" style:page-number="auto"/>
    </style:style>
    <style:style style:name="P68" style:family="paragraph" style:parent-style-name="Text_20_body">
      <style:paragraph-properties fo:break-before="page"/>
      <style:text-properties fo:language="en" fo:country="US" officeooo:rsid="04661d42" officeooo:paragraph-rsid="0130de5c"/>
    </style:style>
    <style:style style:name="P69" style:family="paragraph" style:parent-style-name="Text_20_body_20_indent">
      <style:paragraph-properties fo:margin-left="0.5in" fo:margin-right="0in" fo:text-indent="0in" style:auto-text-indent="false"/>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Contents_20_3">
      <style:paragraph-properties>
        <style:tab-stops>
          <style:tab-stop style:position="6.2929in" style:type="right" style:leader-style="dotted" style:leader-text="."/>
        </style:tab-stops>
      </style:paragraph-properties>
    </style:style>
    <style:style style:name="P73" style:family="paragraph" style:parent-style-name="Contents_20_4">
      <style:paragraph-properties>
        <style:tab-stops>
          <style:tab-stop style:position="6.1035in" style:type="right" style:leader-style="dotted" style:leader-text="."/>
        </style:tab-stops>
      </style:paragraph-properties>
    </style:style>
    <style:style style:name="P7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master-page-name="Front_20_Matter">
      <style:paragraph-properties style:page-number="auto"/>
      <style:text-properties fo:language="en" fo:country="US"/>
    </style:style>
    <style:style style:name="P76" style:family="paragraph" style:parent-style-name="Heading_20_1" style:master-page-name="Standard">
      <style:paragraph-properties style:page-number="auto" fo:break-before="auto" fo:break-after="auto"/>
      <style:text-properties officeooo:paragraph-rsid="00c255ca"/>
    </style:style>
    <style:style style:name="P77" style:family="paragraph" style:parent-style-name="Heading_20_1">
      <style:paragraph-properties fo:margin-top="0.2362in" fo:margin-bottom="0.1181in" loext:contextual-spacing="false"/>
    </style:style>
    <style:style style:name="P78" style:family="paragraph" style:parent-style-name="Heading_20_2">
      <style:text-properties officeooo:paragraph-rsid="00b1a1b5"/>
    </style:style>
    <style:style style:name="P79" style:family="paragraph" style:parent-style-name="Heading_20_2">
      <style:text-properties fo:language="en" fo:country="US"/>
    </style:style>
    <style:style style:name="P80" style:family="paragraph" style:parent-style-name="Heading_20_2">
      <style:text-properties officeooo:paragraph-rsid="0132df82"/>
    </style:style>
    <style:style style:name="P81" style:family="paragraph" style:parent-style-name="Heading_20_2">
      <style:paragraph-properties fo:margin-top="0.1575in" fo:margin-bottom="0.0398in" loext:contextual-spacing="false"/>
    </style:style>
    <style:style style:name="P82" style:family="paragraph" style:parent-style-name="Heading_20_3">
      <style:text-properties officeooo:paragraph-rsid="00d5c8c0"/>
    </style:style>
    <style:style style:name="P83" style:family="paragraph" style:parent-style-name="Heading_20_4">
      <style:text-properties officeooo:rsid="071a2b5b"/>
    </style:style>
    <style:style style:name="P84" style:family="paragraph" style:parent-style-name="Heading_20_Note">
      <style:text-properties officeooo:paragraph-rsid="00b1a1b5"/>
    </style:style>
    <style:style style:name="P85" style:family="paragraph" style:parent-style-name="Heading_20_Note" style:list-style-name="Heading_20_Note"/>
    <style:style style:name="P86" style:family="paragraph" style:parent-style-name="List_20_1" style:list-style-name="OOoBullets_20_1"/>
    <style:style style:name="P87" style:family="paragraph" style:parent-style-name="List_20_1">
      <style:text-properties fo:language="en" fo:country="US"/>
    </style:style>
    <style:style style:name="P88" style:family="paragraph" style:parent-style-name="List_20_1" style:list-style-name="List_20_1">
      <style:text-properties officeooo:paragraph-rsid="0107f584"/>
    </style:style>
    <style:style style:name="P89" style:family="paragraph" style:parent-style-name="List_20_2">
      <style:text-properties officeooo:paragraph-rsid="00c7e1c2"/>
    </style:style>
    <style:style style:name="P90" style:family="paragraph" style:parent-style-name="List_20_2">
      <style:text-properties fo:language="en" fo:country="US"/>
    </style:style>
    <style:style style:name="P91" style:family="paragraph" style:parent-style-name="List_20_2">
      <style:text-properties officeooo:rsid="04b4f74b"/>
    </style:style>
    <style:style style:name="P92" style:family="paragraph" style:parent-style-name="List_20_2">
      <style:text-properties officeooo:rsid="02fbebdb"/>
    </style:style>
    <style:style style:name="P93" style:family="paragraph" style:parent-style-name="List_20_2">
      <style:text-properties officeooo:paragraph-rsid="01514598"/>
    </style:style>
    <style:style style:name="P94" style:family="paragraph" style:parent-style-name="List_20_2">
      <style:text-properties officeooo:rsid="013ccd89" officeooo:paragraph-rsid="013ccd89"/>
    </style:style>
    <style:style style:name="P95" style:family="paragraph" style:parent-style-name="List_20_2">
      <style:paragraph-properties fo:margin-top="0in" fo:margin-bottom="0in" loext:contextual-spacing="false"/>
    </style:style>
    <style:style style:name="P96" style:family="paragraph" style:parent-style-name="List_20_2">
      <style:paragraph-properties fo:margin-top="0in" fo:margin-bottom="0.0398in" loext:contextual-spacing="false"/>
    </style:style>
    <style:style style:name="P97" style:family="paragraph" style:parent-style-name="Numbering_20_1" style:list-style-name="OOoNum_20_123"/>
    <style:style style:name="P98" style:family="paragraph" style:parent-style-name="Numbering_20_1">
      <style:text-properties fo:language="en" fo:country="US"/>
    </style:style>
    <style:style style:name="P99" style:family="paragraph" style:parent-style-name="Numbering_20_1" style:list-style-name="Numbering_20_1">
      <style:text-properties officeooo:paragraph-rsid="0148d9dc"/>
    </style:style>
    <style:style style:name="P100" style:family="paragraph" style:parent-style-name="Numbering_20_1" style:list-style-name="Numbering_20_1">
      <style:text-properties officeooo:paragraph-rsid="013ccd89"/>
    </style:style>
    <style:style style:name="P101" style:family="paragraph" style:parent-style-name="Numbering_20_1">
      <style:text-properties officeooo:paragraph-rsid="0148d9dc"/>
    </style:style>
    <style:style style:name="P102" style:family="paragraph" style:parent-style-name="Numbering_20_1">
      <style:text-properties officeooo:paragraph-rsid="013d0d7b"/>
    </style:style>
    <style:style style:name="P103" style:family="paragraph" style:parent-style-name="Numbering_20_1" style:master-page-name="">
      <style:paragraph-properties style:page-number="auto" fo:keep-with-next="always"/>
    </style:style>
    <style:style style:name="P104" style:family="paragraph" style:parent-style-name="Text_20_body" style:list-style-name="OOoNum_20_123"/>
    <style:style style:name="P105" style:family="paragraph" style:parent-style-name="Text_20_body" style:master-page-name="">
      <style:paragraph-properties style:page-number="auto" fo:keep-with-next="alway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23efe9c"/>
    </style:style>
    <style:style style:name="T101" style:family="text">
      <style:text-properties fo:language="en" fo:country="US" officeooo:rsid="01225955"/>
    </style:style>
    <style:style style:name="T102" style:family="text">
      <style:text-properties fo:language="en" fo:country="US" officeooo:rsid="0020cbfa"/>
    </style:style>
    <style:style style:name="T103" style:family="text">
      <style:text-properties fo:language="en" fo:country="US" officeooo:rsid="00e2ecf8"/>
    </style:style>
    <style:style style:name="T104" style:family="text">
      <style:text-properties fo:language="en" fo:country="US" officeooo:rsid="00e46296"/>
    </style:style>
    <style:style style:name="T105" style:family="text">
      <style:text-properties fo:language="en" fo:country="US" officeooo:rsid="01c9d1d2"/>
    </style:style>
    <style:style style:name="T106" style:family="text">
      <style:text-properties fo:language="en" fo:country="US" officeooo:rsid="035378d1"/>
    </style:style>
    <style:style style:name="T107" style:family="text">
      <style:text-properties fo:language="en" fo:country="US" officeooo:rsid="014997e1"/>
    </style:style>
    <style:style style:name="T108" style:family="text">
      <style:text-properties fo:language="en" fo:country="US" officeooo:rsid="00e59019"/>
    </style:style>
    <style:style style:name="T109" style:family="text">
      <style:text-properties fo:language="en" fo:country="US" officeooo:rsid="02ede0d2"/>
    </style:style>
    <style:style style:name="T110" style:family="text">
      <style:text-properties fo:language="en" fo:country="US" officeooo:rsid="0354cfb1"/>
    </style:style>
    <style:style style:name="T111" style:family="text">
      <style:text-properties fo:language="en" fo:country="US" officeooo:rsid="070568c0"/>
    </style:style>
    <style:style style:name="T112" style:family="text">
      <style:text-properties fo:language="en" fo:country="US" officeooo:rsid="0329b112"/>
    </style:style>
    <style:style style:name="T113" style:family="text">
      <style:text-properties fo:language="en" fo:country="US" officeooo:rsid="02f3fc41"/>
    </style:style>
    <style:style style:name="T114" style:family="text">
      <style:text-properties fo:language="en" fo:country="US" officeooo:rsid="032a5aff"/>
    </style:style>
    <style:style style:name="T115" style:family="text">
      <style:text-properties fo:language="en" fo:country="US" officeooo:rsid="05cf8a22"/>
    </style:style>
    <style:style style:name="T116" style:family="text">
      <style:text-properties fo:language="en" fo:country="US" officeooo:rsid="02f4522e"/>
    </style:style>
    <style:style style:name="T117" style:family="text">
      <style:text-properties fo:language="en" fo:country="US" officeooo:rsid="04a967b0"/>
    </style:style>
    <style:style style:name="T118" style:family="text">
      <style:text-properties fo:language="en" fo:country="US" officeooo:rsid="0339a83b"/>
    </style:style>
    <style:style style:name="T119" style:family="text">
      <style:text-properties fo:language="en" fo:country="US" officeooo:rsid="02f2916c"/>
    </style:style>
    <style:style style:name="T120" style:family="text">
      <style:text-properties fo:language="en" fo:country="US" officeooo:rsid="00142e99"/>
    </style:style>
    <style:style style:name="T121" style:family="text">
      <style:text-properties fo:language="en" fo:country="US" officeooo:rsid="00f04151"/>
    </style:style>
    <style:style style:name="T122" style:family="text">
      <style:text-properties fo:language="en" fo:country="US" officeooo:rsid="00f19756"/>
    </style:style>
    <style:style style:name="T123" style:family="text">
      <style:text-properties fo:language="en" fo:country="US" officeooo:rsid="01bf26d2"/>
    </style:style>
    <style:style style:name="T124" style:family="text">
      <style:text-properties fo:language="en" fo:country="US" officeooo:rsid="02343dec"/>
    </style:style>
    <style:style style:name="T125" style:family="text">
      <style:text-properties fo:language="en" fo:country="US" officeooo:rsid="05900420"/>
    </style:style>
    <style:style style:name="T126" style:family="text">
      <style:text-properties fo:language="en" fo:country="US" officeooo:rsid="04ad0763"/>
    </style:style>
    <style:style style:name="T127" style:family="text">
      <style:text-properties fo:language="en" fo:country="US" officeooo:rsid="0707276e"/>
    </style:style>
    <style:style style:name="T128" style:family="text">
      <style:text-properties fo:language="en" fo:country="US" officeooo:rsid="061b056a"/>
    </style:style>
    <style:style style:name="T129" style:family="text">
      <style:text-properties fo:language="en" fo:country="US" officeooo:rsid="00e712fa"/>
    </style:style>
    <style:style style:name="T130" style:family="text">
      <style:text-properties fo:language="en" fo:country="US" officeooo:rsid="070884d5"/>
    </style:style>
    <style:style style:name="T131" style:family="text">
      <style:text-properties fo:language="en" fo:country="US" officeooo:rsid="0592c107"/>
    </style:style>
    <style:style style:name="T132" style:family="text">
      <style:text-properties fo:language="en" fo:country="US" officeooo:rsid="0336f09b"/>
    </style:style>
    <style:style style:name="T133" style:family="text">
      <style:text-properties fo:language="en" fo:country="US" officeooo:rsid="032dc02a"/>
    </style:style>
    <style:style style:name="T134" style:family="text">
      <style:text-properties fo:language="en" fo:country="US" officeooo:rsid="02f57a85"/>
    </style:style>
    <style:style style:name="T135" style:family="text">
      <style:text-properties fo:language="en" fo:country="US" officeooo:rsid="0328b2da"/>
    </style:style>
    <style:style style:name="T136" style:family="text">
      <style:text-properties fo:language="en" fo:country="US" officeooo:rsid="03270136"/>
    </style:style>
    <style:style style:name="T137" style:family="text">
      <style:text-properties fo:language="en" fo:country="US" officeooo:rsid="04aed947"/>
    </style:style>
    <style:style style:name="T138" style:family="text">
      <style:text-properties fo:language="en" fo:country="US" officeooo:rsid="0359b1de"/>
    </style:style>
    <style:style style:name="T139" style:family="text">
      <style:text-properties fo:language="en" fo:country="US" officeooo:rsid="03385bf8"/>
    </style:style>
    <style:style style:name="T140" style:family="text">
      <style:text-properties fo:language="en" fo:country="US" officeooo:rsid="033da987"/>
    </style:style>
    <style:style style:name="T141" style:family="text">
      <style:text-properties fo:language="en" fo:country="US" officeooo:rsid="00eafe4e"/>
    </style:style>
    <style:style style:name="T142" style:family="text">
      <style:text-properties fo:language="en" fo:country="US" officeooo:rsid="033d4289"/>
    </style:style>
    <style:style style:name="T143" style:family="text">
      <style:text-properties fo:language="en" fo:country="US" officeooo:rsid="01ca60a6"/>
    </style:style>
    <style:style style:name="T144" style:family="text">
      <style:text-properties fo:language="en" fo:country="US" officeooo:rsid="0124dac2"/>
    </style:style>
    <style:style style:name="T145" style:family="text">
      <style:text-properties fo:language="en" fo:country="US" officeooo:rsid="04b096f3"/>
    </style:style>
    <style:style style:name="T146" style:family="text">
      <style:text-properties fo:language="en" fo:country="US" officeooo:rsid="033c4107"/>
    </style:style>
    <style:style style:name="T147" style:family="text">
      <style:text-properties fo:language="en" fo:country="US" officeooo:rsid="0125e268"/>
    </style:style>
    <style:style style:name="T148" style:family="text">
      <style:text-properties fo:language="en" fo:country="US" officeooo:rsid="070a26bb"/>
    </style:style>
    <style:style style:name="T149" style:family="text">
      <style:text-properties fo:language="en" fo:country="US" officeooo:rsid="070bc151"/>
    </style:style>
    <style:style style:name="T150" style:family="text">
      <style:text-properties fo:language="en" fo:country="US" officeooo:rsid="035cb313"/>
    </style:style>
    <style:style style:name="T151" style:family="text">
      <style:text-properties fo:language="en" fo:country="US" officeooo:rsid="05521c17"/>
    </style:style>
    <style:style style:name="T152" style:family="text">
      <style:text-properties fo:language="en" fo:country="US" officeooo:rsid="070d1cf3"/>
    </style:style>
    <style:style style:name="T153" style:family="text">
      <style:text-properties fo:language="en" fo:country="US" officeooo:rsid="05ce2cc5"/>
    </style:style>
    <style:style style:name="T154" style:family="text">
      <style:text-properties fo:language="en" fo:country="US" officeooo:rsid="064e9486"/>
    </style:style>
    <style:style style:name="T155" style:family="text">
      <style:text-properties fo:language="en" fo:country="US" officeooo:rsid="054bf7f5"/>
    </style:style>
    <style:style style:name="T156" style:family="text">
      <style:text-properties fo:language="en" fo:country="US" officeooo:rsid="03638624"/>
    </style:style>
    <style:style style:name="T157" style:family="text">
      <style:text-properties fo:language="en" fo:country="US" officeooo:rsid="0361c7c9"/>
    </style:style>
    <style:style style:name="T158" style:family="text">
      <style:text-properties fo:language="en" fo:country="US" officeooo:rsid="023392d5"/>
    </style:style>
    <style:style style:name="T159" style:family="text">
      <style:text-properties fo:language="en" fo:country="US" officeooo:rsid="01ca1729"/>
    </style:style>
    <style:style style:name="T160" style:family="text">
      <style:text-properties fo:language="en" fo:country="US" officeooo:rsid="04b2147a"/>
    </style:style>
    <style:style style:name="T161" style:family="text">
      <style:text-properties fo:language="en" fo:country="US" officeooo:rsid="0367997b"/>
    </style:style>
    <style:style style:name="T162" style:family="text">
      <style:text-properties fo:language="en" fo:country="US" officeooo:rsid="05c967c2"/>
    </style:style>
    <style:style style:name="T163" style:family="text">
      <style:text-properties fo:language="en" fo:country="US" officeooo:rsid="05cb565b"/>
    </style:style>
    <style:style style:name="T164" style:family="text">
      <style:text-properties fo:language="en" fo:country="US" officeooo:rsid="061c1972"/>
    </style:style>
    <style:style style:name="T165" style:family="text">
      <style:text-properties fo:language="en" fo:country="US" officeooo:rsid="05cc5dc3"/>
    </style:style>
    <style:style style:name="T166" style:family="text">
      <style:text-properties fo:language="en" fo:country="US" officeooo:rsid="040aac5c"/>
    </style:style>
    <style:style style:name="T167" style:family="text">
      <style:text-properties fo:language="en" fo:country="US" officeooo:rsid="070e6e3c"/>
    </style:style>
    <style:style style:name="T168" style:family="text">
      <style:text-properties fo:language="en" fo:country="US" officeooo:rsid="02a363cc"/>
    </style:style>
    <style:style style:name="T169" style:family="text">
      <style:text-properties fo:language="en" fo:country="US" officeooo:rsid="03723e17"/>
    </style:style>
    <style:style style:name="T170" style:family="text">
      <style:text-properties fo:language="en" fo:country="US" officeooo:rsid="002dc247"/>
    </style:style>
    <style:style style:name="T171" style:family="text">
      <style:text-properties fo:language="en" fo:country="US" officeooo:rsid="071599f6"/>
    </style:style>
    <style:style style:name="T172" style:family="text">
      <style:text-properties fo:language="en" fo:country="US" officeooo:rsid="03732694"/>
    </style:style>
    <style:style style:name="T173" style:family="text">
      <style:text-properties fo:language="en" fo:country="US" officeooo:rsid="017477d8"/>
    </style:style>
    <style:style style:name="T174" style:family="text">
      <style:text-properties fo:language="en" fo:country="US" officeooo:rsid="0373edea"/>
    </style:style>
    <style:style style:name="T175" style:family="text">
      <style:text-properties fo:language="en" fo:country="US" officeooo:rsid="0195d205"/>
    </style:style>
    <style:style style:name="T176" style:family="text">
      <style:text-properties fo:language="en" fo:country="US" officeooo:rsid="019538f4"/>
    </style:style>
    <style:style style:name="T177" style:family="text">
      <style:text-properties fo:language="en" fo:country="US" officeooo:rsid="023889ef"/>
    </style:style>
    <style:style style:name="T178" style:family="text">
      <style:text-properties fo:language="en" fo:country="US" officeooo:rsid="046f62c1"/>
    </style:style>
    <style:style style:name="T179" style:family="text">
      <style:text-properties fo:language="en" fo:country="US" officeooo:rsid="03763726"/>
    </style:style>
    <style:style style:name="T180" style:family="text">
      <style:text-properties fo:language="en" fo:country="US" officeooo:rsid="037c59c9"/>
    </style:style>
    <style:style style:name="T181" style:family="text">
      <style:text-properties fo:language="en" fo:country="US" officeooo:rsid="03777ad6"/>
    </style:style>
    <style:style style:name="T182" style:family="text">
      <style:text-properties fo:language="en" fo:country="US" officeooo:rsid="0470b4f2"/>
    </style:style>
    <style:style style:name="T183" style:family="text">
      <style:text-properties fo:language="en" fo:country="US" officeooo:rsid="04b6091c"/>
    </style:style>
    <style:style style:name="T184" style:family="text">
      <style:text-properties fo:language="en" fo:country="US" officeooo:rsid="058014ca"/>
    </style:style>
    <style:style style:name="T185" style:family="text">
      <style:text-properties fo:language="en" fo:country="US" officeooo:rsid="045344cb"/>
    </style:style>
    <style:style style:name="T186" style:family="text">
      <style:text-properties fo:language="en" fo:country="US" officeooo:rsid="014c2549"/>
    </style:style>
    <style:style style:name="T187" style:family="text">
      <style:text-properties fo:language="en" fo:country="US" officeooo:rsid="014dc871"/>
    </style:style>
    <style:style style:name="T188" style:family="text">
      <style:text-properties fo:language="en" fo:country="US" officeooo:rsid="00229486"/>
    </style:style>
    <style:style style:name="T189" style:family="text">
      <style:text-properties fo:language="en" fo:country="US" officeooo:rsid="037cfc2f"/>
    </style:style>
    <style:style style:name="T190" style:family="text">
      <style:text-properties fo:language="en" fo:country="US" officeooo:rsid="02b5da81"/>
    </style:style>
    <style:style style:name="T191" style:family="text">
      <style:text-properties fo:language="en" fo:country="US" officeooo:rsid="071ec31a"/>
    </style:style>
    <style:style style:name="T192" style:family="text">
      <style:text-properties fo:language="en" fo:country="US" officeooo:rsid="02b6b75b"/>
    </style:style>
    <style:style style:name="T193" style:family="text">
      <style:text-properties fo:language="en" fo:country="US" officeooo:rsid="04c3419a"/>
    </style:style>
    <style:style style:name="T194" style:family="text">
      <style:text-properties fo:language="en" fo:country="US" officeooo:rsid="0375abcc"/>
    </style:style>
    <style:style style:name="T195" style:family="text">
      <style:text-properties fo:language="en" fo:country="US" officeooo:rsid="045f67ac"/>
    </style:style>
    <style:style style:name="T196" style:family="text">
      <style:text-properties fo:language="en" fo:country="US" officeooo:rsid="003e2443"/>
    </style:style>
    <style:style style:name="T197" style:family="text">
      <style:text-properties fo:language="en" fo:country="US" officeooo:rsid="03896620"/>
    </style:style>
    <style:style style:name="T198" style:family="text">
      <style:text-properties fo:language="en" fo:country="US" officeooo:rsid="03881a86"/>
    </style:style>
    <style:style style:name="T199" style:family="text">
      <style:text-properties fo:language="en" fo:country="US" officeooo:rsid="00175782"/>
    </style:style>
    <style:style style:name="T200" style:family="text">
      <style:text-properties fo:language="en" fo:country="US" officeooo:rsid="071ba957"/>
    </style:style>
    <style:style style:name="T201" style:family="text">
      <style:text-properties fo:language="en" fo:country="US" officeooo:rsid="01320aea"/>
    </style:style>
    <style:style style:name="T202" style:family="text">
      <style:text-properties fo:language="en" fo:country="US" officeooo:rsid="03019846"/>
    </style:style>
    <style:style style:name="T203" style:family="text">
      <style:text-properties fo:language="en" fo:country="US" officeooo:rsid="003fd77f"/>
    </style:style>
    <style:style style:name="T204" style:family="text">
      <style:text-properties fo:language="en" fo:country="US" officeooo:rsid="0040d262"/>
    </style:style>
    <style:style style:name="T205" style:family="text">
      <style:text-properties fo:language="en" fo:country="US" officeooo:rsid="057b86ae"/>
    </style:style>
    <style:style style:name="T206" style:family="text">
      <style:text-properties fo:language="en" fo:country="US" officeooo:rsid="057ee81f"/>
    </style:style>
    <style:style style:name="T207" style:family="text">
      <style:text-properties fo:language="en" fo:country="US" officeooo:rsid="057d50a8"/>
    </style:style>
    <style:style style:name="T208" style:family="text">
      <style:text-properties fo:language="en" fo:country="US" officeooo:rsid="057f4215"/>
    </style:style>
    <style:style style:name="T209" style:family="text">
      <style:text-properties fo:language="en" fo:country="US" officeooo:rsid="03019f4d"/>
    </style:style>
    <style:style style:name="T210" style:family="text">
      <style:text-properties fo:language="en" fo:country="US" officeooo:rsid="03267cb2"/>
    </style:style>
    <style:style style:name="T211" style:family="text">
      <style:text-properties fo:language="en" fo:country="US" officeooo:rsid="01cb1505"/>
    </style:style>
    <style:style style:name="T212" style:family="text">
      <style:text-properties fo:language="en" fo:country="US" officeooo:rsid="04c3fdf2"/>
    </style:style>
    <style:style style:name="T213" style:family="text">
      <style:text-properties fo:language="en" fo:country="US" officeooo:rsid="04c5b25d"/>
    </style:style>
    <style:style style:name="T214" style:family="text">
      <style:text-properties fo:language="en" fo:country="US" officeooo:rsid="038adb61"/>
    </style:style>
    <style:style style:name="T215" style:family="text">
      <style:text-properties fo:language="en" fo:country="US" officeooo:rsid="030ffe43"/>
    </style:style>
    <style:style style:name="T216" style:family="text">
      <style:text-properties fo:language="en" fo:country="US" officeooo:rsid="01351cce"/>
    </style:style>
    <style:style style:name="T217" style:family="text">
      <style:text-properties fo:language="en" fo:country="US" officeooo:rsid="03083ce7"/>
    </style:style>
    <style:style style:name="T218" style:family="text">
      <style:text-properties fo:language="en" fo:country="US" officeooo:rsid="038e2f43"/>
    </style:style>
    <style:style style:name="T219" style:family="text">
      <style:text-properties fo:language="en" fo:country="US" officeooo:rsid="046c91ff"/>
    </style:style>
    <style:style style:name="T220" style:family="text">
      <style:text-properties fo:language="en" fo:country="US" officeooo:rsid="013abefd"/>
    </style:style>
    <style:style style:name="T221" style:family="text">
      <style:text-properties fo:language="en" fo:country="US" officeooo:rsid="0589f370"/>
    </style:style>
    <style:style style:name="T222" style:family="text">
      <style:text-properties fo:language="en" fo:country="US" officeooo:rsid="01cbbf5d"/>
    </style:style>
    <style:style style:name="T223" style:family="text">
      <style:text-properties fo:language="en" fo:country="US" officeooo:rsid="0315ea2d"/>
    </style:style>
    <style:style style:name="T224" style:family="text">
      <style:text-properties fo:language="en" fo:country="US" officeooo:rsid="0139e488"/>
    </style:style>
    <style:style style:name="T225" style:family="text">
      <style:text-properties fo:language="en" fo:country="US" officeooo:rsid="0138b621"/>
    </style:style>
    <style:style style:name="T226" style:family="text">
      <style:text-properties fo:language="en" fo:country="US" officeooo:rsid="038e9b46"/>
    </style:style>
    <style:style style:name="T227" style:family="text">
      <style:text-properties fo:language="en" fo:country="US" officeooo:rsid="0316900d"/>
    </style:style>
    <style:style style:name="T228" style:family="text">
      <style:text-properties fo:language="en" fo:country="US" officeooo:rsid="013c2804"/>
    </style:style>
    <style:style style:name="T229" style:family="text">
      <style:text-properties fo:language="en" fo:country="US" officeooo:rsid="04dbafa7"/>
    </style:style>
    <style:style style:name="T230" style:family="text">
      <style:text-properties fo:language="en" fo:country="US" officeooo:rsid="013be020"/>
    </style:style>
    <style:style style:name="T231" style:family="text">
      <style:text-properties fo:language="en" fo:country="US" officeooo:rsid="013e7d48"/>
    </style:style>
    <style:style style:name="T232" style:family="text">
      <style:text-properties fo:language="en" fo:country="US" officeooo:rsid="0030606c"/>
    </style:style>
    <style:style style:name="T233" style:family="text">
      <style:text-properties fo:language="en" fo:country="US" fo:font-weight="normal" style:font-weight-asian="normal" style:font-weight-complex="normal"/>
    </style:style>
    <style:style style:name="T234" style:family="text">
      <style:text-properties fo:language="en" fo:country="US" fo:font-weight="normal" officeooo:rsid="04fc15b3" style:font-weight-asian="normal" style:font-weight-complex="normal"/>
    </style:style>
    <style:style style:name="T235" style:family="text">
      <style:text-properties fo:language="en" fo:country="US" fo:font-weight="normal" officeooo:rsid="02bd2192" style:font-weight-asian="normal" style:font-weight-complex="normal"/>
    </style:style>
    <style:style style:name="T236" style:family="text">
      <style:text-properties fo:language="en" fo:country="US" fo:font-weight="normal" officeooo:rsid="031bb2d5" style:font-weight-asian="normal" style:font-weight-complex="normal"/>
    </style:style>
    <style:style style:name="T237" style:family="text">
      <style:text-properties fo:language="en" fo:country="US" fo:font-weight="normal" officeooo:rsid="071ec31a" style:font-weight-asian="normal" style:font-weight-complex="normal"/>
    </style:style>
    <style:style style:name="T238" style:family="text">
      <style:text-properties fo:language="en" fo:country="US" fo:font-weight="normal" officeooo:rsid="0394a279" style:font-weight-asian="normal" style:font-weight-complex="normal"/>
    </style:style>
    <style:style style:name="T239" style:family="text">
      <style:text-properties fo:language="en" fo:country="US" fo:font-weight="normal" officeooo:rsid="03967a8b" style:font-weight-asian="normal" style:font-weight-complex="normal"/>
    </style:style>
    <style:style style:name="T240" style:family="text">
      <style:text-properties fo:language="en" fo:country="US" fo:font-weight="normal" officeooo:rsid="01ca1729" style:font-weight-asian="normal" style:font-weight-complex="normal"/>
    </style:style>
    <style:style style:name="T241" style:family="text">
      <style:text-properties fo:language="en" fo:country="US" fo:font-weight="normal" officeooo:rsid="03998b83" style:font-weight-asian="normal" style:font-weight-complex="normal"/>
    </style:style>
    <style:style style:name="T242" style:family="text">
      <style:text-properties fo:language="en" fo:country="US" fo:font-weight="normal" officeooo:rsid="0399de09" style:font-weight-asian="normal" style:font-weight-complex="normal"/>
    </style:style>
    <style:style style:name="T243" style:family="text">
      <style:text-properties fo:language="en" fo:country="US" fo:font-weight="normal" officeooo:rsid="04fdb4e0" style:font-weight-asian="normal" style:font-weight-complex="normal"/>
    </style:style>
    <style:style style:name="T244" style:family="text">
      <style:text-properties fo:language="en" fo:country="US" fo:font-weight="normal" officeooo:rsid="02bec505" style:font-weight-asian="normal" style:font-weight-complex="normal"/>
    </style:style>
    <style:style style:name="T245" style:family="text">
      <style:text-properties fo:language="en" fo:country="US" fo:font-weight="normal" officeooo:rsid="00201746" style:font-weight-asian="normal" style:font-weight-complex="normal"/>
    </style:style>
    <style:style style:name="T246" style:family="text">
      <style:text-properties fo:language="en" fo:country="US" fo:font-weight="normal" officeooo:rsid="01381c20"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d3d998"/>
    </style:style>
    <style:style style:name="T501" style:family="text">
      <style:text-properties fo:language="en" fo:country="US" officeooo:rsid="00da91b0"/>
    </style:style>
    <style:style style:name="T502" style:family="text">
      <style:text-properties fo:language="en" fo:country="US" officeooo:rsid="00df7bd5"/>
    </style:style>
    <style:style style:name="T503" style:family="text">
      <style:text-properties fo:language="en" fo:country="US" officeooo:rsid="00e781a5"/>
    </style:style>
    <style:style style:name="T504" style:family="text">
      <style:text-properties fo:language="en" fo:country="US" officeooo:rsid="00f71222"/>
    </style:style>
    <style:style style:name="T505" style:family="text">
      <style:text-properties fo:language="en" fo:country="US" officeooo:rsid="00f9b9f7"/>
    </style:style>
    <style:style style:name="T506" style:family="text">
      <style:text-properties fo:language="en" fo:country="US" officeooo:rsid="0107f584"/>
    </style:style>
    <style:style style:name="T507" style:family="text">
      <style:text-properties fo:language="en" fo:country="US" officeooo:rsid="0109ea27"/>
    </style:style>
    <style:style style:name="T508" style:family="text">
      <style:text-properties fo:language="en" fo:country="US" officeooo:rsid="010e800d"/>
    </style:style>
    <style:style style:name="T509" style:family="text">
      <style:text-properties fo:language="en" fo:country="US" officeooo:rsid="01177e0f"/>
    </style:style>
    <style:style style:name="T510" style:family="text">
      <style:text-properties fo:language="en" fo:country="US" officeooo:rsid="011e0732"/>
    </style:style>
    <style:style style:name="T511" style:family="text">
      <style:text-properties fo:language="en" fo:country="US" officeooo:rsid="01238022"/>
    </style:style>
    <style:style style:name="T512" style:family="text">
      <style:text-properties fo:language="en" fo:country="US" officeooo:rsid="01258cac"/>
    </style:style>
    <style:style style:name="T513" style:family="text">
      <style:text-properties fo:language="en" fo:country="US" officeooo:rsid="0129d26f"/>
    </style:style>
    <style:style style:name="T514" style:family="text">
      <style:text-properties fo:language="en" fo:country="US" officeooo:rsid="039eb74d"/>
    </style:style>
    <style:style style:name="T515" style:family="text">
      <style:text-properties fo:language="en" fo:country="US" officeooo:rsid="012b331c"/>
    </style:style>
    <style:style style:name="T516" style:family="text">
      <style:text-properties fo:language="en" fo:country="US" officeooo:rsid="012c463b"/>
    </style:style>
    <style:style style:name="T517" style:family="text">
      <style:text-properties fo:language="en" fo:country="US" officeooo:rsid="012ffffd"/>
    </style:style>
    <style:style style:name="T518" style:family="text">
      <style:text-properties fo:language="en" fo:country="US" officeooo:rsid="0131e180"/>
    </style:style>
    <style:style style:name="T519" style:family="text">
      <style:text-properties fo:language="en" fo:country="US" officeooo:rsid="0132df82"/>
    </style:style>
    <style:style style:name="T520" style:family="text">
      <style:text-properties fo:language="en" fo:country="US" officeooo:rsid="01346ba7"/>
    </style:style>
    <style:style style:name="T521" style:family="text">
      <style:text-properties fo:language="en" fo:country="US" officeooo:rsid="01381c20"/>
    </style:style>
    <style:style style:name="T522" style:family="text">
      <style:text-properties fo:language="en" fo:country="US" officeooo:rsid="013d0d7b"/>
    </style:style>
    <style:style style:name="T523" style:family="text">
      <style:text-properties fo:language="en" fo:country="US" officeooo:rsid="013d787a"/>
    </style:style>
    <style:style style:name="T524" style:family="text">
      <style:text-properties style:font-name="Times New Roman"/>
    </style:style>
    <style:style style:name="T525" style:family="text">
      <style:text-properties officeooo:rsid="00232bb6"/>
    </style:style>
    <style:style style:name="T526" style:family="text">
      <style:text-properties fo:font-style="normal" style:font-style-asian="normal" style:font-style-complex="normal"/>
    </style:style>
    <style:style style:name="T527" style:family="text">
      <style:text-properties fo:font-style="normal" officeooo:rsid="05a4f207" style:font-style-asian="normal" style:font-style-complex="normal"/>
    </style:style>
    <style:style style:name="T528" style:family="text">
      <style:text-properties officeooo:rsid="00ead278"/>
    </style:style>
    <style:style style:name="T529" style:family="text">
      <style:text-properties officeooo:rsid="012890ff"/>
    </style:style>
    <style:style style:name="T530" style:family="text">
      <style:text-properties officeooo:rsid="00b8c1d0"/>
    </style:style>
    <style:style style:name="T531" style:family="text">
      <style:text-properties officeooo:rsid="00c00835"/>
    </style:style>
    <style:style style:name="T532" style:family="text">
      <style:text-properties fo:font-variant="normal" fo:text-transform="none" style:use-window-font-color="true" style:font-name="apple-system" fo:letter-spacing="normal" fo:font-style="normal" fo:font-weight="normal"/>
    </style:style>
    <style:style style:name="T533" style:family="text">
      <style:text-properties fo:font-variant="normal" fo:text-transform="none" style:use-window-font-color="true" style:font-name="apple-system" fo:letter-spacing="normal" fo:font-style="normal" fo:font-weight="normal" officeooo:rsid="05d47921"/>
    </style:style>
    <style:style style:name="T534" style:family="text">
      <style:text-properties officeooo:rsid="00c255ca"/>
    </style:style>
    <style:style style:name="T535" style:family="text">
      <style:text-properties fo:color="#18a303" style:font-name="Liberation Sans2" fo:font-size="24pt" fo:language="en" fo:country="US" officeooo:rsid="007aace0" style:font-size-asian="10.5pt"/>
    </style:style>
    <style:style style:name="T536" style:family="text">
      <style:text-properties fo:color="#18a303" style:font-name="Liberation Sans2" fo:font-size="24pt" fo:language="en" fo:country="US" officeooo:rsid="00c255ca" style:font-size-asian="10.5pt"/>
    </style:style>
    <style:style style:name="T537" style:family="text">
      <style:text-properties fo:color="#18a303" style:font-name="Liberation Sans5" fo:font-size="12pt" fo:font-style="italic" fo:font-weight="bold" officeooo:rsid="01258cac" style:font-size-asian="14pt" style:font-weight-asian="bold" style:font-size-complex="14pt" style:font-weight-complex="bold"/>
    </style:style>
    <style:style style:name="T538" style:family="text">
      <style:text-properties style:font-name="Liberation Sans2" fo:font-size="11pt" officeooo:rsid="00c255ca" style:font-size-asian="10.5pt"/>
    </style:style>
    <style:style style:name="T539" style:family="text">
      <style:text-properties style:font-name="Liberation Sans2" fo:font-size="11pt" officeooo:rsid="00da91b0" style:font-size-asian="10.5pt"/>
    </style:style>
    <style:style style:name="T540" style:family="text">
      <style:text-properties style:font-name="Liberation Sans2" fo:font-size="11pt" officeooo:rsid="011d7061" style:font-size-asian="10.5pt"/>
    </style:style>
    <style:style style:name="T541" style:family="text">
      <style:text-properties style:font-name="Liberation Sans2" fo:font-size="11pt" officeooo:rsid="011e0732" style:font-size-asian="10.5pt"/>
    </style:style>
    <style:style style:name="T542" style:family="text">
      <style:text-properties style:font-name="Liberation Sans2" fo:font-size="11pt" officeooo:rsid="01238022" style:font-size-asian="10.5pt"/>
    </style:style>
    <style:style style:name="T543" style:family="text">
      <style:text-properties style:font-name="Liberation Sans2" fo:font-size="11pt" officeooo:rsid="012444d8" style:font-size-asian="10.5pt"/>
    </style:style>
    <style:style style:name="T544" style:family="text">
      <style:text-properties style:font-name="Liberation Sans2" fo:font-size="11pt" officeooo:rsid="01258cac" style:font-size-asian="10.5pt"/>
    </style:style>
    <style:style style:name="T545" style:family="text">
      <style:text-properties style:font-name="Liberation Sans2" fo:font-size="11pt" officeooo:rsid="01258cac" style:font-size-asian="10.5pt" style:font-weight-asian="normal" style:font-weight-complex="normal"/>
    </style:style>
    <style:style style:name="T546" style:family="text">
      <style:text-properties style:font-name="Liberation Sans2" fo:font-size="11pt" officeooo:rsid="0129d26f" style:font-size-asian="10.5pt"/>
    </style:style>
    <style:style style:name="T547" style:family="text">
      <style:text-properties style:font-name="Liberation Sans2" fo:font-size="11pt" officeooo:rsid="012a9421" style:font-size-asian="10.5pt"/>
    </style:style>
    <style:style style:name="T548" style:family="text">
      <style:text-properties style:font-name="Liberation Sans2" fo:font-size="11pt" officeooo:rsid="012b331c" style:font-size-asian="10.5pt"/>
    </style:style>
    <style:style style:name="T549" style:family="text">
      <style:text-properties style:font-name="Liberation Sans2" fo:font-size="11pt" officeooo:rsid="012c463b" style:font-size-asian="10.5pt"/>
    </style:style>
    <style:style style:name="T550" style:family="text">
      <style:text-properties style:font-name="Liberation Sans2" fo:font-size="11pt" officeooo:rsid="012ffffd" style:font-size-asian="10.5pt"/>
    </style:style>
    <style:style style:name="T551" style:family="text">
      <style:text-properties style:font-name="Liberation Sans2" fo:font-size="11pt" officeooo:rsid="0131e180" style:font-size-asian="10.5pt"/>
    </style:style>
    <style:style style:name="T552" style:family="text">
      <style:text-properties style:font-name="Liberation Sans2" fo:font-size="11pt" officeooo:rsid="01362893" style:font-size-asian="10.5pt"/>
    </style:style>
    <style:style style:name="T553" style:family="text">
      <style:text-properties style:font-name="Liberation Sans2" fo:font-size="11pt" officeooo:rsid="013ccd89" style:font-size-asian="10.5pt"/>
    </style:style>
    <style:style style:name="T554" style:family="text">
      <style:text-properties style:font-name="Liberation Sans2" fo:font-size="11pt" officeooo:rsid="013d0d7b" style:font-size-asian="10.5pt"/>
    </style:style>
    <style:style style:name="T555" style:family="text">
      <style:text-properties style:font-name="Liberation Sans2" fo:font-size="11pt" officeooo:rsid="013d787a" style:font-size-asian="10.5pt"/>
    </style:style>
    <style:style style:name="T556" style:family="text">
      <style:text-properties style:font-name="Liberation Sans2" fo:font-size="11pt" officeooo:rsid="014801af" style:font-size-asian="10.5pt"/>
    </style:style>
    <style:style style:name="T557" style:family="text">
      <style:text-properties style:font-name="Liberation Sans2" fo:font-size="11pt" officeooo:rsid="014be180" style:font-size-asian="10.5pt"/>
    </style:style>
    <style:style style:name="T558" style:family="text">
      <style:text-properties style:font-name="Liberation Sans2" fo:font-size="11pt" officeooo:rsid="014c571f" style:font-size-asian="10.5pt"/>
    </style:style>
    <style:style style:name="T559" style:family="text">
      <style:text-properties style:font-name="Liberation Sans2" fo:font-size="11pt" officeooo:rsid="014f13c7" style:font-size-asian="10.5pt"/>
    </style:style>
    <style:style style:name="T560" style:family="text">
      <style:text-properties style:font-name="Liberation Sans2" fo:font-size="11pt" fo:font-style="italic" officeooo:rsid="011d7061" style:font-size-asian="10.5pt" style:font-style-asian="italic" style:font-style-complex="italic"/>
    </style:style>
    <style:style style:name="T561" style:family="text">
      <style:text-properties style:font-name="Liberation Sans2" fo:font-size="11pt" fo:language="en" fo:country="US" officeooo:rsid="04aed947" style:font-size-asian="10.5pt"/>
    </style:style>
    <style:style style:name="T562" style:family="text">
      <style:text-properties style:font-name="Liberation Sans2" fo:font-size="11pt" fo:language="en" fo:country="US" officeooo:rsid="0359b1de" style:font-size-asian="10.5pt"/>
    </style:style>
    <style:style style:name="T563" style:family="text">
      <style:text-properties style:font-name="Liberation Sans2" fo:font-size="11pt" fo:language="en" fo:country="US" officeooo:rsid="012444d8" style:font-size-asian="10.5pt"/>
    </style:style>
    <style:style style:name="T564" style:family="text">
      <style:text-properties style:font-name="Liberation Sans2" fo:font-size="11pt" fo:language="en" fo:country="US" officeooo:rsid="0132df82" style:font-size-asian="10.5pt" style:font-weight-asian="normal" style:font-weight-complex="normal"/>
    </style:style>
    <style:style style:name="T565" style:family="text">
      <style:text-properties style:font-name="Liberation Sans2" fo:font-size="11pt" fo:language="en" fo:country="US" officeooo:rsid="01346ba7" style:font-size-asian="10.5pt" style:font-weight-asian="normal" style:font-weight-complex="normal"/>
    </style:style>
    <style:style style:name="T566" style:family="text">
      <style:text-properties style:font-name="Liberation Sans2" fo:font-size="11pt" fo:language="en" fo:country="US" officeooo:rsid="01258cac" style:font-size-asian="10.5pt"/>
    </style:style>
    <style:style style:name="T567" style:family="text">
      <style:text-properties style:font-name="Liberation Sans2" fo:font-size="11pt" fo:language="en" fo:country="US" officeooo:rsid="0129d26f" style:font-size-asian="10.5pt"/>
    </style:style>
    <style:style style:name="T568" style:family="text">
      <style:text-properties style:font-name="Liberation Sans2" fo:font-size="11pt" fo:language="en" fo:country="US" officeooo:rsid="012a9421" style:font-size-asian="10.5pt"/>
    </style:style>
    <style:style style:name="T569" style:family="text">
      <style:text-properties style:font-name="Liberation Sans2" fo:font-size="11pt" fo:language="en" fo:country="US" officeooo:rsid="012b331c" style:font-size-asian="10.5pt"/>
    </style:style>
    <style:style style:name="T570" style:family="text">
      <style:text-properties style:font-name="Liberation Sans2" fo:font-size="11pt" fo:language="en" fo:country="US" officeooo:rsid="012ffffd" style:font-size-asian="10.5pt"/>
    </style:style>
    <style:style style:name="T571" style:family="text">
      <style:text-properties style:font-name="Liberation Sans2" fo:font-size="11pt" fo:language="en" fo:country="US" officeooo:rsid="0132df82" style:font-size-asian="10.5pt"/>
    </style:style>
    <style:style style:name="T572" style:family="text">
      <style:text-properties style:font-name="Liberation Sans2" fo:font-size="11pt" fo:language="en" fo:country="US" officeooo:rsid="01346ba7" style:font-size-asian="10.5pt"/>
    </style:style>
    <style:style style:name="T573" style:family="text">
      <style:text-properties style:font-name="Liberation Sans2" fo:font-size="11pt" fo:language="en" fo:country="US" officeooo:rsid="01381c20" style:font-size-asian="10.5pt"/>
    </style:style>
    <style:style style:name="T574" style:family="text">
      <style:text-properties style:font-name="Liberation Sans2" fo:font-size="11pt" fo:language="en" fo:country="US" officeooo:rsid="01466583" style:font-size-asian="10.5pt"/>
    </style:style>
    <style:style style:name="T575" style:family="text">
      <style:text-properties style:font-name="Liberation Sans2" fo:font-size="11pt" fo:language="en" fo:country="US" officeooo:rsid="014be180" style:font-size-asian="10.5pt"/>
    </style:style>
    <style:style style:name="T576" style:family="text">
      <style:text-properties officeooo:rsid="00a1913a"/>
    </style:style>
    <style:style style:name="T577" style:family="text">
      <style:text-properties officeooo:rsid="06bcd6bf"/>
    </style:style>
    <style:style style:name="T578" style:family="text">
      <style:text-properties officeooo:rsid="06bef778"/>
    </style:style>
    <style:style style:name="T579" style:family="text">
      <style:text-properties officeooo:rsid="06bd0192"/>
    </style:style>
    <style:style style:name="T580" style:family="text">
      <style:text-properties officeooo:rsid="00be5436"/>
    </style:style>
    <style:style style:name="T581" style:family="text">
      <style:text-properties officeooo:rsid="014fbbde"/>
    </style:style>
    <style:style style:name="T582" style:family="text">
      <style:text-properties officeooo:rsid="02226243"/>
    </style:style>
    <style:style style:name="T583" style:family="text">
      <style:text-properties officeooo:rsid="027d1795"/>
    </style:style>
    <style:style style:name="T584" style:family="text">
      <style:text-properties officeooo:rsid="06c19dde"/>
    </style:style>
    <style:style style:name="T585" style:family="text">
      <style:text-properties officeooo:rsid="01c7d8b3"/>
    </style:style>
    <style:style style:name="T586" style:family="text">
      <style:text-properties officeooo:rsid="04258c8b"/>
    </style:style>
    <style:style style:name="T587" style:family="text">
      <style:text-properties officeooo:rsid="0284a31b"/>
    </style:style>
    <style:style style:name="T588" style:family="text">
      <style:text-properties officeooo:rsid="00bfb223"/>
    </style:style>
    <style:style style:name="T589" style:family="text">
      <style:text-properties officeooo:rsid="00a35617"/>
    </style:style>
    <style:style style:name="T590" style:family="text">
      <style:text-properties officeooo:rsid="04840483"/>
    </style:style>
    <style:style style:name="T591" style:family="text">
      <style:text-properties officeooo:rsid="00c10fdd"/>
    </style:style>
    <style:style style:name="T592" style:family="text">
      <style:text-properties officeooo:rsid="00c2b307"/>
    </style:style>
    <style:style style:name="T593" style:family="text">
      <style:text-properties officeooo:rsid="048591f4"/>
    </style:style>
    <style:style style:name="T594" style:family="text">
      <style:text-properties officeooo:rsid="016d1af5"/>
    </style:style>
    <style:style style:name="T595" style:family="text">
      <style:text-properties officeooo:rsid="01e4fa86"/>
    </style:style>
    <style:style style:name="T596" style:family="text">
      <style:text-properties officeooo:rsid="0008f759"/>
    </style:style>
    <style:style style:name="T597" style:family="text">
      <style:text-properties officeooo:rsid="05e3b594"/>
    </style:style>
    <style:style style:name="T598" style:family="text">
      <style:text-properties officeooo:rsid="016dcbae"/>
    </style:style>
    <style:style style:name="T599" style:family="text">
      <style:text-properties officeooo:rsid="00a4a20a"/>
    </style:style>
    <style:style style:name="T600" style:family="text">
      <style:text-properties officeooo:rsid="00a40d6b"/>
    </style:style>
    <style:style style:name="T601" style:family="text">
      <style:text-properties officeooo:rsid="001def2e"/>
    </style:style>
    <style:style style:name="T602" style:family="text">
      <style:text-properties style:use-window-font-color="true"/>
    </style:style>
    <style:style style:name="T603" style:family="text">
      <style:text-properties officeooo:rsid="000aa4dd"/>
    </style:style>
    <style:style style:name="T604" style:family="text">
      <style:text-properties officeooo:rsid="00c2f9c1"/>
    </style:style>
    <style:style style:name="T605" style:family="text">
      <style:text-properties officeooo:rsid="00a60d9d"/>
    </style:style>
    <style:style style:name="T606" style:family="text">
      <style:text-properties officeooo:rsid="00b57c88"/>
    </style:style>
    <style:style style:name="T607" style:family="text">
      <style:text-properties officeooo:rsid="00d97f6f"/>
    </style:style>
    <style:style style:name="T608" style:family="text">
      <style:text-properties officeooo:rsid="022526d9"/>
    </style:style>
    <style:style style:name="T609" style:family="text">
      <style:text-properties officeooo:rsid="01586195"/>
    </style:style>
    <style:style style:name="T610" style:family="text">
      <style:text-properties officeooo:rsid="06c60ddc"/>
    </style:style>
    <style:style style:name="T611" style:family="text">
      <style:text-properties officeooo:rsid="00c31e71"/>
    </style:style>
    <style:style style:name="T612" style:family="text">
      <style:text-properties officeooo:rsid="05f19d57"/>
    </style:style>
    <style:style style:name="T613" style:family="text">
      <style:text-properties officeooo:rsid="05f3117e"/>
    </style:style>
    <style:style style:name="T614" style:family="text">
      <style:text-properties officeooo:rsid="05f603a2"/>
    </style:style>
    <style:style style:name="T615" style:family="text">
      <style:text-properties officeooo:rsid="05f841a9"/>
    </style:style>
    <style:style style:name="T616" style:family="text">
      <style:text-properties officeooo:rsid="02280d60"/>
    </style:style>
    <style:style style:name="T617" style:family="text">
      <style:text-properties officeooo:rsid="01c9d1d2"/>
    </style:style>
    <style:style style:name="T618" style:family="text">
      <style:text-properties officeooo:rsid="06cbe9a2"/>
    </style:style>
    <style:style style:name="T619" style:family="text">
      <style:text-properties officeooo:rsid="048a5d57"/>
    </style:style>
    <style:style style:name="T620" style:family="text">
      <style:text-properties officeooo:rsid="02297057"/>
    </style:style>
    <style:style style:name="T621" style:family="text">
      <style:text-properties officeooo:rsid="009ecc8c"/>
    </style:style>
    <style:style style:name="T622" style:family="text">
      <style:text-properties officeooo:rsid="000cbffe"/>
    </style:style>
    <style:style style:name="T623" style:family="text">
      <style:text-properties officeooo:rsid="00b19b0c"/>
    </style:style>
    <style:style style:name="T624" style:family="text">
      <style:text-properties officeooo:rsid="022a94c8"/>
    </style:style>
    <style:style style:name="T625" style:family="text">
      <style:text-properties officeooo:rsid="00dab87f"/>
    </style:style>
    <style:style style:name="T626" style:family="text">
      <style:text-properties officeooo:rsid="06cd1abf"/>
    </style:style>
    <style:style style:name="T627" style:family="text">
      <style:text-properties officeooo:rsid="000d1700"/>
    </style:style>
    <style:style style:name="T628" style:family="text">
      <style:text-properties officeooo:rsid="00ca7fb1"/>
    </style:style>
    <style:style style:name="T629" style:family="text">
      <style:text-properties officeooo:rsid="0240863c"/>
    </style:style>
    <style:style style:name="T630" style:family="text">
      <style:text-properties officeooo:rsid="06cd8e45"/>
    </style:style>
    <style:style style:name="T631" style:family="text">
      <style:text-properties officeooo:rsid="048b96a4"/>
    </style:style>
    <style:style style:name="T632" style:family="text">
      <style:text-properties officeooo:rsid="048ddb30"/>
    </style:style>
    <style:style style:name="T633" style:family="text">
      <style:text-properties officeooo:rsid="011f1604"/>
    </style:style>
    <style:style style:name="T634" style:family="text">
      <style:text-properties officeooo:rsid="022e04d7"/>
    </style:style>
    <style:style style:name="T635" style:family="text">
      <style:text-properties officeooo:rsid="028a6a2c"/>
    </style:style>
    <style:style style:name="T636" style:family="text">
      <style:text-properties officeooo:rsid="00cc1dca"/>
    </style:style>
    <style:style style:name="T637" style:family="text">
      <style:text-properties officeooo:rsid="022a93bf"/>
    </style:style>
    <style:style style:name="T638" style:family="text">
      <style:text-properties officeooo:rsid="06d118c5"/>
    </style:style>
    <style:style style:name="T639" style:family="text">
      <style:text-properties officeooo:rsid="022abc2e"/>
    </style:style>
    <style:style style:name="T640" style:family="text">
      <style:text-properties officeooo:rsid="022de9d5"/>
    </style:style>
    <style:style style:name="T641" style:family="text">
      <style:text-properties officeooo:rsid="02314ba5"/>
    </style:style>
    <style:style style:name="T642" style:family="text">
      <style:text-properties officeooo:rsid="02c0a724"/>
    </style:style>
    <style:style style:name="T643" style:family="text">
      <style:text-properties officeooo:rsid="027b98c4"/>
    </style:style>
    <style:style style:name="T644" style:family="text">
      <style:text-properties officeooo:rsid="06d8101b"/>
    </style:style>
    <style:style style:name="T645" style:family="text">
      <style:text-properties officeooo:rsid="06d2b006"/>
    </style:style>
    <style:style style:name="T646" style:family="text">
      <style:text-properties officeooo:rsid="048f8e88"/>
    </style:style>
    <style:style style:name="T647" style:family="text">
      <style:text-properties officeooo:rsid="06daaaa1"/>
    </style:style>
    <style:style style:name="T648" style:family="text">
      <style:text-properties officeooo:rsid="02324825"/>
    </style:style>
    <style:style style:name="T649" style:family="text">
      <style:text-properties officeooo:rsid="023392d5"/>
    </style:style>
    <style:style style:name="T650" style:family="text">
      <style:text-properties officeooo:rsid="06dc4d58"/>
    </style:style>
    <style:style style:name="T651" style:family="text">
      <style:text-properties officeooo:rsid="06dc1e6f"/>
    </style:style>
    <style:style style:name="T652" style:family="text">
      <style:text-properties officeooo:rsid="06e46472"/>
    </style:style>
    <style:style style:name="T653" style:family="text">
      <style:text-properties officeooo:rsid="06e5fc1e"/>
    </style:style>
    <style:style style:name="T654" style:family="text">
      <style:text-properties officeooo:rsid="05b6fc97"/>
    </style:style>
    <style:style style:name="T655" style:family="text">
      <style:text-properties officeooo:rsid="05ba771b"/>
    </style:style>
    <style:style style:name="T656" style:family="text">
      <style:text-properties officeooo:rsid="07041ec7"/>
    </style:style>
    <style:style style:name="T657" style:family="text">
      <style:text-properties officeooo:rsid="00e1cf14"/>
    </style:style>
    <style:style style:name="T658" style:family="text">
      <style:text-properties officeooo:rsid="02329d80"/>
    </style:style>
    <style:style style:name="T659" style:family="text">
      <style:text-properties officeooo:rsid="034a195d"/>
    </style:style>
    <style:style style:name="T660" style:family="text">
      <style:text-properties officeooo:rsid="06eaf79f"/>
    </style:style>
    <style:style style:name="T661" style:family="text">
      <style:text-properties officeooo:rsid="05d47921"/>
    </style:style>
    <style:style style:name="T662" style:family="text">
      <style:text-properties officeooo:rsid="05d5f78b"/>
    </style:style>
    <style:style style:name="T663" style:family="text">
      <style:text-properties officeooo:rsid="06ea2707"/>
    </style:style>
    <style:style style:name="T664" style:family="text">
      <style:text-properties officeooo:rsid="06ea3acf"/>
    </style:style>
    <style:style style:name="T665" style:family="text">
      <style:text-properties officeooo:rsid="06ee1142"/>
    </style:style>
    <style:style style:name="T666" style:family="text">
      <style:text-properties officeooo:rsid="07047bce"/>
    </style:style>
    <style:style style:name="T667" style:family="text">
      <style:text-properties officeooo:rsid="05dc6236"/>
    </style:style>
    <style:style style:name="T668" style:family="text">
      <style:text-properties officeooo:rsid="05df0478"/>
    </style:style>
    <style:style style:name="T669" style:family="text">
      <style:text-properties officeooo:rsid="061908c0"/>
    </style:style>
    <style:style style:name="T670" style:family="text">
      <style:text-properties officeooo:rsid="06f09c89"/>
    </style:style>
    <style:style style:name="T671" style:family="text">
      <style:text-properties officeooo:rsid="05e1a34a"/>
    </style:style>
    <style:style style:name="T672" style:family="text">
      <style:text-properties officeooo:rsid="06efbcef"/>
    </style:style>
    <style:style style:name="T673" style:family="text">
      <style:text-properties officeooo:rsid="05e071ce"/>
    </style:style>
    <style:style style:name="T674" style:family="text">
      <style:text-properties officeooo:rsid="05d9d13f"/>
    </style:style>
    <style:style style:name="T675" style:family="text">
      <style:text-properties officeooo:rsid="05d6c999"/>
    </style:style>
    <style:style style:name="T676" style:family="text">
      <style:text-properties officeooo:rsid="034d7c38"/>
    </style:style>
    <style:style style:name="T677" style:family="text">
      <style:text-properties officeooo:rsid="034c17d2"/>
    </style:style>
    <style:style style:name="T678" style:family="text">
      <style:text-properties officeooo:rsid="06f7bc14"/>
    </style:style>
    <style:style style:name="T679" style:family="text">
      <style:text-properties officeooo:rsid="06f268ba"/>
    </style:style>
    <style:style style:name="T680" style:family="text">
      <style:text-properties officeooo:rsid="0492cd59"/>
    </style:style>
    <style:style style:name="T681" style:family="text">
      <style:text-properties officeooo:rsid="02cab138"/>
    </style:style>
    <style:style style:name="T682" style:family="text">
      <style:text-properties officeooo:rsid="0496eef6"/>
    </style:style>
    <style:style style:name="T683" style:family="text">
      <style:text-properties officeooo:rsid="04953051"/>
    </style:style>
    <style:style style:name="T684" style:family="text">
      <style:text-properties officeooo:rsid="049c0876"/>
    </style:style>
    <style:style style:name="T685" style:family="text">
      <style:text-properties officeooo:rsid="027070ed"/>
    </style:style>
    <style:style style:name="T686" style:family="text">
      <style:text-properties officeooo:rsid="05e28105"/>
    </style:style>
    <style:style style:name="T687" style:family="text">
      <style:text-properties officeooo:rsid="06f2a00a"/>
    </style:style>
    <style:style style:name="T688" style:family="text">
      <style:text-properties officeooo:rsid="0272c778"/>
    </style:style>
    <style:style style:name="T689" style:family="text">
      <style:text-properties officeooo:rsid="049a33a3"/>
    </style:style>
    <style:style style:name="T690" style:family="text">
      <style:text-properties officeooo:rsid="049a5556"/>
    </style:style>
    <style:style style:name="T691" style:family="text">
      <style:text-properties officeooo:rsid="0498a9a5"/>
    </style:style>
    <style:style style:name="T692" style:family="text">
      <style:text-properties officeooo:rsid="06f5452b"/>
    </style:style>
    <style:style style:name="T693" style:family="text">
      <style:text-properties officeooo:rsid="001ed9dc"/>
    </style:style>
    <style:style style:name="T694" style:family="text">
      <style:text-properties officeooo:rsid="06f72570"/>
    </style:style>
    <style:style style:name="T695" style:family="text">
      <style:text-properties officeooo:rsid="011f6cae"/>
    </style:style>
    <style:style style:name="T696" style:family="text">
      <style:text-properties officeooo:rsid="06f99720"/>
    </style:style>
    <style:style style:name="T697" style:family="text">
      <style:text-properties officeooo:rsid="06facfe1"/>
    </style:style>
    <style:style style:name="T698" style:family="text">
      <style:text-properties officeooo:rsid="060e75cf"/>
    </style:style>
    <style:style style:name="T699" style:family="text">
      <style:text-properties officeooo:rsid="060f2109"/>
    </style:style>
    <style:style style:name="T700" style:family="text">
      <style:text-properties officeooo:rsid="06175f5e"/>
    </style:style>
    <style:style style:name="T701" style:family="text">
      <style:text-properties officeooo:rsid="0618cace"/>
    </style:style>
    <style:style style:name="T702" style:family="text">
      <style:text-properties officeooo:rsid="0278d0de"/>
    </style:style>
    <style:style style:name="T703" style:family="text">
      <style:text-properties officeooo:rsid="04a5b2a4"/>
    </style:style>
    <style:style style:name="T704" style:family="text">
      <style:text-properties officeooo:rsid="04a6aa0f"/>
    </style:style>
    <style:style style:name="T705" style:family="text">
      <style:text-properties officeooo:rsid="03500628"/>
    </style:style>
    <style:style style:name="T706" style:family="text">
      <style:text-properties officeooo:rsid="04a51b25"/>
    </style:style>
    <style:style style:name="T707" style:family="text">
      <style:text-properties officeooo:rsid="04a85944"/>
    </style:style>
    <style:style style:name="T708" style:family="text">
      <style:text-properties officeooo:rsid="03526f5d"/>
    </style:style>
    <style:style style:name="T709" style:family="text">
      <style:text-properties officeooo:rsid="06fd7823"/>
    </style:style>
    <style:style style:name="T710" style:family="text">
      <style:text-properties officeooo:rsid="06fdf46a"/>
    </style:style>
    <style:style style:name="T711" style:family="text">
      <style:text-properties officeooo:rsid="05bc8899"/>
    </style:style>
    <style:style style:name="T712" style:family="text">
      <style:text-properties officeooo:rsid="00b7a646"/>
    </style:style>
    <style:style style:name="T713" style:family="text">
      <style:text-properties officeooo:rsid="0232aecf"/>
    </style:style>
    <style:style style:name="T714" style:family="text">
      <style:text-properties officeooo:rsid="00e59019"/>
    </style:style>
    <style:style style:name="T715" style:family="text">
      <style:text-properties officeooo:rsid="032a5aff"/>
    </style:style>
    <style:style style:name="T716" style:family="text">
      <style:text-properties officeooo:rsid="03557466"/>
    </style:style>
    <style:style style:name="T717" style:family="text">
      <style:text-properties officeooo:rsid="0329b112"/>
    </style:style>
    <style:style style:name="T718" style:family="text">
      <style:text-properties officeooo:rsid="0355ca06"/>
    </style:style>
    <style:style style:name="T719" style:family="text">
      <style:text-properties officeooo:rsid="02f14778"/>
    </style:style>
    <style:style style:name="T720" style:family="text">
      <style:text-properties officeooo:rsid="04a967b0"/>
    </style:style>
    <style:style style:name="T721" style:family="text">
      <style:text-properties officeooo:rsid="02f05a9a"/>
    </style:style>
    <style:style style:name="T722" style:family="text">
      <style:text-properties officeooo:rsid="04ab3f33"/>
    </style:style>
    <style:style style:name="T723" style:family="text">
      <style:text-properties officeooo:rsid="02f2916c"/>
    </style:style>
    <style:style style:name="T724" style:family="text">
      <style:text-properties officeooo:rsid="05900420"/>
    </style:style>
    <style:style style:name="T725" style:family="text">
      <style:text-properties officeooo:rsid="04ad0763"/>
    </style:style>
    <style:style style:name="T726" style:family="text">
      <style:text-properties officeooo:rsid="01bf26d2"/>
    </style:style>
    <style:style style:name="T727" style:family="text">
      <style:text-properties officeooo:rsid="0707276e"/>
    </style:style>
    <style:style style:name="T728" style:family="text">
      <style:text-properties officeooo:rsid="0592c107"/>
    </style:style>
    <style:style style:name="T729" style:family="text">
      <style:text-properties officeooo:rsid="061b056a"/>
    </style:style>
    <style:style style:name="T730" style:family="text">
      <style:text-properties officeooo:rsid="04aed947"/>
    </style:style>
    <style:style style:name="T731" style:family="text">
      <style:text-properties officeooo:rsid="0359b1de"/>
    </style:style>
    <style:style style:name="T732" style:family="text">
      <style:text-properties officeooo:rsid="02343dec"/>
    </style:style>
    <style:style style:name="T733" style:family="text">
      <style:text-properties officeooo:rsid="03385bf8"/>
    </style:style>
    <style:style style:name="T734" style:family="text">
      <style:text-properties officeooo:rsid="070884d5"/>
    </style:style>
    <style:style style:name="T735" style:family="text">
      <style:text-properties officeooo:rsid="033a308f"/>
    </style:style>
    <style:style style:name="T736" style:family="text">
      <style:text-properties officeooo:rsid="0124dac2"/>
    </style:style>
    <style:style style:name="T737" style:family="text">
      <style:text-properties officeooo:rsid="033da987"/>
    </style:style>
    <style:style style:name="T738" style:family="text">
      <style:text-properties officeooo:rsid="035cb313"/>
    </style:style>
    <style:style style:name="T739" style:family="text">
      <style:text-properties officeooo:rsid="070bc151"/>
    </style:style>
    <style:style style:name="T740" style:family="text">
      <style:text-properties officeooo:rsid="0125e268"/>
    </style:style>
    <style:style style:name="T741" style:family="text">
      <style:text-properties officeooo:rsid="054f5af9"/>
    </style:style>
    <style:style style:name="T742" style:family="text">
      <style:text-properties officeooo:rsid="01686133"/>
    </style:style>
    <style:style style:name="T743" style:family="text">
      <style:text-properties officeooo:rsid="0364a643"/>
    </style:style>
    <style:style style:name="T744" style:family="text">
      <style:text-properties officeooo:rsid="00e46296"/>
    </style:style>
    <style:style style:name="T745" style:family="text">
      <style:text-properties officeooo:rsid="070d1cf3"/>
    </style:style>
    <style:style style:name="T746" style:family="text">
      <style:text-properties officeooo:rsid="064dbe98"/>
    </style:style>
    <style:style style:name="T747" style:family="text">
      <style:text-properties officeooo:rsid="064e9486"/>
    </style:style>
    <style:style style:name="T748" style:family="text">
      <style:text-properties officeooo:rsid="04b6091c"/>
    </style:style>
    <style:style style:name="T749" style:family="text">
      <style:text-properties officeooo:rsid="0366e0d2"/>
    </style:style>
    <style:style style:name="T750" style:family="text">
      <style:text-properties officeooo:rsid="035df9e6"/>
    </style:style>
    <style:style style:name="T751" style:family="text">
      <style:text-properties officeooo:rsid="016a3823"/>
    </style:style>
    <style:style style:name="T752" style:family="text">
      <style:text-properties officeooo:rsid="04b36045"/>
    </style:style>
    <style:style style:name="T753" style:family="text">
      <style:text-properties officeooo:rsid="04b4f74b"/>
    </style:style>
    <style:style style:name="T754" style:family="text">
      <style:text-properties officeooo:rsid="002dc247"/>
    </style:style>
    <style:style style:name="T755" style:family="text">
      <style:text-properties officeooo:rsid="03732694"/>
    </style:style>
    <style:style style:name="T756" style:family="text">
      <style:text-properties officeooo:rsid="01716fd7"/>
    </style:style>
    <style:style style:name="T757" style:family="text">
      <style:text-properties officeooo:rsid="023889ef"/>
    </style:style>
    <style:style style:name="T758" style:family="text">
      <style:text-properties officeooo:rsid="03777ad6"/>
    </style:style>
    <style:style style:name="T759" style:family="text">
      <style:text-properties officeooo:rsid="061c1972"/>
    </style:style>
    <style:style style:name="T760" style:family="text">
      <style:text-properties officeooo:rsid="037ae30f"/>
    </style:style>
    <style:style style:name="T761" style:family="text">
      <style:text-properties officeooo:rsid="036ce80c"/>
    </style:style>
    <style:style style:name="T762" style:family="text">
      <style:text-properties officeooo:rsid="058180d4"/>
    </style:style>
    <style:style style:name="T763" style:family="text">
      <style:text-properties officeooo:rsid="0581a160"/>
    </style:style>
    <style:style style:name="T764" style:family="text">
      <style:text-properties officeooo:rsid="04b71fb2"/>
    </style:style>
    <style:style style:name="T765" style:family="text">
      <style:text-properties officeooo:rsid="05822dc0"/>
    </style:style>
    <style:style style:name="T766" style:family="text">
      <style:text-properties officeooo:rsid="016eff5c"/>
    </style:style>
    <style:style style:name="T767" style:family="text">
      <style:text-properties officeooo:rsid="045344cb"/>
    </style:style>
    <style:style style:name="T768" style:family="text">
      <style:text-properties officeooo:rsid="0716dc40"/>
    </style:style>
    <style:style style:name="T769" style:family="text">
      <style:text-properties officeooo:rsid="016f4f73"/>
    </style:style>
    <style:style style:name="T770" style:family="text">
      <style:text-properties officeooo:rsid="0063eae1"/>
    </style:style>
    <style:style style:name="T771" style:family="text">
      <style:text-properties officeooo:rsid="01800a15"/>
    </style:style>
    <style:style style:name="T772" style:family="text">
      <style:text-properties officeooo:rsid="0065b62c"/>
    </style:style>
    <style:style style:name="T773" style:family="text">
      <style:text-properties officeooo:rsid="028c5080"/>
    </style:style>
    <style:style style:name="T774" style:family="text">
      <style:text-properties officeooo:rsid="037c69f3"/>
    </style:style>
    <style:style style:name="T775" style:family="text">
      <style:text-properties officeooo:rsid="037c782d"/>
    </style:style>
    <style:style style:name="T776" style:family="text">
      <style:text-properties officeooo:rsid="071a2b5b"/>
    </style:style>
    <style:style style:name="T777" style:family="text">
      <style:text-properties officeooo:rsid="037cfc2f"/>
    </style:style>
    <style:style style:name="T778" style:family="text">
      <style:text-properties officeooo:rsid="04b9e0e9"/>
    </style:style>
    <style:style style:name="T779" style:family="text">
      <style:text-properties officeooo:rsid="043a4352"/>
    </style:style>
    <style:style style:name="T780" style:family="text">
      <style:text-properties officeooo:rsid="043a4cca"/>
    </style:style>
    <style:style style:name="T781" style:family="text">
      <style:text-properties officeooo:rsid="04720f6b"/>
    </style:style>
    <style:style style:name="T782" style:family="text">
      <style:text-properties officeooo:rsid="0473d984"/>
    </style:style>
    <style:style style:name="T783" style:family="text">
      <style:text-properties officeooo:rsid="0380ec66"/>
    </style:style>
    <style:style style:name="T784" style:family="text">
      <style:text-properties officeooo:rsid="043b7e8c"/>
    </style:style>
    <style:style style:name="T785" style:family="text">
      <style:text-properties officeooo:rsid="043d233b"/>
    </style:style>
    <style:style style:name="T786"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87"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88" style:family="text">
      <style:text-properties officeooo:rsid="037f6aad"/>
    </style:style>
    <style:style style:name="T789" style:family="text">
      <style:text-properties officeooo:rsid="04bf3ae7"/>
    </style:style>
    <style:style style:name="T790" style:family="text">
      <style:text-properties officeooo:rsid="02fda550"/>
    </style:style>
    <style:style style:name="T791" style:family="text">
      <style:text-properties officeooo:rsid="03824f67"/>
    </style:style>
    <style:style style:name="T792" style:family="text">
      <style:text-properties officeooo:rsid="02b5da81"/>
    </style:style>
    <style:style style:name="T793" style:family="text">
      <style:text-properties officeooo:rsid="0382ecf0"/>
    </style:style>
    <style:style style:name="T794" style:family="text">
      <style:text-properties officeooo:rsid="00175782"/>
    </style:style>
    <style:style style:name="T795" style:family="text">
      <style:text-properties officeooo:rsid="071ba957"/>
    </style:style>
    <style:style style:name="T796" style:family="text">
      <style:text-properties officeooo:rsid="0017b45a"/>
    </style:style>
    <style:style style:name="T797" style:family="text">
      <style:text-properties officeooo:rsid="01ca1729"/>
    </style:style>
    <style:style style:name="T798" style:family="text">
      <style:text-properties officeooo:rsid="03758711"/>
    </style:style>
    <style:style style:name="T799" style:family="text">
      <style:text-properties officeooo:rsid="04c3419a"/>
    </style:style>
    <style:style style:name="T800" style:family="text">
      <style:text-properties officeooo:rsid="03016d97"/>
    </style:style>
    <style:style style:name="T801" style:family="text">
      <style:text-properties officeooo:rsid="003e2443"/>
    </style:style>
    <style:style style:name="T802" style:family="text">
      <style:text-properties officeooo:rsid="023cab9d"/>
    </style:style>
    <style:style style:name="T803" style:family="text">
      <style:text-properties officeooo:rsid="01380cbb"/>
    </style:style>
    <style:style style:name="T804" style:family="text">
      <style:text-properties officeooo:rsid="04c5b25d"/>
    </style:style>
    <style:style style:name="T805" style:family="text">
      <style:text-properties officeooo:rsid="030dd01c"/>
    </style:style>
    <style:style style:name="T806" style:family="text">
      <style:text-properties officeooo:rsid="0309c7b2"/>
    </style:style>
    <style:style style:name="T807" style:family="text">
      <style:text-properties officeooo:rsid="057f4215"/>
    </style:style>
    <style:style style:name="T808" style:family="text">
      <style:text-properties officeooo:rsid="06052d34"/>
    </style:style>
    <style:style style:name="T809" style:family="text">
      <style:text-properties officeooo:rsid="038adb61"/>
    </style:style>
    <style:style style:name="T810" style:family="text">
      <style:text-properties officeooo:rsid="06063e9c"/>
    </style:style>
    <style:style style:name="T811" style:family="text">
      <style:text-properties officeooo:rsid="0607e8fb"/>
    </style:style>
    <style:style style:name="T812" style:family="text">
      <style:text-properties officeooo:rsid="02bbb11e"/>
    </style:style>
    <style:style style:name="T813" style:family="text">
      <style:text-properties officeooo:rsid="02bd2192"/>
    </style:style>
    <style:style style:name="T814" style:family="text">
      <style:text-properties officeooo:rsid="003804e5"/>
    </style:style>
    <style:style style:name="T815" style:family="text">
      <style:text-properties officeooo:rsid="0586c0ca"/>
    </style:style>
    <style:style style:name="T816" style:family="text">
      <style:text-properties officeooo:rsid="038e2f43"/>
    </style:style>
    <style:style style:name="T817" style:family="text">
      <style:text-properties officeooo:rsid="004335dd"/>
    </style:style>
    <style:style style:name="T818" style:family="text">
      <style:text-properties officeooo:rsid="04e06dfa"/>
    </style:style>
    <style:style style:name="T819" style:family="text">
      <style:text-properties officeooo:rsid="05888e06"/>
    </style:style>
    <style:style style:name="T820" style:family="text">
      <style:text-properties officeooo:rsid="05885159"/>
    </style:style>
    <style:style style:name="T821" style:family="text">
      <style:text-properties officeooo:rsid="02b99072"/>
    </style:style>
    <style:style style:name="T822" style:family="text">
      <style:text-properties officeooo:rsid="013abefd"/>
    </style:style>
    <style:style style:name="T823" style:family="text">
      <style:text-properties officeooo:rsid="00540872"/>
    </style:style>
    <style:style style:name="T824" style:family="text">
      <style:text-properties officeooo:rsid="031665fb"/>
    </style:style>
    <style:style style:name="T825" style:family="text">
      <style:text-properties officeooo:rsid="013c2804"/>
    </style:style>
    <style:style style:name="T826" style:family="text">
      <style:text-properties officeooo:rsid="04dbafa7"/>
    </style:style>
    <style:style style:name="T827" style:family="text">
      <style:text-properties officeooo:rsid="04da7f81"/>
    </style:style>
    <style:style style:name="T828" style:family="text">
      <style:text-properties officeooo:rsid="0030606c"/>
    </style:style>
    <style:style style:name="T829" style:family="text">
      <style:text-properties officeooo:rsid="0316900d"/>
    </style:style>
    <style:style style:name="T830" style:family="text">
      <style:text-properties officeooo:rsid="01cbbf5d"/>
    </style:style>
    <style:style style:name="T831" style:family="text">
      <style:text-properties officeooo:rsid="002f1741"/>
    </style:style>
    <style:style style:name="T832" style:family="text">
      <style:text-properties officeooo:rsid="00566aa7"/>
    </style:style>
    <style:style style:name="T833" style:family="text">
      <style:text-properties officeooo:rsid="0054d973"/>
    </style:style>
    <style:style style:name="T834" style:family="text">
      <style:text-properties officeooo:rsid="0042791c"/>
    </style:style>
    <style:style style:name="T835" style:family="text">
      <style:text-properties officeooo:rsid="062ea060"/>
    </style:style>
    <style:style style:name="T836" style:family="text">
      <style:text-properties officeooo:rsid="062dbe79"/>
    </style:style>
    <style:style style:name="T837" style:family="text">
      <style:text-properties officeooo:rsid="071412bd"/>
    </style:style>
    <style:style style:name="T838" style:family="text">
      <style:text-properties officeooo:rsid="005b7ea9"/>
    </style:style>
    <style:style style:name="T839" style:family="text">
      <style:text-properties officeooo:rsid="03172b32"/>
    </style:style>
    <style:style style:name="T840" style:family="text">
      <style:text-properties officeooo:rsid="0317e445"/>
    </style:style>
    <style:style style:name="T841" style:family="text">
      <style:text-properties officeooo:rsid="038e9b46"/>
    </style:style>
    <style:style style:name="T842" style:family="text">
      <style:text-properties officeooo:rsid="038f7ff5"/>
    </style:style>
    <style:style style:name="T843" style:family="text">
      <style:text-properties officeooo:rsid="02ba7a4a"/>
    </style:style>
    <style:style style:name="T844" style:family="text">
      <style:text-properties officeooo:rsid="005b8109"/>
    </style:style>
    <style:style style:name="T845" style:family="text">
      <style:text-properties officeooo:rsid="013f610e"/>
    </style:style>
    <style:style style:name="T846" style:family="text">
      <style:text-properties officeooo:rsid="03151f79"/>
    </style:style>
    <style:style style:name="T847" style:family="text">
      <style:text-properties officeooo:rsid="0392ac9f"/>
    </style:style>
    <style:style style:name="T848" style:family="text">
      <style:text-properties officeooo:rsid="03965214"/>
    </style:style>
    <style:style style:name="T849" style:family="text">
      <style:text-properties officeooo:rsid="002418c6"/>
    </style:style>
    <style:style style:name="T850" style:family="text">
      <style:text-properties officeooo:rsid="010420ac"/>
    </style:style>
    <style:style style:name="T851" style:family="text">
      <style:text-properties officeooo:rsid="0393e679"/>
    </style:style>
    <style:style style:name="T852" style:family="text">
      <style:text-properties officeooo:rsid="03983b52"/>
    </style:style>
    <style:style style:name="T853" style:family="text">
      <style:text-properties officeooo:rsid="02b8c034"/>
    </style:style>
    <style:style style:name="T854" style:family="text">
      <style:text-properties officeooo:rsid="031e6dec"/>
    </style:style>
    <style:style style:name="T855" style:family="text">
      <style:text-properties officeooo:rsid="031fb8eb"/>
    </style:style>
    <style:style style:name="T856" style:family="text">
      <style:text-properties officeooo:rsid="0109f904"/>
    </style:style>
    <style:style style:name="T857" style:family="text">
      <style:text-properties officeooo:rsid="04f2a748"/>
    </style:style>
    <style:style style:name="T858" style:family="text">
      <style:text-properties officeooo:rsid="04f86ee6"/>
    </style:style>
    <style:style style:name="T859" style:family="text">
      <style:text-properties officeooo:rsid="04f6b996"/>
    </style:style>
    <style:style style:name="T860" style:family="text">
      <style:text-properties officeooo:rsid="04f55496"/>
    </style:style>
    <style:style style:name="T861" style:family="text">
      <style:text-properties officeooo:rsid="04f84f36"/>
    </style:style>
    <style:style style:name="T862" style:family="text">
      <style:text-properties officeooo:rsid="010cdd89"/>
    </style:style>
    <style:style style:name="T863" style:family="text">
      <style:text-properties officeooo:rsid="0723d9d0"/>
    </style:style>
    <style:style style:name="T864" style:family="text">
      <style:text-properties officeooo:rsid="04fdb4e0"/>
    </style:style>
    <style:style style:name="T865" style:family="text">
      <style:text-properties officeooo:rsid="039b48af"/>
    </style:style>
    <style:style style:name="T866" style:family="text">
      <style:text-properties officeooo:rsid="072645b5"/>
    </style:style>
    <style:style style:name="T867" style:family="text">
      <style:text-properties officeooo:rsid="03a39e63"/>
    </style:style>
    <style:style style:name="T868" style:family="text">
      <style:text-properties officeooo:rsid="03a491af"/>
    </style:style>
    <style:style style:name="T869" style:family="text">
      <style:text-properties officeooo:rsid="01094b61"/>
    </style:style>
    <style:style style:name="T870" style:family="text">
      <style:text-properties officeooo:rsid="03b4c469"/>
    </style:style>
    <style:style style:name="T871" style:family="text">
      <style:text-properties officeooo:rsid="03a135cf"/>
    </style:style>
    <style:style style:name="T872" style:family="text">
      <style:text-properties officeooo:rsid="03b20fde"/>
    </style:style>
    <style:style style:name="T873" style:family="text">
      <style:text-properties officeooo:rsid="03b3ac17"/>
    </style:style>
    <style:style style:name="T874" style:family="text">
      <style:text-properties officeooo:rsid="03b963a1"/>
    </style:style>
    <style:style style:name="T875" style:family="text">
      <style:text-properties officeooo:rsid="00201746"/>
    </style:style>
    <style:style style:name="T876" style:family="text">
      <style:text-properties officeooo:rsid="05005b14"/>
    </style:style>
    <style:style style:name="T877" style:family="text">
      <style:text-properties officeooo:rsid="02f8c8d7"/>
    </style:style>
    <style:style style:name="T878" style:family="text">
      <style:text-properties officeooo:rsid="00faded9"/>
    </style:style>
    <style:style style:name="T879" style:family="text">
      <style:text-properties officeooo:rsid="06e2fa20"/>
    </style:style>
    <style:style style:name="T880" style:family="text">
      <style:text-properties officeooo:rsid="004ca7c1"/>
    </style:style>
    <style:style style:name="T881" style:family="text">
      <style:text-properties officeooo:rsid="013046c0"/>
    </style:style>
    <style:style style:name="T882" style:family="text">
      <style:text-properties officeooo:rsid="0111c302"/>
    </style:style>
    <style:style style:name="T883" style:family="text">
      <style:text-properties officeooo:rsid="0504eb14"/>
    </style:style>
    <style:style style:name="T884" style:family="text">
      <style:text-properties officeooo:rsid="03baf04d"/>
    </style:style>
    <style:style style:name="T885" style:family="text">
      <style:text-properties officeooo:rsid="0027aaae"/>
    </style:style>
    <style:style style:name="T886" style:family="text">
      <style:text-properties officeooo:rsid="0502a887"/>
    </style:style>
    <style:style style:name="T887" style:family="text">
      <style:text-properties officeooo:rsid="03bb722c"/>
    </style:style>
    <style:style style:name="T888" style:family="text">
      <style:text-properties officeooo:rsid="01277b32"/>
    </style:style>
    <style:style style:name="T889" style:family="text">
      <style:text-properties officeooo:rsid="05053d21"/>
    </style:style>
    <style:style style:name="T890" style:family="text">
      <style:text-properties officeooo:rsid="0027d5f8"/>
    </style:style>
    <style:style style:name="T891" style:family="text">
      <style:text-properties officeooo:rsid="0027b3bd"/>
    </style:style>
    <style:style style:name="T892" style:family="text">
      <style:text-properties officeooo:rsid="03bc08b0"/>
    </style:style>
    <style:style style:name="T893" style:family="text">
      <style:text-properties officeooo:rsid="05061d8f"/>
    </style:style>
    <style:style style:name="T894" style:family="text">
      <style:text-properties officeooo:rsid="0029baf3"/>
    </style:style>
    <style:style style:name="T895" style:family="text">
      <style:text-properties officeooo:rsid="01296ca1"/>
    </style:style>
    <style:style style:name="T896" style:family="text">
      <style:text-properties officeooo:rsid="03bc98e7"/>
    </style:style>
    <style:style style:name="T897" style:family="text">
      <style:text-properties officeooo:rsid="072a64c6"/>
    </style:style>
    <style:style style:name="T898" style:family="text">
      <style:text-properties officeooo:rsid="0508140d"/>
    </style:style>
    <style:style style:name="T899" style:family="text">
      <style:text-properties officeooo:rsid="03bfad02"/>
    </style:style>
    <style:style style:name="T900" style:family="text">
      <style:text-properties officeooo:rsid="050ff72a"/>
    </style:style>
    <style:style style:name="T901" style:family="text">
      <style:text-properties officeooo:rsid="03c2a823"/>
    </style:style>
    <style:style style:name="T902" style:family="text">
      <style:text-properties officeooo:rsid="050e40b1"/>
    </style:style>
    <style:style style:name="T903" style:family="text">
      <style:text-properties officeooo:rsid="0510fda4"/>
    </style:style>
    <style:style style:name="T904" style:family="text">
      <style:text-properties officeooo:rsid="03c4c01d"/>
    </style:style>
    <style:style style:name="T905" style:family="text">
      <style:text-properties officeooo:rsid="0511f359"/>
    </style:style>
    <style:style style:name="T906" style:family="text">
      <style:text-properties officeooo:rsid="03de3bf9"/>
    </style:style>
    <style:style style:name="T907" style:family="text">
      <style:text-properties officeooo:rsid="03d6ba53"/>
    </style:style>
    <style:style style:name="T908" style:family="text">
      <style:text-properties officeooo:rsid="0025ae1e"/>
    </style:style>
    <style:style style:name="T909" style:family="text">
      <style:text-properties officeooo:rsid="03d3bfe0"/>
    </style:style>
    <style:style style:name="T910" style:family="text">
      <style:text-properties officeooo:rsid="03d4e2ba"/>
    </style:style>
    <style:style style:name="T911" style:family="text">
      <style:text-properties officeooo:rsid="0519f2d5"/>
    </style:style>
    <style:style style:name="T912" style:family="text">
      <style:text-properties officeooo:rsid="04cbe898"/>
    </style:style>
    <style:style style:name="T913" style:family="text">
      <style:text-properties officeooo:rsid="0521767d"/>
    </style:style>
    <style:style style:name="T914" style:family="text">
      <style:text-properties officeooo:rsid="0523204a"/>
    </style:style>
    <style:style style:name="T915" style:family="text">
      <style:text-properties officeooo:rsid="0523dd8b"/>
    </style:style>
    <style:style style:name="T916" style:family="text">
      <style:text-properties officeooo:rsid="072dbd79"/>
    </style:style>
    <style:style style:name="T917" style:family="text">
      <style:text-properties style:text-position="sub 58%"/>
    </style:style>
    <style:style style:name="T918" style:family="text">
      <style:text-properties style:text-position="0% 100%"/>
    </style:style>
    <style:style style:name="T919" style:family="text">
      <style:text-properties style:text-position="0% 100%" officeooo:rsid="0625a38e"/>
    </style:style>
    <style:style style:name="T920" style:family="text">
      <style:text-properties style:text-position="0% 100%" officeooo:rsid="0626fbad"/>
    </style:style>
    <style:style style:name="T921" style:family="text">
      <style:text-properties style:text-position="super 58%"/>
    </style:style>
    <style:style style:name="T922" style:family="text">
      <style:text-properties style:text-position="super 58%" officeooo:rsid="0626fbad"/>
    </style:style>
    <style:style style:name="T923" style:family="text">
      <style:text-properties style:text-position="super 58%" fo:language="en" fo:country="US" officeooo:rsid="051d6990"/>
    </style:style>
    <style:style style:name="T924" style:family="text">
      <style:text-properties officeooo:rsid="0625a38e"/>
    </style:style>
    <style:style style:name="T925" style:family="text">
      <style:text-properties officeooo:rsid="0623d9da"/>
    </style:style>
    <style:style style:name="T926" style:family="text">
      <style:text-properties officeooo:rsid="05216eb1"/>
    </style:style>
    <style:style style:name="T927" style:family="text">
      <style:text-properties officeooo:rsid="05193345"/>
    </style:style>
    <style:style style:name="T928" style:family="text">
      <style:text-properties officeooo:rsid="03ca5de6"/>
    </style:style>
    <style:style style:name="T929" style:family="text">
      <style:text-properties officeooo:rsid="0512656f"/>
    </style:style>
    <style:style style:name="T930" style:family="text">
      <style:text-properties officeooo:rsid="03dd4570"/>
    </style:style>
    <style:style style:name="T931" style:family="text">
      <style:text-properties officeooo:rsid="03ceafca"/>
    </style:style>
    <style:style style:name="T932" style:family="text">
      <style:text-properties officeooo:rsid="0525c1f1"/>
    </style:style>
    <style:style style:name="T933" style:family="text">
      <style:text-properties officeooo:rsid="06305b21"/>
    </style:style>
    <style:style style:name="T934" style:family="text">
      <style:text-properties officeooo:rsid="0633cfd2"/>
    </style:style>
    <style:style style:name="T935" style:family="text">
      <style:text-properties officeooo:rsid="03da01a9"/>
    </style:style>
    <style:style style:name="T936" style:family="text">
      <style:text-properties officeooo:rsid="03d14747"/>
    </style:style>
    <style:style style:name="T937" style:family="text">
      <style:text-properties officeooo:rsid="052a5547"/>
    </style:style>
    <style:style style:name="T938" style:family="text">
      <style:text-properties officeooo:rsid="001ade59"/>
    </style:style>
    <style:style style:name="T939" style:family="text">
      <style:text-properties officeooo:rsid="03d317b2"/>
    </style:style>
    <style:style style:name="T940" style:family="text">
      <style:text-properties officeooo:rsid="052ea15c"/>
    </style:style>
    <style:style style:name="T941" style:family="text">
      <style:text-properties officeooo:rsid="0116e943"/>
    </style:style>
    <style:style style:name="T942" style:family="text">
      <style:text-properties officeooo:rsid="01195f78"/>
    </style:style>
    <style:style style:name="T943" style:family="text">
      <style:text-properties officeooo:rsid="03dfcb97"/>
    </style:style>
    <style:style style:name="T944" style:family="text">
      <style:text-properties officeooo:rsid="001c950c"/>
    </style:style>
    <style:style style:name="T945" style:family="text">
      <style:text-properties officeooo:rsid="073e81a8"/>
    </style:style>
    <style:style style:name="T946" style:family="text">
      <style:text-properties officeooo:rsid="03e18752"/>
    </style:style>
    <style:style style:name="T947" style:family="text">
      <style:text-properties officeooo:rsid="0736220c"/>
    </style:style>
    <style:style style:name="T948" style:family="text">
      <style:text-properties officeooo:rsid="03e488de"/>
    </style:style>
    <style:style style:name="T949" style:family="text">
      <style:text-properties officeooo:rsid="073f9f25"/>
    </style:style>
    <style:style style:name="T950" style:family="text">
      <style:text-properties officeooo:rsid="07436a02"/>
    </style:style>
    <style:style style:name="T951" style:family="text">
      <style:text-properties officeooo:rsid="03e54d69"/>
    </style:style>
    <style:style style:name="T952" style:family="text">
      <style:text-properties officeooo:rsid="0735b39f"/>
    </style:style>
    <style:style style:name="T953" style:family="text">
      <style:text-properties officeooo:rsid="0746b2aa"/>
    </style:style>
    <style:style style:name="T954" style:family="text">
      <style:text-properties officeooo:rsid="0534f27a"/>
    </style:style>
    <style:style style:name="T955" style:family="text">
      <style:text-properties officeooo:rsid="0533b383"/>
    </style:style>
    <style:style style:name="T956" style:family="text">
      <style:text-properties officeooo:rsid="03e908dc"/>
    </style:style>
    <style:style style:name="T957" style:family="text">
      <style:text-properties officeooo:rsid="014dc871"/>
    </style:style>
    <style:style style:name="T958" style:family="text">
      <style:text-properties officeooo:rsid="0536c42c"/>
    </style:style>
    <style:style style:name="T959" style:family="text">
      <style:text-properties officeooo:rsid="0552bcbe"/>
    </style:style>
    <style:style style:name="T960" style:family="text">
      <style:text-properties officeooo:rsid="006b69b4"/>
    </style:style>
    <style:style style:name="T961" style:family="text">
      <style:text-properties officeooo:rsid="01d347c5"/>
    </style:style>
    <style:style style:name="T962" style:family="text">
      <style:text-properties officeooo:rsid="04ccf40d"/>
    </style:style>
    <style:style style:name="T963" style:family="text">
      <style:text-properties officeooo:rsid="05a729d0"/>
    </style:style>
    <style:style style:name="T964" style:family="text">
      <style:text-properties officeooo:rsid="05a4f207"/>
    </style:style>
    <style:style style:name="T965" style:family="text">
      <style:text-properties officeooo:rsid="05adbcf9"/>
    </style:style>
    <style:style style:name="T966" style:family="text">
      <style:text-properties officeooo:rsid="05b212f4"/>
    </style:style>
    <style:style style:name="T967" style:family="text">
      <style:text-properties officeooo:rsid="059e7aba"/>
    </style:style>
    <style:style style:name="T968" style:family="text">
      <style:text-properties officeooo:rsid="05a8b622"/>
    </style:style>
    <style:style style:name="T969" style:family="text">
      <style:text-properties officeooo:rsid="063a4e77"/>
    </style:style>
    <style:style style:name="T970" style:family="text">
      <style:text-properties officeooo:rsid="02e197ce"/>
    </style:style>
    <style:style style:name="T971" style:family="text">
      <style:text-properties officeooo:rsid="01d54298"/>
    </style:style>
    <style:style style:name="T972" style:family="text">
      <style:text-properties officeooo:rsid="02e36057"/>
    </style:style>
    <style:style style:name="T973" style:family="text">
      <style:text-properties officeooo:rsid="006c329d"/>
    </style:style>
    <style:style style:name="T974" style:family="text">
      <style:text-properties officeooo:rsid="07472184"/>
    </style:style>
    <style:style style:name="T975" style:family="text">
      <style:text-properties officeooo:rsid="03ecd25b"/>
    </style:style>
    <style:style style:name="T976" style:family="text">
      <style:text-properties officeooo:rsid="01847860"/>
    </style:style>
    <style:style style:name="T977" style:family="text">
      <style:text-properties officeooo:rsid="053748c7"/>
    </style:style>
    <style:style style:name="T978" style:family="text">
      <style:text-properties officeooo:rsid="0072edc6"/>
    </style:style>
    <style:style style:name="T979" style:family="text">
      <style:text-properties officeooo:rsid="01873862"/>
    </style:style>
    <style:style style:name="T980" style:family="text">
      <style:text-properties officeooo:rsid="02c33c12"/>
    </style:style>
    <style:style style:name="T981" style:family="text">
      <style:text-properties officeooo:rsid="0073a005"/>
    </style:style>
    <style:style style:name="T982" style:family="text">
      <style:text-properties officeooo:rsid="00702fc6"/>
    </style:style>
    <style:style style:name="T983" style:family="text">
      <style:text-properties officeooo:rsid="00731b9a"/>
    </style:style>
    <style:style style:name="T984" style:family="text">
      <style:text-properties officeooo:rsid="018e2a4f"/>
    </style:style>
    <style:style style:name="T985" style:family="text">
      <style:text-properties officeooo:rsid="074eeaa2"/>
    </style:style>
    <style:style style:name="T986" style:family="text">
      <style:text-properties officeooo:rsid="0073cc46"/>
    </style:style>
    <style:style style:name="T987" style:family="text">
      <style:text-properties officeooo:rsid="0074100e"/>
    </style:style>
    <style:style style:name="T988" style:family="text">
      <style:text-properties officeooo:rsid="02c52507"/>
    </style:style>
    <style:style style:name="T989" style:family="text">
      <style:text-properties officeooo:rsid="01cc1e61"/>
    </style:style>
    <style:style style:name="T990" style:family="text">
      <style:text-properties officeooo:rsid="03ef63ba"/>
    </style:style>
    <style:style style:name="T991" style:family="text">
      <style:text-properties officeooo:rsid="074dcbe0"/>
    </style:style>
    <style:style style:name="T992" style:family="text">
      <style:text-properties officeooo:rsid="068b3e81"/>
    </style:style>
    <style:style style:name="T993" style:family="text">
      <style:text-properties officeooo:rsid="069e20f7"/>
    </style:style>
    <style:style style:name="T994" style:family="text">
      <style:text-properties officeooo:rsid="068fefe5"/>
    </style:style>
    <style:style style:name="T995" style:family="text">
      <style:text-properties officeooo:rsid="06981535"/>
    </style:style>
    <style:style style:name="T996" style:family="text">
      <style:text-properties officeooo:rsid="0696fc9f"/>
    </style:style>
    <style:style style:name="T997" style:family="text">
      <style:text-properties officeooo:rsid="069e2b4d"/>
    </style:style>
    <style:style style:name="T998" style:family="text">
      <style:text-properties officeooo:rsid="06b83f83"/>
    </style:style>
    <style:style style:name="T999" style:family="text">
      <style:text-properties officeooo:rsid="06b80bc3"/>
    </style:style>
    <style:style style:name="T1000" style:family="text">
      <style:text-properties officeooo:rsid="06ae95a9"/>
    </style:style>
    <style:style style:name="T1001" style:family="text">
      <style:text-properties officeooo:rsid="06abb3ab"/>
    </style:style>
    <style:style style:name="T1002" style:family="text">
      <style:text-properties officeooo:rsid="06aedae2"/>
    </style:style>
    <style:style style:name="T1003" style:family="text">
      <style:text-properties officeooo:rsid="048f9edc"/>
    </style:style>
    <style:style style:name="T1004" style:family="text">
      <style:text-properties officeooo:rsid="06a4b54b"/>
    </style:style>
    <style:style style:name="T1005" style:family="text">
      <style:text-properties officeooo:rsid="064fdcfe"/>
    </style:style>
    <style:style style:name="T1006" style:family="text">
      <style:text-properties officeooo:rsid="055d41fd"/>
    </style:style>
    <style:style style:name="T1007" style:family="text">
      <style:text-properties officeooo:rsid="065a410e"/>
    </style:style>
    <style:style style:name="T1008" style:family="text">
      <style:text-properties officeooo:rsid="0650c43a"/>
    </style:style>
    <style:style style:name="T1009" style:family="text">
      <style:text-properties officeooo:rsid="05d29af0"/>
    </style:style>
    <style:style style:name="T1010" style:family="text">
      <style:text-properties officeooo:rsid="06704775"/>
    </style:style>
    <style:style style:name="T1011" style:family="text">
      <style:text-properties officeooo:rsid="055e86d5"/>
    </style:style>
    <style:style style:name="T1012" style:family="text">
      <style:text-properties officeooo:rsid="056042f1"/>
    </style:style>
    <style:style style:name="T1013" style:family="text">
      <style:text-properties officeooo:rsid="065c2b3a"/>
    </style:style>
    <style:style style:name="T1014" style:family="text">
      <style:text-properties officeooo:rsid="055db167"/>
    </style:style>
    <style:style style:name="T1015" style:family="text">
      <style:text-properties officeooo:rsid="0075e147"/>
    </style:style>
    <style:style style:name="T1016" style:family="text">
      <style:text-properties officeooo:rsid="03f2dd03"/>
    </style:style>
    <style:style style:name="T1017" style:family="text">
      <style:text-properties officeooo:rsid="03f2e2ad"/>
    </style:style>
    <style:style style:name="T1018" style:family="text">
      <style:text-properties officeooo:rsid="055b12d1"/>
    </style:style>
    <style:style style:name="T1019" style:family="text">
      <style:text-properties officeooo:rsid="074f3aaa"/>
    </style:style>
    <style:style style:name="T1020" style:family="text">
      <style:text-properties officeooo:rsid="0754a0b1"/>
    </style:style>
    <style:style style:name="T1021" style:family="text">
      <style:text-properties officeooo:rsid="003138ac"/>
    </style:style>
    <style:style style:name="T1022" style:family="text">
      <style:text-properties officeooo:rsid="03f1dcfb"/>
    </style:style>
    <style:style style:name="T1023" style:family="text">
      <style:text-properties officeooo:rsid="03f398f5"/>
    </style:style>
    <style:style style:name="T1024" style:family="text">
      <style:text-properties officeooo:rsid="0076f380"/>
    </style:style>
    <style:style style:name="T1025" style:family="text">
      <style:text-properties officeooo:rsid="0755e747"/>
    </style:style>
    <style:style style:name="T1026" style:family="text">
      <style:text-properties officeooo:rsid="03f3bae3"/>
    </style:style>
    <style:style style:name="T1027" style:family="text">
      <style:text-properties officeooo:rsid="03f592e2"/>
    </style:style>
    <style:style style:name="T1028" style:family="text">
      <style:text-properties officeooo:rsid="01d6048c"/>
    </style:style>
    <style:style style:name="T1029" style:family="text">
      <style:text-properties officeooo:rsid="06674599"/>
    </style:style>
    <style:style style:name="T1030" style:family="text">
      <style:text-properties officeooo:rsid="07667215"/>
    </style:style>
    <style:style style:name="T1031" style:family="text">
      <style:text-properties officeooo:rsid="0769100c"/>
    </style:style>
    <style:style style:name="T1032" style:family="text">
      <style:text-properties officeooo:rsid="075c8557"/>
    </style:style>
    <style:style style:name="T1033" style:family="text">
      <style:text-properties officeooo:rsid="075b876f"/>
    </style:style>
    <style:style style:name="T1034" style:family="text">
      <style:text-properties officeooo:rsid="03f83b28"/>
    </style:style>
    <style:style style:name="T1035" style:family="text">
      <style:text-properties officeooo:rsid="076af590"/>
    </style:style>
    <style:style style:name="T1036" style:family="text">
      <style:text-properties officeooo:rsid="007a9140"/>
    </style:style>
    <style:style style:name="T1037" style:family="text">
      <style:text-properties officeooo:rsid="0078e657"/>
    </style:style>
    <style:style style:name="T1038" style:family="text">
      <style:text-properties officeooo:rsid="024a88b9"/>
    </style:style>
    <style:style style:name="T1039" style:family="text">
      <style:text-properties officeooo:rsid="0259d8fc"/>
    </style:style>
    <style:style style:name="T1040" style:family="text">
      <style:text-properties officeooo:rsid="007ee100"/>
    </style:style>
    <style:style style:name="T1041" style:family="text">
      <style:text-properties officeooo:rsid="04271a67"/>
    </style:style>
    <style:style style:name="T1042" style:family="text">
      <style:text-properties officeooo:rsid="02cb449f"/>
    </style:style>
    <style:style style:name="T1043" style:family="text">
      <style:text-properties officeooo:rsid="01d6b2f6"/>
    </style:style>
    <style:style style:name="T1044" style:family="text">
      <style:text-properties officeooo:rsid="024d371a"/>
    </style:style>
    <style:style style:name="T1045" style:family="text">
      <style:text-properties officeooo:rsid="024dd084"/>
    </style:style>
    <style:style style:name="T1046" style:family="text">
      <style:text-properties officeooo:rsid="02490ded"/>
    </style:style>
    <style:style style:name="T1047" style:family="text">
      <style:text-properties officeooo:rsid="04288bde"/>
    </style:style>
    <style:style style:name="T1048" style:family="text">
      <style:text-properties officeooo:rsid="03fb3b75"/>
    </style:style>
    <style:style style:name="T1049" style:family="text">
      <style:text-properties officeooo:rsid="01d882e7"/>
    </style:style>
    <style:style style:name="T1050" style:family="text">
      <style:text-properties officeooo:rsid="01d95b55"/>
    </style:style>
    <style:style style:name="T1051" style:family="text">
      <style:text-properties officeooo:rsid="03fbd34e"/>
    </style:style>
    <style:style style:name="T1052" style:family="text">
      <style:text-properties officeooo:rsid="007b8298"/>
    </style:style>
    <style:style style:name="T1053" style:family="text">
      <style:text-properties officeooo:rsid="02478690"/>
    </style:style>
    <style:style style:name="T1054" style:family="text">
      <style:text-properties officeooo:rsid="0252a45b"/>
    </style:style>
    <style:style style:name="T1055" style:family="text">
      <style:text-properties officeooo:rsid="007c652d"/>
    </style:style>
    <style:style style:name="T1056" style:family="text">
      <style:text-properties officeooo:rsid="0257287c"/>
    </style:style>
    <style:style style:name="T1057" style:family="text">
      <style:text-properties officeooo:rsid="007d4d0d"/>
    </style:style>
    <style:style style:name="T1058" style:family="text">
      <style:text-properties officeooo:rsid="007f81bd"/>
    </style:style>
    <style:style style:name="T1059" style:family="text">
      <style:text-properties officeooo:rsid="03fbfc07"/>
    </style:style>
    <style:style style:name="T1060" style:family="text">
      <style:text-properties officeooo:rsid="0081c9b1"/>
    </style:style>
    <style:style style:name="T1061" style:family="text">
      <style:text-properties officeooo:rsid="025b5957"/>
    </style:style>
    <style:style style:name="T1062" style:family="text">
      <style:text-properties officeooo:rsid="0086180d"/>
    </style:style>
    <style:style style:name="T1063" style:family="text">
      <style:text-properties officeooo:rsid="01e3ab05"/>
    </style:style>
    <style:style style:name="T1064" style:family="text">
      <style:text-properties officeooo:rsid="00868cf4"/>
    </style:style>
    <style:style style:name="T1065" style:family="text">
      <style:text-properties officeooo:rsid="01df9b86"/>
    </style:style>
    <style:style style:name="T1066" style:family="text">
      <style:text-properties officeooo:rsid="076f3b0d"/>
    </style:style>
    <style:style style:name="T1067" style:family="text">
      <style:text-properties officeooo:rsid="077063e4"/>
    </style:style>
    <style:style style:name="T1068" style:family="text">
      <style:text-properties officeooo:rsid="009c1173"/>
    </style:style>
    <style:style style:name="T1069" style:family="text">
      <style:text-properties officeooo:rsid="02084a62"/>
    </style:style>
    <style:style style:name="T1070" style:family="text">
      <style:text-properties officeooo:rsid="0210b3f7"/>
    </style:style>
    <style:style style:name="T1071" style:family="text">
      <style:text-properties officeooo:rsid="00888c82"/>
    </style:style>
    <style:style style:name="T1072" style:family="text">
      <style:text-properties officeooo:rsid="03ff3e63"/>
    </style:style>
    <style:style style:name="T1073" style:family="text">
      <style:text-properties officeooo:rsid="019e435f"/>
    </style:style>
    <style:style style:name="T1074" style:family="text">
      <style:text-properties officeooo:rsid="01a143de"/>
    </style:style>
    <style:style style:name="T1075" style:family="text">
      <style:text-properties officeooo:rsid="03ff4f45"/>
    </style:style>
    <style:style style:name="T1076" style:family="text">
      <style:text-properties officeooo:rsid="01c65f53"/>
    </style:style>
    <style:style style:name="T1077" style:family="text">
      <style:text-properties officeooo:rsid="01a31dc0"/>
    </style:style>
    <style:style style:name="T1078" style:family="text">
      <style:text-properties officeooo:rsid="01a5187a"/>
    </style:style>
    <style:style style:name="T1079" style:family="text">
      <style:text-properties officeooo:rsid="0097d87c"/>
    </style:style>
    <style:style style:name="T1080" style:family="text">
      <style:text-properties officeooo:rsid="07729553"/>
    </style:style>
    <style:style style:name="T1081" style:family="text">
      <style:text-properties officeooo:rsid="01c3404b"/>
    </style:style>
    <style:style style:name="T1082" style:family="text">
      <style:text-properties officeooo:rsid="01fa8119"/>
    </style:style>
    <style:style style:name="T1083" style:family="text">
      <style:text-properties officeooo:rsid="0773a30a"/>
    </style:style>
    <style:style style:name="T1084" style:family="text">
      <style:text-properties officeooo:rsid="02d00b67"/>
    </style:style>
    <style:style style:name="T1085" style:family="text">
      <style:text-properties officeooo:rsid="01af9de2"/>
    </style:style>
    <style:style style:name="T1086" style:family="text">
      <style:text-properties officeooo:rsid="01af5f52"/>
    </style:style>
    <style:style style:name="T1087" style:family="text">
      <style:text-properties officeooo:rsid="00975b88"/>
    </style:style>
    <style:style style:name="T1088" style:family="text">
      <style:text-properties officeooo:rsid="01bc6bff"/>
    </style:style>
    <style:style style:name="T1089" style:family="text">
      <style:text-properties officeooo:rsid="02d04514"/>
    </style:style>
    <style:style style:name="T1090" style:family="text">
      <style:text-properties officeooo:rsid="04007ba1"/>
    </style:style>
    <style:style style:name="T1091" style:family="text">
      <style:text-properties officeooo:rsid="0099166a"/>
    </style:style>
    <style:style style:name="T1092" style:family="text">
      <style:text-properties officeooo:rsid="01acc3f4"/>
    </style:style>
    <style:style style:name="T1093" style:family="text">
      <style:text-properties officeooo:rsid="008cd84f"/>
    </style:style>
    <style:style style:name="T1094" style:family="text">
      <style:text-properties officeooo:rsid="07758e9c"/>
    </style:style>
    <style:style style:name="T1095" style:family="text">
      <style:text-properties officeooo:rsid="01ab5b58"/>
    </style:style>
    <style:style style:name="T1096" style:family="text">
      <style:text-properties officeooo:rsid="0774dac3"/>
    </style:style>
    <style:style style:name="T1097" style:family="text">
      <style:text-properties officeooo:rsid="02e71f3e"/>
    </style:style>
    <style:style style:name="T1098" style:family="text">
      <style:text-properties officeooo:rsid="02150ed9"/>
    </style:style>
    <style:style style:name="T1099" style:family="text">
      <style:text-properties officeooo:rsid="0200010f"/>
    </style:style>
    <style:style style:name="T1100" style:family="text">
      <style:text-properties officeooo:rsid="020266f9"/>
    </style:style>
    <style:style style:name="T1101" style:family="text">
      <style:text-properties officeooo:rsid="0203180f"/>
    </style:style>
    <style:style style:name="T1102" style:family="text">
      <style:text-properties officeooo:rsid="0204cec0"/>
    </style:style>
    <style:style style:name="T1103" style:family="text">
      <style:text-properties officeooo:rsid="040373de"/>
    </style:style>
    <style:style style:name="T1104" style:family="text">
      <style:text-properties officeooo:rsid="01b769cc"/>
    </style:style>
    <style:style style:name="T1105" style:family="text">
      <style:text-properties officeooo:rsid="020dfe87"/>
    </style:style>
    <style:style style:name="T1106" style:family="text">
      <style:text-properties officeooo:rsid="0207df6b"/>
    </style:style>
    <style:style style:name="T1107" style:family="text">
      <style:text-properties officeooo:rsid="01b7df34"/>
    </style:style>
    <style:style style:name="T1108" style:family="text">
      <style:text-properties officeooo:rsid="02064459"/>
    </style:style>
    <style:style style:name="T1109" style:family="text">
      <style:text-properties officeooo:rsid="020b0c97"/>
    </style:style>
    <style:style style:name="T1110" style:family="text">
      <style:text-properties officeooo:rsid="0779155e"/>
    </style:style>
    <style:style style:name="T1111" style:family="text">
      <style:text-properties officeooo:rsid="077fad36"/>
    </style:style>
    <style:style style:name="T1112" style:family="text">
      <style:text-properties officeooo:rsid="0612bf12"/>
    </style:style>
    <style:style style:name="T1113" style:family="text">
      <style:text-properties officeooo:rsid="0612b943"/>
    </style:style>
    <style:style style:name="T1114" style:family="text">
      <style:text-properties officeooo:rsid="0410e7c9"/>
    </style:style>
    <style:style style:name="T1115" style:family="text">
      <style:text-properties officeooo:rsid="0417f05c"/>
    </style:style>
    <style:style style:name="T1116" style:family="text">
      <style:text-properties officeooo:rsid="04132d5c"/>
    </style:style>
    <style:style style:name="T1117" style:family="text">
      <style:text-properties officeooo:rsid="042320b8"/>
    </style:style>
    <style:style style:name="T1118" style:family="text">
      <style:text-properties officeooo:rsid="0405bcb2"/>
    </style:style>
    <style:style style:name="T1119" style:family="text">
      <style:text-properties officeooo:rsid="04757b95"/>
    </style:style>
    <style:style style:name="T1120" style:family="text">
      <style:text-properties officeooo:rsid="078292f4"/>
    </style:style>
    <style:style style:name="T1121" style:family="text">
      <style:text-properties officeooo:rsid="0216e56f"/>
    </style:style>
    <style:style style:name="T1122" style:family="text">
      <style:text-properties officeooo:rsid="0218ad98"/>
    </style:style>
    <style:style style:name="T1123" style:family="text">
      <style:text-properties officeooo:rsid="04219986"/>
    </style:style>
    <style:style style:name="T1124" style:family="text">
      <style:text-properties officeooo:rsid="041f92ef"/>
    </style:style>
    <style:style style:name="T1125" style:family="text">
      <style:text-properties officeooo:rsid="05eb6404"/>
    </style:style>
    <style:style style:name="T1126" style:family="text">
      <style:text-properties officeooo:rsid="041c285d"/>
    </style:style>
    <style:style style:name="T1127" style:family="text">
      <style:text-properties officeooo:rsid="041448b7"/>
    </style:style>
    <style:style style:name="T1128" style:family="text">
      <style:text-properties officeooo:rsid="041fe8ae"/>
    </style:style>
    <style:style style:name="T1129" style:family="text">
      <style:text-properties officeooo:rsid="0785a5b8"/>
    </style:style>
    <style:style style:name="T1130" style:family="text">
      <style:text-properties officeooo:rsid="07842d11"/>
    </style:style>
    <style:style style:name="T1131" style:family="text">
      <style:text-properties officeooo:rsid="0408bf8a"/>
    </style:style>
    <style:style style:name="T1132" style:family="text">
      <style:text-properties officeooo:rsid="044cdca9"/>
    </style:style>
    <style:style style:name="T1133" style:family="text">
      <style:text-properties officeooo:rsid="021b7a1e"/>
    </style:style>
    <style:style style:name="T1134" style:family="text">
      <style:text-properties officeooo:rsid="0462bb35"/>
    </style:style>
    <style:style style:name="T1135" style:family="text">
      <style:text-properties officeooo:rsid="04612213"/>
    </style:style>
    <style:style style:name="T1136" style:family="text">
      <style:text-properties officeooo:rsid="0408e396"/>
    </style:style>
    <style:style style:name="T1137" style:family="text">
      <style:text-properties officeooo:rsid="02ccf456"/>
    </style:style>
    <style:style style:name="T1138" style:family="text">
      <style:text-properties officeooo:rsid="053e9646"/>
    </style:style>
    <style:style style:name="T1139" style:family="text">
      <style:text-properties officeooo:rsid="0556baad"/>
    </style:style>
    <style:style style:name="T1140" style:family="text">
      <style:text-properties officeooo:rsid="0024bb00"/>
    </style:style>
    <style:style style:name="T1141" style:family="text">
      <style:text-properties officeooo:rsid="0375abcc"/>
    </style:style>
    <style:style style:name="T1142" style:family="text">
      <style:text-properties officeooo:rsid="00173b56"/>
    </style:style>
    <style:style style:name="T1143" style:family="text">
      <style:text-properties officeooo:rsid="0373edea"/>
    </style:style>
    <style:style style:name="T1144" style:family="text">
      <style:text-properties officeooo:rsid="0339a83b"/>
    </style:style>
    <style:style style:name="T1145" style:family="text">
      <style:text-properties officeooo:rsid="04af515e"/>
    </style:style>
    <style:style style:name="T1146" style:family="text">
      <style:text-properties officeooo:rsid="05ce2cc5"/>
    </style:style>
    <style:style style:name="T1147" style:family="text">
      <style:text-properties officeooo:rsid="06e66f0b"/>
    </style:style>
    <style:style style:name="T1148" style:family="text">
      <style:text-properties officeooo:rsid="063622ea"/>
    </style:style>
    <style:style style:name="T1149" style:family="text">
      <style:text-properties officeooo:rsid="0634a978"/>
    </style:style>
    <style:style style:name="T1150" style:family="text">
      <style:text-properties officeooo:rsid="00d3d998"/>
    </style:style>
    <style:style style:name="T1151" style:family="text">
      <style:text-properties officeooo:rsid="00d64315"/>
    </style:style>
    <style:style style:name="T1152" style:family="text">
      <style:text-properties officeooo:rsid="00e19303"/>
    </style:style>
    <style:style style:name="T1153" style:family="text">
      <style:text-properties officeooo:rsid="00e781a5"/>
    </style:style>
    <style:style style:name="T1154" style:family="text">
      <style:text-properties officeooo:rsid="054bf7f5"/>
    </style:style>
    <style:style style:name="T1155" style:family="text">
      <style:text-properties officeooo:rsid="00f71222"/>
    </style:style>
    <style:style style:name="T1156" style:family="text">
      <style:text-properties officeooo:rsid="00f9b9f7"/>
    </style:style>
    <style:style style:name="T1157" style:family="text">
      <style:text-properties officeooo:rsid="00fb12bc"/>
    </style:style>
    <style:style style:name="T1158" style:family="text">
      <style:text-properties officeooo:rsid="00fbc73a"/>
    </style:style>
    <style:style style:name="T1159" style:family="text">
      <style:text-properties officeooo:rsid="0394a279"/>
    </style:style>
    <style:style style:name="T1160" style:family="text">
      <style:text-properties officeooo:rsid="039a1126"/>
    </style:style>
    <style:style style:name="T1161" style:family="text">
      <style:text-properties officeooo:rsid="0104ca1b"/>
    </style:style>
    <style:style style:name="T1162" style:family="text">
      <style:text-properties officeooo:rsid="01079b0a"/>
    </style:style>
    <style:style style:name="T1163" style:family="text">
      <style:text-properties officeooo:rsid="0107f584"/>
    </style:style>
    <style:style style:name="T1164" style:family="text">
      <style:text-properties officeooo:rsid="0110970f"/>
    </style:style>
    <style:style style:name="T1165" style:family="text">
      <style:text-properties officeooo:rsid="011d7061"/>
    </style:style>
    <style:style style:name="T1166" style:family="text">
      <style:text-properties officeooo:rsid="011e0732"/>
    </style:style>
    <style:style style:name="T1167" style:family="text">
      <style:text-properties style:font-name="Liberation Sans4" fo:font-size="11pt" fo:font-weight="bold" officeooo:rsid="011e0732" style:font-size-asian="10.5pt" style:font-weight-asian="bold" style:font-weight-complex="bold"/>
    </style:style>
    <style:style style:name="T1168" style:family="text">
      <style:text-properties style:font-name="Liberation Sans4" fo:font-size="11pt" fo:font-weight="bold" officeooo:rsid="012b331c" style:font-size-asian="10.5pt" style:font-weight-asian="bold" style:font-weight-complex="bold"/>
    </style:style>
    <style:style style:name="T1169" style:family="text">
      <style:text-properties officeooo:rsid="012280b8"/>
    </style:style>
    <style:style style:name="T1170" style:family="text">
      <style:text-properties officeooo:rsid="01238022"/>
    </style:style>
    <style:style style:name="T1171" style:family="text">
      <style:text-properties style:font-name="Liberation Sans3" fo:font-size="11pt" fo:font-style="italic" officeooo:rsid="01238022" style:font-size-asian="10.5pt" style:font-style-asian="italic" style:font-weight-asian="normal" style:font-size-complex="12pt" style:font-style-complex="italic" style:font-weight-complex="normal"/>
    </style:style>
    <style:style style:name="T1172" style:family="text">
      <style:text-properties style:font-name="Liberation Sans3" fo:font-size="11pt" fo:font-style="italic" officeooo:rsid="012444d8" style:font-size-asian="10.5pt" style:font-style-asian="italic" style:font-weight-asian="normal" style:font-size-complex="12pt" style:font-style-complex="italic" style:font-weight-complex="normal"/>
    </style:style>
    <style:style style:name="T1173" style:family="text">
      <style:text-properties style:font-name="Liberation Sans3" fo:font-size="11pt" fo:font-style="italic" officeooo:rsid="01258cac" style:font-size-asian="10.5pt" style:font-style-asian="italic" style:font-weight-asian="normal" style:font-size-complex="12pt" style:font-style-complex="italic" style:font-weight-complex="normal"/>
    </style:style>
    <style:style style:name="T1174" style:family="text">
      <style:text-properties style:font-name="Liberation Sans3" fo:font-size="11pt" fo:font-style="italic" officeooo:rsid="0129d26f" style:font-size-asian="10.5pt" style:font-style-asian="italic" style:font-weight-asian="normal" style:font-size-complex="12pt" style:font-style-complex="italic" style:font-weight-complex="normal"/>
    </style:style>
    <style:style style:name="T1175" style:family="text">
      <style:text-properties style:font-name="Liberation Sans3" fo:font-size="11pt" fo:font-style="italic" officeooo:rsid="012a9421" style:font-size-asian="10.5pt" style:font-style-asian="italic" style:font-weight-asian="normal" style:font-size-complex="12pt" style:font-style-complex="italic" style:font-weight-complex="normal"/>
    </style:style>
    <style:style style:name="T1176" style:family="text">
      <style:text-properties style:font-name="Liberation Sans3" fo:font-size="11pt" fo:font-style="italic" officeooo:rsid="012c463b" style:font-size-asian="10.5pt" style:font-style-asian="italic" style:font-weight-asian="normal" style:font-size-complex="12pt" style:font-style-complex="italic" style:font-weight-complex="normal"/>
    </style:style>
    <style:style style:name="T1177" style:family="text">
      <style:text-properties style:font-name="Liberation Sans3" fo:font-size="11pt" fo:font-style="italic" officeooo:rsid="013d787a" style:font-size-asian="10.5pt" style:font-style-asian="italic" style:font-weight-asian="normal" style:font-size-complex="12pt" style:font-style-complex="italic" style:font-weight-complex="normal"/>
    </style:style>
    <style:style style:name="T1178" style:family="text">
      <style:text-properties style:font-name="Liberation Sans3" fo:font-size="11pt" fo:font-style="italic" officeooo:rsid="014801af" style:font-size-asian="10.5pt" style:font-style-asian="italic" style:font-weight-asian="normal" style:font-size-complex="12pt" style:font-style-complex="italic" style:font-weight-complex="normal"/>
    </style:style>
    <style:style style:name="T1179" style:family="text">
      <style:text-properties officeooo:rsid="012444d8"/>
    </style:style>
    <style:style style:name="T1180" style:family="text">
      <style:text-properties officeooo:rsid="01258cac"/>
    </style:style>
    <style:style style:name="T1181" style:family="text">
      <style:text-properties officeooo:rsid="01267769"/>
    </style:style>
    <style:style style:name="T1182" style:family="text">
      <style:text-properties officeooo:rsid="0129d26f"/>
    </style:style>
    <style:style style:name="T1183" style:family="text">
      <style:text-properties officeooo:rsid="012a9421"/>
    </style:style>
    <style:style style:name="T1184" style:family="text">
      <style:text-properties fo:font-size="11pt" officeooo:rsid="012a9421"/>
    </style:style>
    <style:style style:name="T1185" style:family="text">
      <style:text-properties fo:font-size="11pt" officeooo:rsid="012ea22e"/>
    </style:style>
    <style:style style:name="T1186" style:family="text">
      <style:text-properties fo:font-size="11pt" fo:language="en" fo:country="US" officeooo:rsid="0132df82"/>
    </style:style>
    <style:style style:name="T1187" style:family="text">
      <style:text-properties officeooo:rsid="012b331c"/>
    </style:style>
    <style:style style:name="T1188" style:family="text">
      <style:text-properties officeooo:rsid="012c463b"/>
    </style:style>
    <style:style style:name="T1189" style:family="text">
      <style:text-properties officeooo:rsid="012dfd45"/>
    </style:style>
    <style:style style:name="T1190" style:family="text">
      <style:text-properties officeooo:rsid="012ea22e"/>
    </style:style>
    <style:style style:name="T1191" style:family="text">
      <style:text-properties officeooo:rsid="012ffffd"/>
    </style:style>
    <style:style style:name="T1192" style:family="text">
      <style:text-properties officeooo:rsid="0131e180"/>
    </style:style>
    <style:style style:name="T1193" style:family="text">
      <style:text-properties officeooo:rsid="0132df82"/>
    </style:style>
    <style:style style:name="T1194" style:family="text">
      <style:text-properties officeooo:rsid="01346ba7"/>
    </style:style>
    <style:style style:name="T1195" style:family="text">
      <style:text-properties officeooo:rsid="01362893"/>
    </style:style>
    <style:style style:name="T1196" style:family="text">
      <style:text-properties officeooo:rsid="013ccd89"/>
    </style:style>
    <style:style style:name="T1197" style:family="text">
      <style:text-properties officeooo:rsid="013d0d7b"/>
    </style:style>
    <style:style style:name="T1198" style:family="text">
      <style:text-properties officeooo:rsid="013d787a"/>
    </style:style>
    <style:style style:name="T1199" style:family="text">
      <style:text-properties officeooo:rsid="01466583"/>
    </style:style>
    <style:style style:name="T1200" style:family="text">
      <style:text-properties officeooo:rsid="014801af"/>
    </style:style>
    <style:style style:name="T1201" style:family="text">
      <style:text-properties officeooo:rsid="0148d9dc"/>
    </style:style>
    <style:style style:name="T1202" style:family="text">
      <style:text-properties style:font-name="Liberation Sans" officeooo:rsid="0148d9dc"/>
    </style:style>
    <style:style style:name="T1203" style:family="text">
      <style:text-properties officeooo:rsid="014c571f"/>
    </style:style>
    <style:style style:name="T1204" style:family="text">
      <style:text-properties officeooo:rsid="0156174b"/>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34" draw:name="Image1" text:anchor-type="as-char" svg:width="3.3335in" svg:height="0.7in" draw:z-index="0"><draw:image xlink:href="Pictures/10000201000003E8000000D294EF144526FC4FEE.png" xlink:type="simple" xlink:show="embed" xlink:actuate="onLoad" loext:mime-type="image/png"/></draw:frame></text:p>
      <text:p text:style-name="P66">Průvodce programem Calc</text:p>
      <text:p text:style-name="P45">Kapitola 3 <text:s/><text:line-break/>Tvorba grafů</text:p>
      <text:p text:style-name="Subtitle">Vizuální prezentace informací</text:p>
      <text:section text:style-name="Sect1" text:name="CG6203S1" text:condition="ooow:book eq 1" text:display="condition">
        <text:h text:style-name="P75" text:outline-level="1"><text:bookmark-start text:name="__RefHeading__5636_1566568644"/>Autorská práva<text:bookmark-end text:name="__RefHeading__5636_1566568644"/></text:h>
        <text:p text:style-name="P7">Tento dokument je duševním vlastnictvím skupiny LibreOffice Documentation Team, © <text:date style:data-style-name="N129" text:date-value="2020-05-21T22:49:08.86800027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ato kniha byla vytvořena úpravami a aktualizacemi příručky <text:span text:style-name="Emphasis">Průvodce programem LibreOffice Calc 6.2</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7">Steve Fanning</text:p>
            </table:table-cell>
            <table:table-cell office:value-type="string">
              <text:p text:style-name="P38">Leo Moons</text:p>
            </table:table-cell>
            <table:table-cell office:value-type="string">
              <text:p text:style-name="P39">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P78" text:outline-level="2"><text:bookmark-start text:name="__RefHeading___Toc4648_402817234"/>Zpětná vazba<text:bookmark-end text:name="__RefHeading___Toc4648_402817234"/></text:h>
        <text:p text:style-name="P8">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332343319" text:style-name="Heading_20_Note">
          <text:list-item>
            <text:p text:style-name="P84">Poznámka</text:p>
          </text:list-item>
        </text:list>
        <text:p text:style-name="P40">Vše, co do e-mailové konference pošlete, včetně e-mailové adresy a dalších osobních informací uvedených ve zprávě, bude veřejně viditelné bez možnosti smazání.</text:p>
        <text:h text:style-name="P78" text:outline-level="2"><text:bookmark-start text:name="__RefHeading__5644_1566568644"/>Datum vydání a verze programu<text:bookmark-end text:name="__RefHeading__5644_1566568644"/></text:h>
        <text:p text:style-name="P8">Vydáno v <text:date style:data-style-name="N34" text:date-value="2020-05-22T10:51:58.974999804">květnu</text:date><text:s/><text:date style:data-style-name="N129" text:date-value="2020-05-22T10:51:58.974999804">2020</text:date>. Kniha je určena pro LibreOffice 6.4.</text:p>
        <text:h text:style-name="Heading_20_2"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4">Windows nebo Linux</text:p>
            </table:table-cell>
            <table:table-cell table:style-name="Table4.A1" office:value-type="string">
              <text:p text:style-name="P44">Ekvivalent pro macOS</text:p>
            </table:table-cell>
            <table:table-cell table:style-name="Table4.A1" office:value-type="string">
              <text:p text:style-name="P44">Akce</text:p>
            </table:table-cell>
          </table:table-row>
          <table:table-row table:style-name="Table4.1">
            <table:table-cell table:style-name="Table4.A2" office:value-type="string">
              <text:p text:style-name="P26"><text:span text:style-name="Strong_20_Emphasis">Nástroje &gt; Možnosti</text:span> výběr v nabídce</text:p>
            </table:table-cell>
            <table:table-cell table:style-name="Table4.B2" office:value-type="string">
              <text:p text:style-name="P26"><text:span text:style-name="Strong_20_Emphasis">LibreOffice &gt; Předvolby</text:span></text:p>
            </table:table-cell>
            <table:table-cell table:style-name="Table4.B2" office:value-type="string">
              <text:p text:style-name="P26">Otevřou se možnosti nastavení</text:p>
            </table:table-cell>
          </table:table-row>
          <table:table-row table:style-name="Table4.1">
            <table:table-cell table:style-name="Table4.A2" office:value-type="string">
              <text:p text:style-name="P26"><text:span text:style-name="Keystroke">Klepnutí pravým tlačítkem</text:span></text:p>
            </table:table-cell>
            <table:table-cell table:style-name="Table4.A2" office:value-type="string">
              <text:p text:style-name="P26"><text:span text:style-name="Keystroke">Control + klepnutí</text:span> a/nebo <text:span text:style-name="Keystroke">klepnutí pravým tlačítkem</text:span> v závislosti na operačním systému počítače</text:p>
            </table:table-cell>
            <table:table-cell table:style-name="Table4.B2" office:value-type="string">
              <text:p text:style-name="P26">Otevře se místní nabídka</text:p>
            </table:table-cell>
          </table:table-row>
          <table:table-row table:style-name="Table4.1">
            <table:table-cell table:style-name="Table4.A2" office:value-type="string">
              <text:p text:style-name="P26"><text:span text:style-name="Keystroke">Ctrl (Control)</text:span></text:p>
            </table:table-cell>
            <table:table-cell table:style-name="Table4.A2" office:value-type="string">
              <text:p text:style-name="P26"><text:span text:style-name="Keystroke">⌘ (Command)</text:span></text:p>
            </table:table-cell>
            <table:table-cell table:style-name="Table4.A2" office:value-type="string">
              <text:p text:style-name="P26">Používá se také s dalšími klávesami</text:p>
            </table:table-cell>
          </table:table-row>
          <table:table-row table:style-name="Table4.1">
            <table:table-cell table:style-name="Table4.A2" office:value-type="string">
              <text:p text:style-name="P26"><text:span text:style-name="Keystroke">F5</text:span></text:p>
            </table:table-cell>
            <table:table-cell table:style-name="Table4.A2" office:value-type="string">
              <text:p text:style-name="P26"><text:span text:style-name="Keystroke">Shift + ⌘ + F5</text:span></text:p>
            </table:table-cell>
            <table:table-cell table:style-name="Table4.A2" office:value-type="string">
              <text:p text:style-name="P26">Otevře se Navigátor</text:p>
            </table:table-cell>
          </table:table-row>
          <table:table-row table:style-name="Table4.1">
            <table:table-cell table:style-name="Table4.A2" office:value-type="string">
              <text:p text:style-name="P26"><text:span text:style-name="Keystroke">F11</text:span></text:p>
            </table:table-cell>
            <table:table-cell table:style-name="Table4.A2" office:value-type="string">
              <text:p text:style-name="P26"><text:span text:style-name="Keystroke">⌘ + T</text:span></text:p>
            </table:table-cell>
            <table:table-cell table:style-name="Table4.A2" office:value-type="string">
              <text:p text:style-name="P26">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0"><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73"><text:a xlink:type="simple" xlink:href="#__RefHeading___Toc1847_1473846649" text:style-name="Index_20_Link" text:visited-style-name="Index_20_Link">Pro toto vydání<text:tab/>2</text:a></text:p>
            <text:p text:style-name="P73"><text:a xlink:type="simple" xlink:href="#__RefHeading___Toc28529_3211575895" text:style-name="Index_20_Link" text:visited-style-name="Index_20_Link">Pro předchozí vydání<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70"><text:a xlink:type="simple" xlink:href="#__RefHeading__5648_1566568644" text:style-name="Index_20_Link" text:visited-style-name="Index_20_Link">Úvod<text:tab/>6</text:a></text:p>
            <text:p text:style-name="P70"><text:a xlink:type="simple" xlink:href="#__RefHeading__23315_284948500" text:style-name="Index_20_Link" text:visited-style-name="Index_20_Link">Průvodce grafy<text:tab/>6</text:a></text:p>
            <text:p text:style-name="P71"><text:a xlink:type="simple" xlink:href="#__RefHeading___Toc45428_1873373956" text:style-name="Index_20_Link" text:visited-style-name="Index_20_Link">Přehled Průvodce grafem<text:tab/>6</text:a></text:p>
            <text:p text:style-name="P71"><text:a xlink:type="simple" xlink:href="#__RefHeading___Toc19879_536864046" text:style-name="Index_20_Link" text:visited-style-name="Index_20_Link">Výběr typu grafu<text:tab/>7</text:a></text:p>
            <text:p text:style-name="P71"><text:a xlink:type="simple" xlink:href="#__RefHeading___Toc39996_758917081" text:style-name="Index_20_Link" text:visited-style-name="Index_20_Link">Výběr oblasti dat<text:tab/>8</text:a></text:p>
            <text:p text:style-name="P72"><text:a xlink:type="simple" xlink:href="#__RefHeading___Toc37357_376987738" text:style-name="Index_20_Link" text:visited-style-name="Index_20_Link">Výběr nesouvislé oblasti dat<text:tab/>8</text:a></text:p>
            <text:p text:style-name="P72"><text:a xlink:type="simple" xlink:href="#__RefHeading___Toc18933_536864046" text:style-name="Index_20_Link" text:visited-style-name="Index_20_Link">Propojení s externími daty<text:tab/>9</text:a></text:p>
            <text:p text:style-name="P71"><text:a xlink:type="simple" xlink:href="#__RefHeading___Toc92880_521841234" text:style-name="Index_20_Link" text:visited-style-name="Index_20_Link">Výběr datových řad<text:tab/>9</text:a></text:p>
            <text:p text:style-name="P72"><text:a xlink:type="simple" xlink:href="#__RefHeading___Toc12503_4207962654" text:style-name="Index_20_Link" text:visited-style-name="Index_20_Link">Uspořádání datových řad<text:tab/>9</text:a></text:p>
            <text:p text:style-name="P72"><text:a xlink:type="simple" xlink:href="#__RefHeading___Toc12505_4207962654" text:style-name="Index_20_Link" text:visited-style-name="Index_20_Link">Nastavení rozsahů datových řad<text:tab/>10</text:a></text:p>
            <text:p text:style-name="P71"><text:a xlink:type="simple" xlink:href="#__RefHeading___Toc30083_1873373956" text:style-name="Index_20_Link" text:visited-style-name="Index_20_Link">Výběr prvků grafu<text:tab/>11</text:a></text:p>
            <text:p text:style-name="P70"><text:a xlink:type="simple" xlink:href="#__RefHeading___Toc21802_331351213" text:style-name="Index_20_Link" text:visited-style-name="Index_20_Link">Nastavení grafu pomocí postranní lišty<text:tab/>12</text:a></text:p>
            <text:p text:style-name="P70"><text:a xlink:type="simple" xlink:href="#__RefHeading__23321_284948500" text:style-name="Index_20_Link" text:visited-style-name="Index_20_Link">Úprava grafů<text:tab/>14</text:a></text:p>
            <text:p text:style-name="P71"><text:a xlink:type="simple" xlink:href="#__RefHeading___Toc37359_376987738" text:style-name="Index_20_Link" text:visited-style-name="Index_20_Link">Přehled použití režimu úprav<text:tab/>14</text:a></text:p>
            <text:p text:style-name="P71"><text:a xlink:type="simple" xlink:href="#__RefHeading___Toc18939_536864046" text:style-name="Index_20_Link" text:visited-style-name="Index_20_Link">Přepnutí do režimu úprav<text:tab/>14</text:a></text:p>
            <text:p text:style-name="P71"><text:a xlink:type="simple" xlink:href="#__RefHeading___Toc21798_331351213" text:style-name="Index_20_Link" text:visited-style-name="Index_20_Link">Nabídka Vložit<text:tab/>15</text:a></text:p>
            <text:p text:style-name="P71"><text:a xlink:type="simple" xlink:href="#__RefHeading__11504_13180705011" text:style-name="Index_20_Link" text:visited-style-name="Index_20_Link">Nabídka Formát<text:tab/>16</text:a></text:p>
            <text:p text:style-name="P71"><text:a xlink:type="simple" xlink:href="#__RefHeading___Toc21800_331351213" text:style-name="Index_20_Link" text:visited-style-name="Index_20_Link">Nástrojová lišta Formátování<text:tab/>17</text:a></text:p>
            <text:p text:style-name="P70"><text:a xlink:type="simple" xlink:href="#__RefHeading__11502_1318070501" text:style-name="Index_20_Link" text:visited-style-name="Index_20_Link">Výběr a přesun prvků grafu<text:tab/>18</text:a></text:p>
            <text:p text:style-name="P71"><text:a xlink:type="simple" xlink:href="#__RefHeading___Toc18941_536864046" text:style-name="Index_20_Link" text:visited-style-name="Index_20_Link">Výběr prvků grafu<text:tab/>18</text:a></text:p>
            <text:p text:style-name="P71"><text:a xlink:type="simple" xlink:href="#__RefHeading__23337_2849485001" text:style-name="Index_20_Link" text:visited-style-name="Index_20_Link">Přesun prvků grafu<text:tab/>18</text:a></text:p>
            <text:p text:style-name="P70"><text:a xlink:type="simple" xlink:href="#__RefHeading__23323_284948500" text:style-name="Index_20_Link" text:visited-style-name="Index_20_Link">Změna typu grafu<text:tab/>19</text:a></text:p>
            <text:p text:style-name="P70"><text:a xlink:type="simple" xlink:href="#__RefHeading__5916_1557782789" text:style-name="Index_20_Link" text:visited-style-name="Index_20_Link">Popisy, podtituly a název os<text:tab/>19</text:a></text:p>
            <text:p text:style-name="P71"><text:a xlink:type="simple" xlink:href="#__RefHeading___Toc18943_536864046" text:style-name="Index_20_Link" text:visited-style-name="Index_20_Link">Tvorba nebo změna textu<text:tab/>19</text:a></text:p>
            <text:p text:style-name="P71"><text:a xlink:type="simple" xlink:href="#__RefHeading___Toc21050_4169405848" text:style-name="Index_20_Link" text:visited-style-name="Index_20_Link">Formátování textu<text:tab/>20</text:a></text:p>
            <text:p text:style-name="P70"><text:a xlink:type="simple" xlink:href="#__RefHeading___Toc20958_32797944" text:style-name="Index_20_Link" text:visited-style-name="Index_20_Link">Legenda<text:tab/>21</text:a></text:p>
            <text:p text:style-name="P71"><text:a xlink:type="simple" xlink:href="#__RefHeading___Toc18945_536864046" text:style-name="Index_20_Link" text:visited-style-name="Index_20_Link">Umístění, vkládání nebo mazání legendy<text:tab/>21</text:a></text:p>
            <text:p text:style-name="P72"><text:a xlink:type="simple" xlink:href="#__RefHeading___Toc37363_376987738" text:style-name="Index_20_Link" text:visited-style-name="Index_20_Link">Pouze vkládání nebo mazání<text:tab/>21</text:a></text:p>
            <text:p text:style-name="P72"><text:a xlink:type="simple" xlink:href="#__RefHeading___Toc37365_376987738" text:style-name="Index_20_Link" text:visited-style-name="Index_20_Link">Umístění, vkládání a mazání<text:tab/>21</text:a></text:p>
            <text:p text:style-name="P71"><text:a xlink:type="simple" xlink:href="#__RefHeading___Toc18947_536864046" text:style-name="Index_20_Link" text:visited-style-name="Index_20_Link">Formátování legendy<text:tab/>22</text:a></text:p>
            <text:p text:style-name="P70"><text:a xlink:type="simple" xlink:href="#__RefHeading__23339_2849485001" text:style-name="Index_20_Link" text:visited-style-name="Index_20_Link">Formátování pozadí grafu<text:tab/>22</text:a></text:p>
            <text:p text:style-name="P70"><text:a xlink:type="simple" xlink:href="#__RefHeading__23355_284948500" text:style-name="Index_20_Link" text:visited-style-name="Index_20_Link">Oblast dat a datové řady<text:tab/>23</text:a></text:p>
            <text:p text:style-name="P71"><text:a xlink:type="simple" xlink:href="#__RefHeading___Toc15861_397711313" text:style-name="Index_20_Link" text:visited-style-name="Index_20_Link">Změna oblastí dat<text:tab/>23</text:a></text:p>
            <text:p text:style-name="P72"><text:a xlink:type="simple" xlink:href="#__RefHeading___Toc18949_536864046" text:style-name="Index_20_Link" text:visited-style-name="Index_20_Link">Nahrazení dat přetažením<text:tab/>23</text:a></text:p>
            <text:p text:style-name="P72"><text:a xlink:type="simple" xlink:href="#__RefHeading___Toc18951_536864046" text:style-name="Index_20_Link" text:visited-style-name="Index_20_Link">Úprava oblasti dat a datových řad<text:tab/>24</text:a></text:p>
            <text:p text:style-name="P71"><text:soft-page-break/><text:a xlink:type="simple" xlink:href="#__RefHeading___Toc21804_331351213" text:style-name="Index_20_Link" text:visited-style-name="Index_20_Link">Otevření dialogového okna Datové řady<text:tab/>24</text:a></text:p>
            <text:p text:style-name="P71"><text:a xlink:type="simple" xlink:href="#__RefHeading___Toc12330_3286614320" text:style-name="Index_20_Link" text:visited-style-name="Index_20_Link">Možnosti zarovnání, rozestupy a vykreslování<text:tab/>26</text:a></text:p>
            <text:p text:style-name="P72"><text:a xlink:type="simple" xlink:href="#__RefHeading___Toc18697_2948163738" text:style-name="Index_20_Link" text:visited-style-name="Index_20_Link">Zarovnání dat k vedlejší ose Y<text:tab/>26</text:a></text:p>
            <text:p text:style-name="P72"><text:a xlink:type="simple" xlink:href="#__RefHeading___Toc21806_331351213" text:style-name="Index_20_Link" text:visited-style-name="Index_20_Link">Možnosti rozestupů a vykreslování<text:tab/>26</text:a></text:p>
            <text:p text:style-name="P72"><text:a xlink:type="simple" xlink:href="#__RefHeading___Toc21808_331351213" text:style-name="Index_20_Link" text:visited-style-name="Index_20_Link">Oblast, průhlednost a ohraničení<text:tab/>28</text:a></text:p>
            <text:p text:style-name="P72"><text:a xlink:type="simple" xlink:href="#__RefHeading___Toc20299_2468186762" text:style-name="Index_20_Link" text:visited-style-name="Index_20_Link">Čáry, oblasti a ikony datových bodů<text:tab/>28</text:a></text:p>
            <text:p text:style-name="P71"><text:a xlink:type="simple" xlink:href="#__RefHeading___Toc12332_3286614320" text:style-name="Index_20_Link" text:visited-style-name="Index_20_Link">Přiřazení barev<text:tab/>29</text:a></text:p>
            <text:p text:style-name="P73"><text:a xlink:type="simple" xlink:href="#__RefHeading___Toc21810_331351213" text:style-name="Index_20_Link" text:visited-style-name="Index_20_Link">Změna výchozího barevného schématu<text:tab/>29</text:a></text:p>
            <text:p text:style-name="P73"><text:a xlink:type="simple" xlink:href="#__RefHeading___Toc21812_331351213" text:style-name="Index_20_Link" text:visited-style-name="Index_20_Link">Použití dialogového okna Datové řady<text:tab/>29</text:a></text:p>
            <text:p text:style-name="P73"><text:a xlink:type="simple" xlink:href="#__RefHeading___Toc21814_331351213" text:style-name="Index_20_Link" text:visited-style-name="Index_20_Link">Použití oblasti dat k přiřazení barev<text:tab/>29</text:a></text:p>
            <text:p text:style-name="P71"><text:a xlink:type="simple" xlink:href="#__RefHeading___Toc21816_331351213" text:style-name="Index_20_Link" text:visited-style-name="Index_20_Link">Formátování datových bodů<text:tab/>30</text:a></text:p>
            <text:p text:style-name="P70"><text:a xlink:type="simple" xlink:href="#__RefHeading___Toc12507_4207962654" text:style-name="Index_20_Link" text:visited-style-name="Index_20_Link">Osy<text:tab/>31</text:a></text:p>
            <text:p text:style-name="P71"><text:a xlink:type="simple" xlink:href="#__RefHeading___Toc17571_1898966804" text:style-name="Index_20_Link" text:visited-style-name="Index_20_Link">Přidání nebo odebrání popisů os<text:tab/>31</text:a></text:p>
            <text:p text:style-name="P71"><text:a xlink:type="simple" xlink:href="#__RefHeading___Toc21818_331351213" text:style-name="Index_20_Link" text:visited-style-name="Index_20_Link">Úprava a formátování os<text:tab/>32</text:a></text:p>
            <text:p text:style-name="P72"><text:a xlink:type="simple" xlink:href="#__RefHeading___Toc16329_331351213" text:style-name="Index_20_Link" text:visited-style-name="Index_20_Link">Definování měřítka<text:tab/>33</text:a></text:p>
            <text:p text:style-name="P72"><text:a xlink:type="simple" xlink:href="#__RefHeading__15950_1318070501" text:style-name="Index_20_Link" text:visited-style-name="Index_20_Link">Umístění os, popisků a značek intervalu<text:tab/>34</text:a></text:p>
            <text:p text:style-name="P72"><text:a xlink:type="simple" xlink:href="#__RefHeading__15952_1318070501" text:style-name="Index_20_Link" text:visited-style-name="Index_20_Link">Karta </text:a><text:a xlink:type="simple" xlink:href="#__RefHeading__15952_1318070501" text:style-name="Index_20_Link" text:visited-style-name="Index_20_Link">Čára</text:a><text:a xlink:type="simple" xlink:href="#__RefHeading__15952_1318070501" text:style-name="Index_20_Link" text:visited-style-name="Index_20_Link"><text:tab/>35</text:a></text:p>
            <text:p text:style-name="P72"><text:a xlink:type="simple" xlink:href="#__RefHeading__28757_1783230941" text:style-name="Index_20_Link" text:visited-style-name="Index_20_Link">Karta </text:a><text:a xlink:type="simple" xlink:href="#__RefHeading__28757_1783230941" text:style-name="Index_20_Link" text:visited-style-name="Index_20_Link">Popisek</text:a><text:a xlink:type="simple" xlink:href="#__RefHeading__28757_1783230941" text:style-name="Index_20_Link" text:visited-style-name="Index_20_Link"><text:tab/>35</text:a></text:p>
            <text:p text:style-name="P72"><text:a xlink:type="simple" xlink:href="#__RefHeading__28759_1783230941" text:style-name="Index_20_Link" text:visited-style-name="Index_20_Link">Čísla<text:tab/>37</text:a></text:p>
            <text:p text:style-name="P72"><text:a xlink:type="simple" xlink:href="#__RefHeading__28761_1783230941" text:style-name="Index_20_Link" text:visited-style-name="Index_20_Link">Písmo a efekty písma<text:tab/>37</text:a></text:p>
            <text:p text:style-name="P72"><text:a xlink:type="simple" xlink:href="#__RefHeading__28763_1783230941" text:style-name="Index_20_Link" text:visited-style-name="Index_20_Link">Asijská typografie<text:tab/>37</text:a></text:p>
            <text:p text:style-name="P71"><text:a xlink:type="simple" xlink:href="#__RefHeading__13037_1719362833" text:style-name="Index_20_Link" text:visited-style-name="Index_20_Link">Hierarchické popisy os<text:tab/>38</text:a></text:p>
            <text:p text:style-name="P70"><text:a xlink:type="simple" xlink:href="#__RefHeading___Toc20962_32797944" text:style-name="Index_20_Link" text:visited-style-name="Index_20_Link">Popisky dat<text:tab/>38</text:a></text:p>
            <text:p text:style-name="P71"><text:a xlink:type="simple" xlink:href="#__RefHeading___Toc21820_331351213" text:style-name="Index_20_Link" text:visited-style-name="Index_20_Link">Přidávání a formátování popisků dat pro datové řady<text:tab/>38</text:a></text:p>
            <text:p text:style-name="P71"><text:a xlink:type="simple" xlink:href="#__RefHeading___Toc21822_331351213" text:style-name="Index_20_Link" text:visited-style-name="Index_20_Link">Popisky dat pro jednotlivé datové body<text:tab/>40</text:a></text:p>
            <text:p text:style-name="P72"><text:a xlink:type="simple" xlink:href="#__RefHeading___Toc18953_536864046" text:style-name="Index_20_Link" text:visited-style-name="Index_20_Link">Přidání jednoho datového popisku<text:tab/>41</text:a></text:p>
            <text:p text:style-name="P72"><text:a xlink:type="simple" xlink:href="#__RefHeading___Toc18955_536864046" text:style-name="Index_20_Link" text:visited-style-name="Index_20_Link">Formátování popisku pro jeden datový bod<text:tab/>41</text:a></text:p>
            <text:p text:style-name="P71"><text:a xlink:type="simple" xlink:href="#__RefHeading___Toc21824_331351213" text:style-name="Index_20_Link" text:visited-style-name="Index_20_Link">Odstranění popisků dat<text:tab/>41</text:a></text:p>
            <text:p text:style-name="P72"><text:a xlink:type="simple" xlink:href="#__RefHeading___Toc21826_331351213" text:style-name="Index_20_Link" text:visited-style-name="Index_20_Link">Odebrání všech popisků dat z jedné datové řady<text:tab/>41</text:a></text:p>
            <text:p text:style-name="P72"><text:a xlink:type="simple" xlink:href="#__RefHeading___Toc18957_536864046" text:style-name="Index_20_Link" text:visited-style-name="Index_20_Link">Odebrání popisku dat z jednoho datového bodu<text:tab/>41</text:a></text:p>
            <text:p text:style-name="P72"><text:a xlink:type="simple" xlink:href="#__RefHeading___Toc21828_331351213" text:style-name="Index_20_Link" text:visited-style-name="Index_20_Link">Odebrání všech popisků dat<text:tab/>41</text:a></text:p>
            <text:p text:style-name="P70"><text:a xlink:type="simple" xlink:href="#__RefHeading__5920_1557782789" text:style-name="Index_20_Link" text:visited-style-name="Index_20_Link">Mřížky<text:tab/>42</text:a></text:p>
            <text:p text:style-name="P71"><text:a xlink:type="simple" xlink:href="#__RefHeading___Toc21832_331351213" text:style-name="Index_20_Link" text:visited-style-name="Index_20_Link">Přidání/odebrání čar mřížky<text:tab/>42</text:a></text:p>
            <text:p text:style-name="P71"><text:a xlink:type="simple" xlink:href="#__RefHeading___Toc21834_331351213" text:style-name="Index_20_Link" text:visited-style-name="Index_20_Link">Formátování mřížky<text:tab/>42</text:a></text:p>
            <text:p text:style-name="P70"><text:a xlink:type="simple" xlink:href="#__RefHeading__32495917" text:style-name="Index_20_Link" text:visited-style-name="Index_20_Link">3D grafy<text:tab/>43</text:a></text:p>
            <text:p text:style-name="P71"><text:a xlink:type="simple" xlink:href="#__RefHeading___Toc18959_536864046" text:style-name="Index_20_Link" text:visited-style-name="Index_20_Link">Nastavení 3D vzhledu<text:tab/>43</text:a></text:p>
            <text:p text:style-name="P71"><text:a xlink:type="simple" xlink:href="#__RefHeading___Toc18961_536864046" text:style-name="Index_20_Link" text:visited-style-name="Index_20_Link">Nastavení 3D zobrazení<text:tab/>44</text:a></text:p>
            <text:p text:style-name="P72"><text:a xlink:type="simple" xlink:href="#__RefHeading___Toc18963_536864046" text:style-name="Index_20_Link" text:visited-style-name="Index_20_Link">Rotace a perspektiva<text:tab/>44</text:a></text:p>
            <text:p text:style-name="P72"><text:a xlink:type="simple" xlink:href="#__RefHeading__12036_1318070501" text:style-name="Index_20_Link" text:visited-style-name="Index_20_Link">Interaktivní rotace 3D grafů<text:tab/>45</text:a></text:p>
            <text:p text:style-name="P72"><text:a xlink:type="simple" xlink:href="#__RefHeading__23347_284948500" text:style-name="Index_20_Link" text:visited-style-name="Index_20_Link">Vzhled<text:tab/>45</text:a></text:p>
            <text:p text:style-name="P72"><text:a xlink:type="simple" xlink:href="#__RefHeading__23349_284948500" text:style-name="Index_20_Link" text:visited-style-name="Index_20_Link">Osvětlení<text:tab/>45</text:a></text:p>
            <text:p text:style-name="P70"><text:a xlink:type="simple" xlink:href="#__RefHeading__23329_284948500" text:style-name="Index_20_Link" text:visited-style-name="Index_20_Link">Spojnice trendu a přímky střední hodnoty<text:tab/>46</text:a></text:p>
            <text:p text:style-name="P71"><text:a xlink:type="simple" xlink:href="#__RefHeading___Toc21836_331351213" text:style-name="Index_20_Link" text:visited-style-name="Index_20_Link">Přidávání a úprava spojnic trendu<text:tab/>47</text:a></text:p>
            <text:p text:style-name="P72"><text:a xlink:type="simple" xlink:href="#__RefHeading___Toc747675_690378497" text:style-name="Index_20_Link" text:visited-style-name="Index_20_Link">Regresní typy<text:tab/>47</text:a></text:p>
            <text:p text:style-name="P72"><text:a xlink:type="simple" xlink:href="#__RefHeading___Toc18967_536864046" text:style-name="Index_20_Link" text:visited-style-name="Index_20_Link">Možnosti spojnic trendu<text:tab/>48</text:a></text:p>
            <text:p text:style-name="P72"><text:a xlink:type="simple" xlink:href="#__RefHeading___Toc21838_331351213" text:style-name="Index_20_Link" text:visited-style-name="Index_20_Link">Formátování spojnic trendu<text:tab/>49</text:a></text:p>
            <text:p text:style-name="P72"><text:a xlink:type="simple" xlink:href="#__RefHeading___Toc18969_536864046" text:style-name="Index_20_Link" text:visited-style-name="Index_20_Link">Formátování rovnice spojnice trendu<text:tab/>49</text:a></text:p>
            <text:p text:style-name="P72"><text:a xlink:type="simple" xlink:href="#__RefHeading___Toc21840_331351213" text:style-name="Index_20_Link" text:visited-style-name="Index_20_Link">Mazání spojnic trendu<text:tab/>50</text:a></text:p>
            <text:p text:style-name="P71"><text:soft-page-break/><text:a xlink:type="simple" xlink:href="#__RefHeading__23331_284948500" text:style-name="Index_20_Link" text:visited-style-name="Index_20_Link">Přímky střední hodnoty<text:tab/>50</text:a></text:p>
            <text:p text:style-name="P72"><text:a xlink:type="simple" xlink:href="#__RefHeading___Toc21842_331351213" text:style-name="Index_20_Link" text:visited-style-name="Index_20_Link">Vložení přímek střední hodnoty<text:tab/>50</text:a></text:p>
            <text:p text:style-name="P72"><text:a xlink:type="simple" xlink:href="#__RefHeading___Toc21844_331351213" text:style-name="Index_20_Link" text:visited-style-name="Index_20_Link">Úprava přímky střední hodnoty<text:tab/>51</text:a></text:p>
            <text:p text:style-name="P72"><text:a xlink:type="simple" xlink:href="#__RefHeading___Toc21846_331351213" text:style-name="Index_20_Link" text:visited-style-name="Index_20_Link">Mazání přímky střední hodnoty<text:tab/>51</text:a></text:p>
            <text:p text:style-name="P70"><text:a xlink:type="simple" xlink:href="#__RefHeading__23333_284948500" text:style-name="Index_20_Link" text:visited-style-name="Index_20_Link">Chybové úsečky<text:tab/>51</text:a></text:p>
            <text:p text:style-name="P71"><text:a xlink:type="simple" xlink:href="#__RefHeading___Toc21848_331351213" text:style-name="Index_20_Link" text:visited-style-name="Index_20_Link">Vkládání chybových úseček<text:tab/>52</text:a></text:p>
            <text:p text:style-name="P71"><text:a xlink:type="simple" xlink:href="#__RefHeading___Toc21850_331351213" text:style-name="Index_20_Link" text:visited-style-name="Index_20_Link">Možnosti dialogového okna Chybové úsečky<text:tab/>53</text:a></text:p>
            <text:p text:style-name="P71"><text:a xlink:type="simple" xlink:href="#__RefHeading___Toc21852_331351213" text:style-name="Index_20_Link" text:visited-style-name="Index_20_Link">Úprava chybových úseček<text:tab/>53</text:a></text:p>
            <text:p text:style-name="P71"><text:a xlink:type="simple" xlink:href="#__RefHeading___Toc21854_331351213" text:style-name="Index_20_Link" text:visited-style-name="Index_20_Link">Odstranění chybových úseček<text:tab/>54</text:a></text:p>
            <text:p text:style-name="P70"><text:a xlink:type="simple" xlink:href="#__RefHeading___Toc12334_3286614320" text:style-name="Index_20_Link" text:visited-style-name="Index_20_Link">Přidání objektů kresby do grafů<text:tab/>54</text:a></text:p>
            <text:p text:style-name="P70"><text:a xlink:type="simple" xlink:href="#__RefHeading__23357_284948500" text:style-name="Index_20_Link" text:visited-style-name="Index_20_Link">Změny velikosti, přesouvání a umístění grafů<text:tab/>56</text:a></text:p>
            <text:p text:style-name="P71"><text:a xlink:type="simple" xlink:href="#__RefHeading__58024_537822668" text:style-name="Index_20_Link" text:visited-style-name="Index_20_Link">Interaktivní změny<text:tab/>56</text:a></text:p>
            <text:p text:style-name="P72"><text:a xlink:type="simple" xlink:href="#__RefHeading___Toc18971_536864046" text:style-name="Index_20_Link" text:visited-style-name="Index_20_Link">Změna velikosti<text:tab/>56</text:a></text:p>
            <text:p text:style-name="P72"><text:a xlink:type="simple" xlink:href="#__RefHeading___Toc18973_536864046" text:style-name="Index_20_Link" text:visited-style-name="Index_20_Link">Přesouvání<text:tab/>56</text:a></text:p>
            <text:p text:style-name="P71"><text:a xlink:type="simple" xlink:href="#__RefHeading__32435717" text:style-name="Index_20_Link" text:visited-style-name="Index_20_Link">Dialogového okno Umístění a velikost<text:tab/>57</text:a></text:p>
            <text:p text:style-name="P72"><text:a xlink:type="simple" xlink:href="#__RefHeading__58026_537822668" text:style-name="Index_20_Link" text:visited-style-name="Index_20_Link">Umístění a velikost<text:tab/>58</text:a></text:p>
            <text:p text:style-name="P72"><text:a xlink:type="simple" xlink:href="#__RefHeading___Toc37367_376987738" text:style-name="Index_20_Link" text:visited-style-name="Index_20_Link">Otočení<text:tab/>59</text:a></text:p>
            <text:p text:style-name="P72"><text:a xlink:type="simple" xlink:href="#__RefHeading__58030_537822668" text:style-name="Index_20_Link" text:visited-style-name="Index_20_Link">Naklonění a poloměr rohu<text:tab/>59</text:a></text:p>
            <text:p text:style-name="P70"><text:a xlink:type="simple" xlink:href="#__RefHeading___Toc65632_791688821" text:style-name="Index_20_Link" text:visited-style-name="Index_20_Link">Vícenásobný výběr grafů<text:tab/>60</text:a></text:p>
            <text:p text:style-name="P70"><text:a xlink:type="simple" xlink:href="#__RefHeading___Toc18975_536864046" text:style-name="Index_20_Link" text:visited-style-name="Index_20_Link">Změna celkového vzhledu grafů<text:tab/>60</text:a></text:p>
            <text:p text:style-name="P70"><text:a xlink:type="simple" xlink:href="#__RefHeading__23359_284948500" text:style-name="Index_20_Link" text:visited-style-name="Index_20_Link">Kopírování, export a mazání grafů<text:tab/>62</text:a></text:p>
            <text:p text:style-name="P71"><text:a xlink:type="simple" xlink:href="#__RefHeading___Toc18979_536864046" text:style-name="Index_20_Link" text:visited-style-name="Index_20_Link">Kopírování grafů do stejného dokumentu tabulky<text:tab/>62</text:a></text:p>
            <text:p text:style-name="P71"><text:a xlink:type="simple" xlink:href="#__RefHeading___Toc18981_536864046" text:style-name="Index_20_Link" text:visited-style-name="Index_20_Link">Kopírování do jiného dokumentu LibreOffice<text:tab/>62</text:a></text:p>
            <text:p text:style-name="P72"><text:a xlink:type="simple" xlink:href="#__RefHeading___Toc37371_376987738" text:style-name="Index_20_Link" text:visited-style-name="Index_20_Link">Zachování původních dat<text:tab/>62</text:a></text:p>
            <text:p text:style-name="P72"><text:a xlink:type="simple" xlink:href="#__RefHeading___Toc18983_536864046" text:style-name="Index_20_Link" text:visited-style-name="Index_20_Link">Úprava původních dat<text:tab/>62</text:a></text:p>
            <text:p text:style-name="P72"><text:a xlink:type="simple" xlink:href="#__RefHeading___Toc18985_536864046" text:style-name="Index_20_Link" text:visited-style-name="Index_20_Link">Přetažení náhradních dat<text:tab/>63</text:a></text:p>
            <text:p text:style-name="P71"><text:a xlink:type="simple" xlink:href="#__RefHeading___Toc37375_376987738" text:style-name="Index_20_Link" text:visited-style-name="Index_20_Link">Export obrázků grafu<text:tab/>63</text:a></text:p>
            <text:p text:style-name="P71"><text:a xlink:type="simple" xlink:href="#__RefHeading___Toc37377_376987738" text:style-name="Index_20_Link" text:visited-style-name="Index_20_Link">Mazání grafů<text:tab/>63</text:a></text:p>
            <text:p text:style-name="P70"><text:a xlink:type="simple" xlink:href="#__RefHeading__38593_1127550272" text:style-name="Index_20_Link" text:visited-style-name="Index_20_Link">Galerie typů grafů<text:tab/>63</text:a></text:p>
            <text:p text:style-name="P71"><text:a xlink:type="simple" xlink:href="#__RefHeading__23361_284948500" text:style-name="Index_20_Link" text:visited-style-name="Index_20_Link">Sloupcové grafy<text:tab/>63</text:a></text:p>
            <text:p text:style-name="P71"><text:a xlink:type="simple" xlink:href="#__RefHeading__23363_284948500" text:style-name="Index_20_Link" text:visited-style-name="Index_20_Link">Řádkové grafy<text:tab/>64</text:a></text:p>
            <text:p text:style-name="P71"><text:a xlink:type="simple" xlink:href="#__RefHeading__23365_284948500" text:style-name="Index_20_Link" text:visited-style-name="Index_20_Link">Výsečové grafy<text:tab/>65</text:a></text:p>
            <text:p text:style-name="P71"><text:a xlink:type="simple" xlink:href="#__RefHeading__23367_284948500" text:style-name="Index_20_Link" text:visited-style-name="Index_20_Link">Plošné grafy<text:tab/>67</text:a></text:p>
            <text:p text:style-name="P72"><text:a xlink:type="simple" xlink:href="#__RefHeading___Toc12336_3286614320" text:style-name="Index_20_Link" text:visited-style-name="Index_20_Link">Běžné plošné grafy<text:tab/>68</text:a></text:p>
            <text:p text:style-name="P72"><text:a xlink:type="simple" xlink:href="#__RefHeading___Toc12338_3286614320" text:style-name="Index_20_Link" text:visited-style-name="Index_20_Link">Skládané plošné grafy<text:tab/>68</text:a></text:p>
            <text:p text:style-name="P71"><text:a xlink:type="simple" xlink:href="#__RefHeading__23369_284948500" text:style-name="Index_20_Link" text:visited-style-name="Index_20_Link">Čárové grafy<text:tab/>68</text:a></text:p>
            <text:p text:style-name="P71"><text:a xlink:type="simple" xlink:href="#__RefHeading__23371_284948500" text:style-name="Index_20_Link" text:visited-style-name="Index_20_Link">XY (bodové) grafy<text:tab/>71</text:a></text:p>
            <text:p text:style-name="P72"><text:a xlink:type="simple" xlink:href="#__RefHeading___Toc12340_3286614320" text:style-name="Index_20_Link" text:visited-style-name="Index_20_Link">Varianty XY grafu<text:tab/>71</text:a></text:p>
            <text:p text:style-name="P72"><text:a xlink:type="simple" xlink:href="#__RefHeading__58036_537822668" text:style-name="Index_20_Link" text:visited-style-name="Index_20_Link">Příklady XY grafů nebo bodových grafů<text:tab/>72</text:a></text:p>
            <text:p text:style-name="P71"><text:a xlink:type="simple" xlink:href="#__RefHeading__23373_284948500" text:style-name="Index_20_Link" text:visited-style-name="Index_20_Link">Bublinové grafy<text:tab/>73</text:a></text:p>
            <text:p text:style-name="P71"><text:a xlink:type="simple" xlink:href="#__RefHeading__23375_284948500" text:style-name="Index_20_Link" text:visited-style-name="Index_20_Link">Paprskové grafy<text:tab/>74</text:a></text:p>
            <text:p text:style-name="P71"><text:a xlink:type="simple" xlink:href="#__RefHeading__23377_284948500" text:style-name="Index_20_Link" text:visited-style-name="Index_20_Link">Burzovní grafy<text:tab/>75</text:a></text:p>
            <text:p text:style-name="P72"><text:a xlink:type="simple" xlink:href="#__RefHeading__58038_537822668" text:style-name="Index_20_Link" text:visited-style-name="Index_20_Link">Varianty burzovního grafu<text:tab/>76</text:a></text:p>
            <text:p text:style-name="P71"><text:a xlink:type="simple" xlink:href="#__RefHeading__23379_284948500" text:style-name="Index_20_Link" text:visited-style-name="Index_20_Link">Sloupcové grafy s čárami<text:tab/>78</text:a></text:p>
            <text:p text:style-name="P71"><text:a xlink:type="simple" xlink:href="#__RefHeading___Toc21856_331351213" text:style-name="Index_20_Link" text:visited-style-name="Index_20_Link">Kontingenční grafy<text:tab/>79</text:a></text:p>
          </text:index-body>
        </text:table-of-content>
        <text:p text:style-name="P8"/>
      </text:section>
      <text:h text:style-name="P76" text:outline-level="1"><text:bookmark-start text:name="__RefHeading__5648_1566568644"/>Úvod<text:bookmark-end text:name="__RefHeading__5648_1566568644"/></text:h>
      <text:p text:style-name="Text_20_body">Grafy mohou být účinným způsobem zprostředkování informací. Program Calc nabízí řadu způsobů, jak prezentovat data. Grafy mohou být do značné míry přizpůsobeny, což umožňuje zobrazovat informace nejjasnějším způsobem.</text:p>
      <text:p text:style-name="Text_20_body">Pro čtenáře, kteří se zajímají o efektivní způsoby grafické prezentace informací, existují dvě vynikající knihy k tomuto tématu: William S. Cleveland’s <text:span text:style-name="Emphasis">The Elements of Graphing Data</text:span>, 2nd edition, Hobart Press (1994) a Edward R. Tufte<text:bookmark text:name="btAsinTitle"/>’s <text:span text:style-name="Emphasis">The Visual Display of Quantitative Information</text:span>, 2nd edition, Graphics Press (2001).</text:p>
      <text:h text:style-name="Heading_20_1" text:outline-level="1"><text:bookmark-start text:name="__RefHeading__23315_284948500"/>Průvodce grafy<text:bookmark-end text:name="__RefHeading__23315_284948500"/></text:h>
      <text:p text:style-name="Text_20_body">Pomocí Průvodce grafem vytvoříme s daty v sešitu úvodní graf. Poté pomocí možností Průvodce grafem změníme typ grafu, upravíme oblasti dat a upravíme některé prvky grafu. Každá změna je okamžitě v grafu viditelná.</text:p>
      <text:h text:style-name="Heading_20_2" text:outline-level="2"><text:bookmark-start text:name="__RefHeading___Toc45428_1873373956"/><text:alphabetical-index-mark text:string-value="Vložení grafu pomocí Průvodce grafem" text:key1="grafy"/><text:alphabetical-index-mark text:string-value="přehled" text:key1="Průvodce grafy"/>Přehled Průvodce grafem<text:bookmark-end text:name="__RefHeading___Toc45428_1873373956"/></text:h>
      <text:p text:style-name="Figure"><draw:frame draw:style-name="fr4" draw:name="Frame55" text:anchor-type="as-char" svg:width="3.5228in" style:rel-width="53%" svg:height="1.4583in" style:rel-height="scale-min" draw:z-index="40"><draw:text-box><text:p text:style-name="Caption"><draw:frame draw:style-name="fr17" draw:name="Image15" text:anchor-type="paragraph" svg:width="3.5228in" style:rel-width="100%" svg:height="1.4583in" style:rel-height="scale" draw:z-index="41"><draw:image xlink:href="Pictures/1000000000000279000001067A9A6AC84743D070.png" xlink:type="simple" xlink:show="embed" xlink:actuate="onLoad" loext:mime-type="image/png"/></draw:frame>Obrázek <text:sequence text:ref-name="refFigure0" text:name="Figure" text:formula="ooow:Figure+1" style:num-format="1">1</text:sequence>: Příklad dat pro vytvoření grafu</text:p></draw:text-box></draw:frame></text:p>
      <text:p text:style-name="Text_20_body">Pokud chceme ukázat proces použití Průvodce grafem k vytváření grafů, použijeme data z obrázku <text:sequence-ref text:reference-format="value" text:ref-name="refFigure0">1</text:sequence-ref><text:s/> i v následujících částech. Zde je přehled základních kroků:</text:p>
      <text:list xml:id="list2744583724" text:style-name="Numbering_20_1">
        <text:list-item>
          <text:p text:style-name="Numbering_20_1">Vybereme buňky obsahující všechna data (včetně názvů, kategorií a popisků), které mají být zobrazeny v grafu. Výběr může být jeden blok, jednotlivé buňky nebo skupiny buněk (sloupce nebo řádky). V tomto příkladu může být nejlepší varianta vybrat oblast buněk A2:D8, která záměrně vynechává z grafu celkový název "Půjčovna vybavení".</text:p>
        </text:list-item>
      </text:list>
      <text:list xml:id="list3516267009" text:style-name="Heading_20_Tip">
        <text:list-item>
          <text:p text:style-name="Heading_20_Tip">Tip</text:p>
        </text:list-item>
      </text:list>
      <text:p text:style-name="Text_20_Note">Pokud jsou data v jedné oblasti, Průvodce grafem může odhadnout rozsah a vytvořit počáteční graf i tehdy, když nejsou vybrána všechna data. Před otevřením Průvodce grafem stačí umístit kurzor nebo vybrat buňku kdekoli v oblasti dat.</text:p>
      <text:list xml:id="list105159426764210" text:continue-list="list2744583724" text:style-name="Numbering_20_1">
        <text:list-item>
          <text:p text:style-name="Numbering_20_1">Provedeme jeden z následujících kroků. To způsobí, že graf bude umístěn do sešitu jako objekt (obrázek <text:sequence-ref text:reference-format="value" text:ref-name="refFigure1">2</text:sequence-ref>) a otevře se dialogové okno Průvodce grafem (obrázek <text:sequence-ref text:reference-format="value" text:ref-name="refFigure2">3</text:sequence-ref>).</text:p>
        </text:list-item>
      </text:list>
      <text:list xml:id="list410322117" text:style-name="List_20_2">
        <text:list-item>
          <text:p text:style-name="List_20_2">V hlavní nabídce zvolíme <text:span text:style-name="Strong_20_Emphasis">Vložit &gt; Graf</text:span>.</text:p>
        </text:list-item>
        <text:list-item>
          <text:p text:style-name="List_20_2">Klepneme na ikonu <text:span text:style-name="Strong_20_Emphasis">Vložit graf</text:span> <text:span text:style-name="T19"><draw:frame draw:style-name="fr29" draw:name="Image42" text:anchor-type="as-char" svg:y="-0.2646in" svg:width="0.2866in" svg:height="0.2866in" draw:z-index="1"><draw:image xlink:href="Pictures/100000000000001E0000001E5A670DC0788803AC.png" xlink:type="simple" xlink:show="embed" xlink:actuate="onLoad" loext:mime-type="image/png"/></draw:frame></text:span><text:s/>na standardní nástrojové liště.</text:p>
        </text:list-item>
      </text:list>
      <text:list xml:id="list105160541446013" text:continue-list="list105159426764210" text:style-name="Numbering_20_1">
        <text:list-item>
          <text:p text:style-name="Numbering_20_1">Vybereme typ grafu a nastavíme další požadované volby. Možnosti jsou vysvětleny níže.</text:p>
        </text:list-item>
        <text:list-item>
          <text:p text:style-name="Numbering_20_1">Klepneme na tlačítko <text:span text:style-name="Strong_20_Emphasis">Dokončit</text:span>, uložíme výběr a zavřeme Průvodce grafem.</text:p>
        </text:list-item>
      </text:list>
      <text:p text:style-name="Figure"><text:soft-page-break/><draw:frame draw:style-name="fr1" draw:name="Frame35" text:anchor-type="as-char" svg:width="4.6575in" draw:z-index="42"><draw:text-box fo:min-height="2.7563in"><text:p text:style-name="Caption"><draw:frame draw:style-name="fr36" draw:name="Object1" text:anchor-type="paragraph" svg:width="4.339in" svg:height="2.5591in" draw:z-index="43"><draw:object xlink:href="./Object 1" xlink:type="simple" xlink:show="embed" xlink:actuate="onLoad"/><draw:image xlink:href="./ObjectReplacements/Object 1" xlink:type="simple" xlink:show="embed" xlink:actuate="onLoad"/><svg:desc>graf</svg:desc></draw:frame>Obrázek <text:sequence text:ref-name="refFigure1" text:name="Figure" text:formula="ooow:Figure+1" style:num-format="1">2</text:sequence>: Příklad grafu vytvořeného automaticky pomocí Průvodce grafem</text:p></draw:text-box></draw:frame></text:p>
      <text:p text:style-name="Text_20_body">Následující části obsahují další podrobnosti o použití Průvodce grafem.</text:p>
      <text:h text:style-name="P79" text:outline-level="2"><text:bookmark-start text:name="__RefHeading___Toc19879_536864046"/><text:alphabetical-index-mark text:string-value="výběr typu grafu" text:key1="Průvodce grafy"/><text:alphabetical-index-mark text:string-value="výběr typu" text:key1="grafy"/>Výběr typu grafu<text:bookmark-end text:name="__RefHeading___Toc19879_536864046"/></text:h>
      <text:p text:style-name="Text_20_body">Program Calc nabízí výběr z deseti základních typů grafů. Další možnosti se liší podle typu vybraného grafu. Další informace o různých typech grafů nalezneme v části "<text:bookmark-ref text:reference-format="text" text:ref-name="__RefHeading__38593_1127550272">Galerie typů grafů</text:bookmark-ref>" na straně <text:bookmark-ref text:reference-format="page" text:ref-name="__RefHeading__38593_1127550272">63</text:bookmark-ref>.</text:p>
      <text:p text:style-name="Figure"><draw:frame draw:style-name="fr1" draw:name="Frame65" text:anchor-type="as-char" svg:width="6.4161in" draw:z-index="44"><draw:text-box fo:min-height="2.7429in"><text:p text:style-name="Caption"><draw:frame draw:style-name="fr33" draw:name="Image4" text:anchor-type="paragraph" svg:width="6.4161in" style:rel-width="100%" svg:height="2.7429in" style:rel-height="scale" draw:z-index="45"><draw:image xlink:href="Pictures/10000000000002960000011B2BC909EBBF4E20E5.png" xlink:type="simple" xlink:show="embed" xlink:actuate="onLoad" loext:mime-type="image/png"/></draw:frame>Obrázek <text:sequence text:ref-name="refFigure2" text:name="Figure" text:formula="ooow:Figure+1" style:num-format="1">3</text:sequence>: Dialogové okno Průvodce grafem – výběr typu grafu</text:p></draw:text-box></draw:frame></text:p>
      <text:p text:style-name="Text_20_body">Úvodní graf vytvořený pomocí Průvodce grafem je 2D sloupcový graf. Malý náhled zvolené varianty grafu je zvýrazněn rámečkem, jak je uvedeno na obrázku <text:sequence-ref text:reference-format="value" text:ref-name="refFigure2">3</text:sequence-ref>. Název varianty (<text:span text:style-name="Emphasis">Běžný</text:span> na obrázku <text:sequence-ref text:reference-format="value" text:ref-name="refFigure2">3</text:sequence-ref>) se zobrazí pod náhledem.</text:p>
      <text:p text:style-name="Text_20_Body_20_List_20_Intro">Změna typů a možností grafu:</text:p>
      <text:list xml:id="list105160243865012" text:continue-list="list105160541446013" text:style-name="OOoNum_20_123">
        <text:list-item text:start-value="1">
          <text:p text:style-name="P97">Vybereme typ grafu ze seznamu pod označením <text:span text:style-name="Emphasis">Zvolte typ grafu</text:span>.</text:p>
        </text:list-item>
        <text:list-item>
          <text:p text:style-name="P97">V případě potřeby vybereme variantu grafu klepnutím v části náhledu. Dostupné možnosti závisí na vybraném typu grafu. Graf se změní tak, aby odrážel vybraný typ grafu.</text:p>
        </text:list-item>
        <text:list-item>
          <text:p text:style-name="P104">Pokud chceme použít 3D graf, zaškrtneme políčko <text:span text:style-name="Strong_20_Emphasis">3D vzhled</text:span> a vybereme typ 3D zobrazení (<text:span text:style-name="Strong_20_Emphasis">Realistický</text:span> nebo <text:span text:style-name="Strong_20_Emphasis">Jednoduchý</text:span>. Tato možnost je k dispozici pouze pro grafy sloupcové, řádkové, výsečové nebo plošné.</text:p>
        </text:list-item>
        <text:list-item>
          <text:p text:style-name="P97">Klepneme na tlačítko <text:span text:style-name="Strong_20_Emphasis">Další</text:span> a provedeme změny v oblasti dat, datových řad a prvků grafu (podrobněji je vysvětleno dále v textu).</text:p>
        </text:list-item>
        <text:list-item>
          <text:p text:style-name="P97">Pokud jsme s grafem spokojeni, klepneme na tlačítko <text:span text:style-name="Strong_20_Emphasis">Dokončit</text:span> a zavřeme Průvodce grafem.</text:p>
        </text:list-item>
      </text:list>
      <text:list xml:id="list105159285294394" text:continue-list="list1332343319" text:style-name="Heading_20_Note">
        <text:list-item>
          <text:p text:style-name="Heading_20_Note"><text:soft-page-break/>Poznámka</text:p>
        </text:list-item>
      </text:list>
      <text:p text:style-name="Text_20_Note">Pokud chceme znovu vytvořit grafy zobrazené v následujících částech, vybereme typ grafu <text:span text:style-name="Strong_20_Emphasis">Sloupcový</text:span>, variantu <text:span text:style-name="Strong_20_Emphasis">Běžný</text:span> a nezaškrtnutou volbu <text:span text:style-name="Strong_20_Emphasis">3D vzhled</text:span>.</text:p>
      <text:h text:style-name="Heading_20_2" text:outline-level="2"><text:bookmark-start text:name="__RefHeading___Toc39996_758917081"/><text:alphabetical-index-mark text:string-value="výběr oblasti dat" text:key1="Průvodce grafy"/><text:alphabetical-index-mark text:string-value="výběr oblasti dat" text:key1="grafy"/>Výběr oblasti dat<text:bookmark-end text:name="__RefHeading___Toc39996_758917081"/></text:h>
      <text:p text:style-name="Text_20_body">Oblast dat obsahuje všechny buňky s daty (včetně popisků a kategorií), které by měly být zahrnuty do grafu. V kroku Oblast dat v Průvodci grafem (obrázek <text:sequence-ref text:reference-format="value" text:ref-name="refFigure3">4</text:sequence-ref>) ručně opravíme všechny chyby ve výběru dat pro graf.</text:p>
      <text:p text:style-name="Figure"><draw:frame draw:style-name="fr14" draw:name="Frame4" text:anchor-type="as-char" svg:width="6.6953in" draw:z-index="46"><draw:text-box fo:min-height="1.6984in"><text:p text:style-name="Caption"><draw:frame draw:style-name="fr18" draw:name="Image5" text:anchor-type="paragraph" svg:width="6.6953in" style:rel-width="100%" svg:height="1.6984in" style:rel-height="scale" draw:z-index="47"><draw:image xlink:href="Pictures/100000000000029A000000A9E480858C007A8B1D.png" xlink:type="simple" xlink:show="embed" xlink:actuate="onLoad" loext:mime-type="image/png"/></draw:frame>Obrázek <text:sequence text:ref-name="refFigure3" text:name="Figure" text:formula="ooow:Figure+1" style:num-format="1">4</text:sequence>: Dialogové okno Průvodce grafem – výběr oblasti dat</text:p></draw:text-box></draw:frame></text:p>
      <text:p text:style-name="P6">Použití stránky Oblast dat:</text:p>
      <text:list xml:id="list105159679916273" text:continue-list="list105160243865012" text:style-name="Numbering_20_1">
        <text:list-item text:start-value="1">
          <text:p text:style-name="Numbering_20_1"><text:bookmark-start text:name="__RefNumPara__36618_758917081"/>V případě potřeby změníme řádky a sloupce použité jako zdroje dat pro graf pomocí úpravy odkazu na buňky v textovém poli <text:span text:style-name="Emphasis">Oblast dat</text:span> Odkazy na buňky upravíme jedním z těchto dvou způsobů:<text:bookmark-end text:name="__RefNumPara__36618_758917081"/></text:p>
        </text:list-item>
      </text:list>
      <text:list xml:id="list105160372274112" text:continue-list="list410322117" text:style-name="List_20_2">
        <text:list-item>
          <text:p text:style-name="List_20_2">Přímo upravíme text v textovém poli <text:span text:style-name="Emphasis">Oblast dat</text:span>.</text:p>
        </text:list-item>
        <text:list-item>
          <text:p text:style-name="List_20_2">Klepneme na tlačítko <text:span text:style-name="Strong_20_Emphasis">Vyberte oblast dat</text:span> vpravo od pole <text:span text:style-name="Emphasis">Oblast dat</text:span>. Potom pomocí kurzoru vybereme oblast(i) dat v tabulce.</text:p>
        </text:list-item>
      </text:list>
      <text:list xml:id="list105160013767728" text:continue-list="list105159679916273" text:style-name="Numbering_20_1">
        <text:list-item>
          <text:p text:style-name="Numbering_20_1">Určíme, zda jsou datové řady uspořádány v řádcích nebo ve sloupcích. V ukázkových datech, zobrazených na obrázku <text:sequence-ref text:reference-format="value" text:ref-name="refFigure0">1</text:sequence-ref>, jsou datové řady ve sloupcích.</text:p>
        </text:list-item>
        <text:list-item>
          <text:p text:style-name="P98">Vybereme, zda chceme jako popisky použít data v prvním řádku nebo v prvním sloupci nebo v obou.</text:p>
        </text:list-item>
        <text:list-item>
          <text:p text:style-name="Numbering_20_1">Klepneme na tlačítko <text:span text:style-name="Strong_20_Emphasis">Další &gt;</text:span> a přesuneme se na provedení změn v datových řadách (obrázek <text:sequence-ref text:reference-format="value" text:ref-name="refFigure4">5</text:sequence-ref>).</text:p>
        </text:list-item>
        <text:list-item>
          <text:p text:style-name="Numbering_20_1">Pokud jsme s grafem spokojeni, klepneme na tlačítko <text:span text:style-name="Strong_20_Emphasis">Dokončit</text:span> a zavřeme Průvodce grafem.</text:p>
        </text:list-item>
      </text:list>
      <text:list xml:id="list105159203059139" text:continue-list="list105159285294394" text:style-name="Heading_20_Note">
        <text:list-item>
          <text:p text:style-name="Heading_20_Note">Poznámka</text:p>
        </text:list-item>
      </text:list>
      <text:p text:style-name="Text_20_Note">Pokud není syntaxe oblasti dat v pořádku, program Calc zobrazí text červeně.</text:p>
      <text:h text:style-name="Heading_20_3" text:outline-level="3"><text:bookmark-start text:name="__RefHeading___Toc37357_376987738"/>Výběr nesouvislé oblasti dat<text:bookmark-end text:name="__RefHeading___Toc37357_376987738"/></text:h>
      <text:p text:style-name="Text_20_body">Pokud chceme vytvořit úplný rozsah dat z více buněk, které nejsou vedle sebe, použijeme oddělovač mezi jednotlivými rozsahy. Například anglické (USA) národní prostředí používá čárku jako oddělovač a zápis platného rozsahu dat vypadá takto: "$List1.A1:A5,$List1.D1:D5". Další běžně používaný oddělovač je středník.</text:p>
      <text:p text:style-name="P19">Příslušný oddělovač závisí na nastavení lokálního prostředí v nabídce <text:span text:style-name="Strong_20_Emphasis">Nástroje &gt; Možnosti &gt; Jazykové nastavení &gt; Jazyky &gt; Národní prostředí</text:span>. Podíváme se nebo změníme výchozí oddělovač pro národní prostředí v nabídce <text:span text:style-name="Strong_20_Emphasis">Nástroje &gt; Možnosti &gt; LibreOffice Calc &gt; Vzorec</text:span>. V části <text:span text:style-name="Emphasis">Oddělovače</text:span> v poli <text:span text:style-name="Emphasis">Sloupce matice</text:span> je zobrazen výchozí oddělovač.</text:p>
      <text:list xml:id="list105159816074555" text:continue-numbering="true" text:style-name="Heading_20_Note">
        <text:list-item>
          <text:p text:style-name="Heading_20_Note"><text:soft-page-break/>Poznámka</text:p>
        </text:list-item>
      </text:list>
      <text:p text:style-name="Text_20_Note">Volba <text:span text:style-name="Strong_20_Emphasis">Nástroje &gt; Možnosti</text:span> nemusí být dostupná, pokud je graf v režimu úprav. V případě potřeby klepneme mimo graf, abychom opustili režim úprav a zobrazíme volbu možnosti. Dvojitým klepnutím na graf vstoupíme zpět do módu editace grafu.</text:p>
      <text:p text:style-name="Text_20_body">Chceme-li vybrat nesouvislou oblast dat, provedeme v prvním kroku jednu z následujících možností<text:bookmark-ref text:reference-format="number" text:ref-name="__RefNumPara__36618_758917081"/><text:s/>:</text:p>
      <text:list xml:id="list3014117786" text:style-name="OOoBullets_20_1">
        <text:list-item>
          <text:p text:style-name="P86">Ručně zadáme do textového pole rozsahy dat s oddělovačem (oddělovači) mezi nimi.</text:p>
        </text:list-item>
        <text:list-item>
          <text:p text:style-name="P86">Vybereme data klepnutím na tlačítko <text:span text:style-name="Strong_20_Emphasis">Vyberte oblast dat</text:span>, které se nachází vpravo od pole <text:span text:style-name="Emphasis">Oblast dat</text:span>. Umístíme kurzor do textového pole na konec prvního rozsahu dat (v opačném případě je vybrán první rozsah a poté odstraněn) a zadáme oddělovač. Poté přetáhneme kurzor v tabulce a vybereme další rozsah dat.</text:p>
        </text:list-item>
      </text:list>
      <text:list xml:id="list105160041648972" text:continue-list="list105159816074555" text:style-name="Heading_20_Note">
        <text:list-item>
          <text:p text:style-name="Heading_20_Note">Poznámka</text:p>
        </text:list-item>
      </text:list>
      <text:p text:style-name="Text_20_Note">Pokud jsou data ve stejném dokumentu jako graf, změny dat se okamžitě projeví v grafu.</text:p>
      <text:h text:style-name="Heading_20_3" text:outline-level="3"><text:bookmark-start text:name="__RefHeading___Toc18933_536864046"/>Propojení s externími daty<text:bookmark-end text:name="__RefHeading___Toc18933_536864046"/></text:h>
      <text:p text:style-name="Text_20_body">Aplikace Calc nabízí několik možností propojení dat s externími zdroji. To umožňuje, aby se data (a graf používající data) automaticky aktualizovala při změně externích dat. Propojit lze následující typy souborů: HTML, Calc, Base, CSV, Excel a registrované zdroje dat. Více informací nalezneme v kapitole 10, Propojení dat aplikace Calc, v této příručce.</text:p>
      <text:h text:style-name="Heading_20_2" text:outline-level="2"><text:bookmark-start text:name="__RefHeading___Toc92880_521841234"/><text:alphabetical-index-mark text:string-value="výběr datových řad" text:key1="Průvodce grafy"/><text:alphabetical-index-mark text:string-value="výběr datových řad" text:key1="grafy"/>Výběr datových řad<text:bookmark-end text:name="__RefHeading___Toc92880_521841234"/></text:h>
      <text:p text:style-name="Text_20_body">Stránka Datové řady v Průvodci grafem (obrázek <text:sequence-ref text:reference-format="value" text:ref-name="refFigure4">5</text:sequence-ref>) umožňuje jemné doladění dat. Každá datová řada obsahuje sadu dat, která mají něco společného (jako například typy nájemních zařízení uvedených na obrázku <text:sequence-ref text:reference-format="value" text:ref-name="refFigure0">1</text:sequence-ref>). Pomocí stránky Datové řady můžeme změnit zdrojovou oblast každé datové řady a uspořádat jejich zobrazení v grafu. To zahrnuje odstranění nepotřebných dat a určení, jak jsou data vykreslena podél os.</text:p>
      <text:h text:style-name="Heading_20_3" text:outline-level="3"><text:bookmark-start text:name="__RefHeading___Toc12503_4207962654"/>Uspořádání datových řad<text:bookmark-end text:name="__RefHeading___Toc12503_4207962654"/></text:h>
      <text:list xml:id="list105160480935476" text:continue-list="list3516267009" text:style-name="Heading_20_Tip">
        <text:list-item>
          <text:p text:style-name="Heading_20_Tip">Tip</text:p>
        </text:list-item>
      </text:list>
      <text:p text:style-name="Text_20_Note">Průvodce grafem odhadne zobrazení dat, ale tento odhad může být nesprávný. Pokud graf nevypadá podle očekávání, je nejprve třeba zkontrolovat, zda jsou všechny datové řady definovány správně.</text:p>
      <text:p text:style-name="Text_20_Note">Zkontrolujeme také nastavení na stránce Oblast dat, kde je definováno, jestli jsou data v řádcích nebo ve sloupcích a jestli první řádek nebo sloupec obsahuje popisky.</text:p>
      <text:p text:style-name="Text_20_body">Názvy jednotlivých datových řad jsou uvedeny v seznamu <text:span text:style-name="Emphasis">Datové řady</text:span> (prostřední rámeček na obrázku <text:sequence-ref text:reference-format="value" text:ref-name="refFigure4">5</text:sequence-ref>). <text:s/>Pokud chceme uspořádat datové řady, vybereme položku v seznamu <text:span text:style-name="Emphasis">Datové řady</text:span> a provedeme jednu nebo více z následujících akcí:</text:p>
      <text:list xml:id="list105159760535391" text:continue-list="list3014117786" text:style-name="OOoBullets_20_1">
        <text:list-item>
          <text:p text:style-name="P86">Pokud chceme změnit název datové řady, vybereme položku <text:span text:style-name="Strong_20_Emphasis">Název</text:span> v seznamu <text:span text:style-name="Emphasis">Oblasti dat</text:span> na pravé straně. <text:s/>Upravíme odkaz na buňky, který se objeví v textovém poli <text:span text:style-name="Emphasis">Oblast pro Název</text:span>.</text:p>
        </text:list-item>
        <text:list-item>
          <text:p text:style-name="P86">Pokud chceme změnit odkazy na buňky pro kategorie datových řad, upravíme odkazy na buňky v textovém poli <text:span text:style-name="Emphasis">Kategorie</text:span>, které se nachází pod polem <text:span text:style-name="Emphasis">Oblasti dat</text:span>.</text:p>
        </text:list-item>
        <text:list-item text:style-override="List_20_1">
          <text:p text:style-name="List_20_1">Klepnutím na tlačítko <text:span text:style-name="Strong_20_Emphasis">Přidat</text:span> přidáme další datovou řadu, která se vloží pod vybranou položku. Poté bude nutné definovat oblasti dat pro novou datovou řadu.</text:p>
        </text:list-item>
        <text:list-item text:style-override="List_20_1">
          <text:p text:style-name="List_20_1">Klepnutím na tlačítko <text:span text:style-name="Strong_20_Emphasis">Odebrat</text:span> odebereme vybranou položku ze seznamu <text:span text:style-name="Emphasis">Datové řady</text:span>.</text:p>
        </text:list-item>
        <text:list-item>
          <text:p text:style-name="P86"><text:soft-page-break/>Klepnutím na tlačítko s šipkou <text:span text:style-name="Strong_20_Emphasis">Nahoru</text:span> nebo <text:span text:style-name="Strong_20_Emphasis">Dolů</text:span> přesuneme vybranou položku v seznamu nahoru nebo dolů. Tím se nezmění pořadí dat ve zdrojové tabulce dat, ale změní se pouze uspořádání dat v grafu.</text:p>
        </text:list-item>
      </text:list>
      <text:list xml:id="list105159252607252" text:continue-list="list105160041648972" text:style-name="Heading_20_Note">
        <text:list-item>
          <text:p text:style-name="Heading_20_Note">Poznámka</text:p>
        </text:list-item>
      </text:list>
      <text:p text:style-name="Text_20_Note">Různé datové řady musí být v samostatných sloupcích nebo řádcích. Jinak bude aplikace Calc předpokládat, že se jedná o stejné datové řady.</text:p>
      <text:h text:style-name="Heading_20_3" text:outline-level="3"><text:bookmark-start text:name="__RefHeading___Toc12505_4207962654"/>Nastavení rozsahů datových řad<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Například kategorie dat uvedené na obrázku <text:sequence-ref text:reference-format="value" text:ref-name="refFigure4">5</text:sequence-ref><text:s/> a graf vyobrazený na obrázku <text:sequence-ref text:reference-format="value" text:ref-name="refFigure1">2</text:sequence-ref><text:s/> jsou měsíce roku.</text:p>
      <text:p text:style-name="Text_20_body">Většina grafů aplikace Calc vyžaduje data hodnot i kategorií, přičemž hodnoty jsou vyneseny podél osy Y a kategorie podél osy X. Výjimkou jsou XY (bodové) grafy a bublinové grafy, které používají pouze data hodnot podél obou os.</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2F6792E89B764AF6.png" xlink:type="simple" xlink:show="embed" xlink:actuate="onLoad" loext:mime-type="image/png"/></draw:frame>Obrázek <text:sequence text:ref-name="refFigure4" text:name="Figure" text:formula="ooow:Figure+1" style:num-format="1">5</text:sequence>: Dialogové okno Průvodce grafem - výběr datových řad</text:p></draw:text-box></draw:frame></text:p>
      <text:p text:style-name="Text_20_body">Oblasti dat, které mohou být definovány pro konkrétní typ grafu, se zobrazují v poli <text:span text:style-name="Emphasis">Oblasti dat</text:span> na pravé straně stránky Datové řady, viz obrázek <text:sequence-ref text:reference-format="value" text:ref-name="refFigure4">5</text:sequence-ref>. Možná nebude nutné vyplnit všechny oblasti dat. Oblasti dat mohou obsahovat:</text:p>
      <text:p text:style-name="Definition_20_Term">Barva ohraničení a Barva výplně</text:p>
      <text:p text:style-name="Text_20_body_20_indent">Barvy ohraničení nebo výplně pro každý datový bod v datové řadě lze zadat zde pomocí číselných hodnot pro systém barev RGBA. Pokud zde není nic uvedeno, použije aplikace Calc výchozí barvy. Lze také použít podmíněné formátování. To umožňuje měnit barvy datových bodů v závislosti na tom, zda splňují určitě podmínky nebo nabývají určitých hodnot. <text:s/>Více informací nalezneme v části "<text:bookmark-ref text:reference-format="text" text:ref-name="__RefHeading___Toc12332_3286614320">Přiřazení barev</text:bookmark-ref>" na straně <text:bookmark-ref text:reference-format="page" text:ref-name="__RefHeading___Toc12332_3286614320">29</text:bookmark-ref><text:bookmark-ref text:reference-format="number" text:ref-name="__RefHeading__23355_284948500"/>.</text:p>
      <text:p text:style-name="Definition_20_Term">Název</text:p>
      <text:p text:style-name="Text_20_body_20_indent">Pokud na stránce Oblast dat jsou označeny volby <text:span text:style-name="Strong_20_Emphasis">Datové řady ve sloupcích</text:span> a <text:span text:style-name="Strong_20_Emphasis">První řádek jako popisek</text:span>, aplikace Calc předpokládá, že popisky sloupců vybraných dat jsou názvy datových řad. Aplikace Calc tedy předpokládá, že názvy datových řad na obrázku <text:sequence-ref text:reference-format="value" text:ref-name="refFigure0">1</text:sequence-ref><text:s/> jsou "Kánoe", <text:soft-page-break/>"Čluny" a "Motory". Podobně pokud jsou vybrány volby <text:span text:style-name="Strong_20_Emphasis">Datové řady v řádcích</text:span> a <text:span text:style-name="Strong_20_Emphasis">První sloupec jako popisek</text:span>, aplikace Calc předpokládá, že popisky řádků vybraných dat jsou názvy datových řad.</text:p>
      <text:p text:style-name="Text_20_body_20_indent">Jediný způsob, jak změnit název datové řady, je vybrat <text:span text:style-name="Strong_20_Emphasis">Název</text:span> v poli <text:span text:style-name="Emphasis">Oblasti dat</text:span> vpravo nahoře na obrázku <text:sequence-ref text:reference-format="value" text:ref-name="refFigure4">2</text:sequence-ref>. Poté zadáme do pole <text:span text:style-name="Emphasis">Oblast pro Název</text:span>, které se objeví pod polem <text:span text:style-name="Emphasis">Oblasti dat</text:span>, jinou oblast buněk. (Za povšimnutí stojí fakt, že název datové řady je často obsažen v jedné buňce, nikoliv rozsahu buněk.)</text:p>
      <text:p text:style-name="P50">Hodnoty Y</text:p>
      <text:p text:style-name="P60">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Rozsah dat pro kategorie je definován zvlášť v poli <text:span text:style-name="Emphasis">Kategorie</text:span> pod částí <text:span text:style-name="Emphasis">Oblasti dat</text:span>. <text:s/>Za povšimnutí stojí rozdíl mezi kategoriemi a názvy datových řad. Pro údaje na obrázku <text:sequence-ref text:reference-format="value" text:ref-name="refFigure0">1</text:sequence-ref>, kategorie jsou popisky řádku, zatímco názvy datových řad jsou popisky sloupců.</text:p>
      <text:list xml:id="list105160236384423" text:continue-numbering="true" text:style-name="Heading_20_Note">
        <text:list-item>
          <text:p text:style-name="Heading_20_Note">Poznámka</text:p>
        </text:list-item>
      </text:list>
      <text:p text:style-name="Text_20_Note">Data kategorií se obvykle objevují podél osy X (kromě XY (bodových) grafů a bublinových grafů, které vyžadují hodnoty pro osu X).</text:p>
      <text:p text:style-name="Text_20_body">V závislosti na typu grafu bude možná nutné definovat další rozsahy dat kromě těch, které jsou uvedeny na obrázku <text:sequence-ref text:reference-format="value" text:ref-name="refFigure4">5</text:sequence-ref>.</text:p>
      <text:h text:style-name="Heading_20_2" text:outline-level="2"><text:bookmark-start text:name="__RefHeading___Toc30083_1873373956"/><text:alphabetical-index-mark text:string-value="výběr prvků" text:key1="Průvodce grafy"/><text:alphabetical-index-mark text:string-value="výběr prvků" text:key1="grafy"/>Výběr prvků grafu<text:bookmark-end text:name="__RefHeading___Toc30083_1873373956"/></text:h>
      <text:p text:style-name="Text_20_body"><draw:frame draw:style-name="fr4" draw:name="Frame22" text:anchor-type="as-char" svg:width="6.6929in" style:rel-width="100%" svg:height="2.6846in" style:rel-height="scale-min" draw:z-index="48"><draw:text-box><text:p text:style-name="Caption"><draw:frame draw:style-name="fr18" draw:name="Image9" text:anchor-type="paragraph" svg:width="6.6953in" style:rel-width="100%" svg:height="2.4465in" style:rel-height="scale" draw:z-index="49"><draw:image xlink:href="Pictures/1000000000000299000000F3B3C5E5E75905DFD2.png" xlink:type="simple" xlink:show="embed" xlink:actuate="onLoad" loext:mime-type="image/png"/></draw:frame>Obrázek <text:sequence text:ref-name="refFigure5" text:name="Figure" text:formula="ooow:Figure+1" style:num-format="1">6</text:sequence>: Dialogové okno Průvodce grafem – výběr a změna prvků grafu</text:p></draw:text-box></draw:frame></text:p>
      <text:p text:style-name="Text_20_body">Na stránce Prvky grafu v dialogovém okně Průvodce grafem (obrázek <text:sequence-ref text:reference-format="value" text:ref-name="refFigure5">6</text:sequence-ref>), přidáme nebo změníme nadpis, podnadpis, názvy os a mřížky. Používejme nadpisy, které upoutají pozornost diváků na účel grafu a popisují, na co by se měli diváci zaměřit.</text:p>
      <text:p text:style-name="Text_20_body">Prvky grafu pro 2D a 3D grafy jsou znázorněny na obrázku <text:sequence-ref text:reference-format="value" text:ref-name="refFigure6">7</text:sequence-ref>.</text:p>
      <text:list xml:id="list105161246988935" text:continue-list="list105159760535391" text:style-name="List_20_1">
        <text:list-item>
          <text:p text:style-name="List_20_1">Stěna grafu obsahuje obrázek zobrazující data.</text:p>
        </text:list-item>
        <text:list-item>
          <text:p text:style-name="List_20_1">Oblast grafu je pozadí celého grafu.</text:p>
        </text:list-item>
        <text:list-item text:style-override="OOoBullets_20_1">
          <text:p text:style-name="P86">Nadpis a podnadpis grafu, legenda grafu, popisky os a názvy os jsou v oblasti grafu.</text:p>
        </text:list-item>
        <text:list-item>
          <text:p text:style-name="List_20_1">Patička grafu je k dispozici pouze pro 3D grafy.</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DC316D1408209D6B.png" xlink:type="simple" xlink:show="embed" xlink:actuate="onLoad" loext:mime-type="image/png"/></draw:frame>Obrázek <text:sequence text:ref-name="refFigure6" text:name="Figure" text:formula="ooow:Figure+1" style:num-format="1">7</text:sequence>: Prvky grafu</text:p></draw:text-box></draw:frame></text:p>
      <text:p text:style-name="Text_20_body">Chceme-li přidat prvky do grafu, provedeme jeden nebo více z následujících kroků na stránce Prvky grafu (obrázek <text:sequence-ref text:reference-format="value" text:ref-name="refFigure5">6</text:sequence-ref>):</text:p>
      <text:list xml:id="list105160798862532" text:continue-numbering="true" text:style-name="List_20_1">
        <text:list-item>
          <text:p text:style-name="List_20_1">Nadpis a podnadpis (pokud je potřeba) zadáme do polí <text:span text:style-name="Emphasis">Nadpis</text:span> a <text:span text:style-name="Emphasis">Podnadpis</text:span>.</text:p>
        </text:list-item>
        <text:list-item>
          <text:p text:style-name="List_20_1">Do textových polí <text:span text:style-name="Emphasis">Osa X</text:span> a <text:span text:style-name="Emphasis">Osa Y</text:span> zadáme názvy os. Textové pole <text:span text:style-name="Emphasis">Osa Z</text:span> je aktivní pouze tehdy, když vytváříme 3D graf.</text:p>
        </text:list-item>
        <text:list-item>
          <text:p text:style-name="List_20_1">Zaškrtneme volbu <text:span text:style-name="Strong_20_Emphasis">Zobrazit legendu</text:span> (ve výchozím nastavení je zapnuto) a zvolíme si, kde se legenda zobrazí – <text:span text:style-name="Strong_20_Emphasis">Vlevo</text:span>, <text:span text:style-name="Strong_20_Emphasis">Vpravo</text:span>, <text:span text:style-name="Strong_20_Emphasis">Nahoře</text:span> nebo <text:span text:style-name="Strong_20_Emphasis">Dole</text:span>. Názvy v legendě jsou názvy datových řad. Názvy zadáme do pole <text:span text:style-name="Emphasis">Oblast pro Název</text:span> na stránce Datové řady.</text:p>
        </text:list-item>
        <text:list-item text:style-override="OOoBullets_20_1">
          <text:p text:style-name="P86">Pod textem <text:span text:style-name="Emphasis">Zobrazit mřížky</text:span> zaškrtneme volbu <text:span text:style-name="Strong_20_Emphasis">Osa Y</text:span> nebo <text:span text:style-name="Strong_20_Emphasis">Osa X</text:span> pro zobrazení vodorovných nebo svislých čar mřížky. U některých grafů je ve výchozím nastavení mřížka zobrazena. Mřížka není k dispozici pro výsečové grafy. Zaškrtávací pole <text:span text:style-name="Strong_20_Emphasis">Osa Z</text:span> je aktivní pouze při tvorbě 3D grafu. Více informací o mřížkách najdeme v části „<text:bookmark-ref text:reference-format="text" text:ref-name="__RefHeading__5920_1557782789">Mřížky</text:bookmark-ref>“<text:s/>na straně <text:bookmark-ref text:reference-format="page" text:ref-name="__RefHeading__5920_1557782789">42</text:bookmark-ref>.</text:p>
        </text:list-item>
      </text:list>
      <text:list xml:id="list105160418014271" text:continue-list="list105160236384423" text:style-name="Heading_20_Note">
        <text:list-item>
          <text:p text:style-name="Heading_20_Note">Poznámka</text:p>
        </text:list-item>
      </text:list>
      <text:p text:style-name="Text_20_Note">Po klepnutí na tlačítko <text:span text:style-name="Strong_20_Emphasis">Dokončit</text:span> se zavře Průvodce grafem, graf je stále v režimu úprav označeném šedými okraji a lze jej dále upravovat. Režim úprav ukončíme klepnutím mimo graf.</text:p>
      <text:h text:style-name="Heading_20_1" text:outline-level="1"><text:bookmark-start text:name="__RefHeading___Toc21802_331351213"/><text:alphabetical-index-mark text:string-value="Karta vlastnosti" text:key1="Postranní lišta"/><text:alphabetical-index-mark text:string-value="formátování grafů" text:key1="Postranní lišta"/><text:alphabetical-index-mark text:string-value="formátování pomocí Postranní lišty" text:key1="grafy"/>Nastavení grafu pomocí postranní lišty<text:bookmark-end text:name="__RefHeading___Toc21802_331351213"/></text:h>
      <text:p text:style-name="Text_20_body">Karta Vlastnosti v Postranní liště (obrázek <text:sequence-ref text:reference-format="value" text:ref-name="refFigure7">8</text:sequence-ref>) zpřístupní některé základní možnosti pro upřesnění vzhledu grafů. Pokud chceme otevřít Postranní lištu, nejprve zrušíme výběr klepnutím mimo graf a po té přejdeme do nabídky <text:span text:style-name="Strong_20_Emphasis">Zobrazit &gt; Postranní lišta</text:span> v hlavní nabídce nebo stiskneme kombinaci kláves <text:span text:style-name="Keystroke">Ctrl + F5</text:span>. Ve výchozím nastavení se Postranní lišta zobrazí na pravé straně obrazovky.</text:p>
      <text:list xml:id="list105159879585852" text:continue-list="list105160480935476" text:style-name="Heading_20_Tip">
        <text:list-item>
          <text:p text:style-name="Heading_20_Tip">Tip</text:p>
        </text:list-item>
      </text:list>
      <text:p text:style-name="Text_20_Note">Pokud budeme postupovat dle pokynů výše a karta Vlastnosti se v Postranní liště nezobrazí, klepneme na ikonu Vlastnosti <text:span text:style-name="T85"><draw:frame draw:style-name="fr27" draw:name="Image45" text:anchor-type="as-char" svg:width="0.2236in" svg:height="0.2409in" draw:z-index="8"><draw:image xlink:href="Pictures/100000000000001A0000001C58C29A64503BB65E.png" xlink:type="simple" xlink:show="embed" xlink:actuate="onLoad" loext:mime-type="image/png"/></draw:frame></text:span><text:s/> vpravo nahoře v Postranní liště. Pokud se karta Vlastnosti stále nezobrazuje, klepneme znovu na graf.</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A5598330C098439D.png" xlink:type="simple" xlink:show="embed" xlink:actuate="onLoad" loext:mime-type="image/png"/></draw:frame>Obrázek <text:sequence text:ref-name="refFigure7" text:name="Figure" text:formula="ooow:Figure+1" style:num-format="1">8</text:sequence>: Karta Vlastnosti v Postranní liště pro graf vybraný (vlevo) a pro graf v režimu úprav (vpravo)</text:p></draw:text-box></draw:frame></text:p>
      <text:p text:style-name="Text_20_body">Obsah Postranní lišty závisí na tom, jestli je graf vybraný nebo jestli je v režimu úprav. Postranní lišta na levé straně na obrázku <text:sequence-ref text:reference-format="value" text:ref-name="refFigure7">8</text:sequence-ref><text:s/>zobrazuje kartu Vlastnosti, když je graf vybraný (jedním klepnutím na graf). Pokud je graf v režimu editace (dvojí klepnutí na graf), zobrazí se karta Vlastnosti ukázaná na pravé straně obrázku <text:sequence-ref text:reference-format="value" text:ref-name="refFigure7">8</text:sequence-ref><text:s/>.</text:p>
      <text:p text:style-name="Text_20_body">Možnosti dostupné na kartě Vlastnosti v Postranní liště jsou dostupné také jinde. Najdeme je v hlavní nabídce, v nástrojové liště Formátování nebo v místních nabídkách (dostupných po klepnutí pravým tlačítkem myši na prvek grafu).</text:p>
      <text:list xml:id="list105160294792715" text:continue-list="list105160418014271" text:style-name="Heading_20_Note">
        <text:list-item>
          <text:p text:style-name="Heading_20_Note">Poznámka</text:p>
        </text:list-item>
      </text:list>
      <text:p text:style-name="Text_20_Note">Postranní lišta může být docela užitečná. Vzhledem k tomu, že možnosti jsou snadno viditelné a jsou dostupné jinde, nejsou v této kapitole zmíněny další odkazy na ně.</text:p>
      <text:h text:style-name="Heading_20_1" text:outline-level="1"><text:bookmark-start text:name="__RefHeading__23321_284948500"/><text:soft-page-break/>Úprava grafů<text:bookmark-end text:name="__RefHeading__23321_284948500"/></text:h>
      <text:p text:style-name="Text_20_body">Průvodce grafem definuje základní funkce grafu. Po jeho použití můžeme chtít změnit oblasti dat nebo upravit vzhled grafu. Aplikace Calc poskytuje mnoho možností pro formátování a jemné doladění vzhledu grafů. To zahrnuje nástroje pro úpravu typu grafu, prvků grafu, oblastí dat, písem, barev a mnoha dalších možností.</text:p>
      <text:p text:style-name="Text_20_body">Grafy upravujeme jedním ze dvou způsobů v závislosti na tom, co chceme změnit.</text:p>
      <text:p text:style-name="Definition_20_Term"><text:bookmark-start text:name="__RefHeading___Toc18935_536864046"/>Úprava vlastností objektu<text:bookmark-end text:name="__RefHeading___Toc18935_536864046"/></text:p>
      <text:p text:style-name="Text_20_body_20_indent">Klepnutím na graf upravíme vlastnosti objektu. Mezi ně patří velikost, umístění na stránce, zarovnání, vnější ohraničení, kopírování, export a další. Více informací najdeme v části začínající „<text:bookmark-ref text:reference-format="text" text:ref-name="__RefHeading__23357_284948500">Změna velikosti, přesouvání a umístění grafů</text:bookmark-ref>" na straně <text:bookmark-ref text:reference-format="page" text:ref-name="__RefHeading__23357_284948500">56</text:bookmark-ref><text:s/>.</text:p>
      <text:p text:style-name="Definition_20_Term"><text:bookmark-start text:name="__RefHeading___Toc18937_536864046"/>Použití režimu úprav<text:bookmark-end text:name="__RefHeading___Toc18937_536864046"/></text:p>
      <text:p text:style-name="Text_20_body_20_indent">Pomocí režimu úprav můžeme změnit výběr dat, <text:bookmark text:name="par_id3776055"/>typ grafu a také prvky grafu (jako jsou osy, nadpisy, pozadí, mřížky, datové řady, popisky dat, spojnice trendu a další.</text:p>
      <text:h text:style-name="Heading_20_2" text:outline-level="2"><text:bookmark-start text:name="__RefHeading___Toc37359_376987738"/><text:alphabetical-index-mark text:string-value="režim úprav grafu"/><text:alphabetical-index-mark text:string-value="režim úprav" text:key1="grafy"/>Přehled použití režimu úprav<text:bookmark-end text:name="__RefHeading___Toc37359_376987738"/></text:h>
      <text:p text:style-name="Text_20_body">V režimu úprav mámě několik obecných způsobů úpravy grafů. Jednotlivé způsoby jsou podrobněji popsány v následujících částech.</text:p>
      <text:list xml:id="list105160568976846" text:continue-list="list105160798862532" text:style-name="List_20_1">
        <text:list-item>
          <text:p text:style-name="List_20_1">Pokud chceme přidat prvek, který ještě není v grafu, použijeme volbu <text:span text:style-name="Strong_20_Emphasis">Vložit</text:span> v hlavní nabídce. Vložíme nadpisy, legendu, popisky os, mřížky, popisky dat, spojnice trendu, přímky střední hodnoty a chybové úsečky.</text:p>
        </text:list-item>
        <text:list-item>
          <text:p text:style-name="List_20_1">Chceme-li přesunout nebo změnit velikost nadpisů, názvů os, stěn grafu a legendy, klepneme na ně jednou. Kurzor se změní na ikonu se symbolem přesunu (zobrazení závisí na použitém operačním systému). Přetáhneme prvek do nového umístění. Chceme-li změnit velikost, přetáhneme úchyty výběru.</text:p>
        </text:list-item>
        <text:list-item>
          <text:p text:style-name="List_20_1">Úprava prvků několika základními způsoby. Příslušné dialogové okno nebo nabídku můžeme otevřít jedním z následujících způsobů. Ne všechny uvedené způsoby budou fungovat pro všechny prvky:</text:p>
        </text:list-item>
      </text:list>
      <text:list xml:id="list105160734422602" text:continue-list="list105160372274112" text:style-name="List_20_2">
        <text:list-item>
          <text:p text:style-name="List_20_2">Poklepeme na prvek (viz výjimka níže).</text:p>
        </text:list-item>
        <text:list-item>
          <text:p text:style-name="List_20_2">Vybereme prvek z nabídky <text:span text:style-name="Strong_20_Emphasis">Vložit</text:span> (obrázek <text:sequence-ref text:reference-format="value" text:ref-name="refFigure8">9</text:sequence-ref>) nebo z nabídky <text:span text:style-name="Strong_20_Emphasis">Formát</text:span> (obrázek <text:sequence-ref text:reference-format="value" text:ref-name="refFigure9">10</text:sequence-ref>) v hlavní nabídce.</text:p>
        </text:list-item>
        <text:list-item>
          <text:p text:style-name="List_20_2">Klepneme jednou na prvek a poté klepneme na ikonu <text:span text:style-name="Strong_20_Emphasis">Formát výběru</text:span><text:span text:style-name="T672"><draw:frame draw:style-name="fr27" draw:name="Image48" text:anchor-type="as-char" svg:width="0.2307in" svg:height="0.2484in" draw:z-index="33"><draw:image xlink:href="Pictures/100000000000001A0000001C58C29A64503BB65E.png" xlink:type="simple" xlink:show="embed" xlink:actuate="onLoad" loext:mime-type="image/png"/></draw:frame></text:span><text:s/>, kterou najdeme na nástrojové liště Formátování (obrázek <text:sequence-ref text:reference-format="value" text:ref-name="refFigure10">11</text:sequence-ref>).</text:p>
        </text:list-item>
        <text:list-item>
          <text:p text:style-name="List_20_2">Vybereme prvek z rozevíracího seznamu Zvolte prvek grafu a potom klepneme na ikonu <text:span text:style-name="Strong_20_Emphasis">Formát výběru</text:span><text:span text:style-name="T672"><draw:frame draw:style-name="fr27" draw:name="Image104" text:anchor-type="as-char" svg:width="0.2193in" svg:height="0.2362in" draw:z-index="37"><draw:image xlink:href="Pictures/100000000000001A0000001C58C29A64503BB65E.png" xlink:type="simple" xlink:show="embed" xlink:actuate="onLoad" loext:mime-type="image/png"/></draw:frame></text:span><text:s/>, kterou najdeme hned vedle tohoto rozevíracího seznamu.</text:p>
        </text:list-item>
        <text:list-item>
          <text:p text:style-name="List_20_2">Klepneme pravým tlačítkem myši na prvek a otevřeme místní nabídku.</text:p>
        </text:list-item>
      </text:list>
      <text:list xml:id="list105159222866331" text:continue-list="list105160568976846" text:style-name="List_20_1">
        <text:list-item>
          <text:p text:style-name="List_20_1">Poklepáním na nadpisy a názvy os změníme jejich pravopis. Chceme-li upravit pravopis jiného textu, například kategorií, popisků dat a položek legendy, změníme text v datech v tabulce.</text:p>
        </text:list-item>
        <text:list-item>
          <text:p text:style-name="List_20_1"><text:bookmark text:name="par_id8644672"/>Jedním klepnutím na datový bod (například sloupec nebo řádek) vybereme a upravíme přidružené datové řady.</text:p>
        </text:list-item>
      </text:list>
      <text:list xml:id="list105159688191506" text:continue-list="list105160734422602" text:style-name="List_20_2">
        <text:list-item>
          <text:p text:style-name="List_20_2"><text:bookmark text:name="par_id6574907"/>Pokud máme vybránu datovou řadu, poklepeme na jeden datový bod a upravíme jeho vlastnosti (například jeden sloupec ve sloupcovém grafu).</text:p>
        </text:list-item>
      </text:list>
      <text:h text:style-name="Heading_20_2" text:outline-level="2"><text:bookmark-start text:name="__RefHeading___Toc18939_536864046"/>Přepnutí do režimu úprav<text:bookmark-end text:name="__RefHeading___Toc18939_536864046"/></text:h>
      <text:p text:style-name="Text_20_body">Pokud chceme upravit nebo formátovat grafy, poklepeme na graf a přejdeme do režimu úprav. Graf je nyní orámován šedým rámečkem. V režimu úprav se hlavní nabídka změní a nástrojová lišta Formátování obsahuje řadu možností formátování a ikon, jak je uvedeno v následujících částech.</text:p>
      <text:list xml:id="list105160443283976" text:continue-list="list105160294792715" text:style-name="Heading_20_Note">
        <text:list-item>
          <text:p text:style-name="Heading_20_Note"><text:soft-page-break/>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e, aby byl graf v režimu úprav.</text:p>
      <text:h text:style-name="Heading_20_2" text:outline-level="2"><text:bookmark-start text:name="__RefHeading___Toc21798_331351213"/><text:alphabetical-index-mark text:string-value="Vkládání s grafem v režimu úprav" text:key1="nabídky"/><text:alphabetical-index-mark text:string-value="pomocí nabídky Vložit" text:key1="grafy"/>Nabídka Vložit<text:bookmark-end text:name="__RefHeading___Toc21798_331351213"/></text:h>
      <text:p text:style-name="Text_20_body">V režimu úprav nabídka <text:span text:style-name="Strong_20_Emphasis">Vložit</text:span> v hlavní nabídce zobrazuje možnosti ukázané na obrázku <text:sequence-ref text:reference-format="value" text:ref-name="refFigure8">9</text:sequence-ref><text:s/> a zmíněné níže:</text:p>
      <text:p text:style-name="Figure"><draw:frame draw:style-name="fr1" draw:name="Frame11" text:anchor-type="as-char" svg:width="1.8252in" draw:z-index="25"><draw:text-box fo:min-height="2.7354in"><text:p text:style-name="P46"><draw:frame draw:style-name="fr22" draw:name="Image55" text:anchor-type="paragraph" svg:width="1.602in" svg:height="2.3425in" draw:z-index="26"><draw:image xlink:href="Pictures/100000000000009A000000E1A8CD6DAF2BB24EFF.png" xlink:type="simple" xlink:show="embed" xlink:actuate="onLoad" loext:mime-type="image/png"/></draw:frame>Obrázek <text:sequence text:ref-name="refFigure8" text:name="Figure" text:formula="ooow:Figure+1" style:num-format="1">9</text:sequence>: Nabídka Vložit pokud je graf v režimu úprav</text:p></draw:text-box></draw:frame></text:p>
      <text:p text:style-name="P48">Popisy</text:p>
      <text:p text:style-name="Text_20_body_20_indent">Dává prostor pro zadávání nadpisu a podnadpisu grafu a názvů os X, Y a Z, včetně sekundárních os. Více informací nalezneme v části „<text:bookmark-ref text:reference-format="text" text:ref-name="__RefHeading__5916_1557782789">Nadpisy, podnadpisy a názvy os</text:bookmark-ref>” na straně <text:bookmark-ref text:reference-format="page" text:ref-name="__RefHeading__5916_1557782789">19</text:bookmark-ref>.</text:p>
      <text:p text:style-name="Definition_20_Term">Legenda</text:p>
      <text:p text:style-name="Text_20_body_20_indent">Určuje, zda má být v grafu zahrnuta i legenda a pokud ano, tak kde. Více informací nalezneme v části „<text:bookmark-ref text:reference-format="text" text:ref-name="__RefHeading___Toc20958_32797944">Legenda</text:bookmark-ref>” na straně <text:bookmark-ref text:reference-format="page" text:ref-name="__RefHeading___Toc20958_32797944">21</text:bookmark-ref>.</text:p>
      <text:p text:style-name="Definition_20_Term">Osy</text:p>
      <text:p text:style-name="Text_20_body_20_indent">Nabízí možnosti pro zobrazení nebo nezobrazení popisků os. Průvodce grafem automaticky zobrazí popisky. Více informací nalezneme v části „<text:bookmark-ref text:reference-format="text" text:ref-name="__RefHeading___Toc12507_4207962654">Osy</text:bookmark-ref>” na straně <text:bookmark-ref text:reference-format="page" text:ref-name="__RefHeading___Toc12507_4207962654">31</text:bookmark-ref>.</text:p>
      <text:p text:style-name="Definition_20_Term">Mřížky</text:p>
      <text:p text:style-name="Text_20_body_20_indent">Nabízí možnosti pro zobrazení nebo nezobrazení hlavních a vedlejších mřížek pro osy X, Y a Z. Více informací o formátování mřížky najdeme v části „<text:bookmark-ref text:reference-format="text" text:ref-name="__RefHeading__5920_1557782789">Mřížky</text:bookmark-ref>" na straně <text:bookmark-ref text:reference-format="page" text:ref-name="__RefHeading__5920_1557782789">42</text:bookmark-ref>.</text:p>
      <text:p text:style-name="Definition_20_Term">Popisky dat</text:p>
      <text:p text:style-name="Text_20_body_20_indent">Nabízí možnosti pro vlastnosti textu, zda se mají kategorie zobrazovat nebo umístění a otočení popisků. Tyto popisky se zobrazí u každého datového bodu. Více informací nalezneme v části „<text:bookmark-ref text:reference-format="text" text:ref-name="__RefHeading___Toc20962_32797944">Popisky dat</text:bookmark-ref>” na straně <text:bookmark-ref text:reference-format="page" text:ref-name="__RefHeading___Toc20962_32797944">38</text:bookmark-ref>.</text:p>
      <text:p text:style-name="Definition_20_Term">Spojnice trendu</text:p>
      <text:p text:style-name="Text_20_body_20_indent">Určuje typ regresní čáry, která se má použít, možnosti extrapolace, kde by se osy měly protínat, název spojnice trendu a jak by se měla rovnice zobrazit. Volba je zobrazena šedě, dokud není vybrána datová řada. Více informací nalezneme v části <text:s/>„<text:bookmark-ref text:reference-format="text" text:ref-name="__RefHeading__23329_284948500">Spojnice trendu a přímky střední hodnoty</text:bookmark-ref>" na straně <text:bookmark-ref text:reference-format="page" text:ref-name="__RefHeading__23329_284948500">46</text:bookmark-ref>.</text:p>
      <text:p text:style-name="Definition_20_Term">Přímky střední hodnoty</text:p>
      <text:p text:style-name="Text_20_body_20_indent">Zobrazuje přímky střední hodnoty pro vybranou datovou řadu nebo všechny datové řady. Více informací nalezneme v části „<text:bookmark-ref text:reference-format="text" text:ref-name="__RefHeading__23331_284948500">Přímky střední hodnoty</text:bookmark-ref>” na straně <text:bookmark-ref text:reference-format="page" text:ref-name="__RefHeading__23331_284948500">50</text:bookmark-ref>.</text:p>
      <text:p text:style-name="Definition_20_Term"><text:soft-page-break/>Chybové úsečky X a chybové úsečky Y</text:p>
      <text:p text:style-name="Text_20_body_20_indent">Určuje kategorii chyb, která se má použít, parametry a možnosti zobrazení pro pozitivní a negativní indikátory. Více informací nalezneme v části „<text:bookmark-ref text:reference-format="text" text:ref-name="__RefHeading__23333_284948500">Chybové úsečky</text:bookmark-ref>” na straně <text:bookmark-ref text:reference-format="page" text:ref-name="__RefHeading__23333_284948500">51</text:bookmark-ref>.</text:p>
      <text:h text:style-name="Heading_20_2" text:outline-level="2"><text:bookmark-start text:name="__RefHeading__11504_13180705011"/><text:alphabetical-index-mark text:string-value="pomocí nabídky Formát" text:key1="grafy"/><text:alphabetical-index-mark text:string-value="Formátování s grafem v režimu úprav" text:key1="nabídky"/>Nabídka Formát<text:bookmark-end text:name="__RefHeading__11504_13180705011"/></text:h>
      <text:p text:style-name="Text_20_body">V režimu úprav se tato nastavení zobrazí v nabídce <text:span text:style-name="Strong_20_Emphasis">Formát</text:span> (obrázek <text:sequence-ref text:reference-format="value" text:ref-name="refFigure9">10</text:sequence-ref>) v hlavní nabídce. Následuje popis jednotlivých voleb:</text:p>
      <text:p text:style-name="Figure"><draw:frame draw:style-name="fr1" draw:name="Frame52" text:anchor-type="as-char" svg:width="1.802in" draw:z-index="50"><draw:text-box fo:min-height="3.5945in"><text:p text:style-name="Caption"><draw:frame draw:style-name="fr17" draw:name="Image33" text:anchor-type="paragraph" svg:width="1.802in" style:rel-width="100%" svg:height="3.5945in" style:rel-height="scale" draw:z-index="51"><draw:image xlink:href="Pictures/10000000000000AD000001593C8C1768C6EF0A6E.png" xlink:type="simple" xlink:show="embed" xlink:actuate="onLoad" loext:mime-type="image/png"/></draw:frame>Obrázek <text:sequence text:ref-name="refFigure9" text:name="Figure" text:formula="ooow:Figure+1" style:num-format="1">10</text:sequence>: Nabídka Formát pro graf v režimu úprav</text:p></draw:text-box></draw:frame></text:p>
      <text:p text:style-name="Definition_20_Term">Formát výběru</text:p>
      <text:p text:style-name="Text_20_body_20_indent">Otevře dialogové okno s nastavením pro vybraný prvek. Volby mohou zahrnovat výplň oblasti, ohraničení, umístění, průhlednost, písma, popisky, měřítko a další volby.</text:p>
      <text:p text:style-name="Definition_20_Term">Umístění a velikost</text:p>
      <text:p text:style-name="Text_20_body_20_indent">Umožňuje přesné určení pozice a velikosti vybraného prvku. Umístění je definováno ve vztahu ke grafu. Více informací nalezneme v části „<text:bookmark-ref text:reference-format="text" text:ref-name="__RefHeading__32435717">Dialogové okno Umístění a velikost</text:bookmark-ref>” na straně <text:bookmark-ref text:reference-format="page" text:ref-name="__RefHeading__32435717">57</text:bookmark-ref><text:s/>.</text:p>
      <text:p text:style-name="Definition_20_Term">Uspořádání</text:p>
      <text:p text:style-name="Text_20_body_20_indent">Nabízí dvě možnosti: <text:span text:style-name="Strong_20_Emphasis">Přenést blíž</text:span> a <text:span text:style-name="Strong_20_Emphasis">Odsunout dál</text:span>. U některých položek může být aktivní pouze jedna z možností. Pomocí těchto možností můžeme uspořádat překrývající se datové řady.</text:p>
      <text:p text:style-name="Definition_20_Term">Popis</text:p>
      <text:p text:style-name="Text_20_body_20_indent">Umožňuje formátovat nadpis a podnadpis grafu a názvy os. Text musí být nejprve zadá na stránce Prvky grafu v Průvodci grafu nebo pomocí nabídky <text:span text:style-name="Strong_20_Emphasis">Vložit &gt; Popisy</text:span>.</text:p>
      <text:p text:style-name="Definition_20_Term">Legenda</text:p>
      <text:p text:style-name="Text_20_body_20_indent">Formátování zobrazení a umístění legendy. Legenda musí být nejprve zapnuta na stránce Prvky grafu v Průvodci grafem nebo zvolením nabídky <text:span text:style-name="Strong_20_Emphasis">Vložit &gt; Legenda</text:span>.</text:p>
      <text:p text:style-name="Definition_20_Term">Osy</text:p>
      <text:p text:style-name="Text_20_body_20_indent">Formátování vlastností jako je průsečík os, měřítko jednotek a formátování popisků os.</text:p>
      <text:p text:style-name="Definition_20_Term"><text:soft-page-break/>Mřížka</text:p>
      <text:p text:style-name="Text_20_body_20_indent">Formátování čar mřížky. Mřížku zapneme, resp. vypneme, buď na stránce Prvky grafu v Průvodci grafem nebo pomocí nabídky <text:span text:style-name="Strong_20_Emphasis">Vložit &gt; Mřížky</text:span>.</text:p>
      <text:p text:style-name="Definition_20_Term">Stěna grafu, Pata grafu nebo Plocha grafu</text:p>
      <text:p text:style-name="Text_20_body_20_indent">Formátování ohraničení, oblasti a průhlednosti těchto prvků. Pata grafu je k dispozici pouze pro 3D grafy. Více informací najdeme v části „<text:bookmark-ref text:reference-format="text" text:ref-name="__RefHeading__23339_2849485001">Formátování pozadí grafu</text:bookmark-ref>” na straně <text:bookmark-ref text:reference-format="page" text:ref-name="__RefHeading__23339_2849485001">22</text:bookmark-ref><text:s/>.</text:p>
      <text:p text:style-name="Definition_20_Term">Typ grafu</text:p>
      <text:p text:style-name="Text_20_body_20_indent">Umožňuje měnit typ grafu a to, zda se jedná o 2D nebo 3D graf. Různé typy grafů jsou vysvětleny v části „<text:bookmark-ref text:reference-format="text" text:ref-name="__RefHeading__38593_1127550272">Galerie typů grafů</text:bookmark-ref>” začínající na straně <text:bookmark-ref text:reference-format="page" text:ref-name="__RefHeading__38593_1127550272">63</text:bookmark-ref>.</text:p>
      <text:p text:style-name="Definition_20_Term">Oblasti dat</text:p>
      <text:p text:style-name="Text_20_body_20_indent">Umožňuje nastavení oblastí pro všechna data v grafu a pro jednotlivé datové řady, jak je vysvětleno v části „<text:bookmark-ref text:reference-format="text" text:ref-name="__RefHeading___Toc39996_758917081">Výběr oblasti dat</text:bookmark-ref>" na stránce <text:bookmark-ref text:reference-format="page" text:ref-name="__RefHeading___Toc39996_758917081">8</text:bookmark-ref><text:s/> a „<text:bookmark-ref text:reference-format="text" text:ref-name="__RefHeading___Toc92880_521841234">Výběr datových řad</text:bookmark-ref> na straně <text:bookmark-ref text:reference-format="page" text:ref-name="__RefHeading___Toc92880_521841234">9</text:bookmark-ref>.</text:p>
      <text:p text:style-name="Definition_20_Term">3D pohled</text:p>
      <text:p text:style-name="Text_20_body_20_indent">Umožňuje formátování 3D grafů a je dostupný pouze pro 3D grafy. Jako 3D grafy je možné zobrazit pouze sloupcové, řádkové, výsečové a plošné grafy. Více informací najdeme v části „<text:bookmark-ref text:reference-format="text" text:ref-name="__RefHeading__32495917">3D grafy</text:bookmark-ref>” na straně <text:bookmark-ref text:reference-format="page" text:ref-name="__RefHeading__32495917">43</text:bookmark-ref><text:s/>.</text:p>
      <text:h text:style-name="Heading_20_2" text:outline-level="2"><text:bookmark-start text:name="__RefHeading___Toc21800_331351213"/><text:alphabetical-index-mark text:string-value="použití nástrojové lišty Formátování" text:key1="grafy"/><text:alphabetical-index-mark text:string-value="Formátování, možnosti grafu" text:key1="nástrojové lišty"/>Nástrojová lišta Formátování<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7"><draw:frame draw:style-name="fr20" draw:name="Image18" text:anchor-type="paragraph" svg:width="6.6189in" svg:height="2.9291in" draw:z-index="3"><draw:image xlink:href="Pictures/10000000000003100000015BAD17EEF04B5C7A76.png" xlink:type="simple" xlink:show="embed" xlink:actuate="onLoad" loext:mime-type="image/png"/></draw:frame></text:p>
          </table:table-cell>
          <table:covered-table-cell/>
          <table:covered-table-cell/>
        </table:table-row>
        <table:table-row>
          <table:table-cell table:style-name="Table38.A2" office:value-type="string">
            <text:p text:style-name="P36">1. Zvolte prvek grafu</text:p>
          </table:table-cell>
          <table:table-cell table:style-name="Table38.A2" office:value-type="string">
            <text:p text:style-name="P28">7. Oblasti dat</text:p>
          </table:table-cell>
          <table:table-cell table:style-name="Table38.C2" office:value-type="string">
            <text:p text:style-name="P28">13. Svislé mřížky</text:p>
          </table:table-cell>
        </table:table-row>
        <table:table-row>
          <table:table-cell table:style-name="Table38.A2" office:value-type="string">
            <text:p text:style-name="P28">2. Formát výběru</text:p>
          </table:table-cell>
          <table:table-cell table:style-name="Table38.A2" office:value-type="string">
            <text:p text:style-name="P28">8. Tabulka dat</text:p>
          </table:table-cell>
          <table:table-cell table:style-name="Table38.C2" office:value-type="string">
            <text:p text:style-name="P29">14. Osa X</text:p>
          </table:table-cell>
        </table:table-row>
        <table:table-row>
          <table:table-cell table:style-name="Table38.A2" office:value-type="string">
            <text:p text:style-name="P28">3. Typ grafu</text:p>
          </table:table-cell>
          <table:table-cell table:style-name="Table38.A2" office:value-type="string">
            <text:p text:style-name="P28">9. Popisy</text:p>
          </table:table-cell>
          <table:table-cell table:style-name="Table38.C2" office:value-type="string">
            <text:p text:style-name="P29">15. Osa Y</text:p>
          </table:table-cell>
        </table:table-row>
        <table:table-row>
          <table:table-cell table:style-name="Table38.A2" office:value-type="string">
            <text:p text:style-name="P28">4. Plocha grafu</text:p>
          </table:table-cell>
          <table:table-cell table:style-name="Table38.A2" office:value-type="string">
            <text:p text:style-name="P28">10. Legenda zap/vyp</text:p>
          </table:table-cell>
          <table:table-cell table:style-name="Table38.C2" office:value-type="string">
            <text:p text:style-name="P29">16. Osa Z</text:p>
          </table:table-cell>
        </table:table-row>
        <table:table-row>
          <table:table-cell table:style-name="Table38.A2" office:value-type="string">
            <text:p text:style-name="P28">5. Stěna grafu</text:p>
          </table:table-cell>
          <table:table-cell table:style-name="Table38.A2" office:value-type="string">
            <text:p text:style-name="P28">11. Legenda</text:p>
          </table:table-cell>
          <table:table-cell table:style-name="Table38.C2" office:value-type="string">
            <text:p text:style-name="P29">17. Všechny osy</text:p>
          </table:table-cell>
        </table:table-row>
        <table:table-row>
          <table:table-cell table:style-name="Table38.A2" office:value-type="string">
            <text:p text:style-name="P28">6. 3D pohled</text:p>
          </table:table-cell>
          <table:table-cell table:style-name="Table38.A2" office:value-type="string">
            <text:p text:style-name="P28">12. Vodorovné mřížky</text:p>
          </table:table-cell>
          <table:table-cell table:style-name="Table38.C2" office:value-type="string">
            <text:p text:style-name="P36"/>
          </table:table-cell>
        </table:table-row>
      </table:table>
      <text:p text:style-name="Caption">Obrázek <text:sequence text:ref-name="refFigure10" text:name="Figure" text:formula="ooow:Figure+1" style:num-format="1">11</text:sequence>: Nástrojová lišta Formátování pro graf v režimu úprav</text:p>
      <text:p text:style-name="Caption"/>
      <text:p text:style-name="Text_20_body">V režimu návrhu se nástrojová lišta Formátování zobrazí jako na obrázku <text:sequence-ref text:reference-format="value" text:ref-name="refFigure10">11</text:sequence-ref>. Klepnutím na jednu z ikon otevřeme dialogové okno nebo zapneme, resp. vypneme, danou volbu. Nabídky <text:span text:style-name="Strong_20_Emphasis">Vložit</text:span> a <text:span text:style-name="Strong_20_Emphasis">Formát</text:span> v hlavní nabídce, popsané výše, obsahují až na jednu výjimku stejné volby.</text:p>
      <text:p text:style-name="P16"><text:soft-page-break/>Rozevírací seznam <text:span text:style-name="Emphasis">Zvolte prvek grafu</text:span> se jinde než v nástrojové liště nezobrazí. Slouží k snadnému výběru jednotlivých prvků grafu. To může být zvláště užitečné, když je graf přeplněný nebo je jinak obtížné vybrat prvky pomocí kurzoru. Za povšimnutí stojí fakt, že se možnosti jako <text:span text:style-name="Strong_20_Emphasis">Popisky dat</text:span> nebo <text:span text:style-name="Strong_20_Emphasis">Spojnice trendu</text:span> v tomto seznamu nezobrazí, dokud nejsou vloženy pomocí nabídky <text:span text:style-name="Strong_20_Emphasis">Vložit</text:span>.</text:p>
      <text:list xml:id="list105159578515250" text:continue-numbering="true" text:style-name="Heading_20_Note">
        <text:list-item>
          <text:p text:style-name="Heading_20_Note">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e, aby byl graf v režimu úprav.</text:p>
      <text:h text:style-name="Heading_20_1" text:outline-level="1"><text:bookmark-start text:name="__RefHeading__11502_1318070501"/><text:alphabetical-index-mark text:string-value="výběr a přesouvání prvků" text:key1="grafy"/>Výběr a přesun prvků grafu<text:bookmark-end text:name="__RefHeading__11502_1318070501"/></text:h>
      <text:h text:style-name="Heading_20_2" text:outline-level="2"><text:bookmark-start text:name="__RefHeading___Toc18941_536864046"/>Výběr prvků grafu<text:bookmark-end text:name="__RefHeading___Toc18941_536864046"/></text:h>
      <text:p text:style-name="Text_20_Body_20_List_20_Intro">Po dvojím klepnutí na graf vstoupíme do režimu úprav a vybereme prvky grafu jednou z následujících možností:</text:p>
      <text:list xml:id="list105161037751913" text:continue-list="list105159222866331" text:style-name="OOoBullets_20_1">
        <text:list-item>
          <text:p text:style-name="P86">Klepneme jednou na prvek v grafu (pro výběr jednotlivých datových bodů klepneme dvakrát – ale ne příliš rychle <text:s/> – po prvním klepnutí na datovou řadu).</text:p>
        </text:list-item>
        <text:list-item text:style-override="List_20_1">
          <text:p text:style-name="List_20_1">Vybereme prvek z rozevíracího seznamu <text:span text:style-name="Emphasis">Zvolte prvek grafu</text:span>, který se zobrazí na levé straně nástrojové lišty Formátování, jak je znázorněno na obrázku <text:sequence-ref text:reference-format="value" text:ref-name="refFigure10">11</text:sequence-ref>.</text:p>
        </text:list-item>
      </text:list>
      <text:p text:style-name="Text_20_Body_20_List_20_Intro">Pokud máme vybráno, bude prvek grafu zvýrazněn pomocí čtvercových úchytů výběru.</text:p>
      <text:list xml:id="list105160275037386" text:continue-list="list105159879585852" text:style-name="Heading_20_Tip">
        <text:list-item>
          <text:p text:style-name="Heading_20_Tip">Tip</text:p>
        </text:list-item>
      </text:list>
      <text:p text:style-name="Text_20_Note">Když umístíme kurzor nad prvek, aplikace Calc zobrazí název prvku, což usnadňuje výběr správného prvku. Název vybraného prvku se také objeví ve stavovém řádku.</text:p>
      <text:h text:style-name="Heading_20_2" text:outline-level="2"><text:bookmark-start text:name="__RefHeading__23337_2849485001"/>Přesun prvků grafu<text:bookmark-end text:name="__RefHeading__23337_2849485001"/></text:h>
      <text:p text:style-name="Text_20_body">Možná budeme chtít přesunout jednotlivé prvky grafu, nezávisle na jiných prvcích grafu. Například můžeme chtít změnit umístění nadpisu nebo názvů os. Provedeme to následovně:</text:p>
      <text:list xml:id="list105159339393820" text:continue-list="list105160013767728" text:style-name="Numbering_20_1">
        <text:list-item text:start-value="1">
          <text:p text:style-name="Numbering_20_1">Vybereme prvek grafu, jak je popsáno výše.</text:p>
        </text:list-item>
        <text:list-item>
          <text:p text:style-name="Numbering_20_1">Držíme stisknuté tlačítko na myši. Kurzor se změní na ikonu se symbolem přesunu (zobrazení závisí na použitém operačním systému).</text:p>
        </text:list-item>
        <text:list-item>
          <text:p text:style-name="Numbering_20_1">Přetažením kurzoru přesuneme prvek.</text:p>
        </text:list-item>
        <text:list-item>
          <text:p text:style-name="Numbering_20_1">Jakmile je prvek na požadovaném místě, uvolníme tlačítko myši.</text:p>
        </text:list-item>
      </text:list>
      <text:p text:style-name="Text_20_body">Alternativně můžeme pro některé prvky použít dialogové okno Umístění a velikost, jak je popsáno na straně <text:bookmark-ref text:reference-format="number" text:ref-name="__RefHeading__32435717"/><text:bookmark-ref text:reference-format="number-all-superior" text:ref-name="__RefHeading__32435717"/><text:bookmark-ref text:reference-format="page" text:ref-name="__RefHeading__32435717">57</text:bookmark-ref>.</text:p>
      <text:p text:style-name="Text_20_body">Jednotlivé body nebo datové řady přesouvat nelze. Výjimku tvoří výsečové grafy. U výsečového grafu můžeme přesouvat jednotlivé výseče nebo celý graf. Více informací najdeme v části „<text:bookmark-ref text:reference-format="text" text:ref-name="__RefHeading__23365_284948500">Výsečové grafy</text:bookmark-ref> na stránce <text:bookmark-ref text:reference-format="page" text:ref-name="__RefHeading__23365_284948500">65</text:bookmark-ref><text:s/>.</text:p>
      <text:p text:style-name="Text_20_body">Více informací o přesunu popisku os najdeme v části „<text:bookmark-ref text:reference-format="text" text:ref-name="__RefHeading__15950_1318070501">Umístění os, popisků a intervalových značek</text:bookmark-ref>" na straně <text:bookmark-ref text:reference-format="page" text:ref-name="__RefHeading__15950_1318070501">34</text:bookmark-ref>. Více informací o přesunu popisků dat najdeme v části „<text:bookmark-ref text:reference-format="text" text:ref-name="__RefHeading___Toc21820_331351213">Přidávání a formátování popisků dat pro datové řady</text:bookmark-ref>" na straně <text:bookmark-ref text:reference-format="page" text:ref-name="__RefHeading___Toc21820_331351213">38</text:bookmark-ref>.</text:p>
      <text:list xml:id="list105159392710338" text:continue-list="list105160275037386" text:style-name="Heading_20_Tip">
        <text:list-item>
          <text:p text:style-name="Heading_20_Tip">Tip</text:p>
        </text:list-item>
      </text:list>
      <text:p text:style-name="P42">U některých prvků grafu (jako jsou nadpis, podnadpis, názvy os a legenda) můžeme stisknout klávesy se šipkami a posouvat tak objekt po malých krocích.</text:p>
      <text:list xml:id="list105159296271102" text:continue-list="list105159578515250" text:style-name="Heading_20_Note">
        <text:list-item>
          <text:p text:style-name="P85"><text:soft-page-break/>Poznámka</text:p>
        </text:list-item>
      </text:list>
      <text:p text:style-name="Text_20_Note">Pokud je vybrán prvek 3D grafu, mohou se zobrazit ovladače pro otáčení grafu. Ty řídí 3D úhel prvku. Během zobrazení nemůžeme měnit velikost nebo umístění prvku. Opětovným klepnutím získáme čtvercové úchyty, které nám umožní změnit velikost a umístění 3D grafu.</text:p>
      <text:h text:style-name="Heading_20_1" text:outline-level="1"><text:bookmark-start text:name="__RefHeading__23323_284948500"/><text:alphabetical-index-mark text:string-value="změna typu grafu" text:key1="grafy"/>Změna typu grafu<text:bookmark-end text:name="__RefHeading__23323_284948500"/></text:h>
      <text:p text:style-name="Text_20_body">Pokud chceme změnit typ grafu (řádkový, sloupcový, výsečový, čárový atd.):</text:p>
      <text:list xml:id="list105160833731803" text:continue-list="list105159339393820" text:style-name="Numbering_20_1">
        <text:list-item text:start-value="1">
          <text:p text:style-name="Numbering_20_1">Dvojitým kliknutím vybereme graf a přejdeme do režimu úprav. Kolem grafu by se nyní měl objevit šedý rámeček.</text:p>
        </text:list-item>
        <text:list-item>
          <text:p text:style-name="Numbering_20_1">Otevřeme dialogové okno Typ grafu pomocí jedné z těchto možností:</text:p>
        </text:list-item>
      </text:list>
      <text:list xml:id="list105160952678440" text:continue-list="list105159688191506" text:style-name="List_20_2">
        <text:list-item>
          <text:p text:style-name="List_20_2">V hlavní nabídce zvolíme <text:span text:style-name="Strong_20_Emphasis">Formát &gt; Typ grafu</text:span>.</text:p>
        </text:list-item>
        <text:list-item>
          <text:p text:style-name="List_20_2">Klepneme na ikonu <text:span text:style-name="Strong_20_Emphasis">Typ grafu</text:span><text:span text:style-name="T19"><draw:frame draw:style-name="fr29" draw:name="Image62" text:anchor-type="as-char" svg:y="-0.2807in" svg:width="0.2799in" svg:height="0.2799in" draw:z-index="13"><draw:image xlink:href="Pictures/100000000000001E0000001E5A670DC0788803AC.png" xlink:type="simple" xlink:show="embed" xlink:actuate="onLoad" loext:mime-type="image/png"/></draw:frame></text:span><text:s/> v nástrojové liště Formátování.</text:p>
        </text:list-item>
        <text:list-item>
          <text:p text:style-name="List_20_2">Pravým tlačítkem myši klepneme na graf a z místní nabídky zvolíme <text:span text:style-name="Strong_20_Emphasis">Typ grafu</text:span>.</text:p>
        </text:list-item>
      </text:list>
      <text:p text:style-name="P69">Dialogové okno je stejné jako první stránka dialogového okna Průvodce grafem zobrazeného na obrázku <text:sequence-ref text:reference-format="value" text:ref-name="refFigure3">4</text:sequence-ref><text:s/> na stránce <text:sequence-ref text:reference-format="page" text:ref-name="refFigure3">8</text:sequence-ref>.</text:p>
      <text:list xml:id="list105161099765821" text:continue-list="list105160833731803" text:style-name="Numbering_20_1">
        <text:list-item>
          <text:p text:style-name="Numbering_20_1">Vybereme požadovaný typ grafu a jeho variantu.</text:p>
        </text:list-item>
        <text:list-item>
          <text:p text:style-name="Numbering_20_1">Klepnutím na <text:span text:style-name="Strong_20_Emphasis">OK</text:span> okno zavřeme. Pokud chceme režim úprav opustit, klepneme mimo graf.</text:p>
        </text:list-item>
      </text:list>
      <text:p text:style-name="Text_20_body">Více informací o typech grafů najdeme v části „<text:bookmark-ref text:reference-format="text" text:ref-name="__RefHeading__38593_1127550272">Galerie typů grafů</text:bookmark-ref>" na straně <text:bookmark-ref text:reference-format="page" text:ref-name="__RefHeading__38593_1127550272">63</text:bookmark-ref>.</text:p>
      <text:h text:style-name="Heading_20_1" text:outline-level="1"><text:bookmark-start text:name="__RefHeading__5916_1557782789"/><text:alphabetical-index-mark text:string-value="text, podnadpisy a názvy os" text:key1="grafy"/><text:alphabetical-index-mark text:string-value="nadpis grafu"/><text:alphabetical-index-mark text:string-value="podnadpis grafu"/><text:alphabetical-index-mark text:string-value="osy grafu"/>Popisy, podtituly a název o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Pro vytvoření nebo změnu textu názvu grafu, podnadpisu nebo názvy os:</text:p>
      <text:list xml:id="list105160700543028" text:continue-list="list105161099765821"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těchto způsobů otevřeme dialogové okno Popisy (obrázek <text:sequence-ref text:reference-format="value" text:ref-name="refFigure11">12</text:sequence-ref>):</text:p>
        </text:list-item>
      </text:list>
      <text:list xml:id="list105159651235239" text:continue-list="list105160952678440" text:style-name="List_20_2">
        <text:list-item>
          <text:p text:style-name="List_20_2">V hlavním menu zvolíme <text:span text:style-name="Strong_20_Emphasis">Vložit &gt; Popisy</text:span>.</text:p>
        </text:list-item>
        <text:list-item>
          <text:p text:style-name="List_20_2">Klepneme na ikonu <text:span text:style-name="Strong_20_Emphasis">Popisy</text:span><text:span text:style-name="T19"><draw:frame draw:style-name="fr27" draw:name="Image56" text:anchor-type="as-char" svg:width="0.2866in" svg:height="0.2638in" draw:z-index="14"><draw:image xlink:href="Pictures/100000000000001900000017A6FADE4B195202A4.png" xlink:type="simple" xlink:show="embed" xlink:actuate="onLoad" loext:mime-type="image/png"/></draw:frame></text:span><text:s/> v nástrojové liště Formátování.</text:p>
        </text:list-item>
        <text:list-item>
          <text:p text:style-name="P89">Pravým tlačítkem myši klepneme v oblasti grafu a z místní nabídky vybereme <text:span text:style-name="Strong_20_Emphasis">Vložit popisy</text:span>.</text:p>
        </text:list-item>
      </text:list>
      <text:list xml:id="list105160765376507" text:continue-list="list105160700543028" text:style-name="Numbering_20_1">
        <text:list-item>
          <text:p text:style-name="Numbering_20_1">Do odpovídajících textových polí zadáme nebo upravíme text.</text:p>
        </text:list-item>
        <text:list-item>
          <text:p text:style-name="P101">Klepnutím na <text:span text:style-name="Strong_20_Emphasis">OK</text:span> okno zavřeme. Pokud chceme režim úprav opustit, klepneme mimo graf.</text:p>
        </text:list-item>
      </text:list>
      <text:list xml:id="list105159878536396" text:continue-list="list105159392710338" text:style-name="Heading_20_Tip">
        <text:list-item>
          <text:p text:style-name="Heading_20_Tip">Tip</text:p>
        </text:list-item>
      </text:list>
      <text:p text:style-name="Text_20_Note">Text nadpisu (ale ne formátování) lze upravit přímo. Jednou na něj klepneme (pokud máme graf v režimu úprav). Klepneme znovu uvnitř úchytů pro výběr a provedeme změnu textu. Použití <text:span text:style-name="Keystroke">Shift + Enter</text:span> na konci řádku umožní vytvořit další řádek, který rozdělí text.</text:p>
      <text:p text:style-name="P53"><text:soft-page-break/><draw:frame draw:style-name="fr1" draw:name="Frame53" text:anchor-type="as-char" svg:width="3.0209in" draw:z-index="52"><draw:text-box fo:min-height="2.9898in"><text:p text:style-name="Caption"><draw:frame draw:style-name="fr18" draw:name="Image54" text:anchor-type="paragraph" svg:width="3.0209in" style:rel-width="100%" svg:height="2.9898in" style:rel-height="scale" draw:z-index="53"><draw:image xlink:href="Pictures/10000000000001220000011F29ACC19EC9644C66.png" xlink:type="simple" xlink:show="embed" xlink:actuate="onLoad" loext:mime-type="image/png"/></draw:frame>Obrázek <text:sequence text:ref-name="refFigure11" text:name="Figure" text:formula="ooow:Figure+1" style:num-format="1">12</text:sequence>: Základní dialogové okno Popisy</text:p></draw:text-box></draw:frame></text:p>
      <text:h text:style-name="P80" text:outline-level="2"><text:bookmark-start text:name="__RefHeading___Toc21050_4169405848"/>Formátování textu<text:bookmark-end text:name="__RefHeading___Toc21050_4169405848"/></text:h>
      <text:p text:style-name="Figure"><draw:frame draw:style-name="fr4" draw:name="Frame58" text:anchor-type="as-char" svg:width="6.6953in" style:rel-width="100%" svg:height="2.8154in" style:rel-height="scale-min" draw:z-index="54"><draw:text-box><text:p text:style-name="Caption"><draw:frame draw:style-name="fr18" draw:name="Image59" text:anchor-type="paragraph" svg:width="6.6953in" style:rel-width="100%" svg:height="2.8154in" style:rel-height="scale" draw:z-index="55"><draw:image xlink:href="Pictures/10000000000002A80000011E477377A962B8BDD3.png" xlink:type="simple" xlink:show="embed" xlink:actuate="onLoad" loext:mime-type="image/png"/></draw:frame>Obrázek <text:sequence text:ref-name="refFigure12" text:name="Figure" text:formula="ooow:Figure+1" style:num-format="1">13</text:sequence>: Dialogové okno Popisy pro formátování popisů (po zvolení volby Všechny popisy)</text:p></draw:text-box></draw:frame></text:p>
      <text:p text:style-name="Text_20_body">Pomocí rozšířeného dialogového okna Popisy můžeme formátovat vzhled názvu grafu, titulků nebo názvu os. Pro přístup k tomuto dialogovému oknu:</text:p>
      <text:list xml:id="list105160728453655" text:continue-list="list105160765376507"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následujících způsobů otevřeme dialogové okno Popisy pro formátování (obrázek <text:sequence-ref text:reference-format="value" text:ref-name="refFigure12">13</text:sequence-ref>):</text:p>
        </text:list-item>
      </text:list>
      <text:list xml:id="list105160922621921" text:continue-list="list105159651235239" text:style-name="List_20_2">
        <text:list-item>
          <text:p text:style-name="List_20_2">Klepneme na volbu <text:span text:style-name="Strong_20_Emphasis">Formát &gt; Popisy</text:span> a zvolíme požadovaný typ popisu nebo volbu <text:span text:style-name="Strong_20_Emphasis">Všechny popisy</text:span>.</text:p>
        </text:list-item>
        <text:list-item>
          <text:p text:style-name="List_20_2">Klepneme na prvek v grafu, pak klepneme pravým tlačítkem myši a z místní nabídky zvolíme <text:span text:style-name="Strong_20_Emphasis">Formát popisu</text:span> (nebo vhodný prvek).</text:p>
        </text:list-item>
        <text:list-item>
          <text:p text:style-name="List_20_2">Klepneme na prvek v grafu nebo jej vybereme pomocí rozevíracího seznamu <text:span text:style-name="Emphasis">Zvolte prvek grafu</text:span> v nástrojové liště Formátování. Poté vybereme <text:span text:style-name="Strong_20_Emphasis">Formát &gt; Formát výběru</text:span> v hlavní nabídce nebo klepneme na ikonu <text:span text:style-name="Strong_20_Emphasis">Formát výběru</text:span><text:span text:style-name="T1193"><draw:frame draw:style-name="fr32" draw:name="Afbeelding1" text:anchor-type="as-char" svg:width="0.2602in" svg:height="0.2398in" draw:z-index="56"><draw:image xlink:href="Pictures/1000020100000019000000170B8CFBFF69E2C001.png" xlink:type="simple" xlink:show="embed" xlink:actuate="onLoad" loext:mime-type="image/png"/></draw:frame></text:span><text:s/> na nástrojové liště Formátování.</text:p>
        </text:list-item>
      </text:list>
      <text:list xml:id="list105160356199031" text:continue-list="list105160728453655" text:style-name="Numbering_20_1">
        <text:list-item>
          <text:p text:style-name="Numbering_20_1">Naformátujeme popisy nebo názvy dle potřeb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_Toc20958_32797944"/><text:soft-page-break/><text:alphabetical-index-mark text:string-value="legenda grafu"/><text:alphabetical-index-mark text:string-value="legenda" text:key1="grafy"/>Legenda<text:bookmark-end text:name="__RefHeading___Toc20958_32797944"/></text:h>
      <text:p text:style-name="Text_20_body">Pokud je legenda zobrazena, zobrazuje názvy datových řad spolu s jejich grafickým znázorněním jako jsou sloupce, čáry nebo body. Ukazuje také spojnice trendu, pokud jsou zapnuté, jak je vidět na obrázku <text:sequence-ref text:reference-format="value" text:ref-name="refFigure13">14</text:sequence-ref>.</text:p>
      <text:p text:style-name="Figure"><draw:frame draw:style-name="fr2" draw:name="Frame80" text:anchor-type="as-char" svg:width="4.8236in" draw:z-index="57"><draw:text-box fo:min-height="0.448in"><text:p text:style-name="Caption"><draw:frame draw:style-name="fr17" draw:name="Image116" text:anchor-type="paragraph" svg:width="4.8236in" style:rel-width="100%" svg:height="0.448in" style:rel-height="scale" draw:z-index="58"><draw:image xlink:href="Pictures/10000000000001CF0000002B27219B3EDCF41385.png" xlink:type="simple" xlink:show="embed" xlink:actuate="onLoad" loext:mime-type="image/png"/></draw:frame>Obrázek <text:sequence text:ref-name="refFigure13" text:name="Figure" text:formula="ooow:Figure+1" style:num-format="1">14</text:sequence>: Příklad legendy grafu v dolní části grafu.</text:p></draw:text-box></draw:frame></text:p>
      <text:h text:style-name="Heading_20_2" text:outline-level="2"><text:bookmark-start text:name="__RefHeading___Toc18945_536864046"/>Umístění, vkládání nebo mazání legendy<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Vložení nebo odstranění legendy:</text:p>
      <text:list xml:id="list105159666270094" text:continue-list="list105160356199031" text:style-name="Numbering_20_1">
        <text:list-item text:start-value="1">
          <text:p text:style-name="Numbering_20_1">Dvojitým klepnutím na graf přejdeme do režimu úprav. Kolem grafu by se nyní měl objevit šedý rámeček.</text:p>
        </text:list-item>
        <text:list-item>
          <text:p text:style-name="Numbering_20_1"><text:bookmark-start text:name="__RefNumPara__55362_758917081"/>Provedeme jeden z následujících kroků:<text:bookmark-end text:name="__RefNumPara__55362_758917081"/></text:p>
        </text:list-item>
      </text:list>
      <text:list xml:id="list105159384911005" text:continue-list="list105160922621921" text:style-name="List_20_2">
        <text:list-item>
          <text:p text:style-name="List_20_2">Klepneme na ikonu <text:span text:style-name="Strong_20_Emphasis">Legenda zap/vyp</text:span><draw:frame draw:style-name="fr27" draw:name="Image36" text:anchor-type="as-char" svg:width="0.2571in" svg:height="0.2484in" draw:z-index="59"><draw:image xlink:href="Pictures/100000000000001F0000001EBACCC24A44117185.png" xlink:type="simple" xlink:show="embed" xlink:actuate="onLoad" loext:mime-type="image/png"/></draw:frame><text:s/> na nástrojové liště Formátování. Výchozí pozice pro vložení legendy je na pravé straně oblasti grafu.</text:p>
        </text:list-item>
        <text:list-item>
          <text:p text:style-name="List_20_2">Klepneme pravým tlačítkem myši v oblasti grafu a z místní nabídky vybereme <text:span text:style-name="Strong_20_Emphasis">Vložit legendu</text:span> nebo <text:span text:style-name="Strong_20_Emphasis">Smazat legendu</text:span>.</text:p>
        </text:list-item>
      </text:list>
      <text:list xml:id="list105161278458763" text:continue-list="list105159666270094" text:style-name="Numbering_20_1">
        <text:list-item>
          <text:p text:style-name="Numbering_20_1">Pokud chceme režim úprav opustit, klepneme mimo graf.</text:p>
        </text:list-item>
      </text:list>
      <text:list xml:id="list105161425605966" text:continue-list="list105159296271102" text:style-name="Heading_20_Note">
        <text:list-item>
          <text:p text:style-name="Heading_20_Note">Poznámka</text:p>
        </text:list-item>
      </text:list>
      <text:p text:style-name="Text_20_Note">Názvy v legendě jsou názvy datových řad. Názvy jsou převzaty z Názvů oblasti dat, jak bylo zmíněno v části „<text:bookmark-ref text:reference-format="text" text:ref-name="__RefHeading___Toc92880_521841234">Výběr datových řad</text:bookmark-ref>" na straně <text:bookmark-ref text:reference-format="page" text:ref-name="__RefHeading___Toc92880_521841234">9</text:bookmark-ref>. Názvy položek legendy změníme v textu v tabulce.</text:p>
      <text:h text:style-name="Heading_20_3" text:outline-level="3"><text:bookmark-start text:name="__RefHeading___Toc37365_376987738"/>Umístění, vkládání a mazání<text:bookmark-end text:name="__RefHeading___Toc37365_376987738"/></text:h>
      <text:p text:style-name="Text_20_Body_20_List_20_Intro">Pro umístění legendy pomocí základního dialogového okna Legenda (obrázek <text:sequence-ref text:reference-format="value" text:ref-name="refFigure14">15</text:sequence-ref>), stejně jako pro vložení nebo odstranění legendy, postupujeme podle stejných kroků jako výše, kromě kroku <text:bookmark-ref text:reference-format="number" text:ref-name="__RefNumPara__55362_758917081">2</text:bookmark-ref>, který provedeme takto:</text:p>
      <text:list xml:id="list105160282733418" text:continue-list="list105161278458763" text:style-name="Numbering_20_1">
        <text:list-item text:start-value="1">
          <text:p text:style-name="Numbering_20_1">V hlavní nabídce zvolíme <text:span text:style-name="Strong_20_Emphasis">Vložit &gt; Legenda</text:span> a otevřeme základní dialogového okno Legenda.</text:p>
        </text:list-item>
      </text:list>
      <text:p text:style-name="Figure"><draw:frame draw:style-name="fr1" draw:name="Frame59" text:anchor-type="as-char" svg:width="2.9693in" draw:z-index="60"><draw:text-box fo:min-height="1.7811in"><text:p text:style-name="Caption"><draw:frame draw:style-name="fr18" draw:name="Image60" text:anchor-type="paragraph" svg:width="2.9693in" style:rel-width="100%" svg:height="1.7811in" style:rel-height="scale" draw:z-index="61"><draw:image xlink:href="Pictures/100000000000011D000000AB59641D3FFB046DB2.png" xlink:type="simple" xlink:show="embed" xlink:actuate="onLoad" loext:mime-type="image/png"/></draw:frame>Obrázek <text:sequence text:ref-name="refFigure14" text:name="Figure" text:formula="ooow:Figure+1" style:num-format="1">15</text:sequence>: Základní dialogové okno Legenda</text:p></draw:text-box></draw:frame></text:p>
      <text:list xml:id="list105161191931126" text:continue-numbering="true" text:style-name="Numbering_20_1">
        <text:list-item>
          <text:p text:style-name="Numbering_20_1">Vybereme nebo zrušíme výběr volby <text:span text:style-name="Strong_20_Emphasis">Zobrazit legendu</text:span> pro zobrazení nebo skrytí legendy v oblasti grafu.</text:p>
        </text:list-item>
        <text:list-item>
          <text:p text:style-name="Numbering_20_1">Vybereme požadované místo pro legendu – <text:span text:style-name="Strong_20_Emphasis">Vlevo</text:span>, <text:span text:style-name="Strong_20_Emphasis">Vpravo</text:span>, <text:span text:style-name="Strong_20_Emphasis">Nahoře</text:span> nebo <text:span text:style-name="Strong_20_Emphasis">Dole</text:span>.</text:p>
        </text:list-item>
        <text:list-item>
          <text:p text:style-name="Numbering_20_1">Klepnutím na <text:span text:style-name="Strong_20_Emphasis">OK</text:span> okno zavřeme. Pokud chceme režim úprav opustit, klepneme mimo graf.</text:p>
        </text:list-item>
      </text:list>
      <text:list xml:id="list105160458524882" text:continue-list="list105159878536396" text:style-name="Heading_20_Tip">
        <text:list-item>
          <text:p text:style-name="Heading_20_Tip"><text:soft-page-break/>Tip</text:p>
        </text:list-item>
      </text:list>
      <text:p text:style-name="Text_20_Note">Pro přesnější umístění legendy použijeme jednu z možností popsaných v části „<text:bookmark-ref text:reference-format="text" text:ref-name="__RefHeading__23337_2849485001">Přesunutí prvků grafu</text:bookmark-ref>" na straně <text:bookmark-ref text:reference-format="page" text:ref-name="__RefHeading__23337_2849485001">18</text:bookmark-ref>.</text:p>
      <text:h text:style-name="Heading_20_2" text:outline-level="2"><text:bookmark-start text:name="__RefHeading___Toc18947_536864046"/>Formátování legendy<text:bookmark-end text:name="__RefHeading___Toc18947_536864046"/></text:h>
      <text:p text:style-name="Text_20_Body_20_List_20_Intro">Pro pokročilou editaci vzhledu legendy použijeme rozšířené dialogové okno Legendy (obrázek <text:sequence-ref text:reference-format="value" text:ref-name="refFigure15">16</text:sequence-ref>), které nabízí několik možností pro formátování ohraničení, výplně, písem, průhlednosti a umístění.</text:p>
      <text:list xml:id="list105160780907549" text:continue-list="list105161191931126" text:style-name="Numbering_20_1">
        <text:list-item text:start-value="1">
          <text:p text:style-name="Numbering_20_1">Dvojitým klepnutím na graf přejdeme do režimu úprav. Kolem grafu by se nyní měl objevit šedý rámeček.</text:p>
        </text:list-item>
        <text:list-item>
          <text:p text:style-name="Numbering_20_1">Jedním z následujících způsobů otevřeme dialogové okno Legenda (obrázek <text:sequence-ref text:reference-format="value" text:ref-name="refFigure15">16</text:sequence-ref>):</text:p>
        </text:list-item>
      </text:list>
      <text:list xml:id="list105160414108109" text:continue-list="list105159384911005" text:style-name="List_20_2">
        <text:list-item>
          <text:p text:style-name="List_20_2">Klepneme na ikonu <text:span text:style-name="Strong_20_Emphasis">Legenda</text:span><text:span text:style-name="T19"><draw:frame draw:style-name="fr27" draw:name="Image2" text:anchor-type="as-char" svg:width="0.2736in" svg:height="0.2827in" draw:z-index="62"><draw:image xlink:href="Pictures/100000000000001F00000020ABFAF9C0515C2082.png" xlink:type="simple" xlink:show="embed" xlink:actuate="onLoad" loext:mime-type="image/png"/></draw:frame></text:span><text:s/> na nástrojové liště Formátování.</text:p>
        </text:list-item>
        <text:list-item>
          <text:p text:style-name="List_20_2">V hlavní nabídce zvolíme <text:span text:style-name="Strong_20_Emphasis">Formát &gt; Legenda</text:span>.</text:p>
        </text:list-item>
        <text:list-item>
          <text:p text:style-name="List_20_2">Klepneme pravým tlačítkem myši na legendu a z místní nabídky zvolíme <text:span text:style-name="Strong_20_Emphasis">Formát legendy</text:span>.</text:p>
        </text:list-item>
        <text:list-item>
          <text:p text:style-name="List_20_2">Klepneme na položku <text:span text:style-name="Strong_20_Emphasis">Legenda</text:span> v rozevíracím seznamu <text:span text:style-name="Emphasis">Zvolte prvek grafu</text:span> na nástrojové liště Formátování nebo klepneme na legendu v grafu a vybereme ji. Poté klepneme na ikonu <text:span text:style-name="Strong_20_Emphasis">Formát výběru</text:span><text:span text:style-name="T130"><draw:frame draw:style-name="fr27" draw:name="Image106" text:anchor-type="as-char" svg:width="0.2709in" svg:height="0.2917in" draw:z-index="63"><draw:image xlink:href="Pictures/100000000000001A0000001C58C29A64503BB65E.png" xlink:type="simple" xlink:show="embed" xlink:actuate="onLoad" loext:mime-type="image/png"/></draw:frame></text:span><text:s/> na nástrojové liště Formátování nebo vybereme <text:span text:style-name="Strong_20_Emphasis">Formát &gt; Formát výběru</text:span>.</text:p>
        </text:list-item>
      </text:list>
      <text:p text:style-name="Figure"><draw:frame draw:style-name="fr1" draw:name="Frame48" text:anchor-type="as-char" svg:width="6.6953in" draw:z-index="65"><draw:text-box fo:min-height="2.8764in"><text:p text:style-name="Caption"><draw:frame draw:style-name="fr18" draw:name="Image20" text:anchor-type="paragraph" svg:width="6.6953in" style:rel-width="100%" svg:height="2.8764in" style:rel-height="scale" draw:z-index="74"><draw:image xlink:href="Pictures/10000000000002A300000122C53815985586D1D1.png" xlink:type="simple" xlink:show="embed" xlink:actuate="onLoad" loext:mime-type="image/png"/></draw:frame>Obrázek <text:sequence text:ref-name="refFigure15" text:name="Figure" text:formula="ooow:Figure+1" style:num-format="1">16</text:sequence>: Dialogové okno Legenda s rozšířenými možnostmi</text:p></draw:text-box></draw:frame></text:p>
      <text:list xml:id="list105160863478808" text:continue-list="list105160780907549" text:style-name="Numbering_20_1">
        <text:list-item>
          <text:p text:style-name="Numbering_20_1">Provedeme požadované změn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23339_2849485001"/><text:alphabetical-index-mark text:string-value="pozadí grafu"/><text:alphabetical-index-mark text:string-value="formátování pozadí" text:key1="grafy"/>Formátování pozadí grafu<text:bookmark-end text:name="__RefHeading__23339_2849485001"/></text:h>
      <text:p text:style-name="P25">Pozadí grafu je rozděleno do oblasti grafu, stěny grafu a paty grafu, jak je ukázáno na obrázku <text:sequence-ref text:reference-format="value" text:ref-name="refFigure6">7</text:sequence-ref> na straně <text:sequence-ref text:reference-format="page" text:ref-name="refFigure6">12</text:sequence-ref>. Možnosti ohraničení, oblasti a průhlednosti je možné nastavit pro tyto oblasti následujícím způsobem:</text:p>
      <text:list xml:id="list105159350978792" text:continue-list="list105160863478808"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následujících způsobů otevřeme příslušné dialogové okno (jak vidíme např. na obrázku <text:sequence-ref text:reference-format="value" text:ref-name="refFigure16">17</text:sequence-ref>):</text:p>
        </text:list-item>
      </text:list>
      <text:list xml:id="list105161218609842" text:continue-list="list105160414108109" text:style-name="List_20_2">
        <text:list-item>
          <text:p text:style-name="List_20_2">V hlavní nabídce přejdeme do volby <text:span text:style-name="Strong_20_Emphasis">Formát</text:span> a vybereme <text:span text:style-name="Strong_20_Emphasis">Plocha grafu</text:span>, <text:span text:style-name="Strong_20_Emphasis">Stěna grafu</text:span> nebo <text:span text:style-name="Strong_20_Emphasis">Pata grafu</text:span>.</text:p>
        </text:list-item>
        <text:list-item>
          <text:p text:style-name="List_20_2"><text:soft-page-break/>Klepneme pravým tlačítkem myši na stěnu grafu, patu grafu nebo plochu grafu a z místní nabídky vybereme <text:span text:style-name="Strong_20_Emphasis">Formát stěny grafu</text:span>, <text:span text:style-name="Strong_20_Emphasis">Formát paty grafu</text:span> nebo <text:span text:style-name="Strong_20_Emphasis">Formát oblasti grafu</text:span>. (Více informací o výběru těchto oblastí grafu nalezneme v části „<text:bookmark-ref text:reference-format="text" text:ref-name="__RefHeading___Toc18941_536864046">Výběr prvků grafu</text:bookmark-ref>” na straně <text:bookmark-ref text:reference-format="page" text:ref-name="__RefHeading___Toc18941_536864046">18</text:bookmark-ref>.)</text:p>
        </text:list-item>
        <text:list-item>
          <text:p text:style-name="List_20_2">Na nástrojové liště Formátování klepneme na ikonu Plocha grafu <text:span text:style-name="T737"><draw:frame draw:style-name="fr26" draw:name="Image11" text:anchor-type="as-char" svg:y="-0.2665in" svg:width="0.2319in" svg:height="0.2575in" draw:z-index="75"><draw:image xlink:href="Pictures/100000000000001B0000001E3FC3BCA666EA16A6.png" xlink:type="simple" xlink:show="embed" xlink:actuate="onLoad" loext:mime-type="image/png"/></draw:frame></text:span><text:s/>nebo Stěna grafu <text:span text:style-name="T737"><draw:frame draw:style-name="fr27" draw:name="Image61" text:anchor-type="as-char" svg:width="0.2472in" svg:height="0.2472in" draw:z-index="76"><draw:image xlink:href="Pictures/100000000000001C0000001C813F66EF4C733A86.png" xlink:type="simple" xlink:show="embed" xlink:actuate="onLoad" loext:mime-type="image/png"/></draw:frame></text:span><text:s/> (ikona pro patu grafu zde není).</text:p>
        </text:list-item>
        <text:list-item>
          <text:p text:style-name="List_20_2">Klepneme na volbu <text:span text:style-name="Strong_20_Emphasis">Plocha grafu</text:span>, <text:span text:style-name="Strong_20_Emphasis">Stěna grafu</text:span> nebo <text:span text:style-name="Strong_20_Emphasis">Pata grafu</text:span>, kterou najdeme v rozevíracím seznamu <text:span text:style-name="Emphasis">Zvolte prvek grafu</text:span> na nástrojové liště Formátování. Poté klepneme na sousední ikonu <text:span text:style-name="Strong_20_Emphasis">Formát výběru</text:span> nebo zvolíme <text:span text:style-name="Strong_20_Emphasis">Formát &gt; Formát výběru</text:span>.</text:p>
        </text:list-item>
      </text:list>
      <text:p text:style-name="Figure"><draw:frame draw:style-name="fr1" draw:name="Frame7" text:anchor-type="as-char" svg:width="4.8335in" draw:z-index="77"><draw:text-box fo:min-height="2.7335in"><text:p text:style-name="Caption"><draw:frame draw:style-name="fr18" draw:name="Image75" text:anchor-type="paragraph" svg:width="3.9402in" style:rel-width="100%" svg:height="2.1425in" style:rel-height="scale" draw:z-index="79"><draw:image xlink:href="Pictures/10000000000002A30000016F16F854395CC43D47.png" xlink:type="simple" xlink:show="embed" xlink:actuate="onLoad" loext:mime-type="image/png"/></draw:frame>Obrázek <text:sequence text:ref-name="refFigure16" text:name="Figure" text:formula="ooow:Figure+1" style:num-format="1">17</text:sequence>: Dialogové okno Plocha grafu – karta Průhlednost</text:p></draw:text-box></draw:frame></text:p>
      <text:list xml:id="list105161131605790" text:continue-list="list105159350978792" text:style-name="Numbering_20_1">
        <text:list-item>
          <text:p text:style-name="Numbering_20_1">Vybereme požadované nastavení z karet <text:span text:style-name="Emphasis">Ohraničení</text:span>, <text:span text:style-name="Emphasis">Oblast</text:span> a <text:span text:style-name="Emphasis">Průhlednost</text:span>.</text:p>
        </text:list-item>
        <text:list-item>
          <text:p text:style-name="Numbering_20_1">Klepnutím na tlačítko <text:span text:style-name="Strong_20_Emphasis">OK</text:span> uložíme změny a zavřeme dialogové okno. Pokud chceme režim úprav opustit, klepneme mimo graf.</text:p>
        </text:list-item>
      </text:list>
      <text:h text:style-name="Heading_20_1" text:outline-level="1"><text:bookmark-start text:name="__RefHeading__23355_284948500"/><text:alphabetical-index-mark text:string-value="oblast dat a datové řady grafu"/>Oblast dat a datové řady<text:bookmark-end text:name="__RefHeading__23355_284948500"/></text:h>
      <text:p text:style-name="Text_20_body">Cílem vytvoření grafu je jasně představit jednu nebo více datových řad. Aplikace Calc nabízí řadu způsobů, jak tyto údaje definovat a prezentovat. Následující části popisují, jak definovat a měnit datové oblasti, zarovnat data k sekundární ose Y a formátovat vzhled datových řad.</text:p>
      <text:h text:style-name="Heading_20_2" text:outline-level="2"><text:bookmark-start text:name="__RefHeading___Toc15861_397711313"/><text:alphabetical-index-mark text:string-value="změna oblastí dat" text:key1="grafy"/><text:alphabetical-index-mark text:string-value="změna oblastí dat" text:key1="grafy"/>Změna oblastí dat<text:bookmark-end text:name="__RefHeading___Toc15861_397711313"/></text:h>
      <text:p text:style-name="Text_20_Body_20_List_20_Intro">Když se oblasti dat v tabulce změní, upravíme nastavení grafu tak, aby se tyto změny projevily i v grafu. Použijeme jednu z následujících možností.</text:p>
      <text:list xml:id="list105160463467879" text:continue-list="list105161425605966" text:style-name="Heading_20_Note">
        <text:list-item>
          <text:p text:style-name="Heading_20_Note">Poznámka</text:p>
        </text:list-item>
      </text:list>
      <text:p text:style-name="Text_20_Note">Graf automaticky odráží změny v datech tabulky. Změna čísla z 5 na 50 v datech způsobí okamžité zobrazení nového údaje v grafu.</text:p>
      <text:h text:style-name="Heading_20_3" text:outline-level="3"><text:bookmark-start text:name="__RefHeading___Toc18949_536864046"/>Nahrazení dat přetažením<text:bookmark-end text:name="__RefHeading___Toc18949_536864046"/></text:h>
      <text:p text:style-name="Text_20_Body_20_List_20_Intro">Ručně nahradit jednu sadu dat jinou sadou dat je snadné. Uděláme to jedním z následujících způsobů:</text:p>
      <text:list xml:id="list105159832279648" text:continue-list="list105161131605790" text:style-name="Numbering_20_1">
        <text:list-item text:start-value="1">
          <text:p text:style-name="Numbering_20_1">Pomocí myši vybereme všechna nová data.</text:p>
        </text:list-item>
        <text:list-item>
          <text:p text:style-name="Numbering_20_1">Přetáhneme data přes graf a poté uvolníme tlačítko myši. Tím otevřeme dialogové okno Změnit zdrojovou oblast dat, které je zobrazeno na obrázku <text:sequence-ref text:reference-format="value" text:ref-name="refFigure17">18</text:sequence-ref>.</text:p>
        </text:list-item>
        <text:list-item>
          <text:p text:style-name="P99"><text:soft-page-break/>Určitě zda první sloupec nebo řádek obsahuje popisy a klepneme na tlačítko <text:span text:style-name="Strong_20_Emphasis">OK</text:span>. Pokud chceme režim úprav opustit, klepneme mimo graf.</text:p>
        </text:list-item>
      </text:list>
      <text:p text:style-name="Figure"><draw:frame draw:style-name="fr11" draw:name="Frame77" text:anchor-type="as-char" svg:y="-1.6846in" svg:width="3.3465in" style:rel-width="50%" svg:height="1.7209in" style:rel-height="scale-min" draw:z-index="80"><draw:text-box><text:p text:style-name="Caption"><draw:frame draw:style-name="fr31" draw:name="Image100" text:anchor-type="paragraph" svg:x="0in" svg:y="0in" svg:width="2.9807in" svg:height="1.5528in" draw:z-index="81"><draw:image xlink:href="Pictures/100000000000011E00000092834D9E47B7CA6F17.png" xlink:type="simple" xlink:show="embed" xlink:actuate="onLoad" loext:mime-type="image/png"/></draw:frame>Obrázek <text:sequence text:ref-name="refFigure17" text:name="Figure" text:formula="ooow:Figure+1" style:num-format="1">18</text:sequence>: Dialogové okno Změnit zdrojovou oblast dat</text:p></draw:text-box></draw:frame></text:p>
      <text:h text:style-name="Heading_20_3" text:outline-level="3"><text:bookmark-start text:name="__RefHeading___Toc18951_536864046"/>Úprava oblasti dat a datových řad<text:bookmark-end text:name="__RefHeading___Toc18951_536864046"/></text:h>
      <text:p text:style-name="Text_20_Body_20_List_20_Intro">Pokud chceme změnit oblast dat nebo datovou řadu, postupujeme takto:</text:p>
      <text:list xml:id="list105159748565098" text:continue-list="list105159832279648"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 okno Oblasti dat otevřeme pomocí jednoho z těchto způsobů:</text:p>
        </text:list-item>
      </text:list>
      <text:list xml:id="list105160897147695" text:continue-list="list105161218609842" text:style-name="List_20_2">
        <text:list-item>
          <text:p text:style-name="P90">V hlavní nabídce přejdeme do <text:span text:style-name="Strong_20_Emphasis">Formát &gt; Oblasti dat</text:span>.</text:p>
        </text:list-item>
        <text:list-item>
          <text:p text:style-name="List_20_2">Klepneme na ikonu <text:span text:style-name="Strong_20_Emphasis">Oblasti dat</text:span><text:span text:style-name="T19"><draw:frame draw:style-name="fr27" draw:name="Image12" text:anchor-type="as-char" svg:width="0.2783in" svg:height="0.239in" draw:z-index="82"><draw:image xlink:href="Pictures/10000000000000230000001E0A0C5E47FD514F15.png" xlink:type="simple" xlink:show="embed" xlink:actuate="onLoad" loext:mime-type="image/png"/></draw:frame></text:span><text:s/> na nástrojové liště Formátování.</text:p>
        </text:list-item>
        <text:list-item>
          <text:p text:style-name="List_20_2">Klepneme pravým tlačítkem myši na graf a z místní nabídky vybereme <text:span text:style-name="Strong_20_Emphasis">Oblasti dat</text:span>.</text:p>
        </text:list-item>
      </text:list>
      <text:list xml:id="list105161184758347" text:continue-list="list105159748565098" text:style-name="Numbering_20_1">
        <text:list-item>
          <text:p text:style-name="Numbering_20_1">Na kartě <text:span text:style-name="Emphasis">Oblast dat</text:span> upravíme oblast dat. Tato karta je stejná jako na obrázku <text:sequence-ref text:reference-format="value" text:ref-name="refFigure3">4</text:sequence-ref><text:s/> na straně <text:sequence-ref text:reference-format="page" text:ref-name="refFigure3">8</text:sequence-ref>.</text:p>
        </text:list-item>
        <text:list-item>
          <text:p text:style-name="Numbering_20_1">Na kartě <text:span text:style-name="Emphasis">Datové řady</text:span> upravíme datové řady. Tato karta je stejná jako na obrázku <text:sequence-ref text:reference-format="value" text:ref-name="refFigure4">5</text:sequence-ref><text:s/> na straně <text:sequence-ref text:reference-format="page" text:ref-name="refFigure4">10</text:sequence-ref>.</text:p>
        </text:list-item>
        <text:list-item>
          <text:p text:style-name="Numbering_20_1">Klepnutím na tlačítko <text:span text:style-name="Strong_20_Emphasis">OK</text:span> uložíme změny a zavřeme dialogové okno. Pokud chceme režim úprav opustit, klepneme mimo graf.</text:p>
        </text:list-item>
      </text:list>
      <text:list xml:id="list105161140385052" text:continue-list="list105160458524882" text:style-name="Heading_20_Tip">
        <text:list-item>
          <text:p text:style-name="Heading_20_Tip">Tip</text:p>
        </text:list-item>
      </text:list>
      <text:p text:style-name="Text_20_Note">Pokud aplikace Calc potřebuje více času na zpracování velkého množství dat pro graf, zkusíme toto: Vybereme pouze omezenou část dat pro každou datovou řadu, abychom vytvořili počáteční rozložení grafu. Upravíme nastavení grafu tak, aby graf vypadal podle potřeby a poté vybereme všechna data, která chceme v grafu zobrazit.</text:p>
      <text:p text:style-name="Text_20_Body_20_List_20_Intro">Více informací najdeme v části „<text:bookmark-ref text:reference-format="text" text:ref-name="__RefHeading___Toc39996_758917081">Výběr oblasti dat</text:bookmark-ref>" na straně <text:bookmark-ref text:reference-format="page" text:ref-name="__RefHeading___Toc39996_758917081">8</text:bookmark-ref><text:s/> a v části „<text:bookmark-ref text:reference-format="text" text:ref-name="__RefHeading___Toc92880_521841234">Výběr datových řad</text:bookmark-ref>" na straně <text:bookmark-ref text:reference-format="page" text:ref-name="__RefHeading___Toc92880_521841234">9</text:bookmark-ref>.</text:p>
      <text:h text:style-name="Heading_20_2" text:outline-level="2"><text:bookmark-start text:name="__RefHeading___Toc21804_331351213"/><text:alphabetical-index-mark text:string-value="použití dialogového okna Datové řady" text:key1="grafy"/>Otevření dialogového okna Datové řady<text:bookmark-end text:name="__RefHeading___Toc21804_331351213"/></text:h>
      <text:p text:style-name="Text_20_body">Dialogové okno Datové řady nabízí několik možností pro prezentaci dat v grafu. Upozorňujeme, že najednou lze vybrat pouze jednu datovou řadu.</text:p>
      <text:p text:style-name="Text_20_body">Otevření dialogového okna Datová řada (obrázek <text:sequence-ref text:reference-format="value" text:ref-name="refFigure18">19</text:sequence-ref>):</text:p>
      <text:list xml:id="list105159685640390" text:continue-list="list105161184758347"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05159626380360" text:continue-list="list105160897147695" text:style-name="List_20_2">
        <text:list-item>
          <text:p text:style-name="List_20_2">Klepneme na datovou řadu v grafu.</text:p>
        </text:list-item>
        <text:list-item>
          <text:p text:style-name="List_20_2">Klepneme na název datové řady v rozevíracím seznamu <text:span text:style-name="Emphasis">Zvolte prvek grafu</text:span> na nástrojové liště Formátování.</text:p>
        </text:list-item>
      </text:list>
      <text:list xml:id="list105161427206258" text:continue-list="list105159685640390" text:style-name="Numbering_20_1">
        <text:list-item>
          <text:p text:style-name="Numbering_20_1">Dialogové okno Datové řady otevřeme jedním z těchto způsobů:</text:p>
        </text:list-item>
      </text:list>
      <text:list xml:id="list105160114686352" text:continue-list="list105159626380360" text:style-name="List_20_2">
        <text:list-item>
          <text:p text:style-name="List_20_2"><text:soft-page-break/><text:s/>V hlavní nabídce zvolíme <text:span text:style-name="Strong_20_Emphasis">Formát &gt; Formát výběru</text:span>.</text:p>
        </text:list-item>
        <text:list-item>
          <text:p text:style-name="List_20_2">Klepneme na ikonu <text:span text:style-name="Strong_20_Emphasis">Formát výběru</text:span> <text:span text:style-name="T753"><draw:frame draw:style-name="fr27" draw:name="Image72" text:anchor-type="as-char" svg:width="0.2161in" svg:height="0.2327in" draw:z-index="83"><draw:image xlink:href="Pictures/100000000000001A0000001C58C29A64503BB65E.png" xlink:type="simple" xlink:show="embed" xlink:actuate="onLoad" loext:mime-type="image/png"/></draw:frame></text:span><text:s/> na nástrojové liště Formátování.</text:p>
        </text:list-item>
        <text:list-item>
          <text:p text:style-name="P91">Klepneme pravým tlačítkem myši na datovou řadu a z místní nabídky zvolíme <text:span text:style-name="Strong_20_Emphasis">Formát datových řad</text:span>.</text:p>
        </text:list-item>
      </text:list>
      <text:list xml:id="list105160498161985" text:continue-list="list105161427206258"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51" text:anchor-type="as-char" svg:width="6.6953in" draw:z-index="84"><draw:text-box fo:min-height="3.6354in"><text:p text:style-name="Caption"><draw:frame draw:style-name="fr24" draw:name="Image50" text:anchor-type="paragraph" svg:width="6.5701in" svg:height="3.8598in" draw:z-index="85"><draw:image xlink:href="Pictures/10000000000002BD0000019C812BAA9A617BF1B0.png" xlink:type="simple" xlink:show="embed" xlink:actuate="onLoad" loext:mime-type="image/png"/></draw:frame>Obrázek <text:sequence text:ref-name="refFigure18" text:name="Figure" text:formula="ooow:Figure+1" style:num-format="1">19</text:sequence>: Dialogové okno Datová řada – karta Možnosti</text:p></draw:text-box></draw:frame></text:p>
      <text:list xml:id="list105159598161328" text:continue-list="list105160463467879" text:style-name="Heading_20_Note">
        <text:list-item>
          <text:p text:style-name="Heading_20_Note">Poznámka</text:p>
        </text:list-item>
      </text:list>
      <text:p text:style-name="P67">Karty, které jsou zobrazeny v dialogovém okně Datová řada, závisí na vybraném typu grafu. Podobně se, v závislosti na typu grafu, mohou lišit i ovládací prvky, které se zobrazují na každé kartě.</text:p>
      <text:h text:style-name="Heading_20_2" text:outline-level="2"><text:bookmark-start text:name="__RefHeading___Toc12330_3286614320"/><text:soft-page-break/><text:alphabetical-index-mark text:string-value="výběr zarovnání, rozestupy a možností vykreslování" text:key1="grafy"/>Možnosti zarovnání, rozestupy a vykreslování<text:bookmark-end text:name="__RefHeading___Toc12330_3286614320"/></text:h>
      <text:h text:style-name="Heading_20_3" text:outline-level="3"><text:bookmark-start text:name="__RefHeading___Toc18697_2948163738"/>Zarovnání dat k vedlejší ose Y<text:bookmark-end text:name="__RefHeading___Toc18697_2948163738"/></text:h>
      <text:p text:style-name="Figure"><draw:frame draw:style-name="fr1" draw:name="Frame10" text:anchor-type="as-char" svg:width="5.0638in" draw:z-index="86"><draw:text-box fo:min-height="2.952in"><text:p text:style-name="Caption"><draw:frame draw:style-name="fr17" draw:name="Image81" text:anchor-type="paragraph" svg:width="5.0638in" style:rel-width="100%" svg:height="2.952in" style:rel-height="scale" draw:z-index="87"><draw:image xlink:href="Pictures/100000000000023100000147357C921B5E28C2D6.png" xlink:type="simple" xlink:show="embed" xlink:actuate="onLoad" loext:mime-type="image/png"/></draw:frame>Obrázek <text:sequence text:ref-name="refFigure19" text:name="Figure" text:formula="ooow:Figure+1" style:num-format="1">20</text:sequence>: Datové řady zarovnané s vedlejší osou Y</text:p></draw:text-box></draw:frame></text:p>
      <text:p text:style-name="P54">Vedlejší osa může být užitečná ve chvíli, kdy se data liší v jednotkách nebo v měřítku jako na obrázku <text:sequence-ref text:reference-format="value" text:ref-name="refFigure19">20</text:sequence-ref>. V tomto případě existuje výrazně více čísel jedné z datových řad (kajaky). Aby bylo možné vykreslit všechny tři datové řady v jednom grafu, je datová řada kajaků zarovnána s vedlejší osou Y, která má větší měřítko. Barva vedlejší osy Y a název vedlejší osy pomáhají s určením, která řada je zarovnána podle vedlejší osy.</text:p>
      <text:list xml:id="list105160175433218" text:continue-numbering="true" text:style-name="Heading_20_Note">
        <text:list-item>
          <text:p text:style-name="Heading_20_Note">Poznámka</text:p>
        </text:list-item>
      </text:list>
      <text:p text:style-name="Text_20_Note">Datová řada může být spojena s vedlejší osou Y až poté, co Průvodce grafem dokončí vytvoření grafu.</text:p>
      <text:p text:style-name="Text_20_body">Zarovnání datové řady s vedlejší osou Y:</text:p>
      <text:list xml:id="list105159602668434" text:continue-list="list105160498161985" text:style-name="Numbering_20_1">
        <text:list-item text:start-value="1">
          <text:p text:style-name="Numbering_20_1">Vybereme datovou řadu a otevřeme dialogové okno Datová řada, jak je popsáno v předchozí části.</text:p>
        </text:list-item>
        <text:list-item>
          <text:p text:style-name="Numbering_20_1">Na kartě <text:span text:style-name="Emphasis">Možnosti</text:span> v části <text:span text:style-name="Emphasis">Zarovnat datové řady na</text:span> vybereme <text:span text:style-name="Strong_20_Emphasis">Vedlejší osa Y</text:span>.</text:p>
        </text:list-item>
        <text:list-item>
          <text:p text:style-name="Numbering_20_1">Klepnutím na <text:span text:style-name="Strong_20_Emphasis">OK</text:span> okno zavřeme. Pokud chceme režim úprav opustit, klepneme mimo graf.</text:p>
        </text:list-item>
      </text:list>
      <text:p text:style-name="Text_20_body">Data lze zarovnat pouze k vedlejší ose Y, nikoli k vedlejší ose X. Je však možné vytvořit vedlejší osy X a Y, které duplikují hlavní osy na opačných stranách grafu. Toto je popsáno v části „<text:bookmark-ref text:reference-format="text" text:ref-name="__RefHeading___Toc17571_1898966804">Přidání nebo odebrání popisů os</text:bookmark-ref>” na straně <text:bookmark-ref text:reference-format="page" text:ref-name="__RefHeading___Toc17571_1898966804">31</text:bookmark-ref>. Na vedlejší ose je také možné zobrazit různé jednotky nebo měřítka (s nebo bez zarovnání dat k této ose), jak je popsáno v části „<text:bookmark-ref text:reference-format="text" text:ref-name="__RefHeading___Toc16329_331351213">Definování měřítka</text:bookmark-ref>" na straně <text:bookmark-ref text:reference-format="page" text:ref-name="__RefHeading___Toc16329_331351213">33</text:bookmark-ref>.</text:p>
      <text:h text:style-name="Heading_20_3" text:outline-level="3"><text:bookmark-start text:name="__RefHeading___Toc21806_331351213"/>Možnosti rozestupů a vykreslování<text:bookmark-end text:name="__RefHeading___Toc21806_331351213"/></text:h>
      <text:p text:style-name="Text_20_body">Karta <text:span text:style-name="Emphasis">Možnosti</text:span> v dialogovém okně Datová řada (obrázek <text:sequence-ref text:reference-format="value" text:ref-name="refFigure18">19</text:sequence-ref>) obsahuje další nastavení, která závisí na typu grafu. Tato nastavení zahrnují:</text:p>
      <text:p text:style-name="Definition_20_Term">Rozestupy</text:p>
      <text:p text:style-name="Text_20_body_20_indent">Umožňuje nastavení rozestupů sloupců nebo pruhů mezi kategoriemi. Hodnoty nad 100 % zvětšují mezery, zatímco hodnoty pod 100 % zmenšují mezery. Maximální hodnota je 600 %.</text:p>
      <text:p text:style-name="Definition_20_Term"><text:soft-page-break/>Přesah</text:p>
      <text:p text:style-name="Text_20_body_20_indent">Umožňuje nastavení překrytí sloupců nebo pruhů v kategorii, například v určitý čas. Čím vyšší procento, tím větší překrytí (maximum je 100 %). Záporná procenta zvyšují oddělení (minimum je - 100 %).</text:p>
      <text:p text:style-name="Definition_20_Term">Zobrazit sloupce vedle sebe</text:p>
      <text:p text:style-name="Text_20_body_20_indent">Pokud je zaškrtnuto, nezobrazuje se žádná mezera ve sloupcích nebo pruzích v intervalu mezi kategoriemi. Pokud tato volba není zaškrtnuta, mohou data zarovnaná s vedlejší osou Y skrýt jiná data. Povolením možnosti tomu zabráníme.</text:p>
      <text:p text:style-name="Definition_20_Term">Vykreslit chybějící hodnoty</text:p>
      <text:p text:style-name="Text_20_body_20_indent">Určuje zpracování chybějících hodnot v závislosti na typu grafu.</text:p>
      <text:p text:style-name="Definition_20_Term">Zahrnout hodnoty ze skrytých buněk</text:p>
      <text:p text:style-name="Text_20_body_20_indent">Umožňuje zahrnout nebo nezahrnout data ze skrytých buněk.</text:p>
      <text:p text:style-name="Definition_20_Term">Skrýt položku legendy</text:p>
      <text:p text:style-name="P63">Umožňuje zahrnout nebo odebrat název vybrané datové řady z legendy.</text:p>
      <text:p text:style-name="Text_20_body">Dvě další možnosti (nejsou znázorněny na obrázku <text:sequence-ref text:reference-format="value" text:ref-name="refFigure18">19</text:sequence-ref>) se objeví u výsečových nebo prstencových grafů:</text:p>
      <text:p text:style-name="Definition_20_Term">Orientation</text:p>
      <text:p text:style-name="Text_20_body_20_indent">Určuje pořadí výsečových sekcí (datových bodů) - ve směru nebo proti směru hodinových ručiček. Výchozí směr je proti směru hodinových ručiček.</text:p>
      <text:p text:style-name="Definition_20_Term">Počáteční úhel</text:p>
      <text:p text:style-name="Text_20_body_20_indent">Určuje počáteční úhel prvního úseku výseče (datový bod) v rozsahu 0 až 359 stupňů. Přetáhneme malou tečku kolem kruhu nebo zadáme údaj ve stupních. Hodnota 0 stupňů znamená, že první sekce začíná ve 3 hodiny. Hodnota 90 stupňů znamená, že první sekce začíná ve 12 hodin.</text:p>
      <text:h text:style-name="Heading_20_3" text:outline-level="3"><text:bookmark-start text:name="__RefHeading___Toc21808_331351213"/><text:soft-page-break/>Oblast, průhlednost a ohraničení<text:bookmark-end text:name="__RefHeading___Toc21808_331351213"/></text:h>
      <text:p text:style-name="Figure"><draw:frame draw:style-name="fr1" draw:name="Frame73" text:anchor-type="as-char" svg:width="6.1165in" draw:z-index="88"><draw:text-box fo:min-height="4.9598in"><text:p text:style-name="Caption"><draw:frame draw:style-name="fr30" draw:name="Image3" text:anchor-type="paragraph" svg:y="0in" svg:width="6.6953in" style:rel-width="100%" svg:height="5.0661in" style:rel-height="scale" draw:z-index="89"><draw:image xlink:href="Pictures/100000000000029E000001FBCA4362E353EDFA75.png" xlink:type="simple" xlink:show="embed" xlink:actuate="onLoad" loext:mime-type="image/png"/></draw:frame>Obrázek <text:sequence text:ref-name="refFigure20" text:name="Figure" text:formula="ooow:Figure+1" style:num-format="1">21</text:sequence>: Dialogové okno Datová řada – karta Oblast, stránka Přechod</text:p></draw:text-box></draw:frame></text:p>
      <text:p text:style-name="Text_20_body">V případě jiných typů grafů než čárových a bodových obsahuje dialogového okno Datová řada (obrázek <text:sequence-ref text:reference-format="value" text:ref-name="refFigure20">21</text:sequence-ref>) stránky pro formátování výplně a ohraničení grafického znázornění sloupců nebo pruhů. Karta <text:span text:style-name="Emphasis">Oblast</text:span> nabízí možnosti pro výběr barvy klepnutím přímo na barvu v paletě, přidání vlastní palety nebo zadáním barevných kódů RGB nebo Hex. Ostatní stránky obsahují možnosti pro přechod, rastr, vzorek, šrafování, průhlednost a ohraničení. Funkce jednotlivých možností jsou snadno pochopitelné.</text:p>
      <text:list xml:id="list105161249561497" text:continue-list="list105161140385052" text:style-name="Heading_20_Tip">
        <text:list-item>
          <text:p text:style-name="Heading_20_Tip">Tip</text:p>
        </text:list-item>
      </text:list>
      <text:p text:style-name="Text_20_Note">Pokud použití přechodu nefunguje dle očekávání, postupujeme takto: Po výběru požadovaných možností na stránce Přechod klepneme na tlačítko <text:span text:style-name="Strong_20_Emphasis">Přidat</text:span>, zadáme název přechodu (nebo akceptujeme výchozí název) a klepneme na tlačítko <text:span text:style-name="Strong_20_Emphasis">OK</text:span>.</text:p>
      <text:h text:style-name="Heading_20_3" text:outline-level="3"><text:bookmark-start text:name="__RefHeading___Toc20299_2468186762"/>Čáry, oblasti a ikony datových bodů<text:bookmark-end text:name="__RefHeading___Toc20299_2468186762"/></text:h>
      <text:p text:style-name="P9">U některých typů grafů (například čárové grafy nebo xy (bodové) grafy) obsahuje dialogové okno Datová řada pouze kartu <text:span text:style-name="Emphasis">Možnosti</text:span> a kartu <text:span text:style-name="Emphasis">Čára</text:span> (obrázek <text:sequence-ref text:reference-format="value" text:ref-name="refFigure21">22</text:sequence-ref>).</text:p>
      <text:p text:style-name="P9">Na levé straně karty <text:span text:style-name="Emphasis">Čára</text:span> určíme styl čáry, barvu, šířku a průhlednost čáry. V části <text:span text:style-name="Emphasis">Ikona</text:span> vybereme z rozevíracího seznamu požadovaný symbol: <text:span text:style-name="Strong_20_Emphasis">Bez symbolu</text:span>, <text:span text:style-name="Strong_20_Emphasis">Automaticky</text:span>, <text:span text:style-name="Strong_20_Emphasis">Ze souboru</text:span>, <text:span text:style-name="Strong_20_Emphasis">Galerie</text:span> nebo <text:span text:style-name="Strong_20_Emphasis">Symboly</text:span>.</text:p>
      <text:list xml:id="list1880794699" text:style-name="List_20_1">
        <text:list-item>
          <text:p text:style-name="List_20_1"><text:span text:style-name="Strong_20_Emphasis">Ze souboru</text:span> otevře prohlížeč pro výběr souboru, který obsahuje odpovídající symbol.</text:p>
        </text:list-item>
        <text:list-item>
          <text:p text:style-name="List_20_1"><text:span text:style-name="Strong_20_Emphasis">Galerie</text:span> otevře seznam dostupných grafických souborů (které jsou součástí instalace LibreOffice), ze kterých si můžeme vybrat.</text:p>
        </text:list-item>
        <text:list-item>
          <text:p text:style-name="List_20_1"><text:span text:style-name="Strong_20_Emphasis">Symboly</text:span> otevře seznam zobrazující dostupné symboly, ze kterých si můžeme vybrat.</text:p>
        </text:list-item>
      </text:list>
      <text:p text:style-name="Figure"><text:soft-page-break/><draw:frame draw:style-name="fr10" draw:name="Frame20" text:anchor-type="as-char" svg:width="3.3717in" draw:z-index="90"><draw:text-box fo:min-height="3.1575in"><text:p text:style-name="Caption"><draw:frame draw:style-name="fr18" draw:name="Image77" text:anchor-type="paragraph" svg:width="3.3717in" style:rel-width="100%" svg:height="3.1575in" style:rel-height="scale" draw:z-index="91"><draw:image xlink:href="Pictures/100000000000019A00000180780BFEC0D06A7566.png" xlink:type="simple" xlink:show="embed" xlink:actuate="onLoad" loext:mime-type="image/png"/></draw:frame>Obrázek <text:sequence text:ref-name="refFigure21" text:name="Figure" text:formula="ooow:Figure+1" style:num-format="1">22</text:sequence>: Dialogové okno Datová řada pro čárové a bodové grafy – karta Čára</text:p></draw:text-box></draw:frame></text:p>
      <text:p text:style-name="Text_20_body">Náhled výběru se zobrazí v poli náhledu v dolní části dialogového okna. Zadáme požadovanou šířku a výšku symbolu. Zvolíme <text:span text:style-name="Strong_20_Emphasis">Zachovat poměr</text:span>, pokud by měl být zachován poměr šířky a výšky symbolu.</text:p>
      <text:h text:style-name="Heading_20_2" text:outline-level="2"><text:bookmark-start text:name="__RefHeading___Toc12332_3286614320"/><text:alphabetical-index-mark text:string-value="Přiřazení barev" text:key1="grafy"/>Přiřazení barev<text:bookmark-end text:name="__RefHeading___Toc12332_3286614320"/></text:h>
      <text:p text:style-name="Text_20_body">Barvy pro zobrazení datových řad je možné zadat třemi způsoby: změnou výchozího barevného schématu použitím dialogového okna Datová řada nebo použitím oblasti dat pro nastavení barvy ohraničení a výplně.</text:p>
      <text:h text:style-name="Heading_20_4" text:outline-level="4"><text:bookmark-start text:name="__RefHeading___Toc21810_331351213"/>Změna výchozího barevného schématu<text:bookmark-end text:name="__RefHeading___Toc21810_331351213"/></text:h>
      <text:p text:style-name="Text_20_body">Pokud chceme změnit výchozí barevné schéma datových řad, zvolíme si volbu <text:span text:style-name="Strong_20_Emphasis">Nástroje &gt; Možnosti &gt; Grafy &gt; Výchozí barvy</text:span> a určíme barvy pro jednotlivé datové řady. Zde provedené změny ovlivňují výchozí barvy pro všechny budoucí grafy.</text:p>
      <text:h text:style-name="Heading_20_4" text:outline-level="4"><text:bookmark-start text:name="__RefHeading___Toc21812_331351213"/>Použití dialogového okna Datové řady<text:bookmark-end text:name="__RefHeading___Toc21812_331351213"/></text:h>
      <text:p text:style-name="Text_20_body">Jak bylo uvedeno v předchozí části, dialogové okno Datová řada má možnosti pro přiřazení barev pro čáry, oblasti a ohraničení. Dostupné možnosti závisí na typu grafu.</text:p>
      <text:h text:style-name="P83" text:outline-level="4"><text:bookmark-start text:name="__RefHeading___Toc21814_331351213"/>Použití oblasti dat k přiřazení barev<text:bookmark-end text:name="__RefHeading___Toc21814_331351213"/></text:h>
      <text:p text:style-name="Text_20_body">Pomocí funkce COLOR v Průvodci funkcí (popsaném v kapitole 7 – Použití vzorců a funkcí) určíme barvy pomocí čísel RGB modelu barev. Poté přiřadíme čísla k oblastem dat pro barvu ohraničení a výplně na stránce <text:span text:style-name="Emphasis">Datové řady</text:span> v Průvodci grafem (viz „<text:bookmark-ref text:reference-format="text" text:ref-name="__RefHeading___Toc92880_521841234">Výběr datové řady</text:bookmark-ref>" na straně <text:bookmark-ref text:reference-format="page" text:ref-name="__RefHeading___Toc92880_521841234">9</text:bookmark-ref><text:bookmark-ref text:reference-format="number" text:ref-name="__RefHeading___Toc92880_521841234"/><text:bookmark-ref text:reference-format="number" text:ref-name="__RefHeading___Toc92880_521841234"/>) nebo v kartě <text:span text:style-name="Emphasis">Datová řada</text:span> dialogového okna Oblasti dat (viz „<text:bookmark-ref text:reference-format="text" text:ref-name="__RefHeading___Toc15861_397711313">Změna oblasti dat</text:bookmark-ref>" na straně <text:bookmark-ref text:reference-format="page" text:ref-name="__RefHeading___Toc15861_397711313">23</text:bookmark-ref>).</text:p>
      <text:p text:style-name="Text_20_body">Například pomocí funkce COLOR v Průvodce funkcí zadáme hodnoty 255 pro červenou, 0 pro zelenou a 255 pro modrou. Funkce COLOR vypočítá kombinovanou hodnotu RGB 16711935. Poté při definování oblasti buněk zadáme do oblasti buněk RGB hodnoty pro barvu ohraničení a výplně. Volitelně lze do funkce COLOR zahrnout i hodnotu alfa kanálu. Hodnota alfa se může pohybovat od 0 (zcela průhledné) do 255 (zcela neprůhledné).</text:p>
      <text:list xml:id="list105160732355896" text:continue-list="list105160175433218" text:style-name="Heading_20_Note">
        <text:list-item>
          <text:p text:style-name="Heading_20_Note">Poznámka</text:p>
        </text:list-item>
      </text:list>
      <text:p text:style-name="Text_20_Note">Oblasti dat pro barvu ohraničení a výplně lze zadat pouze pro sloupcové, řádkové, výsečové, bublinové a čárové grafy.</text:p>
      <text:p text:style-name="P12"><text:soft-page-break/>Kromě přímého přiřazování barev použijeme k definování kritérií pro použití konkrétních barev také podmíněné formátování. (Podmíněné formátování je popsáno v kapitole 2, Zadávání, úpravy a formátování dat.)</text:p>
      <text:p text:style-name="Text_20_body">Obrázek <text:sequence-ref text:reference-format="value" text:ref-name="refFigure22">23</text:sequence-ref><text:s/>ukazuje příklad použití podmíněného formátování k určení barev. Funkce COLOR v Průvodci funkcí byla použita k vytvoření podmíněné funkce =IF(B2&gt;100;COLOR(240;240; ;20),COLOR(150;0;150;20)).</text:p>
      <text:p text:style-name="Text_20_body">Tento vzorec říká, že když je hodnota ve sloupci B nad 100, použije se první nastavení RGB k zabarvení datového bodu v grafu. Pokud hodnota ve sloupci B je 100 nebo méně, použije se výchozí barva (150, 0, 150). Tento vzorec je ve všech buňkách sloupce C. Čísla, která se objevují ve sloupci C, jsou hodnoty RGB vypočtené pomocí podmíněného vzorce (s odpovídajícím způsobem změněnými odkazy na buňky).</text:p>
      <text:p text:style-name="Figure"><draw:frame draw:style-name="fr1" draw:name="Frame29" text:anchor-type="as-char" svg:width="5.4575in" draw:z-index="92"><draw:text-box fo:min-height="2.0374in"><text:p text:style-name="Caption"><draw:frame draw:style-name="fr17" draw:name="Image22" text:anchor-type="paragraph" svg:width="5.4575in" style:rel-width="100%" svg:height="2.0374in" style:rel-height="scale" draw:z-index="93"><draw:image xlink:href="Pictures/1000020100000268000000E6DF24D58F4EBDE9DE.png" xlink:type="simple" xlink:show="embed" xlink:actuate="onLoad" loext:mime-type="image/png"/></draw:frame>Obrázek <text:sequence text:ref-name="refFigure22" text:name="Figure" text:formula="ooow:Figure+1" style:num-format="1">23</text:sequence>: Určení barvy pomocí funkce COLOR a podmíněného vzorce.</text:p></draw:text-box></draw:frame></text:p>
      <text:p text:style-name="Text_20_body">Graf na pravé straně obrázku <text:sequence-ref text:reference-format="value" text:ref-name="refFigure22">23</text:sequence-ref><text:s/> ukazuje, jak se barvy mění, aby odrážely podmíněné formátování.</text:p>
      <text:h text:style-name="Heading_20_2" text:outline-level="2"><text:bookmark-start text:name="__RefHeading___Toc21816_331351213"/><text:alphabetical-index-mark text:string-value="formátování datových bodů" text:key1="grafy"/>Formátování datových bodů<text:bookmark-end text:name="__RefHeading___Toc21816_331351213"/></text:h>
      <text:p text:style-name="Text_20_body">Pomocí dialogového okna Datový bod upravíme vzhled jednotlivých datových bodů, například sloupce nebo pruhu. U většiny typů grafů obsahuje dialogové okno stejné stránky <text:span text:style-name="Emphasis">Oblast</text:span>, <text:span text:style-name="Emphasis">Průhlednost</text:span> a <text:span text:style-name="Emphasis">Ohraničení</text:span> jako v dialogovém okně Datová řada zobrazeném na obrázku <text:sequence-ref text:reference-format="value" text:ref-name="refFigure20">21</text:sequence-ref><text:s/> na straně <text:sequence-ref text:reference-format="page" text:ref-name="refFigure20">28</text:sequence-ref>. Pro čárové, bodové, síťové a burzovní grafy obsahuje dialogové okno stejné možnosti jako karta <text:span text:style-name="Emphasis">Čára</text:span> dialogového okna Datová řada zobrazená na obrázku <text:sequence-ref text:reference-format="value" text:ref-name="refFigure21">22</text:sequence-ref><text:s/> na straně <text:sequence-ref text:reference-format="page" text:ref-name="refFigure21">29</text:sequence-ref>.</text:p>
      <text:p text:style-name="P13">Formátování datových bodů:</text:p>
      <text:list xml:id="list105160305663534" text:continue-list="list105159602668434" text:style-name="Numbering_20_1">
        <text:list-item text:start-value="1">
          <text:p text:style-name="Numbering_20_1">Dvojitým klepnutím na graf přejdeme do režimu úprav. Kolem grafu by se nyní měl objevit šedý rámeček.</text:p>
        </text:list-item>
        <text:list-item>
          <text:p text:style-name="Numbering_20_1">Dvakrát klepneme (ale ne příliš rychle) na datový bod, který chceme formátovat. Datový bod zobrazí úchyty výběru.</text:p>
        </text:list-item>
        <text:list-item>
          <text:p text:style-name="Numbering_20_1">Dialogové okno Datový bod otevřeme jedním z následujících způsobů:</text:p>
        </text:list-item>
      </text:list>
      <text:list xml:id="list105161372602716" text:continue-list="list105160114686352" text:style-name="List_20_2">
        <text:list-item>
          <text:p text:style-name="P92">Přejdeme do <text:span text:style-name="Strong_20_Emphasis">Formát &gt; Formát výběru</text:span>.</text:p>
        </text:list-item>
        <text:list-item>
          <text:p text:style-name="List_20_2">Pravým tlačítkem myši klepneme na datový bod a z místní nabídky vybereme <text:span text:style-name="Strong_20_Emphasis">Formát datového bodu</text:span>.</text:p>
        </text:list-item>
        <text:list-item>
          <text:p text:style-name="List_20_2">Klepneme na ikonu <text:span text:style-name="Strong_20_Emphasis">Formát výběr</text:span><draw:frame draw:style-name="fr27" draw:name="Image34" text:anchor-type="as-char" svg:width="0.1862in" svg:height="0.2008in" draw:z-index="94"><draw:image xlink:href="Pictures/100000000000001A0000001C58C29A64503BB65E.png" xlink:type="simple" xlink:show="embed" xlink:actuate="onLoad" loext:mime-type="image/png"/></draw:frame><text:s/> na nástrojové liště Formátování.</text:p>
        </text:list-item>
      </text:list>
      <text:list xml:id="list105161210722639" text:continue-list="list105160305663534" text:style-name="Numbering_20_1">
        <text:list-item>
          <text:p text:style-name="Numbering_20_1">Možnosti formátování nastavíme podle potřeby.</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31" text:anchor-type="as-char" svg:width="3.4693in" draw:z-index="95"><draw:text-box fo:min-height="1.7811in"><text:p text:style-name="Caption"><draw:frame draw:style-name="fr17" draw:name="Image25" text:anchor-type="paragraph" svg:width="3.4693in" style:rel-width="100%" svg:height="1.7811in" style:rel-height="scale" draw:z-index="96"><draw:image xlink:href="Pictures/100000000000014D000000AB9D248E5C77A186B6.png" xlink:type="simple" xlink:show="embed" xlink:actuate="onLoad" loext:mime-type="image/png"/></draw:frame>Obrázek <text:sequence text:ref-name="refFigure23" text:name="Figure" text:formula="ooow:Figure+1" style:num-format="1">24</text:sequence>: Tip zobrazující informace o datovém bodu</text:p></draw:text-box></draw:frame></text:p>
      <text:list xml:id="list105161551162900" text:continue-list="list105161249561497" text:style-name="Heading_20_Tip">
        <text:list-item>
          <text:p text:style-name="Heading_20_Tip">Tip</text:p>
        </text:list-item>
      </text:list>
      <text:p text:style-name="Text_20_Note">Jak je zobrazeno na obrázku <text:sequence-ref text:reference-format="value" text:ref-name="refFigure23">24</text:sequence-ref>, umístěním kurzoru na datový bod zobrazíme číslo datového bodu, číslo řady a hodnoty X a Y datového bodu.</text:p>
      <text:h text:style-name="P77" text:outline-level="1"><text:bookmark-start text:name="__RefHeading___Toc12507_4207962654"/><text:alphabetical-index-mark text:string-value="osy grafu"/>Osy<text:bookmark-end text:name="__RefHeading___Toc12507_4207962654"/></text:h>
      <text:h text:style-name="Heading_20_2" text:outline-level="2"><text:bookmark-start text:name="__RefHeading___Toc17571_1898966804"/><text:alphabetical-index-mark text:string-value="přidání nebo odebrání" text:key1="grafy" text:key2="osy"/>Přidání nebo odebrání popisů os<text:bookmark-end text:name="__RefHeading___Toc17571_1898966804"/></text:h>
      <text:p text:style-name="Text_20_Body_20_List_20_Intro">Použijeme základní dialogové okno Osy (zobrazené na obrázku <text:sequence-ref text:reference-format="value" text:ref-name="refFigure24">25</text:sequence-ref><text:s/>) pro přidání nebo odebrání popisků os jako jsou čísla nebo kategorie. (Informace o změně názvů os najdeme v části „<text:bookmark-ref text:reference-format="text" text:ref-name="__RefHeading__5916_1557782789">Názvy, podnadpisy a názvy os</text:bookmark-ref>" na straně <text:bookmark-ref text:reference-format="page" text:ref-name="__RefHeading__5916_1557782789">19</text:bookmark-ref>).</text:p>
      <text:p text:style-name="Figure"><draw:frame draw:style-name="fr2" draw:name="Frame9" text:anchor-type="as-char" svg:width="3.1354in" draw:z-index="105"><draw:text-box fo:min-height="1.948in"><text:p text:style-name="Caption"><draw:frame draw:style-name="fr17" draw:name="Image8" text:anchor-type="paragraph" svg:width="3.1354in" style:rel-width="100%" svg:height="1.948in" style:rel-height="scale" draw:z-index="106"><draw:image xlink:href="Pictures/100000000000012D000000BBD0D1CC6F16F9CF7D.png" xlink:type="simple" xlink:show="embed" xlink:actuate="onLoad" loext:mime-type="image/png"/></draw:frame>Obrázek <text:sequence text:ref-name="refFigure24" text:name="Figure" text:formula="ooow:Figure+1" style:num-format="1">25</text:sequence>: Dialogové okno Osy – základní verze</text:p></draw:text-box></draw:frame></text:p>
      <text:p text:style-name="Text_20_Body_20_List_20_Intro">Použití základního dialogového okna Osy:</text:p>
      <text:list xml:id="list105161552098866" text:continue-list="list105161210722639" text:style-name="Numbering_20_1">
        <text:list-item text:start-value="1">
          <text:p text:style-name="Numbering_20_1">Dvojitým klepnutím na graf přejdeme do režimu úprav. Kolem grafu by se nyní měl objevit šedý rámeček.</text:p>
        </text:list-item>
        <text:list-item>
          <text:p text:style-name="Numbering_20_1">Základní dialogové okno Osy otevřeme jedním z následujících způsobů:</text:p>
        </text:list-item>
      </text:list>
      <text:list xml:id="list105160778072176" text:continue-list="list105161372602716" text:style-name="List_20_2">
        <text:list-item>
          <text:p text:style-name="List_20_2">V hlavní nabídce přejdeme do <text:span text:style-name="Strong_20_Emphasis">Vložit &gt; Osy</text:span>.</text:p>
        </text:list-item>
        <text:list-item>
          <text:p text:style-name="List_20_2">Pravým tlačítkem myši klepneme na graf a z místní nabídky zvolíme <text:span text:style-name="Strong_20_Emphasis">Vložit/smazat osy</text:span>.</text:p>
        </text:list-item>
      </text:list>
      <text:list xml:id="list105160414281427" text:continue-list="list105161552098866" text:style-name="Numbering_20_1">
        <text:list-item>
          <text:p text:style-name="Numbering_20_1">Zaškrtneme nebo zrušíme zaškrtnutí pro zobrazení popisů os. Zaškrtávací pole Osa Z je aktivní pouze v případě, že byl vytvořen 3D graf.</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28" text:anchor-type="as-char" svg:width="4.8756in" draw:z-index="107"><draw:text-box fo:min-height="2.3646in"><text:p text:style-name="Caption"><draw:frame draw:style-name="fr17" draw:name="Image38" text:anchor-type="paragraph" svg:width="4.8756in" style:rel-width="100%" svg:height="2.3646in" style:rel-height="scale" draw:z-index="110"><draw:image xlink:href="Pictures/10000000000001D4000000E36574C03A1F8E7879.png" xlink:type="simple" xlink:show="embed" xlink:actuate="onLoad" loext:mime-type="image/png"/></draw:frame>Obrázek <text:sequence text:ref-name="refFigure25" text:name="Figure" text:formula="ooow:Figure+1" style:num-format="1">26</text:sequence>: Obě vedlejší osy jsou povoleny.</text:p></draw:text-box></draw:frame></text:p>
      <text:p text:style-name="Text_20_body">Výběr vedlejší osy X nebo vedlejší osy Y v tomto dialogovém okně vytvoří duplicitní popisy na opačné straně grafu, jak je znázorněno na obrázku <text:sequence-ref text:reference-format="value" text:ref-name="refFigure25">26</text:sequence-ref>. Pokud chceme určit odlišné jednotky nebo intervaly pro vedlejší osu, použijeme kartu <text:span text:style-name="Emphasis">Měřítko</text:span> v rozšířeném dialogovém okně Osy, které je popsáno v následující části.</text:p>
      <text:p text:style-name="Text_20_body">S vedlejší osou Y je také možné zarovnat jednu nebo více datových řad. Tohoto dosáhneme pomocí dialogového okna Datová řada popsaného v části „<text:bookmark-ref text:reference-format="text" text:ref-name="__RefHeading___Toc18697_2948163738">Zarovnání dat na vedlejší osu Y</text:bookmark-ref>" na straně <text:bookmark-ref text:reference-format="page" text:ref-name="__RefHeading___Toc18697_2948163738">26</text:bookmark-ref>.</text:p>
      <text:h text:style-name="Heading_20_2" text:outline-level="2"><text:bookmark-start text:name="__RefHeading___Toc21818_331351213"/><text:alphabetical-index-mark text:string-value="úprava a formátování" text:key1="grafy" text:key2="osy"/>Úprava a formátování os<text:bookmark-end text:name="__RefHeading___Toc21818_331351213"/></text:h>
      <text:p text:style-name="Text_20_body">Rozšířené dialogové okno Osa obsahuje kromě výše uvedeného i možnosti pro interval mřížky, umístění osy, formátování čar os, umístění popisků os a definici měřítka. Dialogové okno použijeme pro konkrétní osy nebo pro všechny osy. Možnosti zobrazené v dialogovém okně závisí na vybrané ose, typu grafu a na tom, zda je graf 2D nebo 3D.</text:p>
      <text:p text:style-name="Text_20_body">Otevření rozšířeného dialogového okna Osy:</text:p>
      <text:list xml:id="list105160486497473" text:continue-list="list105160414281427" text:style-name="Numbering_20_1">
        <text:list-item text:start-value="1">
          <text:p text:style-name="Numbering_20_1">Dvojitým klepnutím na graf přejdeme do režimu úprav. Kolem grafu by se nyní měl objevit šedý rámeček.</text:p>
        </text:list-item>
        <text:list-item>
          <text:p text:style-name="Numbering_20_1">Dialogové okno konkrétní osy (obrázek <text:sequence-ref text:reference-format="value" text:ref-name="refFigure26">27</text:sequence-ref>) otevřeme jedním z následujících způsobů (některé možnosti neumožňují výběr všech os):</text:p>
        </text:list-item>
      </text:list>
      <text:list xml:id="list105159952205741" text:continue-list="list105160778072176" text:style-name="List_20_2">
        <text:list-item>
          <text:p text:style-name="List_20_2">V hlavní nabídce přejdeme do <text:span text:style-name="Strong_20_Emphasis">Formát &gt; Osy</text:span> a vybereme požadovanou osu (<text:span text:style-name="Strong_20_Emphasis">Osa X</text:span>, <text:span text:style-name="Strong_20_Emphasis">Osa Y</text:span>, <text:span text:style-name="Strong_20_Emphasis">Osa Z</text:span>, <text:span text:style-name="Strong_20_Emphasis">Vedlejší osa X</text:span>, <text:span text:style-name="Strong_20_Emphasis">Vedlejší osa Y</text:span> nebo <text:span text:style-name="Strong_20_Emphasis">Všechny osy</text:span>).</text:p>
        </text:list-item>
        <text:list-item>
          <text:p text:style-name="List_20_2">Klepnutím pravým tlačítkem myši na požadovanou osu v grafu otevřeme místní nabídku. Poté vybereme <text:span text:style-name="Strong_20_Emphasis">Formát osy</text:span>.</text:p>
        </text:list-item>
        <text:list-item>
          <text:p text:style-name="List_20_2">Klepneme na osu v grafu nebo vybereme osu v rozevíracím seznamu <text:span text:style-name="Emphasis">Zvolte prvek grafu</text:span> na nástrojové liště Formátování a klepneme na sousední ikonu <text:span text:style-name="Strong_20_Emphasis">Formát výběru</text:span>.</text:p>
        </text:list-item>
        <text:list-item>
          <text:p text:style-name="List_20_2">Klepneme na ikonu <text:span text:style-name="Strong_20_Emphasis">Osa X</text:span> <text:span text:style-name="T794"><draw:frame draw:style-name="fr26" draw:name="Image21" text:anchor-type="as-char" svg:y="-0.272in" svg:width="0.2819in" svg:height="0.272in" draw:z-index="111"><draw:image xlink:href="Pictures/100000000000001D0000001C585EEE38A8CFF0D2.png" xlink:type="simple" xlink:show="embed" xlink:actuate="onLoad" loext:mime-type="image/png"/></draw:frame></text:span>, <text:span text:style-name="Strong_20_Emphasis">Osa Y</text:span> <text:span text:style-name="T794"><draw:frame draw:style-name="fr27" draw:name="Image58" text:anchor-type="as-char" svg:width="0.3126in" svg:height="0.2602in" draw:z-index="112"><draw:image xlink:href="Pictures/100000000000001E000000197DDA3D570DE7FAEB.png" xlink:type="simple" xlink:show="embed" xlink:actuate="onLoad" loext:mime-type="image/png"/></draw:frame></text:span> nebo <text:span text:style-name="Strong_20_Emphasis">Osa Z</text:span> <text:span text:style-name="T794"><draw:frame draw:style-name="fr27" draw:name="Image19" text:anchor-type="as-char" svg:width="0.3189in" svg:height="0.2898in" draw:z-index="113"><draw:image xlink:href="Pictures/10000000000000210000001E0BB15623A74CFA27.png" xlink:type="simple" xlink:show="embed" xlink:actuate="onLoad" loext:mime-type="image/png"/></draw:frame></text:span><text:s/> na nástrojové liště Formátování. Nebo klepneme na ikonu <text:span text:style-name="Strong_20_Emphasis">Všechny osy</text:span> napravo od těchto ikon.</text:p>
        </text:list-item>
      </text:list>
      <text:list xml:id="list105161411925234" text:continue-list="list105160486497473"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text:soft-page-break/><draw:frame draw:style-name="fr1" draw:name="Frame12" text:anchor-type="as-char" svg:width="6.248in" draw:z-index="115"><draw:text-box fo:min-height="2.5634in"><text:p text:style-name="Caption"><draw:frame draw:style-name="fr17" draw:name="Image24" text:anchor-type="paragraph" svg:width="6.6929in" style:rel-width="100%" svg:height="2.6457in" style:rel-height="scale" draw:z-index="117"><draw:image xlink:href="Pictures/10000000000002AB0000010E935F39CEC069E4E1.png" xlink:type="simple" xlink:show="embed" xlink:actuate="onLoad" loext:mime-type="image/png"/></draw:frame>Obrázek <text:sequence text:ref-name="refFigure26" text:name="Figure" text:formula="ooow:Figure+1" style:num-format="1">27</text:sequence>: Dialogové okno Osy – karta Měřítko</text:p></draw:text-box></draw:frame></text:p>
      <text:h text:style-name="Heading_20_3" text:outline-level="3"><text:bookmark-start text:name="__RefHeading___Toc16329_331351213"/><text:alphabetical-index-mark text:string-value="definice měřítka" text:key1="grafy" text:key2="osy"/>Definování měřítka<text:bookmark-end text:name="__RefHeading___Toc16329_331351213"/></text:h>
      <text:p text:style-name="Text_20_body">Pro úpravu automaticky generovaného měřítka pro hlavní osy použijeme kartu <text:span text:style-name="Emphasis">Měřítko</text:span>. Kromě toho použijeme kartu <text:span text:style-name="Emphasis">Měřítko</text:span> pro vedlejší osy, které určují měřítka odlišná od hlavní osy. Toto může být užitečné například pro zobrazení stupnic Celsia a Fahrenheita v jednom grafu nebo pro případy, kdy jsou data zarovnána k vedlejší ose Y (viz „<text:bookmark-ref text:reference-format="text" text:ref-name="__RefHeading___Toc18697_2948163738">Zarovnání dat k vedlejší ose Y</text:bookmark-ref>" na straně <text:bookmark-ref text:reference-format="page" text:ref-name="__RefHeading___Toc18697_2948163738">26</text:bookmark-ref>).</text:p>
      <text:p text:style-name="Text_20_body">Obsah karty <text:span text:style-name="Emphasis">Měřítko</text:span> (obrázek <text:sequence-ref text:reference-format="value" text:ref-name="refFigure26">27</text:sequence-ref>) se může lišit, ale karta může obsahovat následující možnosti:</text:p>
      <text:p text:style-name="Definition_20_Term">Obrácený směr</text:p>
      <text:p text:style-name="Text_20_body_20_indent">Definuje pořadí hodnot podél osy. Pokud tato volba není zvolena, jsou na ose X zobrazeny vlevo nižší hodnoty a na ose Y jsou nižší hodnoty zobrazeny dole. Pokud je tato volba vybrána, pak je orientace zobrazení dat obrácena, jako na obrázku <text:sequence-ref text:reference-format="value" text:ref-name="refFigure27">28</text:sequence-ref>.</text:p>
      <text:p text:style-name="Figure"><draw:frame draw:style-name="fr1" draw:name="Frame32" text:anchor-type="as-char" svg:width="4.5791in" draw:z-index="118"><draw:text-box fo:min-height="2.3717in"><text:p text:style-name="Caption"><draw:frame draw:style-name="fr17" draw:name="Image37" text:anchor-type="paragraph" svg:width="4.5791in" style:rel-width="100%" svg:height="2.3717in" style:rel-height="scale" draw:z-index="119"><draw:image xlink:href="Pictures/1000000000000232000001232A87421819302F7F.png" xlink:type="simple" xlink:show="embed" xlink:actuate="onLoad" loext:mime-type="image/png"/></draw:frame>Obrázek <text:sequence text:ref-name="refFigure27" text:name="Figure" text:formula="ooow:Figure+1" style:num-format="1">28</text:sequence>: Výsledek při obrácení směru na ose Y</text:p></draw:text-box></draw:frame></text:p>
      <text:p text:style-name="Definition_20_Term">Logaritmické měřítko</text:p>
      <text:p text:style-name="Text_20_body_20_indent">Určuje, že osa má být logaritmicky rozdělena. Logaritmické měřítko způsobuje, že čáry mřížky jsou od sebe vzdáleny stejně, ale hodnoty mezi jednotlivými čarami stejné nejsou. Tuto možnost použijeme při práci s hodnotami, které se od sebe výrazně liší.</text:p>
      <text:p text:style-name="Definition_20_Term">Minimum/Maximum</text:p>
      <text:p text:style-name="Text_20_body_20_indent">Nastavuje první/poslední hodnoty pro osu. Pokud chceme tuto možnost nastavovat ručně, volba <text:span text:style-name="Strong_20_Emphasis">Automaticky</text:span> nesmí být vybrána.</text:p>
      <text:p text:style-name="Definition_20_Term"><text:soft-page-break/>Hlavní interval</text:p>
      <text:p text:style-name="Text_20_body_20_indent">Definuje intervaly pro hlavní rozdělení osy. Tyto intervaly se použijí pro označení intervalu (definované na kartě <text:span text:style-name="Emphasis">Umístění</text:span> v dialogovém okně Osa) a mřížky. Pokud chceme tuto možnost nastavovat ručně, volba <text:span text:style-name="Strong_20_Emphasis">Automaticky</text:span> nesmí být vybrána.</text:p>
      <text:p text:style-name="Definition_20_Term">Vedlejší počet intervalů</text:p>
      <text:p text:style-name="Text_20_body_20_indent">Definuje počet intervalů (nikoliv hodnoty mezi intervaly), který rozdělí hlavní intervaly. Stejně jako pro hlavní intervaly se i zde použije definovaný počet intervalů pro značky intervalu (specifikované na kartě <text:span text:style-name="Emphasis">Umístění</text:span> v dialogovém okně Osa) a mřížky. Pokud chceme tuto možnost nastavovat ručně, volba <text:span text:style-name="Strong_20_Emphasis">Automaticky</text:span> nesmí být vybrána.</text:p>
      <text:p text:style-name="Text_20_body">U některých typů grafů mohou být k dispozici i další možnosti:</text:p>
      <text:p text:style-name="Definition_20_Term">Typ</text:p>
      <text:p text:style-name="Text_20_body_20_indent">Určuje, zda jsou popisy osy text, datum nebo mají být detekovány automaticky.</text:p>
      <text:p text:style-name="Definition_20_Term">Rozlišení</text:p>
      <text:p text:style-name="Text_20_body_20_indent">Pro typ datum by kroky intervalu měly být dny, měsíce nebo roky.</text:p>
      <text:list xml:id="list105159677189336" text:continue-list="list105161551162900" text:style-name="Heading_20_Tip">
        <text:list-item>
          <text:p text:style-name="Heading_20_Tip">Tip</text:p>
        </text:list-item>
      </text:list>
      <text:p text:style-name="Text_20_Note">Pokud osa X nezobrazuje čas dle očekávání, může nám pomoci tento problém vyřešit ruční zadání minimálního a maximálního času na kartě <text:span text:style-name="Emphasis">Měřítko</text:span>.</text:p>
      <text:h text:style-name="Heading_20_3" text:outline-level="3"><text:bookmark-start text:name="__RefHeading__15950_1318070501"/><text:alphabetical-index-mark text:string-value="umístění os, popisků a značek intervalu" text:key1="grafy" text:key2="osy"/>Umístění os, popisků a značek intervalu<text:bookmark-end text:name="__RefHeading__15950_1318070501"/></text:h>
      <text:p text:style-name="Text_20_body">Pomocí karty <text:span text:style-name="Emphasis">Umístění</text:span> (obrázek <text:sequence-ref text:reference-format="value" text:ref-name="refFigure28">29</text:sequence-ref>) určíme umístění popisků os a značek intervalů.</text:p>
      <text:p text:style-name="Figure"><draw:frame draw:style-name="fr9" draw:name="Frame16" text:anchor-type="as-char" svg:width="5.3992in" draw:z-index="120"><draw:text-box fo:min-height="2.2693in"><text:p text:style-name="Caption"><draw:frame draw:style-name="fr18" draw:name="Image26" text:anchor-type="paragraph" svg:width="5.3992in" style:rel-width="100%" svg:height="2.2693in" style:rel-height="scale" draw:z-index="121"><draw:image xlink:href="Pictures/10000000000002A60000011D3A06F9F4334439C3.png" xlink:type="simple" xlink:show="embed" xlink:actuate="onLoad" loext:mime-type="image/png"/></draw:frame>Obrázek <text:sequence text:ref-name="refFigure28" text:name="Figure" text:formula="ooow:Figure+1" style:num-format="1">29</text:sequence>: Dialogové okno Osa – karta Umístění</text:p></draw:text-box></draw:frame></text:p>
      <text:p text:style-name="Definition_20_Term">Přímka osy</text:p>
      <text:p text:style-name="Text_20_body_20_indent">Pomocí této volby nastavujeme, kde se osy protínají, jak je znázorněno na obrázku <text:sequence-ref text:reference-format="value" text:ref-name="refFigure29">30</text:sequence-ref>. Možnosti v rozevíracím seznamu jsou <text:span text:style-name="Strong_20_Emphasis">Začátek</text:span>, <text:span text:style-name="Strong_20_Emphasis">Konec</text:span> nebo konkrétní hodnota či kategorie.</text:p>
      <text:p text:style-name="Figure"><draw:frame draw:style-name="fr1" draw:name="Frame78" text:anchor-type="as-char" svg:width="4.0008in" draw:z-index="122"><draw:text-box fo:min-height="1.7701in"><text:p text:style-name="Caption"><draw:frame draw:style-name="fr17" draw:name="Image115" text:anchor-type="paragraph" svg:width="4.0008in" style:rel-width="100%" svg:height="1.7701in" style:rel-height="scale" draw:z-index="123"><draw:image xlink:href="Pictures/10000000000002A40000012B0138751CE824D067.png" xlink:type="simple" xlink:show="embed" xlink:actuate="onLoad" loext:mime-type="image/png"/></draw:frame>Obrázek <text:sequence text:ref-name="refFigure29" text:name="Figure" text:formula="ooow:Figure+1" style:num-format="1">30</text:sequence>: Osa Y je nastavena na křížení osy Y v konkrétní hodnotě</text:p></draw:text-box></draw:frame></text:p>
      <text:p text:style-name="Definition_20_Term"><text:soft-page-break/>Popisky</text:p>
      <text:p text:style-name="Text_20_body_20_indent">Pomocí této volby nastavujeme, kde budou umístěny popisky osy. Umístění popisků určíme pomocí rozevíracího seznamu <text:span text:style-name="Emphasis">Umístění popisků</text:span>. Možnosti <text:span text:style-name="Strong_20_Emphasis">Mimo začátek</text:span> a <text:span text:style-name="Strong_20_Emphasis">Mimo konec</text:span> použijeme pro umístění popisků na ose se zápornými čísly, jak je zobrazeno na obrázku <text:sequence-ref text:reference-format="value" text:ref-name="refFigure30">31</text:sequence-ref>.</text:p>
      <text:p text:style-name="Figure"><draw:frame draw:style-name="fr1" draw:name="Frame61" text:anchor-type="as-char" svg:width="4.578in" draw:z-index="124"><draw:text-box fo:min-height="2.7917in"><text:p text:style-name="Caption"><draw:frame draw:style-name="fr17" draw:name="Image39" text:anchor-type="paragraph" svg:width="6.4453in" style:rel-width="100%" svg:height="4.3291in" style:rel-height="scale" draw:z-index="125"><draw:image xlink:href="Pictures/1000020100000292000001BA26ADBF718502986C.png" xlink:type="simple" xlink:show="embed" xlink:actuate="onLoad" loext:mime-type="image/png"/></draw:frame>Obrázek <text:sequence text:ref-name="refFigure30" text:name="Figure" text:formula="ooow:Figure+1" style:num-format="1">31</text:sequence>: Umístění popisků osy</text:p></draw:text-box></draw:frame></text:p>
      <text:p text:style-name="Definition_20_Term"><text:span text:style-name="Strong_20_Emphasis">Značky intervalu</text:span></text:p>
      <text:list xml:id="list105160278293610" text:continue-list="list105159952205741" text:style-name="List_20_2">
        <text:list-item>
          <text:p text:style-name="List_20_2"><text:span text:style-name="Strong_20_Emphasis">Hlavní/Vedlejší</text:span> – určuje, zda se značky intervalu zobrazují pro hlavní/vedlejší intervaly. Tyto intervaly jsou definovány na kartě <text:span text:style-name="Emphasis">Měřítko</text:span>, jak bylo popsáno výše.</text:p>
        </text:list-item>
        <text:list-item>
          <text:p text:style-name="List_20_2"><text:span text:style-name="Strong_20_Emphasis">Vnitřní/Vnější</text:span> – určuje, zda jsou značky intervalu umístěny na vnitřní nebo vnější straně osy. Značky intervalu jsou na obrázku <text:sequence-ref text:reference-format="value" text:ref-name="refFigure30">31</text:sequence-ref><text:s/> na obou stranách.</text:p>
        </text:list-item>
        <text:list-item>
          <text:p text:style-name="List_20_2"><text:span text:style-name="Strong_20_Emphasis">Umístění značek</text:span> – určuje, kde budou značky umístěny: <text:span text:style-name="Strong_20_Emphasis">U popisků</text:span>, <text:span text:style-name="Strong_20_Emphasis">U osy</text:span> nebo <text:span text:style-name="Strong_20_Emphasis">U osy a popisků</text:span>. (Horní dva grafy na obrázku <text:sequence-ref text:reference-format="value" text:ref-name="refFigure30">31</text:sequence-ref><text:s/> zobrazují popisky podél os. Značky jsou tedy jak na ose, tak u štítků. Značky ve spodních dvou grafech jsou umístěny u popisků.)</text:p>
        </text:list-item>
      </text:list>
      <text:h text:style-name="Heading_20_3" text:outline-level="3"><text:bookmark-start text:name="__RefHeading__15952_1318070501"/><text:alphabetical-index-mark text:string-value="čáry a popisky" text:key1="grafy" text:key2="osy"/>Karta Čára<text:bookmark-end text:name="__RefHeading__15952_1318070501"/></text:h>
      <text:p text:style-name="P24">Karta <text:span text:style-name="Emphasis">Čára</text:span> nabízí možnosti pro formátování stylu čáry, barvy, šířky a průhlednosti čáry. Možnosti na této kartě jsou stejné jako na kartě <text:span text:style-name="Emphasis">Čára</text:span> v dialogovém okně Datová řada zobrazeném na obrázku <text:sequence-ref text:reference-format="value" text:ref-name="refFigure21">22</text:sequence-ref><text:s/> na straně <text:sequence-ref text:reference-format="page" text:ref-name="refFigure21">29</text:sequence-ref><text:s/> kromě možností v části <text:span text:style-name="Emphasis">Ikona</text:span>.</text:p>
      <text:h text:style-name="Heading_20_3" text:outline-level="3"><text:bookmark-start text:name="__RefHeading__28757_1783230941"/>Karta Popisek<text:bookmark-end text:name="__RefHeading__28757_1783230941"/></text:h>
      <text:p text:style-name="Text_20_body">Na kartě <text:span text:style-name="Emphasis">Popisek</text:span> (obrázek <text:sequence-ref text:reference-format="value" text:ref-name="refFigure31">32</text:sequence-ref>) vybereme, zda se mají popisky zobrazit nebo skrýt a určíme, jak s nimi zacházet, když se do grafu nehodí. Jednotlivé možnosti jsou popsány dále.</text:p>
      <text:p text:style-name="Figure"><text:soft-page-break/><draw:frame draw:style-name="fr1" draw:name="Frame15" text:anchor-type="as-char" svg:width="5.5634in" draw:z-index="126"><draw:text-box fo:min-height="2.998in"><text:p text:style-name="Caption"><draw:frame draw:style-name="fr18" draw:name="Image10" text:anchor-type="paragraph" svg:width="5.2228in" style:rel-width="100%" svg:height="2.7307in" style:rel-height="scale" draw:z-index="127"><draw:image xlink:href="Pictures/1000000000000292000001582B8F46BEF8A1787B.png" xlink:type="simple" xlink:show="embed" xlink:actuate="onLoad" loext:mime-type="image/png"/></draw:frame>Obrázek <text:sequence text:ref-name="refFigure31" text:name="Figure" text:formula="ooow:Figure+1" style:num-format="1">32</text:sequence>: Dialogové okno Osa – karta Popisek</text:p></draw:text-box></draw:frame></text:p>
      <text:p text:style-name="Definition_20_Term">Zobrazit popisky</text:p>
      <text:p text:style-name="Text_20_body_20_indent">Nastavuje, zda se mají zobrazit nebo skrýt popisky os.</text:p>
      <text:p text:style-name="Definition_20_Term">Uspořádání</text:p>
      <text:p text:style-name="Text_20_body_20_indent">Definuje vodorovné nebo svislé zarovnání popisků na ose X nebo Y. Tyto možnosti jsou dostupné pouze pro 2D grafy.</text:p>
      <text:list xml:id="list105160964478908" text:continue-numbering="true" text:style-name="List_20_2">
        <text:list-item>
          <text:p text:style-name="List_20_2"><text:span text:style-name="Strong_20_Emphasis">Dlaždice</text:span> – uspořádá popisky na ose jeden vedle druhého.</text:p>
        </text:list-item>
        <text:list-item>
          <text:p text:style-name="List_20_2"><text:span text:style-name="Strong_20_Emphasis">Předsunout liché</text:span> – předsune popisky na ose tak, že popisky se sudým pořadím posune níže než popisky s lichým pořadím (na svislé ose posune popisky se sudým pořadím více doleva).</text:p>
        </text:list-item>
        <text:list-item>
          <text:p text:style-name="List_20_2"><text:span text:style-name="Strong_20_Emphasis">Předsunout sudé</text:span> – předsunuté popisky na ose tak, že popisky s lichým pořadím posune níže než popisky se sudým pořadím (na svislé ose posune popisky s lichým pořadím více doleva).</text:p>
        </text:list-item>
        <text:list-item>
          <text:p text:style-name="List_20_2"><text:span text:style-name="Strong_20_Emphasis">Automaticky</text:span> – popisky na ose uspořádá automaticky.</text:p>
        </text:list-item>
      </text:list>
      <text:list xml:id="list105159638728399" text:continue-list="list105160732355896" text:style-name="Heading_20_Note">
        <text:list-item>
          <text:p text:style-name="Heading_20_Note">Poznámka</text:p>
        </text:list-item>
      </text:list>
      <text:p text:style-name="Text_20_Note">Problémy se zobrazením štítků mohou nastat, pokud je graf příliš malý. Tomuto se vyhneme buď zvětšením grafu nebo zmenšením velikosti písma.</text:p>
      <text:p text:style-name="Definition_20_Term">Tok textu</text:p>
      <text:p text:style-name="Text_20_body_20_indent">Určuje tok textu v popiscích.</text:p>
      <text:list xml:id="list105160339086495" text:continue-list="list105160964478908" text:style-name="List_20_2">
        <text:list-item>
          <text:p text:style-name="List_20_2"><text:span text:style-name="Strong_20_Emphasis">Přesah</text:span> – umožňuje popiskům osy přesahovat.</text:p>
        </text:list-item>
        <text:list-item>
          <text:p text:style-name="List_20_2"><text:span text:style-name="Strong_20_Emphasis">Zalomení</text:span> – umožňuje zalomení textů, aktivuje zalomení textu na nový řádek v dostupných mezerách.</text:p>
        </text:list-item>
      </text:list>
      <text:p text:style-name="Definition_20_Term">Orientace textu</text:p>
      <text:p text:style-name="Text_20_body_20_indent">Určuje směr a orientaci textu v popisku.</text:p>
      <text:p text:style-name="Definition_20_Term">Svisle zarovnané</text:p>
      <text:p text:style-name="Text_20_body_20_indent">Zarovná znaky svisle tak, že text čteme shora dolů.</text:p>
      <text:p text:style-name="Definition_20_Term">Kolo ABCD</text:p>
      <text:p text:style-name="Text_20_body_20_indent">Určuje orientaci textu klepnutím a přetažením ukazatele na kole. Orientace znaků "ABCD" zobrazených na kole odpovídá novému nastavení.</text:p>
      <text:p text:style-name="Definition_20_Term">Stupně</text:p>
      <text:p text:style-name="Text_20_body_20_indent">Zobrazuje úhel orientace textu určený kolečkem ABCD nebo manuálním zadáním stupňů do tohoto pole.</text:p>
      <text:p text:style-name="Definition_20_Term"><text:soft-page-break/>Směr textu</text:p>
      <text:p text:style-name="Text_20_body_20_indent">Určuje směr pro jakýkoliv text, který používá komplexní rozvržení textu (CTL). CTL je k dispozici pouze v případě, že je povolena rozšířená podpora jazyků v nabídce <text:span text:style-name="Strong_20_Emphasis"> Nástroje &gt; Možnosti &gt; Jazyková nastavení &gt; Jazyky</text:span>. V části <text:span text:style-name="Emphasis">Rozšířená podpora jazyků</text:span> zaškrtneme <text:span text:style-name="Strong_20_Emphasis">Ignorovat vstupní jazyk systému</text:span>.</text:p>
      <text:h text:style-name="Heading_20_3" text:outline-level="3"><text:bookmark-start text:name="__RefHeading__28759_1783230941"/><text:alphabetical-index-mark text:string-value="čísla" text:key1="grafy" text:key2="osy"/>Čísla<text:bookmark-end text:name="__RefHeading__28759_1783230941"/></text:h>
      <text:p text:style-name="P10">Karta <text:span text:style-name="Emphasis">Čísla</text:span> (obrázek <text:sequence-ref text:reference-format="value" text:ref-name="refFigure32">33</text:sequence-ref>) umožňuje nastavení atributů pro jakákoliv čísla použitá na ose Pokud je vybrána volba <text:span text:style-name="Strong_20_Emphasis">Formát zdroje</text:span> (jak je tomu ve výchozím nastavení), jsou čísla formátována přesně tak jako v tabulce. Pokud tuto možnost odznačíme, máme možnost změnit formátování čísel. Více informace o formátování čísel nalezneme v kapitole 2, Zadávání, úpravy a formátování dat v této příručce a v online nápovědě.</text:p>
      <text:p text:style-name="Figure"><draw:frame draw:style-name="fr1" draw:name="Frame36" text:anchor-type="as-char" svg:width="5.8429in" draw:z-index="128"><draw:text-box fo:min-height="4.3626in"><text:p text:style-name="Caption"><draw:frame draw:style-name="fr18" draw:name="Image46" text:anchor-type="paragraph" svg:width="5.8429in" style:rel-width="100%" svg:height="4.3626in" style:rel-height="scale" draw:z-index="129"><draw:image xlink:href="Pictures/10000000000002A3000001F8DB0DB770BB14B156.png" xlink:type="simple" xlink:show="embed" xlink:actuate="onLoad" loext:mime-type="image/png"/></draw:frame>Obrázek <text:sequence text:ref-name="refFigure32" text:name="Figure" text:formula="ooow:Figure+1" style:num-format="1">33</text:sequence>: Karta Čísla v dialogovém okně Osa</text:p></draw:text-box></draw:frame></text:p>
      <text:h text:style-name="Heading_20_3" text:outline-level="3"><text:bookmark-start text:name="__RefHeading__28761_1783230941"/><text:alphabetical-index-mark text:string-value="písmo a efekty písma" text:key1="grafy" text:key2="osy"/>Písmo a efekty písma<text:bookmark-end text:name="__RefHeading__28761_1783230941"/></text:h>
      <text:p text:style-name="Text_20_body">Karty <text:span text:style-name="Emphasis">Písmo</text:span> a <text:span text:style-name="Emphasis">Efekty pro písmo</text:span> použijeme pro nastavení písma a efektů písma pro popisky osy. Tyto karty obsahují stejné možnosti jako karty pro určení písem a efektů písem v buňkách. Další informace nalezneme v kapitole 2, Zadávání, úprava a formátování dat.</text:p>
      <text:h text:style-name="Heading_20_3" text:outline-level="3"><text:bookmark-start text:name="__RefHeading__28763_1783230941"/>Asijská typografie<text:bookmark-end text:name="__RefHeading__28763_1783230941"/></text:h>
      <text:p text:style-name="Text_20_body">Nastavení Asijské typografie pro popisky osy. Tato volba je k dispozici pouze v případě, že je povolena rozšířená podpora jazyků v nabídce <text:span text:style-name="Strong_20_Emphasis">Nástroje &gt; Možnosti &gt; Jazyková nastavení &gt; Jazyky</text:span>. V části <text:span text:style-name="Emphasis">Rozšířená podpora jazyků</text:span> zaškrtneme <text:span text:style-name="Strong_20_Emphasis">Ignorovat vstupní jazyk systému</text:span>. Možnosti na této stránce zahrnují:</text:p>
      <text:p text:style-name="Definition_20_Term">Použít seznam zakázaných znaků na začátek a konec řádky</text:p>
      <text:p text:style-name="Text_20_body_20_indent">Zabraňuje zobrazování znaků ze seznamu na začátku nebo na konci řádku. Znaky jsou přesunuty na předchozí nebo následující řádek. Pokud chceme upravit seznam znaků, přejdeme do <text:span text:style-name="Strong_20_Emphasis">Nástroje &gt; Možnosti &gt; Jazyková nastavení &gt; Asijské rozvržení</text:span>.</text:p>
      <text:p text:style-name="Definition_20_Term"><text:soft-page-break/>Povolit zavěšenou interpunkci</text:p>
      <text:p text:style-name="Text_20_body_20_indent">Zabraňuje čárkám a periodám zalamovat řádek. Místo toho jsou tyto znaky přidány na konec řádku, a to i na okraji stránky.</text:p>
      <text:p text:style-name="Definition_20_Term">Použít rozestup znaků mezi asijským a jiným textem</text:p>
      <text:p text:style-name="Text_20_body_20_indent">Vloží mezeru mezi asijským a neasijským textem.</text:p>
      <text:h text:style-name="Heading_20_2" text:outline-level="2"><text:bookmark-start text:name="__RefHeading__13037_1719362833"/><text:alphabetical-index-mark text:string-value="hierarchické popisky" text:key1="grafy" text:key2="osy"/>Hierarchické popisy os<text:bookmark-end text:name="__RefHeading__13037_1719362833"/></text:h>
      <text:p text:style-name="Text_20_body">Více úrovní kategorie je možné podél osy grafu zobrazit hierarchicky. Hierarchické popisky os jsou vytvářeny automaticky, pokud je první sloupec nebo řádek dat definován jako text (na rozdíl od situace, kdy je první řádek nebo sloupec definován jako popisek). Příklad hierarchických popisků je uveden na obrázku <text:sequence-ref text:reference-format="value" text:ref-name="refFigure33">34</text:sequence-ref>. V tomto případě aplikace Calc automaticky definuje rozsah dat pro kategorie jako první dva sloupce v tabulce. To se odráží i v grafu, který ukazuje hierarchický vztah mezi čtvrtletími a měsíci.</text:p>
      <text:p text:style-name="Figure"><text:bookmark-start text:name="__RefHeading___Toc615010_690378497"/><draw:frame draw:style-name="fr1" draw:name="Frame66" text:anchor-type="as-char" svg:width="3.2756in" draw:z-index="17"><draw:text-box fo:min-height="2.7717in"><text:p text:style-name="Caption"><draw:frame draw:style-name="fr17" draw:name="Image89" text:anchor-type="paragraph" svg:width="2.9256in" style:rel-width="100%" svg:height="2.3665in" style:rel-height="scale" draw:z-index="18"><draw:image xlink:href="Pictures/10000000000001980000014AD9B09D6F07E4A19A.png" xlink:type="simple" xlink:show="embed" xlink:actuate="onLoad" loext:mime-type="image/png"/></draw:frame>Obrázek <text:sequence text:ref-name="refFigure33" text:name="Figure" text:formula="ooow:Figure+1" style:num-format="1">34</text:sequence>: Příklad hierarchického označení os</text:p></draw:text-box></draw:frame><text:bookmark-end text:name="__RefHeading___Toc615010_690378497"/></text:p>
      <text:h text:style-name="Heading_20_1" text:outline-level="1"><text:bookmark-start text:name="__RefHeading___Toc20962_32797944"/><text:alphabetical-index-mark text:string-value="popisky dat grafu"/>Popisky dat<text:bookmark-end text:name="__RefHeading___Toc20962_32797944"/></text:h>
      <text:p text:style-name="Text_20_body">Popisky dat zobrazují informace vedle datových bodů v grafu. Tyto popisky mohou být docela užitečné pro zvýraznění konkrétních dat při předkládání podrobných informací. Buďme však velmi opatrní, abychom nevytvořili graf, který bude spíše nepřehledný, než aby byl lépe čitelný.</text:p>
      <text:h text:style-name="Heading_20_2" text:outline-level="2"><text:bookmark-start text:name="__RefHeading___Toc21820_331351213"/><text:alphabetical-index-mark text:string-value="přidávání a formátování" text:key1="grafy" text:key2="popisky dat"/>Přidávání a formátování popisků dat pro datové řady<text:bookmark-end text:name="__RefHeading___Toc21820_331351213"/></text:h>
      <text:p text:style-name="Text_20_Body_20_List_20_Intro">Přidání nebo formátování datových popisků pro datové řady:</text:p>
      <text:list xml:id="list105160206405770" text:continue-list="list105161411925234" text:style-name="Numbering_20_1">
        <text:list-item text:start-value="1">
          <text:p text:style-name="Numbering_20_1">Dvojitým kliknutím vybereme graf a přejdeme do režimu úprav. Kolem grafu by se nyní měl objevit šedý rámeček.</text:p>
        </text:list-item>
        <text:list-item>
          <text:p text:style-name="Numbering_20_1"><text:bookmark-start text:name="__RefNumPara__59593_758917081"/>Konkrétní datovou řadu vybereme jedním z následujících způsobů:<text:bookmark-end text:name="__RefNumPara__59593_758917081"/></text:p>
        </text:list-item>
      </text:list>
      <text:list xml:id="list105161403035700" text:continue-list="list105160339086495" text:style-name="List_20_2">
        <text:list-item>
          <text:p text:style-name="List_20_2">Klepneme jednou kdekoliv v datové řadě.</text:p>
        </text:list-item>
        <text:list-item>
          <text:p text:style-name="List_20_2">V rozbalovacím seznamu <text:span text:style-name="Emphasis">Zvolte prvek grafu</text:span> v nástrojové liště Formátování vybereme název datové řady.</text:p>
        </text:list-item>
      </text:list>
      <text:list xml:id="list105160637676098" text:continue-list="list105159638728399" text:style-name="Heading_20_Note">
        <text:list-item>
          <text:p text:style-name="Heading_20_Note">Poznámka</text:p>
        </text:list-item>
      </text:list>
      <text:p text:style-name="Text_20_Note">Pokud není vybrána žádná datová řada, budou popisky přidány ke všem datovým řadám.</text:p>
      <text:list xml:id="list105159902521216" text:continue-list="list105160206405770" text:style-name="Numbering_20_1">
        <text:list-item>
          <text:p text:style-name="Numbering_20_1">Dialogové okno Datové popisky (obrázek <text:sequence-ref text:reference-format="value" text:ref-name="refFigure34">35</text:sequence-ref>) otevřeme jedním z následujících způsobů:</text:p>
        </text:list-item>
      </text:list>
      <text:list xml:id="list105160650543648" text:continue-list="list105161403035700" text:style-name="List_20_2">
        <text:list-item>
          <text:p text:style-name="List_20_2">Na nástrojové liště Formátování přejdeme do <text:span text:style-name="Strong_20_Emphasis">Vložit &gt; Popisky dat</text:span>.</text:p>
        </text:list-item>
        <text:list-item>
          <text:p text:style-name="List_20_2"><text:soft-page-break/>Nejprve klepneme pravým tlačítkem myši na vybranou datovou řadu v grafu a z místní nabídky zvolíme <text:span text:style-name="Strong_20_Emphasis">Vložit popisky dat</text:span>. Aplikace Calc zobrazí popisky dat s výchozím nastavením. Poté znovu klepneme pravým tlačítkem myši a z místní nabídky vybereme <text:span text:style-name="Strong_20_Emphasis">Formát popisků dat</text:span>.</text:p>
        </text:list-item>
      </text:list>
      <text:list xml:id="list105159626169936" text:continue-list="list105159902521216" text:style-name="Numbering_20_1">
        <text:list-item>
          <text:p text:style-name="Numbering_20_1">Vybereme požadované možnosti. Možnosti jsou vysvětleny níže.</text:p>
        </text:list-item>
        <text:list-item>
          <text:p text:style-name="Numbering_20_1">Klepnutím na <text:span text:style-name="Strong_20_Emphasis">OK</text:span> okno zavřeme. Pokud chceme režim úprav opustit, klepneme mimo graf.</text:p>
        </text:list-item>
      </text:list>
      <text:list xml:id="list105159600858817" text:continue-list="list105159677189336" text:style-name="Heading_20_Tip">
        <text:list-item>
          <text:p text:style-name="Heading_20_Tip">Tip</text:p>
        </text:list-item>
      </text:list>
      <text:p text:style-name="Text_20_Note">Datovou řadu vybereme tak, že klepneme na sloupec, pruh nebo jinou grafickou reprezentaci datové řady. Jeden datový bod pak vybereme tak, že chvíli počkáme a znovu na něj klepneme.</text:p>
      <text:p text:style-name="Text_20_body">Většina stránek dialogového okna Datové popisky se používá v jiných dialogových oknech a jsou snadno pochopitelné. Výjimkou je karta <text:span text:style-name="Emphasis">Popisky dat</text:span> (obrázek <text:sequence-ref text:reference-format="value" text:ref-name="refFigure34">35</text:sequence-ref>), která obsahuje následující možnosti:</text:p>
      <text:p text:style-name="Figure"><draw:frame draw:style-name="fr1" draw:name="Frame56" text:anchor-type="as-char" svg:width="5.8528in" draw:z-index="19"><draw:text-box fo:min-height="4.3335in"><text:p text:style-name="Caption"><draw:frame draw:style-name="fr18" draw:name="Image53" text:anchor-type="paragraph" svg:width="6.6953in" style:rel-width="100%" svg:height="4.7016in" style:rel-height="scale" draw:z-index="20"><draw:image xlink:href="Pictures/10000000000002A3000001DAD932B3A27E2EC218.png" xlink:type="simple" xlink:show="embed" xlink:actuate="onLoad" loext:mime-type="image/png"/></draw:frame>Obrázek <text:sequence text:ref-name="refFigure34" text:name="Figure" text:formula="ooow:Figure+1" style:num-format="1">35</text:sequence>: Karta Popisky dat v dialogovém okně Popisky dat</text:p></draw:text-box></draw:frame></text:p>
      <text:p text:style-name="Definition_20_Term">Zobrazit hodnotu jako číslo</text:p>
      <text:p text:style-name="Text_20_body_20_indent">Zobrazí číselnou hodnotu datového bodu. Pokud je tato volba vybrána, aktivuje se tlačítko <text:span text:style-name="Strong_20_Emphasis">Formát čísla</text:span>.</text:p>
      <text:p text:style-name="Definition_20_Term">Formát čísla</text:p>
      <text:p text:style-name="Text_20_body_20_indent">Otevře dialogové okno Formát čísla. Toto dialogové okno je stejné jako karta <text:span text:style-name="Emphasis">Čísla</text:span> v dialogovém okně Formát buňky, která byla popisovaná v kapitole 2, Zadávání, úprava a formátování dat. Zrušením výběru volby <text:span text:style-name="Strong_20_Emphasis">Formát zdroje</text:span> aktivujeme možnosti na této stránce.</text:p>
      <text:p text:style-name="Definition_20_Term">Zobrazit hodnotu jako procenta</text:p>
      <text:p text:style-name="Text_20_body_20_indent">Zobrazí procentuální hodnotu datových bodů ve všech datových řadách. Pokud je tato volba vybrána, aktivuje se tlačítko <text:span text:style-name="Strong_20_Emphasis">Formát procenta</text:span>. Uvědomme si, že uvedené procento je hodnota Y datového bodu jako procento z celkových hodnot Y pro konkrétní kategorii nebo hodnotu. Na obrázku <text:sequence-ref text:reference-format="value" text:ref-name="refFigure35">36</text:sequence-ref> je pro kánoe v únoru zobrazena hodnota 10 % (číselná hodnota je 9) z celkové únorové hodnoty 94 (součet 9, 31 a 54).</text:p>
      <text:p text:style-name="Definition_20_Term"><text:soft-page-break/>Formát procenta</text:p>
      <text:p text:style-name="Text_20_body_20_indent">Otevře dialogové okno Formát čísla pro procentuální hodnotu. Zrušením výběru volby <text:span text:style-name="Strong_20_Emphasis">Formát zdroje</text:span> aktivujeme možnosti na této stránce.</text:p>
      <text:p text:style-name="Figure"><draw:frame draw:style-name="fr1" draw:name="Frame1" text:anchor-type="as-char" svg:width="4.3909in" draw:z-index="130"><draw:text-box fo:min-height="2.5583in"><text:p text:style-name="Caption"><draw:frame draw:style-name="fr17" draw:name="Image90" text:anchor-type="paragraph" svg:width="4.3909in" style:rel-width="100%" svg:height="2.5583in" style:rel-height="scale" draw:z-index="131"><draw:image xlink:href="Pictures/100000000000023300000148F388A14C95F46759.png" xlink:type="simple" xlink:show="embed" xlink:actuate="onLoad" loext:mime-type="image/png"/></draw:frame>Obrázek <text:sequence text:ref-name="refFigure35" text:name="Figure" text:formula="ooow:Figure+1" style:num-format="1">36</text:sequence>: Ukázky možností popisku dat</text:p></draw:text-box></draw:frame></text:p>
      <text:p text:style-name="Definition_20_Term">Zobrazit kategorii</text:p>
      <text:p text:style-name="Text_20_body_20_indent">Vedle každého datového bodu se zobrazí kategorie. Tato volba je aktivní pro všechny popisky dat na obrázku <text:sequence-ref text:reference-format="value" text:ref-name="refFigure35">36</text:sequence-ref>. Všechny popisky s údaji tedy zobrazují měsíc. Text popisků dat vychází z kategorie datových řad a v grafu jej není možné změnit. Lze jej změnit pouze v datech tabulky.</text:p>
      <text:p text:style-name="Definition_20_Term">Zobrazit klíč legendy</text:p>
      <text:p text:style-name="Text_20_body_20_indent">Vedle každého datového bodu zobrazí ikonu legendy odpovídající datové řady. Obrázek <text:sequence-ref text:reference-format="value" text:ref-name="refFigure35">36</text:sequence-ref><text:s/> zobrazuje klíče legendy pro motory a čluny, ale ne pro kanoe.</text:p>
      <text:p text:style-name="Definition_20_Term">Automaticky zalomit text</text:p>
      <text:p text:style-name="Text_20_body_20_indent">V případě potřeby zalomí text popisku dat.</text:p>
      <text:p text:style-name="Definition_20_Term">Oddělovač</text:p>
      <text:p text:style-name="Text_20_body_20_indent">Pomocí této volby určíme, co bude použito k oddělení více textových řetězců v případě, že budou vybrány alespoň dvě výše uvedené možnosti. Na obrázku <text:sequence-ref text:reference-format="value" text:ref-name="refFigure35">36</text:sequence-ref> je pro popisky dat datové řady kanoí nastaven <text:span text:style-name="Strong_20_Emphasis">středník</text:span>, pro popisky dat datové řady motorů <text:span text:style-name="Strong_20_Emphasis">nový řádek</text:span> a pro popisky dat datové řady člunů <text:span text:style-name="Strong_20_Emphasis">čárka</text:span> (s výjimkou popisku červnového bodu, který byl upraven). Další možností je <text:span text:style-name="Strong_20_Emphasis">Mezera</text:span>.</text:p>
      <text:p text:style-name="Definition_20_Term">Umístění</text:p>
      <text:p text:style-name="Text_20_body_20_indent">Určuje umístění popisků dat vzhledem k datovým bodům. Na obrázku <text:sequence-ref text:reference-format="value" text:ref-name="refFigure35">36</text:sequence-ref> jsou popisky dat umístěny <text:span text:style-name="Strong_20_Emphasis">pod</text:span> grafem datové řady kánoe, <text:span text:style-name="Strong_20_Emphasis">nad</text:span> grafem datovém řady čluny a <text:span text:style-name="Strong_20_Emphasis">vpravo</text:span> u grafu datové řady motory. Další dostupné možnosti jsou <text:span text:style-name="Strong_20_Emphasis">Vlevo</text:span> a <text:span text:style-name="Strong_20_Emphasis">Na střed</text:span>.</text:p>
      <text:p text:style-name="Definition_20_Term">Otočit text</text:p>
      <text:p text:style-name="Text_20_body_20_indent">Nastavení orientace textu popisků dat pomocí číselníku nebo zadáním úhlu natočení.</text:p>
      <text:p text:style-name="Definition_20_Term">Směr textu</text:p>
      <text:p text:style-name="Text_20_body_20_indent">Určuje směr textu, pokud je zapnuto Komplexní rozvržení textu (CTL). (CTL je potřeba, pokud tvar nebo pozice znaků závisí na kontextu, například v arabském písmu).</text:p>
      <text:h text:style-name="Heading_20_2" text:outline-level="2"><text:bookmark-start text:name="__RefHeading___Toc21822_331351213"/><text:alphabetical-index-mark text:string-value="pro jednotlivé datové body" text:key1="grafy" text:key2="popisky dat"/>Popisky dat pro jednotlivé datové body<text:bookmark-end text:name="__RefHeading___Toc21822_331351213"/></text:h>
      <text:p text:style-name="P14">Někdy je vhodné použít popisky dat na jeden nebo několik datových bodů, a ne na všechny datové body. To snižuje nepořádek a zdůrazňuje nejdůležitější data.</text:p>
      <text:h text:style-name="Heading_20_3" text:outline-level="3"><text:bookmark-start text:name="__RefHeading___Toc18953_536864046"/><text:soft-page-break/>Přidání jednoho datového popisku<text:bookmark-end text:name="__RefHeading___Toc18953_536864046"/></text:h>
      <text:p text:style-name="P55">Popisek dat pro jeden datový bod vložíme následujícím způsobem:</text:p>
      <text:list xml:id="list105160565273875" text:continue-list="list105159626169936"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datový bod, počkáme a opakovaným klepnutím tento datový bod vybereme. (Příliš rychlé klepnutí otevře dialogové okno Datová řada.)</text:p>
        </text:list-item>
        <text:list-item>
          <text:p text:style-name="Numbering_20_1"><text:bookmark-start text:name="__RefNumPara__75973_758917081"/>Klepneme pravým tlačítkem myši na datový bod a z místní nabídky zvolíme <text:span text:style-name="Strong_20_Emphasis">Vložit jeden popisek dat</text:span>. Popisek dat bude mít výchozí nastavení.<text:bookmark-end text:name="__RefNumPara__75973_758917081"/></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18955_536864046"/>Formátování popisku pro jeden datový bod<text:bookmark-end text:name="__RefHeading___Toc18955_536864046"/></text:h>
      <text:p text:style-name="Text_20_body">Pokud chceme formátovat existující popisek jednoho datového bodu, postupujeme podle pokynů výše, ale místo kroku <text:bookmark-ref text:reference-format="number" text:ref-name="__RefNumPara__75973_758917081">3</text:bookmark-ref> otevřeme dialogové okno Popisek dat následujícím způsobem (obrázek <text:sequence-ref text:reference-format="value" text:ref-name="refFigure34">35</text:sequence-ref>): klepneme pravým tlačítkem myši na datový bod a z místní nabídky zvolíme <text:span text:style-name="Strong_20_Emphasis">Formát jednoho popisku dat</text:span>.</text:p>
      <text:p text:style-name="Text_20_body">Možnosti v dialogovém okně Popisek dat jsou popsány výše.</text:p>
      <text:p text:style-name="P22">K dialogovému oknu Popisek dat se dostaneme také tak, že klepneme na popisek dat, počkáme a klepneme na něj znovu. Potom klepneme pravým tlačítkem myši a z místní nabídky zvolíme <text:span text:style-name="Strong_20_Emphasis">Formát jednoho popisku dat</text:span>.</text:p>
      <text:h text:style-name="Heading_20_2" text:outline-level="2"><text:bookmark-start text:name="__RefHeading___Toc21824_331351213"/><text:alphabetical-index-mark text:string-value="odstranění" text:key1="grafy" text:key2="popisky dat"/>Odstranění popisků dat<text:bookmark-end text:name="__RefHeading___Toc21824_331351213"/></text:h>
      <text:p text:style-name="Text_20_Body_20_List_20_Intro">Odstranění popisku jednoho datového bodu, jedné datové řady nebo všech datových bodů pomocí jedné z následujících možností.</text:p>
      <text:p text:style-name="Text_20_Body_20_List_20_Intro">Před provedením některého z následujících kroků nejprve vybereme graf dvojitým klepnutím na něj a přejdeme do režimu úprav. Kolem grafu by se nyní měl objevit šedý rámeček. Po dokončení klepnutím na tlačítko <text:span text:style-name="Strong_20_Emphasis">OK</text:span> zavřeme dialogové okno a odstraníme popisky dat. Poté, pokud chceme, klepneme mimo graf a opustíme režim úprav.</text:p>
      <text:h text:style-name="Heading_20_3" text:outline-level="3"><text:bookmark-start text:name="__RefHeading___Toc21826_331351213"/>Odebrání všech popisků dat z jedné datové řady<text:bookmark-end text:name="__RefHeading___Toc21826_331351213"/></text:h>
      <text:p text:style-name="Definition_20_Term">Metoda jedna</text:p>
      <text:p text:style-name="Text_20_body_20_indent">Klepneme pravým tlačítkem myši někde v datové řadě a z místní nabídky zvolíme <text:span text:style-name="Strong_20_Emphasis">Smazat popisky dat</text:span>.</text:p>
      <text:p text:style-name="Definition_20_Term">Metoda dva</text:p>
      <text:list xml:id="list105160066196332" text:continue-list="list105160565273875" text:style-name="Numbering_20_1">
        <text:list-item text:start-value="1">
          <text:p text:style-name="P100">Jedním z následujících způsobů otevřeme dialogové okno Popisky dat (obrázek <text:sequence-ref text:reference-format="value" text:ref-name="refFigure34">35</text:sequence-ref>):</text:p>
        </text:list-item>
      </text:list>
      <text:list xml:id="list105161189482925" text:continue-list="list105160650543648" text:style-name="List_20_2">
        <text:list-item>
          <text:p text:style-name="List_20_2">Klepnutím kdekoliv v datové řadě tuto datovou řadu vybereme. V hlavní nabídce přejdeme do <text:span text:style-name="Strong_20_Emphasis">Vložit &gt; Popisky dat</text:span>.</text:p>
        </text:list-item>
        <text:list-item>
          <text:p text:style-name="List_20_2">V rozevíracím seznamu <text:span text:style-name="Emphasis">Zvolte prvek grafu</text:span> v nástrojové liště Formátování vybereme název datové řady, pro kterou chceme přidat popisky dat a klepneme na sousední ikonu <text:span text:style-name="Strong_20_Emphasis">Formát výběru</text:span><text:s/><text:span text:style-name="T19"><draw:frame draw:style-name="fr27" draw:name="Image92" text:anchor-type="as-char" svg:width="0.2083in" svg:height="0.2244in" draw:z-index="132"><draw:image xlink:href="Pictures/100000000000001A0000001C58C29A64503BB65E.png" xlink:type="simple" xlink:show="embed" xlink:actuate="onLoad" loext:mime-type="image/png"/></draw:frame></text:span>.</text:p>
        </text:list-item>
        <text:list-item>
          <text:p text:style-name="List_20_2">Klepneme pravým tlačítkem myši na datovou řadu a z místní nabídky zvolíme <text:span text:style-name="Strong_20_Emphasis">Formát popisků dat</text:span>.</text:p>
        </text:list-item>
      </text:list>
      <text:list xml:id="list105159882524772" text:continue-list="list105160066196332" text:style-name="Numbering_20_1">
        <text:list-item>
          <text:p text:style-name="Numbering_20_1">Na kartě <text:span text:style-name="Emphasis">Popisky dat</text:span> odznačíme všechny možnosti.</text:p>
        </text:list-item>
      </text:list>
      <text:h text:style-name="Heading_20_3" text:outline-level="3"><text:bookmark-start text:name="__RefHeading___Toc18957_536864046"/>Odebrání popisku dat z jednoho datového bodu<text:bookmark-end text:name="__RefHeading___Toc18957_536864046"/></text:h>
      <text:list xml:id="list105159726704901" text:continue-list="list105159882524772" text:style-name="Numbering_20_1">
        <text:list-item text:start-value="1">
          <text:p text:style-name="Numbering_20_1">Klepneme jednou na datový bod, chvíli počkáme a klepneme na stejný datový bod znovu, abychom otevřeli dialogové okno Popisky dat.</text:p>
        </text:list-item>
        <text:list-item>
          <text:p text:style-name="Numbering_20_1">Klepnutím pravého tlačítka myši otevřeme místní nabídku a vybereme <text:span text:style-name="Strong_20_Emphasis">Smazat jeden popisek dat</text:span>.</text:p>
        </text:list-item>
      </text:list>
      <text:h text:style-name="Heading_20_3" text:outline-level="3"><text:bookmark-start text:name="__RefHeading___Toc21828_331351213"/>Odebrání všech popisků dat<text:bookmark-end text:name="__RefHeading___Toc21828_331351213"/></text:h>
      <text:list xml:id="list105160292355689" text:continue-list="list105159726704901" text:style-name="Numbering_20_1">
        <text:list-item text:start-value="1">
          <text:p text:style-name="Numbering_20_1">Ujistíme se, že není vybrán žádný popisek dat nebo datová řada.</text:p>
        </text:list-item>
        <text:list-item>
          <text:p text:style-name="Numbering_20_1">V hlavní nabídce přejdeme do <text:span text:style-name="Strong_20_Emphasis">Vložit &gt; Popisky dat</text:span>.</text:p>
        </text:list-item>
        <text:list-item>
          <text:p text:style-name="Numbering_20_1"><text:soft-page-break/>V dialogovém okně Popisek dat zrušíme označení všech možností, abychom odstranili popisky dat a poté klepneme na tlačítko <text:span text:style-name="Strong_20_Emphasis">OK</text:span>.</text:p>
        </text:list-item>
      </text:list>
      <text:h text:style-name="Heading_20_1" text:outline-level="1"><text:bookmark-start text:name="__RefHeading__5920_1557782789"/><text:alphabetical-index-mark text:string-value="mřížka grafu"/>Mřížky<text:bookmark-end text:name="__RefHeading__5920_1557782789"/></text:h>
      <text:p text:style-name="P54">Mřížka odděluje intervaly podél os, aby bylo možné odhadnout hodnoty datových bodů. Hlavní a vedlejší mřížky jsou zobrazeny na obrázku <text:sequence-ref text:reference-format="value" text:ref-name="refFigure36">37</text:sequence-ref>. Tmavší čáry s čísly tvoří hlavní mřížku, zatímco světlejší čáry mezi nimi tvoří vedlejší mřížku. Všimneme si, že ve výchozím nastavení je aktivní hlavní čára mřížky na ose Y.</text:p>
      <text:p text:style-name="Figure"><draw:frame draw:style-name="fr1" draw:name="Frame5" text:anchor-type="as-char" svg:width="5.0319in" draw:z-index="133"><draw:text-box fo:min-height="0.8437in"><text:p text:style-name="Caption"><draw:frame draw:style-name="fr17" draw:name="Image79" text:anchor-type="paragraph" svg:width="5.0319in" style:rel-width="100%" svg:height="0.8437in" style:rel-height="scale" draw:z-index="134"><draw:image xlink:href="Pictures/10000000000001E300000051F1FDF393A584F1B3.png" xlink:type="simple" xlink:show="embed" xlink:actuate="onLoad" loext:mime-type="image/png"/></draw:frame>Obrázek <text:sequence text:ref-name="refFigure36" text:name="Figure" text:formula="ooow:Figure+1" style:num-format="1">37</text:sequence>: Hlavní a vedlejší mřížka pro osy X a Y</text:p></draw:text-box></draw:frame></text:p>
      <text:p text:style-name="Text_20_body">Mřížky jsou k dispozici pro všechny typy grafů s výjimkou grafů výsečových.</text:p>
      <text:h text:style-name="Heading_20_2" text:outline-level="2"><text:bookmark-start text:name="__RefHeading___Toc21832_331351213"/><text:alphabetical-index-mark text:string-value="přidání a odebrání" text:key1="grafy" text:key2="mřížka"/>Přidání/odebrání čar mřížky<text:bookmark-end text:name="__RefHeading___Toc21832_331351213"/></text:h>
      <text:list xml:id="list105160171221613" text:continue-list="list105160292355689" text:style-name="Numbering_20_1">
        <text:list-item text:start-value="1">
          <text:p text:style-name="Numbering_20_1">Nejprve vybereme graf dvojitým klepnutím na něj a vstoupíme do režimu úprav. Kolem grafu by se nyní měl objevit šedý rámeček.</text:p>
        </text:list-item>
        <text:list-item>
          <text:p text:style-name="Numbering_20_1">Provedeme jeden z následujících kroků:</text:p>
        </text:list-item>
      </text:list>
      <text:list xml:id="list105161169434662" text:continue-list="list105161189482925" text:style-name="List_20_2">
        <text:list-item>
          <text:p text:style-name="List_20_2">V hlavní nabídce zvolíme <text:span text:style-name="Strong_20_Emphasis">Vložit &gt; Mřížky</text:span> a otevřeme základní dialogové okno Mřížky (obrázek <text:sequence-ref text:reference-format="value" text:ref-name="refFigure37">38</text:sequence-ref>). Zaškrtneme/zrušíme zaškrtnutí políček podle potřeby. Zaškrtávací pole <text:span text:style-name="Strong_20_Emphasis">Osa Z</text:span> je aktivní pouze pro 3D graf.</text:p>
        </text:list-item>
      </text:list>
      <text:p text:style-name="Figure"><draw:frame draw:style-name="fr2" draw:name="Frame6" text:anchor-type="as-char" svg:width="2.9693in" draw:z-index="135"><draw:text-box fo:min-height="1.5028in"><text:p text:style-name="Caption"><draw:frame draw:style-name="fr18" draw:name="Image29" text:anchor-type="paragraph" svg:width="2.9693in" style:rel-width="100%" svg:height="1.2709in" style:rel-height="scale" draw:z-index="136"><draw:image xlink:href="Pictures/100000000000011D0000007A508D3794B001F1BE.png" xlink:type="simple" xlink:show="embed" xlink:actuate="onLoad" loext:mime-type="image/png"/></draw:frame>Obrázek <text:sequence text:ref-name="refFigure37" text:name="Figure" text:formula="ooow:Figure+1" style:num-format="1">38</text:sequence>: Základní dialogové okno Mřížky</text:p></draw:text-box></draw:frame></text:p>
      <text:list xml:id="list105161103113089" text:continue-numbering="true" text:style-name="List_20_2">
        <text:list-item>
          <text:p text:style-name="P93">Klepneme na ikonu <text:span text:style-name="Strong_20_Emphasis">Vodorovné mřížky</text:span><draw:frame draw:style-name="fr27" draw:name="Image14" text:anchor-type="as-char" svg:width="0.3335in" svg:height="0.2709in" draw:z-index="137"><draw:image xlink:href="Pictures/10000000000000200000001A74D16A08939C3C70.png" xlink:type="simple" xlink:show="embed" xlink:actuate="onLoad" loext:mime-type="image/png"/></draw:frame><text:s/> nebo na ikonu <text:span text:style-name="Strong_20_Emphasis">Svislé mřížky</text:span><draw:frame draw:style-name="fr27" draw:name="Image66" text:anchor-type="as-char" svg:width="0.302in" svg:height="0.2917in" draw:z-index="138"><draw:image xlink:href="Pictures/100000000000001D0000001C585EEE38A8CFF0D2.png" xlink:type="simple" xlink:show="embed" xlink:actuate="onLoad" loext:mime-type="image/png"/></draw:frame>, které obě najdeme na nástrojové liště Formátování. Jedním klepnutím zapneme hlavní mřížky. Druhým klepnutím zapneme také vedlejší mřížky. Dalším klepnutím mřížky vypneme.</text:p>
        </text:list-item>
      </text:list>
      <text:list xml:id="list105160589239177" text:continue-list="list105160171221613" text:style-name="Numbering_20_1">
        <text:list-item>
          <text:p text:style-name="Numbering_20_1">Klepnutím na <text:span text:style-name="Strong_20_Emphasis">OK</text:span> okno zavřeme. Pokud chceme režim úprav opustit, klepneme mimo graf.</text:p>
        </text:list-item>
      </text:list>
      <text:list xml:id="list105161009976398" text:continue-list="list105160637676098" text:style-name="Heading_20_Note">
        <text:list-item>
          <text:p text:style-name="Heading_20_Note">Poznámka</text:p>
        </text:list-item>
      </text:list>
      <text:p text:style-name="Text_20_Note">Na nástrojové liště Formátování nastaví ikona <text:span text:style-name="Strong_20_Emphasis">Vodorovné mřížky</text:span><text:span text:style-name="T282"><draw:frame draw:style-name="fr27" draw:name="Image94" text:anchor-type="as-char" svg:width="0.3335in" svg:height="0.2709in" draw:z-index="139"><draw:image xlink:href="Pictures/10000000000000200000001A74D16A08939C3C70.png" xlink:type="simple" xlink:show="embed" xlink:actuate="onLoad" loext:mime-type="image/png"/></draw:frame></text:span><text:span text:style-name="T282"><text:s text:c="2"/> a </text:span>ikona <text:span text:style-name="Strong_20_Emphasis">Svislé mřížky</text:span><text:span text:style-name="T282"><draw:frame draw:style-name="fr27" draw:name="Image95" text:anchor-type="as-char" svg:width="0.302in" svg:height="0.2917in" draw:z-index="140"><draw:image xlink:href="Pictures/100000000000001D0000001C585EEE38A8CFF0D2.png" xlink:type="simple" xlink:show="embed" xlink:actuate="onLoad" loext:mime-type="image/png"/></draw:frame></text:span><text:s/> čáry mřížky pro osu Y a osu X. To může být zavádějící, protože jak osa Y, tak osa X mohou být vodorovné nebo svislé, v závislosti na typu grafu. Pro sloupcový graf tedy klepneme na ikonu <text:span text:style-name="Strong_20_Emphasis">Vodorovné mřížky</text:span> pro ovládání svislé mřížky.</text:p>
      <text:h text:style-name="Heading_20_2" text:outline-level="2"><text:bookmark-start text:name="__RefHeading___Toc21834_331351213"/><text:alphabetical-index-mark text:string-value="formátování" text:key1="grafy" text:key2="mřížka"/>Formátování mřížky<text:bookmark-end text:name="__RefHeading___Toc21834_331351213"/></text:h>
      <text:p text:style-name="Text_20_body">Kromě základního dialogového okna Mřížky zobrazeného na obrázku <text:sequence-ref text:reference-format="value" text:ref-name="refFigure37">38</text:sequence-ref>, existuje další dialog pro formátování mřížky. Otevření dialogového okna formátování mřížky:</text:p>
      <text:list xml:id="list105159640243863" text:continue-list="list105160589239177" text:style-name="Numbering_20_1">
        <text:list-item text:start-value="1">
          <text:p text:style-name="Numbering_20_1"><text:soft-page-break/>Dvojitým kliknutím vybereme graf a přejdeme do režimu úprav. Kolem grafu by se nyní měl objevit šedý rámeček.</text:p>
        </text:list-item>
        <text:list-item>
          <text:p text:style-name="Numbering_20_1">V hlavní nabídce zvolíme <text:span text:style-name="Strong_20_Emphasis">Formát &gt; Mřížka</text:span> a klepnutím na příslušný typ mřížky otevřeme dialogové okno pro formátování mřížky (obrázek <text:sequence-ref text:reference-format="value" text:ref-name="refFigure38">39</text:sequence-ref>).</text:p>
        </text:list-item>
      </text:list>
      <text:p text:style-name="Figure"><draw:frame draw:style-name="fr1" draw:name="Frame18" text:anchor-type="as-char" svg:width="3.3457in" draw:z-index="141"><draw:text-box fo:min-height="3.3244in"><text:p text:style-name="Caption"><draw:frame draw:style-name="fr18" draw:name="Image32" text:anchor-type="paragraph" svg:width="3.0752in" style:rel-width="100%" svg:height="3.1484in" style:rel-height="scale" draw:z-index="142"><draw:image xlink:href="Pictures/100000000000017800000181F697782540A45C88.png" xlink:type="simple" xlink:show="embed" xlink:actuate="onLoad" loext:mime-type="image/png"/></draw:frame>Obrázek <text:sequence text:ref-name="refFigure38" text:name="Figure" text:formula="ooow:Figure+1" style:num-format="1">39</text:sequence>: Dialogové okno Formátování mřížky</text:p></draw:text-box></draw:frame></text:p>
      <text:list xml:id="list105160357124225" text:continue-numbering="true" text:style-name="Numbering_20_1">
        <text:list-item>
          <text:p text:style-name="Numbering_20_1">Máme možnost nastavit možnosti formátování pro styl čáry, barvu, šířku a průhlednost.</text:p>
        </text:list-item>
        <text:list-item>
          <text:p text:style-name="Numbering_20_1">Klepnutím na <text:span text:style-name="Strong_20_Emphasis">OK</text:span> okno zavřeme. Pokud chceme režim úprav opustit, klepneme mimo graf.</text:p>
        </text:list-item>
      </text:list>
      <text:list xml:id="list105159746030111" text:continue-list="list105161009976398" text:style-name="Heading_20_Note">
        <text:list-item>
          <text:p text:style-name="Heading_20_Note">Poznámka</text:p>
        </text:list-item>
      </text:list>
      <text:p text:style-name="Text_20_Note">Pro určení intervalů mezi čarami mřížky použijeme kartu <text:span text:style-name="Emphasis">Měřítko</text:span> v dialogovém okně Osa. To je popsáno v části „<text:bookmark-ref text:reference-format="text" text:ref-name="__RefHeading___Toc16329_331351213">Definice měřítka</text:bookmark-ref>” na straně <text:bookmark-ref text:reference-format="page" text:ref-name="__RefHeading___Toc16329_331351213">33</text:bookmark-ref>.</text:p>
      <text:h text:style-name="Heading_20_1" text:outline-level="1"><text:bookmark-start text:name="__RefHeading__32495917"/><text:alphabetical-index-mark text:string-value="3D grafy"/>3D grafy<text:bookmark-end text:name="__RefHeading__32495917"/></text:h>
      <text:h text:style-name="Heading_20_2" text:outline-level="2"><text:bookmark-start text:name="__RefHeading___Toc18959_536864046"/><text:alphabetical-index-mark text:string-value="nastavení 3d vzhledu" text:key1="grafy" text:key2="3D"/>Nastavení 3D vzhledu<text:bookmark-end text:name="__RefHeading___Toc18959_536864046"/></text:h>
      <text:p text:style-name="Text_20_Body_20_List_20_Intro">Sloupcové, pruhové, výsečové a plošné grafy mohou být zobrazeny ve formátu 3D. Nastavení pro vytvoření 3D grafu je na první stránce Průvodce grafem. Pokud byl již graf vytvořen, vytvoříme 3D vzhled následujícím způsobem:</text:p>
      <text:list xml:id="list105160723911141" text:continue-list="list105160357124225"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1628093151" text:continue-list="list105161103113089" text:style-name="List_20_2">
        <text:list-item>
          <text:p text:style-name="List_20_2">Zvolíme <text:span text:style-name="Strong_20_Emphasis">Formát &gt; Typ grafu</text:span>.</text:p>
        </text:list-item>
        <text:list-item>
          <text:p text:style-name="List_20_2">Klepneme na ikonu <text:span text:style-name="Strong_20_Emphasis">Typ grafu</text:span> <text:span text:style-name="T876"><draw:frame draw:style-name="fr29" draw:name="Image96" text:anchor-type="as-char" svg:y="-0.2118in" svg:width="0.2362in" svg:height="0.2362in" draw:z-index="143"><draw:image xlink:href="Pictures/100000000000001E0000001E5A670DC0788803AC.png" xlink:type="simple" xlink:show="embed" xlink:actuate="onLoad" loext:mime-type="image/png"/></draw:frame></text:span><text:s/>na nástrojové liště Formátování.</text:p>
        </text:list-item>
        <text:list-item>
          <text:p text:style-name="P94">Klepneme pravým tlačítkem myši na graf a z místní nabídky zvolíme <text:span text:style-name="Strong_20_Emphasis">Typ grafu</text:span>.</text:p>
        </text:list-item>
      </text:list>
      <text:list xml:id="list105159801403225" text:continue-list="list105160723911141" text:style-name="Numbering_20_1">
        <text:list-item>
          <text:p text:style-name="Numbering_20_1">V dialogovém okně Typ grafu zvolíme <text:span text:style-name="Strong_20_Emphasis">3D vzhled</text:span>.</text:p>
        </text:list-item>
        <text:list-item>
          <text:p text:style-name="Numbering_20_1">Klepnutím na <text:span text:style-name="Strong_20_Emphasis">OK</text:span> okno zavřeme. Pokud chceme režim úprav opustit, klepneme mimo graf.</text:p>
        </text:list-item>
      </text:list>
      <text:h text:style-name="Heading_20_2" text:outline-level="2"><text:bookmark-start text:name="__RefHeading___Toc18961_536864046"/><text:soft-page-break/><text:alphabetical-index-mark text:string-value="formátování" text:key1="grafy" text:key2="3D"/>Nastavení 3D zobrazení<text:bookmark-end text:name="__RefHeading___Toc18961_536864046"/></text:h>
      <text:p text:style-name="P23">Chceme-li provést změny v 3D grafu, použijeme dialogové okno 3D pohled (obrázek <text:sequence-ref text:reference-format="value" text:ref-name="refFigure39">40</text:sequence-ref>).</text:p>
      <text:p text:style-name="P23">Pomocí dialogového okna 3D pohled můžeme změnit 3D vzhled, včetně perspektivy, schéma formátování a osvětlení. Mějme na paměti, že graf musí být již nastaven tak, aby měl nastaven 3D vzhled, jak je popsáno výše. Dialogové okno 3D pohled otevřeme takto:</text:p>
      <text:list xml:id="list105161673174918" text:continue-list="list105159801403225"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0426607026" text:continue-list="list105161628093151" text:style-name="List_20_2">
        <text:list-item>
          <text:p text:style-name="List_20_2">Klepneme pravým tlačítkem myši na grafu a z místní nabídky zvolíme <text:span text:style-name="Strong_20_Emphasis">3D pohled</text:span>.</text:p>
        </text:list-item>
        <text:list-item>
          <text:p text:style-name="List_20_2">V hlavní nabídce zvolíme <text:span text:style-name="Strong_20_Emphasis">Formát &gt; 3D pohled</text:span>.</text:p>
        </text:list-item>
        <text:list-item>
          <text:p text:style-name="List_20_2">Klepnutím na ikonu <text:span text:style-name="Strong_20_Emphasis">3D pohled</text:span> <text:span text:style-name="T19"><draw:frame draw:style-name="fr27" draw:name="Image97" text:anchor-type="as-char" svg:width="0.2362in" svg:height="0.2283in" draw:z-index="144"><draw:image xlink:href="Pictures/100000000000001E0000001D33130A5DB5B09E55.png" xlink:type="simple" xlink:show="embed" xlink:actuate="onLoad" loext:mime-type="image/png"/></draw:frame></text:span><text:s/> na nástrojové liště Formátování.</text:p>
        </text:list-item>
      </text:list>
      <text:list xml:id="list105161181734567" text:continue-list="list105161673174918" text:style-name="Numbering_20_1">
        <text:list-item>
          <text:p text:style-name="Numbering_20_1">Klepnutím na <text:span text:style-name="Strong_20_Emphasis">OK</text:span> okno zavřeme. Pokud chceme režim úprav opustit, klepneme mimo graf.</text:p>
        </text:list-item>
      </text:list>
      <text:p text:style-name="Text_20_Body_20_List_20_Intro">Toto dialogové okno má tři karty, kterou jsou vysvětleny dále.</text:p>
      <text:p text:style-name="Figure"><text:bookmark-start text:name="__RefHeading___Toc615012_690378497"/><draw:frame draw:style-name="fr1" draw:name="Frame60" text:anchor-type="as-char" svg:width="4.3862in" draw:z-index="145"><draw:text-box fo:min-height="2.1146in"><text:p text:style-name="Caption"><draw:frame draw:style-name="fr18" draw:name="Image63" text:anchor-type="paragraph" svg:width="4.3862in" style:rel-width="100%" svg:height="2.1146in" style:rel-height="scale" draw:z-index="146"><draw:image xlink:href="Pictures/10000000000001A5000000CB23745FC7455A09DA.png" xlink:type="simple" xlink:show="embed" xlink:actuate="onLoad" loext:mime-type="image/png"/></draw:frame>Obrázek <text:sequence text:ref-name="refFigure39" text:name="Figure" text:formula="ooow:Figure+1" style:num-format="1">40</text:sequence>: Dialogové okno 3D pohled – karta Perspektiva</text:p></draw:text-box></draw:frame><text:bookmark-end text:name="__RefHeading___Toc615012_690378497"/></text:p>
      <text:h text:style-name="Heading_20_3" text:outline-level="3"><text:bookmark-start text:name="__RefHeading___Toc18963_536864046"/><text:alphabetical-index-mark text:string-value="otočení a perspektiva" text:key1="grafy" text:key2="3D"/>Rotace a perspektiva<text:bookmark-end text:name="__RefHeading___Toc18963_536864046"/></text:h>
      <text:p text:style-name="Text_20_Body_20_List_20_Intro">Několik rad pro používání karty <text:span text:style-name="Emphasis">Perspektiva</text:span> (obrázek <text:sequence-ref text:reference-format="value" text:ref-name="refFigure39">40</text:sequence-ref>) pro otáčení 3D grafu nebo změny perspektivy:</text:p>
      <text:list xml:id="list105161224505512" text:continue-list="list105161037751913" text:style-name="OOoBullets_20_1">
        <text:list-item>
          <text:p text:style-name="P86">Pro čelní pohled na graf nastavíme všechny úhly na 0. Výsečové grafy a prstencové grafy jsou zobrazeny jako kruhy.</text:p>
        </text:list-item>
        <text:list-item>
          <text:p text:style-name="P86">S aktivní volbou <text:span text:style-name="Strong_20_Emphasis">Pravoúhlé osy</text:span> lze graf otáčet pouze ve směru X a Y; to znamená rovnoběžně s hranicemi grafu.</text:p>
        </text:list-item>
        <text:list-item>
          <text:p text:style-name="P86">Hodnota 90 pro otočení X a hodnota 0 pro otočení Y a Z poskytuje pohled z horní části grafu. Když je hodnota X nastavení na -90, získáme pohled od spodní části grafu.</text:p>
        </text:list-item>
        <text:list-item>
          <text:p text:style-name="P86">Rotace se aplikuje v následujícím pořadí: nejprve osa X, poté osa Y a nakonec osa Z.</text:p>
        </text:list-item>
        <text:list-item>
          <text:p text:style-name="P86">Když je povoleno stínování a graf se otáčí, osvětlení se otáčí jako by bylo pevně spojeno s grafem.</text:p>
        </text:list-item>
        <text:list-item>
          <text:p text:style-name="P86">Osy otáčení se vždy vztahují ke stránce, nikoliv k osám grafu. Toto je rozdíl od jiných programů na tvorbu grafů.</text:p>
        </text:list-item>
        <text:list-item>
          <text:p text:style-name="P86">Výběrem volby <text:span text:style-name="Strong_20_Emphasis">Perspektiva</text:span> máme možnost zobrazit graf v centrální perspektivě jako prostřednictvím objektivu kamery (na rozdíl od použití paralelní projekce). Ohniskovou vzdálenost nastavíme pomocí otočného bodu nebo do pole zadáme číslo. Při nastavení 100 % vypadá vzdálená hrana grafu přibližně poloviční proti blízké hraně.</text:p>
        </text:list-item>
      </text:list>
      <text:h text:style-name="Heading_20_3" text:outline-level="3"><text:bookmark-start text:name="__RefHeading__12036_1318070501"/><text:soft-page-break/>Interaktivní rotace 3D grafů<text:bookmark-end text:name="__RefHeading__12036_1318070501"/></text:h>
      <text:p text:style-name="Text_20_body">Kromě používání karty <text:span text:style-name="Emphasis">Perspektiva</text:span> dialogového okna 3D pohled můžeme otáčet 3D grafem i interaktivně a to následujícím způsobem:</text:p>
      <text:list xml:id="list105160307406353" text:continue-list="list105161181734567"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zeď grafu, což způsobí, že se zobrazí kulaté úchyty výběru. Kurzor se změní na ikonu rotace.</text:p>
        </text:list-item>
        <text:list-item>
          <text:p text:style-name="Numbering_20_1">Stiskneme a držíme levé tlačítko myši a současně táhneme požadovaným směrem. Zobrazí se čárkovaný obrys grafu, který pomáhá zobrazit, jak bude vypadat výsledek otočení.</text:p>
        </text:list-item>
        <text:list-item>
          <text:p text:style-name="Numbering_20_1">Až budeme s otočením grafu spokojení, uvolníme tlačítko myši.</text:p>
        </text:list-item>
        <text:list-item>
          <text:p text:style-name="Numbering_20_1">Klepnutím mimo graf opustíme režim úpravy.</text:p>
        </text:list-item>
      </text:list>
      <text:h text:style-name="Heading_20_3" text:outline-level="3"><text:bookmark-start text:name="__RefHeading__23347_284948500"/><text:alphabetical-index-mark text:string-value="vzhled" text:key1="grafy" text:key2="3D"/>Vzhled<text:bookmark-end text:name="__RefHeading__23347_284948500"/></text:h>
      <text:p text:style-name="Text_20_body">Kartu <text:span text:style-name="Emphasis">Vzhled</text:span> dialogového okna 3D pohled (obrázek <text:sequence-ref text:reference-format="value" text:ref-name="refFigure40">41</text:sequence-ref>) použijeme pro úpravu některých možností vzhledu dat ve 3D grafu.</text:p>
      <text:p text:style-name="Figure"><draw:frame draw:style-name="fr1" draw:name="Frame42" text:anchor-type="as-char" svg:width="4.3547in" draw:z-index="147"><draw:text-box fo:min-height="1.8957in"><text:p text:style-name="Caption"><draw:frame draw:style-name="fr28" draw:name="Image65" text:anchor-type="paragraph" svg:width="4.3547in" svg:height="1.8957in" draw:z-index="148"><draw:image xlink:href="Pictures/10000000000001A2000000B632761F8ADEF94091.png" xlink:type="simple" xlink:show="embed" xlink:actuate="onLoad" loext:mime-type="image/png"/></draw:frame>Obrázek <text:sequence text:ref-name="refFigure40" text:name="Figure" text:formula="ooow:Figure+1" style:num-format="1">41</text:sequence>: Dialogové okno 3D pohled – karta Vzhled</text:p></draw:text-box></draw:frame></text:p>
      <text:p text:style-name="Text_20_body">Nejprve vybereme schéma z rozevíracího seznamu Schéma – <text:span text:style-name="Strong_20_Emphasis">Realistické</text:span> (výchozí) nebo <text:span text:style-name="Strong_20_Emphasis">Jednoduché</text:span>. Vybrané schéma nastavuje možnosti a světelné zdroje. V závislosti na vybraném schématu nemusí být k dispozici všechny možnosti. Pokud chceme vytvořit vlastní schéma, vybereme nebo zrušíme výběr kombinace možností <text:span text:style-name="Strong_20_Emphasis">Stínování</text:span>, <text:span text:style-name="Strong_20_Emphasis">Okraje objektů</text:span> a <text:span text:style-name="Strong_20_Emphasis">Zaoblené hrany</text:span>.</text:p>
      <text:p text:style-name="Text_20_body">Několik rad:</text:p>
      <text:list xml:id="list105161659844203" text:continue-list="list105161224505512" text:style-name="List_20_1">
        <text:list-item>
          <text:p text:style-name="List_20_1">Výběrem <text:span text:style-name="Strong_20_Emphasis">Stínování</text:span> použijeme Gouraudovu metodu pro renderování povrchu. Jinak se použije plochá metoda. Plochá metoda nastavuje pro každý mnohoúhelník jednu barvu a jas. Hrany jsou viditelné, ale měkké přechody a bodová světla nejsou možná. Gouraudova metoda používá přechody pro hladší a realističtější vzhled. Více informací o použití stínování najdeme v příručce <text:span text:style-name="Emphasis">Průvodce programem Draw</text:span>.</text:p>
        </text:list-item>
        <text:list-item>
          <text:p text:style-name="P87">Výběrem volby <text:span text:style-name="Strong_20_Emphasis">Okraje objektů</text:span> vykreslíme čáry podél okrajů.</text:p>
        </text:list-item>
        <text:list-item>
          <text:p text:style-name="List_20_1">Výběrem volby <text:span text:style-name="Strong_20_Emphasis">Zaoblené hrany</text:span> vyhladíme okraje jednotlivých tvarů.</text:p>
        </text:list-item>
      </text:list>
      <text:h text:style-name="Heading_20_3" text:outline-level="3"><text:bookmark-start text:name="__RefHeading__23349_284948500"/><text:alphabetical-index-mark text:string-value="Osvětlení" text:key1="grafy" text:key2="3D"/>Osvětlení<text:bookmark-end text:name="__RefHeading__23349_284948500"/></text:h>
      <text:p text:style-name="Text_20_body">Kartu <text:span text:style-name="Emphasis">Osvětlení</text:span> (obrázek <text:sequence-ref text:reference-format="value" text:ref-name="refFigure41">42</text:sequence-ref>) dialogového okna 3D pohled používáme k ovládání světelných zdrojů pro 3D pohled.</text:p>
      <text:p text:style-name="Figure"><text:soft-page-break/><draw:frame draw:style-name="fr4" draw:name="Frame68" text:anchor-type="as-char" svg:width="4.35in" style:rel-width="65%" svg:height="2.9492in" style:rel-height="scale-min" draw:z-index="149"><draw:text-box><text:p text:style-name="Caption"><draw:frame draw:style-name="fr24" draw:name="Image16" text:anchor-type="paragraph" svg:width="4.3307in" svg:height="2.7362in" draw:z-index="150"><draw:image xlink:href="Pictures/10000000000001A0000001191CD8FE55B6CD6AB5.png" xlink:type="simple" xlink:show="embed" xlink:actuate="onLoad" loext:mime-type="image/png"/></draw:frame>Obrázek <text:sequence text:ref-name="refFigure41" text:name="Figure" text:formula="ooow:Figure+1" style:num-format="1">42</text:sequence>: Dialogového okno 3D pohled – karta Osvětlení</text:p></draw:text-box></draw:frame></text:p>
      <text:p text:style-name="Text_20_body">Zde jsou jednotlivé možnosti s doporučeními:</text:p>
      <text:list xml:id="list2892859288" text:style-name="List_20_1">
        <text:list-item>
          <text:p text:style-name="List_20_1">Klepnutím na kterékoliv z osmi tlačítek zapneme nebo vypneme zdroj světla.</text:p>
        </text:list-item>
        <text:list-item>
          <text:p text:style-name="List_20_1">První světelný zdroj promítá odraz světla se zvýrazněním.</text:p>
        </text:list-item>
        <text:list-item>
          <text:p text:style-name="List_20_1">Druhý světelný zdroj je ve výchozím nastavení zapnutý. Je to první ze sedmi normálních, rovnoměrných zdrojů světla.</text:p>
        </text:list-item>
        <text:list-item>
          <text:p text:style-name="List_20_1">U vybraného zdroje světla vybereme barvu z prvního rozevíracího seznamu pod osmi tlačítky zdroje světla. Mějme na paměti, že hodnoty jasu všech světel se sčítají, takže při povolení více světel použijeme tmavé barvy.</text:p>
        </text:list-item>
        <text:list-item>
          <text:p text:style-name="List_20_1">Malý náhled v dialogu ukazuje výsledek přemístění světelného zdroje.</text:p>
        </text:list-item>
        <text:list-item>
          <text:p text:style-name="List_20_1">Každý vybraný světelný zdroj se objeví jako malá barevná koule v určené barvě. Koule je větší, když je zdroj světla aktivně vybrán.</text:p>
        </text:list-item>
        <text:list-item>
          <text:p text:style-name="List_20_1">Každý světelný zdroj vždy nejprve směřuje doprostřed objektu. Posunutím svislého posuvníku upravíme úhel osvětlení. Vodorovný posuvník otáčí světlo kolem objektu. Kromě toho klepneme na zdroj světla a přetáhneme jej na požadované místo.</text:p>
        </text:list-item>
        <text:list-item>
          <text:p text:style-name="List_20_1">Klepnutím na tlačítko v pravém dolním rohu náhledu přepneme model vnitřního osvětlení mezi koulí a kvádrem.</text:p>
        </text:list-item>
        <text:list-item>
          <text:p text:style-name="List_20_1">Použijeme rozevírací seznam <text:span text:style-name="Emphasis">Ambientní osvětlení</text:span> pro definování okolního světla, které svítí s jednotnou intenzitou ze všech směrů.</text:p>
        </text:list-item>
      </text:list>
      <text:p text:style-name="Text_20_body">Více informací o nastavení osvětlení najdeme v příručce <text:span text:style-name="Emphasis">Průvodce programem Draw</text:span>.</text:p>
      <text:h text:style-name="Heading_20_1" text:outline-level="1"><text:bookmark-start text:name="__RefHeading__23329_284948500"/><text:alphabetical-index-mark text:string-value="spojnice trendu grafu"/><text:alphabetical-index-mark text:string-value="přímky střední hodnoty grafu"/><text:alphabetical-index-mark text:string-value="přehled" text:key1="grafy" text:key2="spojnice trendu"/>Spojnice trendu a přímky střední hodnoty<text:bookmark-end text:name="__RefHeading__23329_284948500"/></text:h>
      <text:p text:style-name="Text_20_body">Spojnice trendu pomáhají zobrazit vztahy mezi rozptýlenými datovými body datové řady. Aplikace Calc má dobrý výběr typů regrese pro tvorbu spojnic trendu: lineární, logaritmická, exponenciální, mocninná regrese, polynomická a klouzavý průměr. Vybereme typ, které je nejblíže průchodu všemi všemi body v datové řadě.</text:p>
      <text:p text:style-name="Text_20_body">Spojnice trendu můžeme přidat do všech typů 2D grafů s výjimkou výsečových, síťových a burzovních grafů. Po vložení do grafu se v legendě grafu automaticky zobrazí reprezentace spojnic trendu.</text:p>
      <text:list xml:id="list105161029845469" text:continue-list="list105159746030111" text:style-name="Heading_20_Note">
        <text:list-item>
          <text:p text:style-name="Heading_20_Note"><text:soft-page-break/>Poznámka</text:p>
        </text:list-item>
      </text:list>
      <text:p text:style-name="P58">Pro typy grafů, které pro osu X používají kategorie (jako sloupcové, pruhové nebo čárové grafy), se jako hodnoty pro výpočet spojnic trendu používají čísla 1, 2, 3. Naproti tomu typy grafů XY (bodový) (které zahrnují i bublinové grafy) zobrazují podél osy X spíše data než kategorie. Významné regresní rovnice tak mohou zobrazovat pouze typy grafů XY.</text:p>
      <text:h text:style-name="Heading_20_2" text:outline-level="2"><text:bookmark-start text:name="__RefHeading___Toc21836_331351213"/><text:alphabetical-index-mark text:string-value="přidávání a úprava" text:key1="grafy" text:key2="spojnice trendu"/>Přidávání a úprava spojnic trendu<text:bookmark-end text:name="__RefHeading___Toc21836_331351213"/></text:h>
      <text:p text:style-name="Text_20_body">Spojnice trendu je možné v jeden okamžik přidávat pouze k jedné datové řadě. Postup přidání spojnic trendu do datové řady:</text:p>
      <text:list xml:id="list105160323530896" text:continue-list="list105160307406353" text:style-name="Numbering_20_1">
        <text:list-item text:start-value="1">
          <text:p text:style-name="Numbering_20_1">Dvojitým klepnutím na graf vstoupíme do režimu úprav. Kolem grafu by se nyní měl objevit šedý rámeček.</text:p>
        </text:list-item>
        <text:list-item>
          <text:p text:style-name="Numbering_20_1">Datovou řadu vybereme jedním z následujících způsobů:</text:p>
        </text:list-item>
      </text:list>
      <text:list xml:id="list105159814094285" text:continue-list="list105160426607026" text:style-name="List_20_2">
        <text:list-item>
          <text:p text:style-name="List_20_2">Klepneme jednou na znázornění datové řady (sloupec, pruh, čáru nebo bod).</text:p>
        </text:list-item>
        <text:list-item>
          <text:p text:style-name="List_20_2">Datovou řadu vybereme z rozevíracího seznamu <text:span text:style-name="Emphasis">Zvolte prvek grafu</text:span> v nástrojové liště Formátování.</text:p>
        </text:list-item>
      </text:list>
      <text:list xml:id="list105160962225973" text:continue-list="list105160323530896" text:style-name="Numbering_20_1">
        <text:list-item>
          <text:p text:style-name="Numbering_20_1">Jedním z následujících způsobů otevřeme dialogové okno Spojnice trendu (obrázek <text:sequence-ref text:reference-format="value" text:ref-name="refFigure42">43</text:sequence-ref>):</text:p>
        </text:list-item>
      </text:list>
      <text:list xml:id="list105160864602107" text:continue-list="list105159814094285" text:style-name="List_20_2">
        <text:list-item>
          <text:p text:style-name="List_20_2">V hlavní nabídce zvolíme <text:span text:style-name="Strong_20_Emphasis">Vložit &gt; Spojnice trendu</text:span>.</text:p>
        </text:list-item>
        <text:list-item>
          <text:p text:style-name="List_20_2">Klepneme pravým tlačítkem myši na datovou řadu a z místní nabídky zvolíme <text:span text:style-name="Strong_20_Emphasis">Vložit spojnici trendu</text:span>.</text:p>
        </text:list-item>
      </text:list>
      <text:list xml:id="list105160471064605" text:continue-list="list105160962225973" text:style-name="Numbering_20_1">
        <text:list-item>
          <text:p text:style-name="Numbering_20_1">Vybereme typ regrese a požadované možnosti. Tyto možnosti jsou vysvětleny dále.</text:p>
        </text:list-item>
        <text:list-item>
          <text:p text:style-name="Numbering_20_1">Klepneme na tlačítko <text:span text:style-name="Strong_20_Emphasis">OK</text:span> pro zavření dialogového okna a umístíme spojnici trendu do grafu. Pokud chceme režim úprav opustit, klepneme mimo graf.</text:p>
        </text:list-item>
      </text:list>
      <text:h text:style-name="P82" text:outline-level="3"><text:bookmark-start text:name="__RefHeading___Toc747675_690378497"/><text:alphabetical-index-mark text:string-value="výběr typu regrese" text:key1="grafy" text:key2="spojnice trendu"/>Regresní typy<text:bookmark-end text:name="__RefHeading___Toc747675_690378497"/></text:h>
      <text:p text:style-name="P11">Ve výchozím nastavení se x používá pro vodorovné hodnoty a f(x) pro svislé hodnoty. V dialogovém okně Spojnice trendu změníme názvy v polích <text:span text:style-name="Emphasis">Název proměnné X</text:span> a <text:span text:style-name="Emphasis">Název proměnné Y</text:span>.</text:p>
      <text:p text:style-name="P49"><text:bookmark text:name="par_id180820161604098009"/>Lineární spojnice trendu</text:p>
      <text:p text:style-name="P59">Regrese pomocí rovnice y = a ∙ x+b. Absolutní člen b může být vynucen a uvažovány jsou pouze kladné hodnoty x.</text:p>
      <text:p text:style-name="P49"><text:bookmark text:name="par_id180820161612524298"/>Polynomická spojnice trendu</text:p>
      <text:p text:style-name="P59">Regrese pomocí rovnice y = Σi (ai ∙ xi). Absolutní člen může být vynucen. Stupeň polynomu musí být uveden (nejméně 2).</text:p>
      <text:p text:style-name="P49"><text:bookmark text:name="par_id180820161612525364"/>Logaritmická spojnice trendu</text:p>
      <text:p text:style-name="P59">Regrese pomocí rovnice y = a ∙ ln(x) + b. Používají se pouze kladné hodnoty x.</text:p>
      <text:p text:style-name="P49"><text:bookmark text:name="par_id180820161612526680"/>Exponenciální spojnice trendu</text:p>
      <text:p text:style-name="P59">Regrese pomocí rovnice y = b ∙ exp(a ∙ x).Tato rovnice je ekvivalentní s rovnicí y = b ∙ mx, kde m = exp(a). Absolutní člen může být vynucen. Uvažují se pouze kladné hodnoty y, s výjimkou případů, kdy jsou všechny hodnoty y záporné. V takovém případě je použita rovnice y = -b∙exp(a ∙ x).</text:p>
      <text:p text:style-name="P49"><text:bookmark text:name="par_id180820161612527230"/>Mocninná spojnice trendu</text:p>
      <text:p text:style-name="P59">Regrese pomocí rovnice y = b ∙ xa. Uvažují se pouze kladné hodnoty y, s výjimkou případů, kdy jsou všechny hodnoty y záporné. V takovém případě je použita rovnice y = -b ∙ xa.</text:p>
      <text:p text:style-name="P49"><text:bookmark text:name="par_id180820161617342768"/>Klouzavý průměr spojnice trendu</text:p>
      <text:p text:style-name="P59">Jednoduchý klouzavý průměr pro n předchozích hodnot y, kde n je období. Pro tuto spojnici trendu není k dispozici žádná rovnice.</text:p>
      <text:p text:style-name="P52"><text:soft-page-break/><draw:frame draw:style-name="fr1" draw:name="Frame67" text:anchor-type="as-char" svg:width="3.8756in" draw:z-index="151"><draw:text-box fo:min-height="5.1047in"><text:p text:style-name="Caption"><draw:frame draw:style-name="fr18" draw:name="Image23" text:anchor-type="paragraph" svg:width="3.8756in" style:rel-width="100%" svg:height="5.1047in" style:rel-height="scale" draw:z-index="152"><draw:image xlink:href="Pictures/1000000000000174000001EA7D9919BC1AF587E7.png" xlink:type="simple" xlink:show="embed" xlink:actuate="onLoad" loext:mime-type="image/png"/></draw:frame>Obrázek <text:sequence text:ref-name="refFigure42" text:name="Figure" text:formula="ooow:Figure+1" style:num-format="1">43</text:sequence>: Dialogové okno Spojnice trendu – stránka Typ</text:p></draw:text-box></draw:frame></text:p>
      <text:h text:style-name="Heading_20_3" text:outline-level="3"><text:bookmark-start text:name="__RefHeading___Toc18967_536864046"/><text:alphabetical-index-mark text:string-value="vybrané možnosti" text:key1="grafy" text:key2="spojnice trendu"/>Možnosti spojnic trendu<text:bookmark-end text:name="__RefHeading___Toc18967_536864046"/></text:h>
      <text:p text:style-name="Definition_20_Term">Název spojnice trendu</text:p>
      <text:p text:style-name="Text_20_body_20_indent">Určuje název, který se použije pro označení rovnice v legendě, viz obrázek <text:sequence-ref text:reference-format="value" text:ref-name="refFigure43">44</text:sequence-ref>.</text:p>
      <text:p text:style-name="P56"><draw:frame draw:style-name="fr1" draw:name="Frame81" text:anchor-type="as-char" svg:width="6.6953in" draw:z-index="153"><draw:text-box fo:min-height="2.6398in"><text:p text:style-name="Caption"><draw:frame draw:style-name="fr17" draw:name="Image114" text:anchor-type="paragraph" svg:width="6.6953in" style:rel-width="100%" svg:height="2.6398in" style:rel-height="scale" draw:z-index="154"><draw:image xlink:href="Pictures/10000000000002B700000112E133CD22F1D76156.png" xlink:type="simple" xlink:show="embed" xlink:actuate="onLoad" loext:mime-type="image/png"/></draw:frame>Obrázek <text:sequence text:ref-name="refFigure43" text:name="Figure" text:formula="ooow:Figure+1" style:num-format="1">44</text:sequence>: Spojnice trendu zobrazující různé rovnice</text:p></draw:text-box></draw:frame></text:p>
      <text:p text:style-name="Definition_20_Term">Extrapolovat dopředu / zpět</text:p>
      <text:p text:style-name="Text_20_body_20_indent">Určuje počet jednotek, o které by měla být spojnice trendu prodloužena dopředu nebo zpět. Toto funguje pouze pro grafy, které mají podél osy X číselné hodnoty nikoliv kategorie.</text:p>
      <text:p text:style-name="Definition_20_Term"><text:soft-page-break/>Vynutit absolutní člen</text:p>
      <text:p text:style-name="Text_20_body_20_indent">Přinutí čáru projít osou Y při zadané hodnotě.</text:p>
      <text:p text:style-name="Definition_20_Term">Zobrazit rovnici</text:p>
      <text:p text:style-name="Text_20_body_20_indent">Zobrazí rovnici v grafu, jak je znázorněno na obrázku <text:sequence-ref text:reference-format="value" text:ref-name="refFigure43">44</text:sequence-ref>.</text:p>
      <text:p text:style-name="Definition_20_Term">Zobrazit koeficient determinace (R2)</text:p>
      <text:p text:style-name="Text_20_body_20_indent">Zobrazuje koeficient determinace v grafu. Na obrázku <text:sequence-ref text:reference-format="value" text:ref-name="refFigure43">44</text:sequence-ref> je toto znázorněno polynomickou rovnicí.</text:p>
      <text:p text:style-name="Definition_20_Term">Názvy proměnné X a Y</text:p>
      <text:p text:style-name="P61">Umožňuje změnit názvy proměnných X nebo Y pro zobrazení rovnice v grafu. Možnost <text:span text:style-name="Strong_20_Emphasis">Zobrazit rovnici</text:span> musí být zaškrtnuta, aby byla tato možnost aktivní.</text:p>
      <text:p text:style-name="Text_20_body">Výběrem spojnice trendu zobrazíme informace o této spojnici ve stavovém řádku, jak je znázorněno na obrázku <text:sequence-ref text:reference-format="value" text:ref-name="refFigure44">45</text:sequence-ref>. Stavový řádek je obvykle umístěn ve spodní části sešitu.</text:p>
      <text:p text:style-name="Figure"><draw:frame draw:style-name="fr1" draw:name="Frame74" text:anchor-type="as-char" svg:width="4.1846in" draw:z-index="97"><draw:text-box fo:min-height="0.6618in"><text:p text:style-name="Caption"><draw:frame draw:style-name="fr17" draw:name="Image17" text:anchor-type="paragraph" svg:width="3.8236in" style:rel-width="100%" svg:height="0.3957in" style:rel-height="scale" draw:z-index="98"><draw:image xlink:href="Pictures/100000000000016F00000026ACD7FDB02BDFBB53.png" xlink:type="simple" xlink:show="embed" xlink:actuate="onLoad" loext:mime-type="image/png"/></draw:frame>Obrázek <text:sequence text:ref-name="refFigure44" text:name="Figure" text:formula="ooow:Figure+1" style:num-format="1">45</text:sequence>: Informace o rovnici zobrazené ve stavovém řádku</text:p></draw:text-box></draw:frame></text:p>
      <text:h text:style-name="Heading_20_3" text:outline-level="3"><text:bookmark-start text:name="__RefHeading___Toc21838_331351213"/><text:alphabetical-index-mark text:string-value="formátování" text:key1="grafy" text:key2="spojnice trendu"/>Formátování spojnic trendu<text:bookmark-end text:name="__RefHeading___Toc21838_331351213"/></text:h>
      <text:p text:style-name="Text_20_body">Po vložení má spojnice trendu stejnou barvu jako odpovídající datová řada. Chceme-li změnit styl, barvu, šířku nebo průhlednost spojnice trendu, použijeme kartu <text:span text:style-name="Emphasis">Čára</text:span> v dialogovém okně Spojnice trendu <text:s/>(obrázek <text:sequence-ref text:reference-format="value" text:ref-name="refFigure45">46</text:sequence-ref>). Jednotlivé možnosti jsou snadno pochopitelné nebo prozkoumatelné.</text:p>
      <text:p text:style-name="Figure"><draw:frame draw:style-name="fr1" draw:name="Frame62" text:anchor-type="as-char" svg:width="3.9173in" draw:z-index="101"><draw:text-box fo:min-height="3.0008in"><text:p text:style-name="Caption"><draw:frame draw:style-name="fr18" draw:name="Image68" text:anchor-type="paragraph" svg:width="3.9173in" style:rel-width="100%" svg:height="3.0008in" style:rel-height="scale" draw:z-index="104"><draw:image xlink:href="Pictures/1000000000000178000001206AED9203251F2154.png" xlink:type="simple" xlink:show="embed" xlink:actuate="onLoad" loext:mime-type="image/png"/></draw:frame>Obrázek <text:sequence text:ref-name="refFigure45" text:name="Figure" text:formula="ooow:Figure+1" style:num-format="1">46</text:sequence>: Dialogové okno Spojnice trendu – karta Čára</text:p></draw:text-box></draw:frame></text:p>
      <text:h text:style-name="Heading_20_3" text:outline-level="3"><text:bookmark-start text:name="__RefHeading___Toc18969_536864046"/><text:alphabetical-index-mark text:string-value="formátování rovnic" text:key1="grafy" text:key2="spojnice trendu"/>Formátování rovnice spojnice trendu<text:bookmark-end text:name="__RefHeading___Toc18969_536864046"/></text:h>
      <text:p text:style-name="Text_20_body">Rovnici v grafu zobrazíme pomocí výběru možnosti <text:span text:style-name="Strong_20_Emphasis">Zobrazit rovnici</text:span> v dialogovém okně Spojnice trendu (obrázek <text:sequence-ref text:reference-format="value" text:ref-name="refFigure42">43</text:sequence-ref>). Možnosti rovnice spojnice trendu umožňují formátování okraje kolem rovnice, vyplnění oblasti, průhlednost, písmo a zarovnání. Lze také určit styl číslování – to může být docela užitečné pro určení počtu desetinných míst.</text:p>
      <text:p text:style-name="P15">Formátování rovnic spojnic trendu:</text:p>
      <text:list xml:id="list105161518479823" text:continue-list="list105160471064605" text:style-name="Numbering_20_1">
        <text:list-item text:start-value="1">
          <text:p text:style-name="Numbering_20_1">Dvojitým kliknutím vybereme graf a přejdeme do režimu úprav. Kolem grafu by se nyní měl objevit šedý rámeček.</text:p>
        </text:list-item>
        <text:list-item>
          <text:p text:style-name="P103"><text:soft-page-break/>Dialogové okno Rovnice otevřeme jedním z následujících způsobů:</text:p>
        </text:list-item>
      </text:list>
      <text:list xml:id="list105160846920028" text:continue-list="list105160864602107" text:style-name="List_20_2">
        <text:list-item>
          <text:p text:style-name="P95">Pomocí rozevíracího seznamu <text:span text:style-name="Strong_20_Emphasis">Zvolte prvek grafu</text:span> vybereme rovnici a následně klepneme na ikonu <text:span text:style-name="Strong_20_Emphasis">Formát výběru</text:span><text:s/><text:span text:style-name="T326"><draw:frame draw:style-name="fr27" draw:name="Image102" text:anchor-type="as-char" svg:width="0.2083in" svg:height="0.2244in" draw:z-index="116"><draw:image xlink:href="Pictures/100000000000001A0000001C58C29A64503BB65E.png" xlink:type="simple" xlink:show="embed" xlink:actuate="onLoad" loext:mime-type="image/png"/></draw:frame></text:span><text:s/>, kterou najdeme hned vedle rozevíracího seznamu na nástrojové liště Formátování.</text:p>
        </text:list-item>
        <text:list-item>
          <text:p text:style-name="List_20_2">Klepneme jednou na rovnici a pak klepneme na ikonu <text:span text:style-name="Strong_20_Emphasis">Formát výběru</text:span><text:span text:style-name="T326"><draw:frame draw:style-name="fr27" draw:name="Image64" text:anchor-type="as-char" svg:width="0.2083in" svg:height="0.2244in" draw:z-index="155"><draw:image xlink:href="Pictures/100000000000001A0000001C58C29A64503BB65E.png" xlink:type="simple" xlink:show="embed" xlink:actuate="onLoad" loext:mime-type="image/png"/></draw:frame></text:span><text:s/> na nástrojové liště Formátování.</text:p>
        </text:list-item>
        <text:list-item>
          <text:p text:style-name="List_20_2">Klepneme pravým tlačítkem myši na rovnici a z místní nabídky zvolíme <text:span text:style-name="Strong_20_Emphasis">Formát rovnice spojnice trendu</text:span>.</text:p>
        </text:list-item>
      </text:list>
      <text:list xml:id="list105161156600848" text:continue-list="list105161518479823" text:style-name="Numbering_20_1">
        <text:list-item>
          <text:p text:style-name="Numbering_20_1">V dialogovém okně vybereme požadované možnosti. Funkce jednotlivých možností jsou snadno pochopitelné. Karta <text:span text:style-name="Emphasis">Čísla</text:span> má stejné možnosti jako karta <text:span text:style-name="Emphasis">Čísla</text:span> v dialogovém okně Osa, obrázek <text:sequence-ref text:reference-format="value" text:ref-name="refFigure32">33</text:sequence-ref><text:s/> na straně <text:sequence-ref text:reference-format="page" text:ref-name="refFigure32">37</text:sequence-ref>.</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21840_331351213"/><text:alphabetical-index-mark text:string-value="mazání" text:key1="grafy" text:key2="spojnice trendu"/>Mazání spojnic trendu<text:bookmark-end text:name="__RefHeading___Toc21840_331351213"/></text:h>
      <text:list xml:id="list105161654394790" text:continue-list="list105161156600848"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0973414091" text:continue-list="list105160846920028" text:style-name="List_20_2">
        <text:list-item>
          <text:p text:style-name="List_20_2">Vybereme spojnici trendu a stiskneme klávesu <text:span text:style-name="Keystroke">Delete</text:span>.</text:p>
        </text:list-item>
        <text:list-item>
          <text:p text:style-name="List_20_2">Klepneme pravým tlačítkem myši na spojnici trendu a z místní nabídky vybereme <text:span text:style-name="Strong_20_Emphasis">Smazat spojnici trendu</text:span>.</text:p>
        </text:list-item>
      </text:list>
      <text:list xml:id="list105161690429139" text:continue-list="list105161654394790" text:style-name="Numbering_20_1">
        <text:list-item>
          <text:p text:style-name="Numbering_20_1">Pokud chceme režim úprav opustit, klepneme mimo graf.</text:p>
        </text:list-item>
      </text:list>
      <text:h text:style-name="Heading_20_2" text:outline-level="2"><text:bookmark-start text:name="__RefHeading__23331_284948500"/><text:alphabetical-index-mark text:string-value="přímky střední hodnoty" text:key1="grafy" text:key2="spojnice trendu"/>Přímky střední hodnoty<text:bookmark-end text:name="__RefHeading__23331_284948500"/></text:h>
      <text:p text:style-name="Text_20_body">Přímky střední hodnoty jsou zvláštním typem spojnice trendu. Pokud chceme vytvořit jednu spojnici, aplikace Calc vypočítá průměr datové řady a umístí barevnou čáru na tuto hodnotu v grafu, jak je znázorněno na obrázku <text:sequence-ref text:reference-format="value" text:ref-name="refFigure46">47</text:sequence-ref>. Mohou být vytvořeny pouze pro 2D grafy a nemohou být vytvořeny pro grafy koláčové, síťové nebo burzovní.</text:p>
      <text:p text:style-name="Figure"><draw:frame draw:style-name="fr1" draw:name="Frame75" text:anchor-type="as-char" svg:width="4.4173in" draw:z-index="64"><draw:text-box fo:min-height="2.4272in"><text:p text:style-name="Caption"><draw:frame draw:style-name="fr17" draw:name="Image69" text:anchor-type="paragraph" svg:width="4.4173in" style:rel-width="100%" svg:height="2.4272in" style:rel-height="scale" draw:z-index="78"><draw:image xlink:href="Pictures/10000000000001A8000000E97784987A7A3C5DE0.png" xlink:type="simple" xlink:show="embed" xlink:actuate="onLoad" loext:mime-type="image/png"/></draw:frame>Obrázek <text:sequence text:ref-name="refFigure46" text:name="Figure" text:formula="ooow:Figure+1" style:num-format="1">47</text:sequence>: Přímky střední hodnoty</text:p></draw:text-box></draw:frame></text:p>
      <text:h text:style-name="Heading_20_3" text:outline-level="3"><text:bookmark-start text:name="__RefHeading___Toc21842_331351213"/>Vložení přímek střední hodnoty<text:bookmark-end text:name="__RefHeading___Toc21842_331351213"/></text:h>
      <text:p text:style-name="Text_20_Body_20_List_20_Intro">Pro všechny datové řady (pokud není vybrána datová řada, vloží se přímky střední hodnoty pro všechny datové řady):</text:p>
      <text:list xml:id="list105160022578878" text:continue-list="list105161690429139"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Přímky střední hodnoty</text:span>.</text:p>
        </text:list-item>
        <text:list-item>
          <text:p text:style-name="Numbering_20_1">Pokud chceme režim úprav opustit, klepneme mimo graf.</text:p>
        </text:list-item>
      </text:list>
      <text:p text:style-name="Text_20_Body_20_List_20_Intro"><text:soft-page-break/>Pro jednu datovou řadu:</text:p>
      <text:list xml:id="list105160520689537" text:continue-list="list105160022578878"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05161746523024" text:continue-list="list105160973414091" text:style-name="List_20_2">
        <text:list-item>
          <text:p text:style-name="List_20_2">Klepneme jednou kdekoliv v datové řadě.</text:p>
        </text:list-item>
        <text:list-item>
          <text:p text:style-name="List_20_2">Datovou řadu vybereme z rozevíracího seznamu <text:span text:style-name="Emphasis">Zvolte prvek grafu</text:span> v nástrojové liště Formátování.</text:p>
        </text:list-item>
      </text:list>
      <text:list xml:id="list105161123022827" text:continue-list="list105160520689537" text:style-name="Numbering_20_1">
        <text:list-item>
          <text:p text:style-name="Numbering_20_1">Přímku střední hodnoty přidáme jedním z následujících způsobů:</text:p>
        </text:list-item>
      </text:list>
      <text:list xml:id="list105159924609510" text:continue-list="list105161746523024" text:style-name="List_20_2">
        <text:list-item>
          <text:p text:style-name="List_20_2">V hlavní nabídce zvolíme <text:span text:style-name="Strong_20_Emphasis">Vložit &gt; Přímky střední hodnoty</text:span>.</text:p>
        </text:list-item>
        <text:list-item>
          <text:p text:style-name="List_20_2">Klepneme pravým tlačítkem myši na datovou řadu a z místní nabídky zvolíme <text:span text:style-name="Strong_20_Emphasis">Vložit přímku střední hodnoty</text:span>.</text:p>
        </text:list-item>
      </text:list>
      <text:list xml:id="list105159705182390" text:continue-list="list105161123022827" text:style-name="Numbering_20_1">
        <text:list-item>
          <text:p text:style-name="Numbering_20_1">Pokud chceme režim úprav opustit, klepneme mimo graf.</text:p>
        </text:list-item>
      </text:list>
      <text:h text:style-name="Heading_20_3" text:outline-level="3"><text:bookmark-start text:name="__RefHeading___Toc21844_331351213"/>Úprava přímky střední hodnoty<text:bookmark-end text:name="__RefHeading___Toc21844_331351213"/></text:h>
      <text:p text:style-name="Text_20_body">Po vložení má přímka střední hodnoty stejnou barvu jako odpovídající datová řada. Pokud chceme upravit styl, barvu, šířku nebo průhlednost přímky střední hodnoty, postupujeme takto:</text:p>
      <text:list xml:id="list105161560940840" text:continue-list="list105159705182390" text:style-name="Numbering_20_1">
        <text:list-item text:start-value="1">
          <text:p text:style-name="Numbering_20_1">Dvojitým klepnutím na graf vstoupíme do režimu úprav. Kolem grafu by se nyní měl objevit šedý rámeček.</text:p>
        </text:list-item>
        <text:list-item>
          <text:p text:style-name="Numbering_20_1">Dialogové okno Přímka střední hodnoty otevřeme jedním z následujících způsobů (dialogové okno má stejné možnosti jako karta <text:span text:style-name="Emphasis">Čára</text:span> dialogového okna Spojnice trendu na obrázku <text:sequence-ref text:reference-format="value" text:ref-name="refFigure45">46</text:sequence-ref>):</text:p>
        </text:list-item>
      </text:list>
      <text:list xml:id="list105160556608935" text:continue-list="list105159924609510" text:style-name="List_20_2">
        <text:list-item>
          <text:p text:style-name="List_20_2">Pravým tlačítkem myši klepneme na přímku střední hodnoty a z místní nabídky zvolíme <text:span text:style-name="Strong_20_Emphasis">Formát přímky střední hodnoty</text:span>.</text:p>
        </text:list-item>
        <text:list-item>
          <text:p text:style-name="List_20_2">Vybereme odpovídající přímky střední hodnoty z rozevíracího seznamu <text:span text:style-name="Emphasis">Zvolte prvek grafu</text:span> na nástrojové liště Formátování, potom klepneme na ikonu <text:span text:style-name="Strong_20_Emphasis">Formát výběru</text:span><text:span text:style-name="T930"><draw:frame draw:style-name="fr27" draw:name="Image70" text:anchor-type="as-char" svg:width="0.2362in" svg:height="0.2563in" draw:z-index="99"><draw:image xlink:href="Pictures/100000000000001A0000001C58C29A64503BB65E.png" xlink:type="simple" xlink:show="embed" xlink:actuate="onLoad" loext:mime-type="image/png"/></draw:frame></text:span><text:s/> na nástrojové liště Formátování nebo vybereme <text:span text:style-name="Strong_20_Emphasis">Formát &gt; Formát výběru</text:span>.</text:p>
        </text:list-item>
      </text:list>
      <text:list xml:id="list105160673839826" text:continue-list="list105161560940840" text:style-name="Numbering_20_1">
        <text:list-item>
          <text:p text:style-name="Numbering_20_1">Provedeme požadované změny.</text:p>
        </text:list-item>
        <text:list-item>
          <text:p text:style-name="Numbering_20_1">Klepnutím na <text:span text:style-name="Strong_20_Emphasis">OK</text:span> okno zavřeme. Pokud chceme režim úprav opustit, klepneme mimo graf.</text:p>
        </text:list-item>
      </text:list>
      <text:h text:style-name="Heading_20_3" text:outline-level="3"><text:bookmark-start text:name="__RefHeading___Toc21846_331351213"/>Mazání přímky střední hodnoty<text:bookmark-end text:name="__RefHeading___Toc21846_331351213"/></text:h>
      <text:list xml:id="list105160406287023" text:continue-list="list105160673839826"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1136231925" text:continue-list="list105160556608935" text:style-name="List_20_2">
        <text:list-item>
          <text:p text:style-name="List_20_2">Vybereme přímku střední hodnoty a stiskneme klávesu <text:span text:style-name="Keystroke">Delete</text:span>.</text:p>
        </text:list-item>
        <text:list-item>
          <text:p text:style-name="List_20_2">Pravým tlačítkem myši klepneme na datovou řadu a z místní nabídky zvolíme <text:span text:style-name="Strong_20_Emphasis">Smazat přímku střední hodnoty</text:span>.</text:p>
        </text:list-item>
      </text:list>
      <text:list xml:id="list105160708319099" text:continue-list="list105160406287023" text:style-name="Numbering_20_1">
        <text:list-item>
          <text:p text:style-name="Numbering_20_1">Pokud chceme režim úprav opustit, klepneme mimo graf.</text:p>
        </text:list-item>
      </text:list>
      <text:h text:style-name="Heading_20_1" text:outline-level="1"><text:bookmark-start text:name="__RefHeading__23333_284948500"/><text:alphabetical-index-mark text:string-value="chybové úsečky grafu"/>Chybové úsečky<text:bookmark-end text:name="__RefHeading__23333_284948500"/></text:h>
      <text:p text:style-name="Text_20_body">Chybové úsečky, znázorněné na obrázku <text:sequence-ref text:reference-format="value" text:ref-name="refFigure47">48</text:sequence-ref>, mohou být užitečné pro prezentaci dat, která mají známou pravděpodobnost chyby, jako jsou sociální průzkumy používající konkrétní metodu vzorkování nebo pro zobrazení přesnosti měření použitého nástroje. Chybové úsečky mohou být vytvořený pouze pro 2D grafy a nemohou být vytvořený pro koláčové, síťové nebo burzovní grafy.</text:p>
      <text:p text:style-name="Figure"><text:soft-page-break/><draw:frame draw:style-name="fr1" draw:name="Frame45" text:anchor-type="as-char" svg:width="4.2425in" draw:z-index="100"><draw:text-box fo:min-height="2.2626in"><text:p text:style-name="Caption"><draw:frame draw:style-name="fr17" draw:name="Image118" text:anchor-type="paragraph" svg:width="4.2425in" style:rel-width="100%" svg:height="2.2626in" style:rel-height="scale" draw:z-index="102"><draw:image xlink:href="Pictures/100000000000022D000001299C0035AA3D83E36C.png" xlink:type="simple" xlink:show="embed" xlink:actuate="onLoad" loext:mime-type="image/png"/></draw:frame>Obrázek <text:sequence text:ref-name="refFigure47" text:name="Figure" text:formula="ooow:Figure+1" style:num-format="1">48</text:sequence>: Chybové úsečky rozptylu (Kanoe), směrodatné odchylky (Čluny) a standardní chyby (Motorové) </text:p></draw:text-box></draw:frame></text:p>
      <text:h text:style-name="Heading_20_2" text:outline-level="2"><text:bookmark-start text:name="__RefHeading___Toc21848_331351213"/><text:alphabetical-index-mark text:string-value="vkládání" text:key1="grafy" text:key2="chybové úsečky"/>Vkládání chybových úseček<text:bookmark-end text:name="__RefHeading___Toc21848_331351213"/></text:h>
      <text:p text:style-name="Text_20_Body_20_List_20_Intro">Pokud není vybrána žádná datová řada, jsou do všech datových řad vloženy chybové úsečky X nebo Y. Chceme-li přidat chybové úsečky pro všechny datové řady, postupujeme následovně:</text:p>
      <text:list xml:id="list105161441062133" text:continue-list="list105160708319099"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8">49</text:sequence-ref>).</text:p>
        </text:list-item>
      </text:list>
      <text:p text:style-name="Figure"><draw:frame draw:style-name="fr4" draw:name="Frame33" text:anchor-type="as-char" svg:width="5.9283in" style:rel-width="89%" svg:height="2.802in" style:rel-height="scale-min" draw:z-index="103"><draw:text-box><text:p text:style-name="Caption"><draw:frame draw:style-name="fr18" draw:name="Image27" text:anchor-type="paragraph" svg:width="5.9283in" style:rel-width="100%" svg:height="2.802in" style:rel-height="scale" draw:z-index="114"><draw:image xlink:href="Pictures/100000000000026E000001266049CE19E919E2BD.png" xlink:type="simple" xlink:show="embed" xlink:actuate="onLoad" loext:mime-type="image/png"/></draw:frame>Obrázek <text:sequence text:ref-name="refFigure48" text:name="Figure" text:formula="ooow:Figure+1" style:num-format="1">49</text:sequence>: Dialogové okno Chybové úsečky – karta Chybové úsečky</text:p></draw:text-box></draw:frame></text:p>
      <text:list xml:id="list105161233605916" text:continue-numbering="true" text:style-name="Numbering_20_1">
        <text:list-item>
          <text:p text:style-name="Numbering_20_1">Vybereme požadované možnosti nastavení. Další informace o možnostech nastavení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p text:style-name="Text_20_body">Pokud chceme přidat chybové úsečky pro jednu datovou řadu, postupujeme následovně:</text:p>
      <text:list xml:id="list105161253175181" text:continue-list="list105161233605916"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05160722355669" text:continue-list="list105161136231925" text:style-name="List_20_2">
        <text:list-item>
          <text:p text:style-name="List_20_2">Klepneme jednou na pruh, sloupec, čáru nebo jiné grafické vyjádření datové řady.</text:p>
        </text:list-item>
        <text:list-item>
          <text:p text:style-name="List_20_2">Na nástrojové liště Formátování vybereme v rozevíracím seznamu <text:span text:style-name="Emphasis">Zvolte prvek grafu</text:span> datovou řadu.</text:p>
        </text:list-item>
      </text:list>
      <text:list xml:id="list105161225045674" text:continue-list="list105161253175181" text:style-name="Numbering_20_1">
        <text:list-item>
          <text:p text:style-name="Numbering_20_1"><text:soft-page-break/>Jedním z následujících způsobů otevřeme dialogové okno Chybové úsečky (obrázek <text:sequence-ref text:reference-format="value" text:ref-name="refFigure48">49</text:sequence-ref>):</text:p>
        </text:list-item>
      </text:list>
      <text:list xml:id="list105160428270001" text:continue-list="list105160722355669" text:style-name="List_20_2">
        <text:list-item>
          <text:p text:style-name="List_20_2">V hlavní nabídce zvolíme <text:span text:style-name="Strong_20_Emphasis">Vložit &gt; Chybové úsečky X</text:span> nebo <text:span text:style-name="Strong_20_Emphasis">Vložit &gt; Chybové úsečky Y</text:span>.</text:p>
        </text:list-item>
        <text:list-item>
          <text:p text:style-name="List_20_2">Klepneme pravým tlačítkem myši na datovou řadu a z místní nabídky vybereme <text:span text:style-name="Strong_20_Emphasis">Vložit chybové úsečky X</text:span> nebo <text:span text:style-name="Strong_20_Emphasis">Vložit chybové úsečky Y</text:span>.</text:p>
        </text:list-item>
      </text:list>
      <text:list xml:id="list105160150222064" text:continue-list="list105161225045674"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h text:style-name="Heading_20_2" text:outline-level="2"><text:bookmark-start text:name="__RefHeading___Toc21850_331351213"/><text:alphabetical-index-mark text:string-value="vybrané možnosti" text:key1="grafy" text:key2="chybové úsečky"/>Možnosti dialogového okna Chybové úsečky<text:bookmark-end text:name="__RefHeading___Toc21850_331351213"/></text:h>
      <text:p text:style-name="Text_20_body">V části <text:span text:style-name="Emphasis">Chybová kategorie</text:span> můžeme vybrat pouze jednu z následujících možností.</text:p>
      <text:p text:style-name="Text_20_body_20_indent"><text:span text:style-name="Strong_20_Emphasis">Konstantní hodnota</text:span> – zobrazuje chybu jako konstantní kladnou a / nebo zápornou hodnotu (hodnoty). Tyto hodnoty zadáme v části <text:span text:style-name="Emphasis">Parametry</text:span>.</text:p>
      <text:p text:style-name="Text_20_body_20_indent"><text:span text:style-name="Strong_20_Emphasis">Procentuálně</text:span> – zobrazuje chybu v procentech z datových bodů. Hodnoty zadáme v části <text:span text:style-name="Emphasis">Parametry</text:span>.</text:p>
      <text:p text:style-name="P57">Rozevírací seznam obsahuje čtyři míry chybové hodnoty:</text:p>
      <text:list xml:id="list105161495079397" text:continue-list="list105160428270001" text:style-name="List_20_2">
        <text:list-item>
          <text:p text:style-name="P96"><text:span text:style-name="Strong_20_Emphasis">Standardní chyba</text:span></text:p>
        </text:list-item>
        <text:list-item>
          <text:p text:style-name="P96"><text:span text:style-name="Strong_20_Emphasis">Rozptyl</text:span></text:p>
        </text:list-item>
        <text:list-item>
          <text:p text:style-name="P96"><text:span text:style-name="Strong_20_Emphasis">Směrodatná odchylka</text:span></text:p>
        </text:list-item>
        <text:list-item>
          <text:p text:style-name="List_20_2"><text:span text:style-name="Strong_20_Emphasis">Hranice chyby</text:span> – použije hodnotu hranice chyby definovanou v části <text:span text:style-name="Emphasis">Parametry</text:span>.</text:p>
        </text:list-item>
      </text:list>
      <text:p text:style-name="Text_20_body_20_indent"><text:span text:style-name="Strong_20_Emphasis">Oblast buněk</text:span> – používá chybové hodnoty definované v oblasti buněk. Oblast buněk zadáme v části <text:span text:style-name="Emphasis">Parametry</text:span>.</text:p>
      <text:p text:style-name="Text_20_body">V části <text:span text:style-name="Emphasis">Parametry</text:span> zadáme kladné a záporné hodnoty nebo oblasti pro chybové úsečky. <text:span text:style-name="Strong_20_Emphasis">Konstantní hodnota</text:span>, <text:span text:style-name="Strong_20_Emphasis">Procentuálně</text:span>, <text:span text:style-name="Strong_20_Emphasis">Hranice chyby</text:span> nebo <text:span text:style-name="Strong_20_Emphasis">Oblast buněk</text:span> musí být zvolena, aby byly tyto volby aktivní.</text:p>
      <text:p text:style-name="Text_20_body">V části <text:span text:style-name="Emphasis">Ukazatel chyby</text:span> vybereme, zda grafické vyjádření chyby zobrazí kladné i záporné chyby nebo pouze kladné chyby nebo pouze záporné chyby.</text:p>
      <text:h text:style-name="P81" text:outline-level="2"><text:bookmark-start text:name="__RefHeading___Toc21852_331351213"/><text:alphabetical-index-mark text:string-value="úprava" text:key1="grafy" text:key2="chybové úsečky"/>Úprava chybových úseček<text:bookmark-end text:name="__RefHeading___Toc21852_331351213"/></text:h>
      <text:p text:style-name="Text_20_body">Pomocí dialogového okna Chybové úsečky mohou být chybové úsečky v jeden okamžik měněny pouze pro jednu datovou řadu (obrázek <text:sequence-ref text:reference-format="value" text:ref-name="refFigure48">49</text:sequence-ref>). <text:s/>Dialogové okno Chybové úsečky otevřeme jedním z následujících způsobů:</text:p>
      <text:list xml:id="list105161272794306" text:continue-list="list105160150222064"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ho okno Chybové úsečky otevřeme jedním z následujících způsobů:</text:p>
        </text:list-item>
      </text:list>
      <text:list xml:id="list105159983744302" text:continue-list="list105161495079397" text:style-name="List_20_2">
        <text:list-item>
          <text:p text:style-name="List_20_2">Klepneme jednou na datovou řadu a tím ji vybereme. Potom v hlavní nabídce zvolíme <text:span text:style-name="Strong_20_Emphasis">Vložit &gt; Chybové úsečky X</text:span> nebo <text:span text:style-name="Strong_20_Emphasis">Vložit &gt; Chybové úsečky Y</text:span>.</text:p>
        </text:list-item>
        <text:list-item>
          <text:p text:style-name="List_20_2">Pomocí rozevíracího seznamu <text:span text:style-name="Emphasis">Zvolte prvek grafu</text:span> v nástrojové liště Formátování vybereme chybové úsečky pro konkrétní datovou řadu. Potom zvolíme <text:span text:style-name="Strong_20_Emphasis">Formát &gt; Formát výběru</text:span> nebo klepneme na ikonu <text:span text:style-name="Strong_20_Emphasis">Formát výběru</text:span> <text:span text:style-name="T353"><draw:frame draw:style-name="fr26" draw:name="Image98" text:anchor-type="as-char" svg:y="-0.1898in" svg:width="0.2362in" svg:height="0.2563in" draw:z-index="15"><draw:image xlink:href="Pictures/100000000000001A0000001C58C29A64503BB65E.png" xlink:type="simple" xlink:show="embed" xlink:actuate="onLoad" loext:mime-type="image/png"/></draw:frame></text:span><text:s/>na nástrojové liště Formátování.</text:p>
        </text:list-item>
        <text:list-item>
          <text:p text:style-name="List_20_2">Klepneme pravým tlačítkem myši na datovou řadu a z místní nabídky vybereme <text:span text:style-name="Strong_20_Emphasis">Formát chybových úseček X</text:span> nebo <text:span text:style-name="Strong_20_Emphasis">Formát chybových úseček Y</text:span>.</text:p>
        </text:list-item>
      </text:list>
      <text:list xml:id="list105160369204825" text:continue-list="list105161272794306"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aktualizujeme chybové úsečky pro vybranou řadu. Pokud chceme režim úprav opustit, klepneme mimo graf.</text:p>
        </text:list-item>
      </text:list>
      <text:p text:style-name="Text_20_body">Na kartě <text:span text:style-name="Emphasis">Čára</text:span> v dialogovém okně Chybové úsečky upravíme v případě potřeby vzhled chybových úseček.</text:p>
      <text:h text:style-name="Heading_20_2" text:outline-level="2"><text:bookmark-start text:name="__RefHeading___Toc21854_331351213"/><text:soft-page-break/><text:alphabetical-index-mark text:string-value="odstranění" text:key1="grafy" text:key2="chybové úsečky"/>Odstranění chybových úseček<text:bookmark-end text:name="__RefHeading___Toc21854_331351213"/></text:h>
      <text:p text:style-name="Text_20_Body_20_List_20_Intro">Pokud chceme odstranit chybové úsečky pro všechny datové řady, postupujeme následovně:</text:p>
      <text:list xml:id="list105160730689240" text:continue-list="list105160369204825"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8">49</text:sequence-ref>). Pokud není vybrána žádná datová řada, obsahuje dialogové okno v části <text:span text:style-name="Strong_20_Emphasis">Chybová kategorie</text:span> volbu <text:span text:style-name="Emphasis">Žádný</text:span>.</text:p>
        </text:list-item>
        <text:list-item>
          <text:p text:style-name="Numbering_20_1">Vybereme <text:span text:style-name="Strong_20_Emphasis">Žádný</text:span>.</text:p>
        </text:list-item>
        <text:list-item>
          <text:p text:style-name="Numbering_20_1">Klepnutím na tlačítko <text:span text:style-name="Strong_20_Emphasis">OK</text:span> zavřeme dialogové okno a odstraníme chybové úsečky. Pokud chceme režim úprav opustit, klepneme mimo graf.</text:p>
        </text:list-item>
      </text:list>
      <text:p text:style-name="Text_20_body">Pokud chceme odstranit chybové úsečky pro jednu datovou řadu, postupujeme podle stejných kroků jako výše, ale místo kroků 2 a 3 klepneme pravým tlačítkem myši na datovou řadu a z místní nabídky zvolíme <text:span text:style-name="Strong_20_Emphasis">Smazat chybové úsečky X</text:span> nebo <text:span text:style-name="Strong_20_Emphasis">Smazat chybové úsečky Y</text:span>.</text:p>
      <text:h text:style-name="Heading_20_1" text:outline-level="1"><text:bookmark-start text:name="__RefHeading___Toc12334_3286614320"/><text:alphabetical-index-mark text:string-value="přidávání" text:key1="grafy" text:key2="objektů kreseb"/>Přidání objektů kresby do grafů<text:bookmark-end text:name="__RefHeading___Toc12334_3286614320"/></text:h>
      <text:p text:style-name="Text_20_body">Pomocí nástrojové lišty Kresba přidáme tvary jako jsou čáry, obdélníky, kruhy, textové objekty nebo složitější tvary (symboly nebo blokové šipky). Pomocí dalších tvarů můžeme přidat vysvětlující poznámky, zvýraznit místa v grafu nebo dokonce skrýt určitá data nebo text.</text:p>
      <text:p text:style-name="Text_20_body">Výběrem <text:span text:style-name="Strong_20_Emphasis">Zobrazit &gt; Nástrojové lišty &gt; Kresba</text:span> otevřeme nástrojovou lištu Kresba. Tuto nástrojovou lištu můžeme přesouvat na libovolné místo pracovní plochy. Další informace o používání nástrojové lišty Kresba a kreslení tvarů najdeme v kapitole 5, Používání grafiky v aplikaci Calc a také v příručce <text:span text:style-name="Emphasis">Průvodce programem Draw</text:span>.</text:p>
      <text:p text:style-name="Text_20_body"><text:alphabetical-index-mark text:string-value="Použití kresby v grafech" text:key1="nástrojové lišty"/><text:alphabetical-index-mark text:string-value="použití nástrojové lišty Kresba" text:key1="grafy" text:key2="objektů kreseb"/>Nástrojová lišta Kresba se zobrazí, pokud je graf v režimu úprav (dvojitým klepnutím na něj).</text:p>
      <text:list xml:id="list105161358202556" text:continue-list="list105159600858817" text:style-name="Heading_20_Tip">
        <text:list-item>
          <text:p text:style-name="Heading_20_Tip">Tip</text:p>
        </text:list-item>
      </text:list>
      <text:p text:style-name="Text_20_Note">Pokud chceme do grafu umístit šipky, text nebo jiné nakreslené objekty, ujistíme se, že je graf v režimu úprav. Jinak nebude objekt připojen ke grafu a nebude možné jej spolu s grafem přesouvat.</text:p>
      <text:p text:style-name="Figure"><draw:frame draw:style-name="fr8" draw:name="Frame79" text:anchor-type="as-char" svg:width="6.4126in" draw:z-index="2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0"><draw:frame draw:style-name="fr25" draw:name="Image101" text:anchor-type="paragraph" svg:x="0.002in" svg:y="0.0256in" svg:width="5.6701in" svg:height="0.7098in" draw:z-index="28"><draw:image xlink:href="Pictures/10000201000002280000004451CB42737565B6F2.png" xlink:type="simple" xlink:show="embed" xlink:actuate="onLoad" loext:mime-type="image/png"/></draw:frame></text:p></table:table-cell><table:covered-table-cell/><table:covered-table-cell/></table:table-row><table:table-row><table:table-cell table:style-name="Table33.A2" office:value-type="string"><text:p text:style-name="P30">1. Vybrat</text:p></table:table-cell><table:table-cell table:style-name="Table33.A2" office:value-type="string"><text:p text:style-name="P31">6. Čáry od ruky</text:p></table:table-cell><table:table-cell table:style-name="Table33.C2" office:value-type="string"><text:p text:style-name="P31">11. Blokové šipky</text:p></table:table-cell></table:table-row><table:table-row><table:table-cell table:style-name="Table33.A2" office:value-type="string"><text:p text:style-name="P32">2. Vložit čáru</text:p></table:table-cell><table:table-cell table:style-name="Table33.A2" office:value-type="string"><text:p text:style-name="P31">7. Vložit textové pole</text:p></table:table-cell><table:table-cell table:style-name="Table33.C2" office:value-type="string"><text:p text:style-name="P31">12. Hvězdy a cedule</text:p></table:table-cell></table:table-row><table:table-row><table:table-cell table:style-name="Table33.A2" office:value-type="string"><text:p text:style-name="P32">3. Čára končí šipkou</text:p></table:table-cell><table:table-cell table:style-name="Table33.A2" office:value-type="string"><text:p text:style-name="P31">8. Bubliny</text:p></table:table-cell><table:table-cell table:style-name="Table33.C2" office:value-type="string"><text:p text:style-name="P31">13. Bubliny</text:p></table:table-cell></table:table-row><table:table-row><table:table-cell table:style-name="Table33.A2" office:value-type="string"><text:p text:style-name="P31">4. Vložit obdélník</text:p></table:table-cell><table:table-cell table:style-name="Table33.A2" office:value-type="string"><text:p text:style-name="P31">9. Základní tvary</text:p></table:table-cell><table:table-cell table:style-name="Table33.C2" office:value-type="string"><text:p text:style-name="P31">14. Vývojový diagram</text:p></table:table-cell></table:table-row><table:table-row table:style-name="Table33.6"><table:table-cell table:style-name="Table33.A2" office:value-type="string"><text:p text:style-name="P31">5. Vložit elipsu</text:p></table:table-cell><table:table-cell table:style-name="Table33.A2" office:value-type="string"><text:p text:style-name="P31">10. Tvary symbolů</text:p></table:table-cell><table:table-cell table:style-name="Table33.C2" office:value-type="string"><text:p text:style-name="P33"/></table:table-cell></table:table-row></table:table><text:p text:style-name="Caption">Obrázek <text:sequence text:ref-name="refFigure49" text:name="Figure" text:formula="ooow:Figure+1" style:num-format="1">50</text:sequence>: Nástrojová lišta Kresba, pokud je graf v režimu úprav (pomocí dvojitého klepnutí na graf).</text:p></draw:text-box></draw:frame></text:p>
      <text:p text:style-name="Text_20_body">Většina z těchto možností je zřejmá nebo je lze snadno prozkoumat, zejména pak v příručce <text:span text:style-name="Emphasis">Průvodce programem Draw</text:span>. Klepnutím na ikonu změníme vzhled kurzoru v závislosti na zvolené možnosti. Klepnutím a tažením kurzoru vytvoříme v grafu požadovaný grafický objekt. Následují informace, které mohou být užitečné pro grafy.</text:p>
      <text:p text:style-name="Definition_20_Term"><text:soft-page-break/>Vložit čáru</text:p>
      <text:p text:style-name="P65">Nakreslí rovnou čáru ve směru, kterým táhneme.</text:p>
      <text:list xml:id="list105160959496894" text:continue-list="list105161029845469" text:style-name="Heading_20_Note">
        <text:list-item>
          <text:p text:style-name="Heading_20_Note">Poznámka</text:p>
        </text:list-item>
      </text:list>
      <text:p text:style-name="Text_20_Note">Pokud kreslíme čáru v sešitu (mimo jakýkoliv graf), můžeme během tažení podržet klávesu <text:span text:style-name="Keystroke">Shift</text:span>. Tím omezíme úhly čáry na násobky 45 stupňů. Tuto vlastnost není možné použít při vkládání čáry do grafu.</text:p>
      <text:p text:style-name="Text_20_body_20_indent">Dvojitým klepnutím na čáru napíšeme nebo vložíme text na čáru. Pokud je text příliš nízko, stiskneme klávesu Enter a posuneme jej nad čáru.</text:p>
      <text:p text:style-name="Definition_20_Term">Vložit textové pole</text:p>
      <text:p text:style-name="Text_20_body_20_indent">Nakreslí textové pole s vodorovným směrem textu. Pokud chceme umístit text pod nějakým úhlem, klepneme na textové pole jednou (tím jej vybereme), klepneme na textové pole pravým tlačítkem myši a z místní nabídky zvolíme <text:span text:style-name="Strong_20_Emphasis">Umístění a velikost</text:span>. Úhel určíme na kartě <text:span text:style-name="Emphasis">Otočení</text:span>.</text:p>
      <text:p text:style-name="Definition_20_Term">Bubliny</text:p>
      <text:p text:style-name="Text_20_body_20_indent">Nakreslí čáru, která konči obrázkem, ve kterém může být umístěný text. Pomocí bubliny popíšeme nebo upozorníme na konkrétní bod nebo oblast. Dvojitým klepnutím na bublinu přidáme do bubliny text. Na obrázku <text:sequence-ref text:reference-format="value" text:ref-name="refFigure49">50</text:sequence-ref> vytvoří výběr 8 výchozí bublinu, zatímco volba 13 otevře paletu nástrojů stylů bubliny.</text:p>
      <text:p text:style-name="Text_20_body">Kliknutím na šipku dolů umístěnou vedle ikony 9 (šestá možnost zprava) na obrázku <text:sequence-ref text:reference-format="value" text:ref-name="refFigure49">50</text:sequence-ref><text:s/> otevřeme palety nástrojů zobrazené na obrázku <text:sequence-ref text:reference-format="value" text:ref-name="refFigure50">51</text:sequence-ref>.</text:p>
      <text:p text:style-name="Figure"><draw:frame draw:style-name="fr8" draw:name="Frame39" text:anchor-type="as-char" svg:width="6.5634in" draw:z-index="156"><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Tvary symbolů</text:p></table:table-cell><table:table-cell table:style-name="Table40.C1" office:value-type="string"><text:p text:style-name="Table_20_Contents">Blokové šipky</text:p></table:table-cell></table:table-row><table:table-row><table:table-cell table:style-name="Table40.A2" office:value-type="string"><text:p text:style-name="P34"><draw:frame draw:style-name="fr20" draw:name="Image107" text:anchor-type="paragraph" svg:width="1.9689in" svg:height="1.4882in" draw:z-index="157"><draw:image xlink:href="Pictures/10000000000000C100000092112AE59292864F3C.png" xlink:type="simple" xlink:show="embed" xlink:actuate="onLoad" loext:mime-type="image/png"/></draw:frame></text:p></table:table-cell><table:table-cell table:style-name="Table40.A2" office:value-type="string"><text:p text:style-name="P34"><draw:frame draw:style-name="fr20" draw:name="Image108" text:anchor-type="paragraph" svg:width="1.9689in" svg:height="1.0902in" draw:z-index="158"><draw:image xlink:href="Pictures/10000000000000C10000006BCB3F8AA145A64126.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9"><draw:image xlink:href="Pictures/10000000000000C0000000B2A9912B0E3A28B6C1.png" xlink:type="simple" xlink:show="embed" xlink:actuate="onLoad" loext: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Bubliny</text:p></table:table-cell><table:table-cell table:style-name="Table40.C2" office:value-type="string"><text:p text:style-name="Table_20_Contents">Vývojový diagram</text:p></table:table-cell></table:table-row><table:table-row><table:table-cell table:style-name="Table40.A2" office:value-type="string"><text:p text:style-name="Table_20_Contents"><draw:frame draw:style-name="fr20" draw:name="Image110" text:anchor-type="paragraph" svg:width="1.9689in" svg:height="1.8583in" draw:z-index="160"><draw:image xlink:href="Pictures/10000000000000C1000000B60030F9723C7EDEB9.png" xlink:type="simple" xlink:show="embed" xlink:actuate="onLoad" loext:mime-type="image/png"/></draw:frame></text:p></table:table-cell><table:table-cell table:style-name="Table40.A2" office:value-type="string"><text:p text:style-name="P34"><draw:frame draw:style-name="fr20" draw:name="Image111" text:anchor-type="paragraph" svg:width="0.9898in" svg:height="1.1043in" draw:z-index="161"><draw:image xlink:href="Pictures/100000000000005F0000006A2ACEF755A264415D.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2"><draw:image xlink:href="Pictures/10000000000000C40000004588F178CCC83C86DA.png" xlink:type="simple" xlink:show="embed" xlink:actuate="onLoad" loext:mime-type="image/png"/></draw:frame></text:p></table:table-cell></table:table-row></table:table><text:p text:style-name="Caption">Obrázek <text:sequence text:ref-name="refFigure50" text:name="Figure" text:formula="ooow:Figure+1" style:num-format="1">51</text:sequence>: Palety nástrojů, které lze otevřít z nástrojové lišty Kresba.</text:p></draw:text-box></draw:frame></text:p>
      <text:h text:style-name="Heading_20_1" text:outline-level="1"><text:bookmark-start text:name="__RefHeading__23357_284948500"/><text:soft-page-break/><text:alphabetical-index-mark text:string-value="změna velikost, přesun a umístění" text:key1="grafy"/>Změny velikosti, přesouvání a umístění grafů<text:bookmark-end text:name="__RefHeading__23357_284948500"/></text:h>
      <text:p text:style-name="Text_20_body">Pokud chceme změnit velikost grafu nebo jej přesunout, klepneme na graf jednou a přepneme jej do režimu výběru. Změnit velikost grafu nebo jej přesunout můžeme dvěma způsoby: interaktivním nebo pomocí dialogového okna Umístění a velikost. Užitečná může být kombinace obou metod. Nejprve umístíme graf interaktivně pro rychlé a snadné změny, potom použijeme dialogové okno Umístění a velikost pro přesné stanovení velikosti a umístění.</text:p>
      <text:h text:style-name="Heading_20_2" text:outline-level="2"><text:bookmark-start text:name="__RefHeading__58024_537822668"/>Interaktivní změny<text:bookmark-end text:name="__RefHeading__58024_537822668"/></text:h>
      <text:h text:style-name="Heading_20_3" text:outline-level="3"><text:bookmark-start text:name="__RefHeading___Toc18971_536864046"/>Změna velikosti<text:bookmark-end text:name="__RefHeading___Toc18971_536864046"/></text:h>
      <text:p text:style-name="Text_20_body">Interaktivní změna velikosti grafu:</text:p>
      <text:list xml:id="list105161406122346" text:continue-list="list105160730689240" text:style-name="Numbering_20_1">
        <text:list-item text:start-value="1">
          <text:p text:style-name="Numbering_20_1">Klepneme jednou na graf a vybereme jej. Kolem grafu se zobrazí čtvercové úchyty výběru.</text:p>
        </text:list-item>
        <text:list-item>
          <text:p text:style-name="Numbering_20_1">Klepneme a přetáhneme jeden z úchytů výběru. Kurzor označuje směr pro zvětšení nebo zmenšení velikosti grafu. Klepnutím a tažením rohu se zachová poměr vodorovné a svislé velikosti.</text:p>
        </text:list-item>
        <text:list-item>
          <text:p text:style-name="Numbering_20_1">Po dokončení klepneme mimo graf a režim výběru opustíme.</text:p>
        </text:list-item>
      </text:list>
      <text:h text:style-name="Heading_20_3" text:outline-level="3"><text:bookmark-start text:name="__RefHeading___Toc18973_536864046"/>Přesouvání<text:bookmark-end text:name="__RefHeading___Toc18973_536864046"/></text:h>
      <text:p text:style-name="Text_20_body">Interaktivně přesuneme graf pomocí jedné ze dvou možností:</text:p>
      <text:p text:style-name="Definition_20_Term">Pro malý přesun</text:p>
      <text:list xml:id="list105160181898677" text:continue-list="list105161406122346" text:style-name="Numbering_20_1">
        <text:list-item text:start-value="1">
          <text:p text:style-name="Numbering_20_1">Klepneme jednou na graf a vybereme jej. Kolem grafu se zobrazí čtvercové úchyty výběru.</text:p>
        </text:list-item>
        <text:list-item>
          <text:p text:style-name="Numbering_20_1">Stisknutím klávesy <text:span text:style-name="Keystroke">Alt</text:span> + klávesy šipky přesuneme graf o jeden pixel.</text:p>
        </text:list-item>
        <text:list-item>
          <text:p text:style-name="Numbering_20_1">Po dokončení klepneme mimo graf a režim výběru opustíme.</text:p>
        </text:list-item>
      </text:list>
      <text:p text:style-name="Definition_20_Term">Pro větší přesun</text:p>
      <text:list xml:id="list105160382058138" text:continue-list="list105160181898677" text:style-name="Numbering_20_1">
        <text:list-item text:start-value="1">
          <text:p text:style-name="Numbering_20_1">Klepneme jednou na graf a vybereme jej. Kolem grafu se zobrazí čtvercové úchyty výběru.</text:p>
        </text:list-item>
        <text:list-item>
          <text:p text:style-name="P98">Umístíme kurzor kdekoliv na graf, dokud se nezmění vzhled kurzoru na symbol přesunu (tvar závisí na nastavení počítače).</text:p>
        </text:list-item>
        <text:list-item>
          <text:p text:style-name="Numbering_20_1">Klepneme a přetáhneme graf na nové místo.</text:p>
        </text:list-item>
        <text:list-item>
          <text:p text:style-name="Numbering_20_1">Jakmile je graf na požadovaném místě, uvolníme tlačítko myši.</text:p>
        </text:list-item>
        <text:list-item>
          <text:p text:style-name="Numbering_20_1">Po dokončení klepneme mimo graf a režim výběru opustíme.</text:p>
        </text:list-item>
      </text:list>
      <text:h text:style-name="Heading_20_2" text:outline-level="2"><text:bookmark-start text:name="__RefHeading__32435717"/><text:soft-page-break/>Dialogového okno Umístění a velikost<text:bookmark-end text:name="__RefHeading__32435717"/></text:h>
      <text:p text:style-name="Figure"><draw:frame draw:style-name="fr7" draw:name="Frame37" text:anchor-type="as-char" svg:width="4.2835in" style:rel-width="64%" svg:height="4.2217in" style:rel-height="scale-min" draw:z-index="38"><draw:text-box><text:p text:style-name="P47"><draw:frame draw:style-name="fr24" draw:name="Image103" text:anchor-type="paragraph" svg:width="4.2756in" svg:height="4.0472in" draw:z-index="39"><draw:image xlink:href="Pictures/10000000000001900000019AD27CAFEA2590D360.png" xlink:type="simple" xlink:show="embed" xlink:actuate="onLoad" loext:mime-type="image/png"/></draw:frame>Obrázek <text:sequence text:ref-name="refFigure51" text:name="Figure" text:formula="ooow:Figure+1" style:num-format="1">52</text:sequence>: Dialogové okno Umístění a velikost – karta Umístění a velikost</text:p></draw:text-box></draw:frame></text:p>
      <text:p text:style-name="Text_20_body">Dialogové okno Umístění a velikost obsahuje možnosti pro určení polohy grafu na stránce, určení velikost a otočení grafu, naklonění nebo poloměr rohů grafu.</text:p>
      <text:list xml:id="list105161616352347" text:continue-list="list105160959496894" text:style-name="Heading_20_Note">
        <text:list-item>
          <text:p text:style-name="Heading_20_Note">Poznámka</text:p>
        </text:list-item>
      </text:list>
      <text:p text:style-name="Text_20_Note">Dialogové okno Umístění a velikost lze kromě grafů použít také k úpravě a umístění dalších grafických prvků, jako jsou například prvky dostupné na nástrojové liště Kresba.</text:p>
      <text:p text:style-name="Text_20_Body_20_List_20_Intro">Pro změnu velikosti nebo přesun grafu použijeme dialogové okno Umístění a velikost takto:</text:p>
      <text:list xml:id="list105161602288241" text:continue-list="list105160382058138" text:style-name="Numbering_20_1">
        <text:list-item text:start-value="1">
          <text:p text:style-name="Numbering_20_1">Klepneme jednou na graf a vybereme jej. Kolem grafu se zobrazí čtvercové úchyty výběru.</text:p>
        </text:list-item>
        <text:list-item>
          <text:p text:style-name="Numbering_20_1">Klepneme pravým tlačítkem myši a z místní nabídky zvolíme <text:span text:style-name="Strong_20_Emphasis">Umístění a velikost</text:span>. Tím otevřeme dialogové okno Umístění a velikost (obrázek <text:sequence-ref text:reference-format="value" text:ref-name="refFigure51">52</text:sequence-ref>).</text:p>
        </text:list-item>
        <text:list-item>
          <text:p text:style-name="Numbering_20_1">V tomto dialogovém okně vybereme požadované možnosti na kartách <text:span text:style-name="Emphasis">Umístění a velikost</text:span>, <text:span text:style-name="Emphasis">Otočení</text:span> a <text:span text:style-name="Emphasis">Naklonění a poloměr rohu</text:span>. Další informace o možnostech nastavení nalezneme níže.</text:p>
        </text:list-item>
        <text:list-item>
          <text:p text:style-name="Numbering_20_1">Klepnutím na tlačítko <text:span text:style-name="Strong_20_Emphasis">OK</text:span> zavřeme dialogové okno a uložíme změny.</text:p>
        </text:list-item>
        <text:list-item>
          <text:p text:style-name="P102">Po dokončení klepneme mimo graf a režim výběru opustíme.</text:p>
        </text:list-item>
      </text:list>
      <text:p text:style-name="Text_20_body">Klepneme na jeden z bodů v části <text:span text:style-name="Emphasis">Základní bod</text:span>. Tento bod graficky odpovídá umístění, které má být použito k ukotvení polohy grafu nebo jeho velikosti.</text:p>
      <text:p text:style-name="Text_20_body">Upozorňujeme, že umístění nebo velikost lze chránit před nechtěnými změnami klepnutím na příslušnou volbu v části <text:span text:style-name="Emphasis">Zamknout</text:span>. Jedna nebo obě vybrané možnosti zůstanou aktivní i po zavření dialogového okna. Naproti tomu aplikace Calc po uzavření dialogového okna resetuje základní bod na výchozí umístění.</text:p>
      <text:h text:style-name="Heading_20_3" text:outline-level="3"><text:bookmark-start text:name="__RefHeading__58026_537822668"/><text:soft-page-break/>Umístění a velikost<text:bookmark-end text:name="__RefHeading__58026_537822668"/></text:h>
      <text:p text:style-name="Text_20_Body_20_List_20_Intro">Možnosti dostupné na kartě <text:span text:style-name="Emphasis">Umístění a velikost</text:span> (obrázek <text:sequence-ref text:reference-format="value" text:ref-name="refFigure51">52</text:sequence-ref>) jsou tyto:</text:p>
      <text:p text:style-name="Definition_20_Term">Karta Umístění</text:p>
      <text:p text:style-name="Text_20_body_20_indent">Určuje umístění grafu na stránce. Umístění grafu je určováno relativně vzhledem k fixnímu bodu (základnímu bodu). Ve výchozím nastavení je tento základní bod umístěn v levém horním rohu grafu. Pro zjednodušení umisťování grafu je možné základní bod dočasně změnit.</text:p>
      <text:list xml:id="list105161164363327" text:continue-list="list105159983744302" text:style-name="List_20_2">
        <text:list-item>
          <text:p text:style-name="List_20_2"><text:span text:style-name="Emphasis">Pozice X</text:span> – určuje vodorovné umístění grafu vzhledem k základnímu bodu.</text:p>
        </text:list-item>
        <text:list-item>
          <text:p text:style-name="List_20_2"><text:span text:style-name="Emphasis">Pozice Y</text:span> – určuje svislé umístění grafu vzhledem k základnímu bodu.</text:p>
        </text:list-item>
        <text:list-item>
          <text:p text:style-name="List_20_2"><text:span text:style-name="Emphasis">Základní bod</text:span> – určuje dočasný základní bod grafu.</text:p>
        </text:list-item>
      </text:list>
      <text:p text:style-name="Definition_20_Term">Velikost</text:p>
      <text:p text:style-name="Text_20_body_20_indent">Určuje hodnotu, o kterou se má velikost vybraného grafu změnit s ohledem na vybraný základní bod.</text:p>
      <text:list xml:id="list105160764118588" text:continue-numbering="true" text:style-name="List_20_2">
        <text:list-item>
          <text:p text:style-name="List_20_2"><text:span text:style-name="Emphasis">Šířka</text:span> – nastaví šířku vybraného objektu.</text:p>
        </text:list-item>
        <text:list-item>
          <text:p text:style-name="List_20_2"><text:span text:style-name="Emphasis">Výška</text:span> – nastaví výšku vybraného objektu.</text:p>
        </text:list-item>
        <text:list-item>
          <text:p text:style-name="List_20_2"><text:span text:style-name="Strong_20_Emphasis">Zachovat poměr</text:span> – při změně velikosti grafu zachovává poměr mezi šířkou a výškou.</text:p>
        </text:list-item>
        <text:list-item>
          <text:p text:style-name="List_20_2"><text:span text:style-name="Emphasis">Základní bod</text:span> – určuje směry, ve kterých se bude velikost grafu zvětšovat nebo zmenšovat.</text:p>
        </text:list-item>
      </text:list>
      <text:p text:style-name="Definition_20_Term">Zamknout</text:p>
      <text:p text:style-name="Text_20_body_20_indent">Zabraňuje neúmyslným změnám umístění nebo velikosti grafu.</text:p>
      <text:list xml:id="list105160045752605" text:continue-numbering="true" text:style-name="List_20_2">
        <text:list-item>
          <text:p text:style-name="List_20_2"><text:span text:style-name="Strong_20_Emphasis">Umístění</text:span> – zabraňuje neúmyslnému posunutí grafu.</text:p>
        </text:list-item>
        <text:list-item>
          <text:p text:style-name="List_20_2"><text:span text:style-name="Strong_20_Emphasis">Velikost</text:span> – zabraňuje neúmyslné změně velikosti grafu.</text:p>
        </text:list-item>
      </text:list>
      <text:p text:style-name="Definition_20_Term">Přizpůsobit</text:p>
      <text:p text:style-name="Text_20_body_20_indent">Určuje, zda by velikost měla být upravena tak, aby odpovídala velikosti zadaného textu. Dostupnost těchto možností závisí na kontextu.</text:p>
      <text:list xml:id="list105161218487219" text:continue-numbering="true" text:style-name="List_20_2">
        <text:list-item>
          <text:p text:style-name="List_20_2"><text:span text:style-name="Strong_20_Emphasis">Šířka podle textu</text:span> – rozšiřuje šířku objektu na šířku textu, pokud je objekt menší než text.</text:p>
        </text:list-item>
        <text:list-item>
          <text:p text:style-name="List_20_2"><text:span text:style-name="Strong_20_Emphasis">Výška podle textu</text:span> – zvětšuje výšku objektu na výšku textu, pokud je objekt menší než text.</text:p>
        </text:list-item>
      </text:list>
      <text:h text:style-name="Heading_20_3" text:outline-level="3"><text:bookmark-start text:name="__RefHeading___Toc37367_376987738"/><text:soft-page-break/>Otočení<text:bookmark-end text:name="__RefHeading___Toc37367_376987738"/></text:h>
      <text:p text:style-name="Text_20_Body_20_List_20_Intro">Možnosti karty <text:span text:style-name="Emphasis">Otočení</text:span> (obrázek <text:sequence-ref text:reference-format="value" text:ref-name="refFigure52">53</text:sequence-ref>) jsou následující:</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2"><draw:image xlink:href="Pictures/1000000000000193000001446C01848A7747DFDF.png" xlink:type="simple" xlink:show="embed" xlink:actuate="onLoad" loext:mime-type="image/png"/></draw:frame>Obrázek <text:sequence text:ref-name="refFigure52" text:name="Figure" text:formula="ooow:Figure+1" style:num-format="1">53</text:sequence>: Dialogové okno Umístění a velikost – karta Otočení</text:p></draw:text-box></draw:frame>Střed otočení</text:p>
      <text:p text:style-name="Text_20_body_20_indent">Graf lze otáčet kolem středu otočení. Výchozí střed otočení je ve středu grafu. Upozorňujeme, že pokud není dostatek místa pro otočení grafu, může být graf otočen mimo stránku.</text:p>
      <text:list xml:id="list105160183901013" text:continue-numbering="true" text:style-name="List_20_2">
        <text:list-item>
          <text:p text:style-name="List_20_2"><text:span text:style-name="Emphasis">Pozice X</text:span> – určuje vodorovnou vzdálenost od levého okraje stránky ke středu otočení.</text:p>
        </text:list-item>
        <text:list-item>
          <text:p text:style-name="List_20_2"><text:span text:style-name="Emphasis">Pozice Y</text:span> – určuje svislou vzdálenost od horního okraje stránky ke středu otočení.</text:p>
        </text:list-item>
        <text:list-item>
          <text:p text:style-name="List_20_2"><text:span text:style-name="Emphasis">Výchozí nastavení</text:span> – nastavuje umístění středu otočení. Střed otočení je možné dočasně změnit. Když se však dialog otevře znovu, bude středem otočení výchozí umístění ve středu grafu a pozice X a Y budou odrážet výchozí umístění.</text:p>
        </text:list-item>
      </text:list>
      <text:p text:style-name="Definition_20_Term">Úhel otočení</text:p>
      <text:p text:style-name="Text_20_body_20_indent">Určuje otočení grafu ve stupních.</text:p>
      <text:list xml:id="list105160167916409" text:continue-numbering="true" text:style-name="List_20_2">
        <text:list-item>
          <text:p text:style-name="List_20_2"><text:span text:style-name="Emphasis">Úhel</text:span> – zobrazuje číslo ve stupních udávající otočení grafu (v rozsahu od 0 do 359 stupňů). Číslo lze zadat přímo nebo jej lze nastavit pomocí ukazatele označeného <text:span text:style-name="Emphasis">Výchozí nastavení</text:span>.</text:p>
        </text:list-item>
        <text:list-item>
          <text:p text:style-name="List_20_2"><text:span text:style-name="Emphasis">Výchozí nastavení</text:span> – graficky ukazuje úhel natočení grafu. Úhel lze nastavit kliknutím a tažením ukazatele. Číslo udávající otočení ve stupních je zobrazeno v poli <text:span text:style-name="Emphasis">Úhel</text:span>.</text:p>
        </text:list-item>
      </text:list>
      <text:h text:style-name="Heading_20_3" text:outline-level="3"><text:bookmark-start text:name="__RefHeading__58030_537822668"/>Naklonění a poloměr rohu<text:bookmark-end text:name="__RefHeading__58030_537822668"/></text:h>
      <text:p text:style-name="Text_20_Body_20_List_20_Intro">Možnosti karty <text:span text:style-name="Emphasis">Naklonění a poloměr rohu</text:span> (obrázek <text:sequence-ref text:reference-format="value" text:ref-name="refFigure53">54</text:sequence-ref>) jsou následující:</text:p>
      <text:p text:style-name="Definition_20_Term">Poloměr rohu</text:p>
      <text:p text:style-name="Text_20_body_20_indent">Tato možnost není pro grafy dostupná.</text:p>
      <text:p text:style-name="Definition_20_Term">Zkosení</text:p>
      <text:p text:style-name="Text_20_body_20_indent">Nakloní graf podle osy. Určíme úhel osy (v rozsahu od -89° do +89°).</text:p>
      <text:p text:style-name="P51"><text:soft-page-break/>Ovládací body</text:p>
      <text:p text:style-name="P64">Tyto možnosti nejsou pro grafy dostupné.</text:p>
      <text:p text:style-name="Figure"><draw:frame draw:style-name="fr2" draw:name="Frame38" text:anchor-type="as-char" svg:width="4.7902in" draw:z-index="29"><draw:text-box fo:min-height="2.7429in"><text:p text:style-name="Caption"><draw:frame draw:style-name="fr18" draw:name="Image31" text:anchor-type="paragraph" svg:width="4.1984in" style:rel-width="100%" svg:height="2.2811in" style:rel-height="scale" draw:z-index="30"><draw:image xlink:href="Pictures/1000000000000193000000DB38063D822FF48757.png" xlink:type="simple" xlink:show="embed" xlink:actuate="onLoad" loext:mime-type="image/png"/></draw:frame>Obrázek <text:sequence text:ref-name="refFigure53" text:name="Figure" text:formula="ooow:Figure+1" style:num-format="1">54</text:sequence>: Dialogové okno Umístění a velikost – karta Naklonění a poloměr rohu</text:p></draw:text-box></draw:frame></text:p>
      <text:h text:style-name="Heading_20_1" text:outline-level="1"><text:bookmark-start text:name="__RefHeading___Toc65632_791688821"/><text:alphabetical-index-mark text:string-value="vícenásobný výběr" text:key1="grafy"/>Vícenásobný výběr grafů<text:bookmark-end text:name="__RefHeading___Toc65632_791688821"/></text:h>
      <text:p text:style-name="Text_20_body">Více grafů vybereme tak, že nejprve klepneme na první graf, poté stiskneme tlačítko <text:span text:style-name="Keystroke">Shift</text:span> a klepnutím označíme další grafy. Neviditelný obdélník výběru zahrnuje všechny vybrané grafy a táhla výběru se objevují v rozích a uprostřed mezi rohy. S více grafy nyní pracujeme jako s jediným objektem a můžeme provádět následující činnosti.</text:p>
      <text:list xml:id="list105161588392463" text:continue-list="list105161659844203" text:style-name="OOoBullets_20_1">
        <text:list-item>
          <text:p text:style-name="P86">Vyjmout a vložit nebo přetáhnout grafy do nových umístění.</text:p>
        </text:list-item>
        <text:list-item>
          <text:p text:style-name="P86">Použijeme dialogové okno Umístění a velikost, které bylo popsáno v předcházející části.</text:p>
        </text:list-item>
        <text:list-item>
          <text:p text:style-name="P86">Pomocí nástrojové lišty Vlastnosti objektu kresby můžeme všechny grafy zarovnat, formátovat ohraničení nebo ukotvit grafy ke stejné buňce nebo stránce.</text:p>
        </text:list-item>
      </text:list>
      <text:h text:style-name="Heading_20_1" text:outline-level="1"><text:bookmark-start text:name="__RefHeading___Toc18975_536864046"/><text:alphabetical-index-mark text:string-value="změna celkového vzhledu" text:key1="grafy"/>Změna celkového vzhledu grafů<text:bookmark-end text:name="__RefHeading___Toc18975_536864046"/></text:h>
      <text:p text:style-name="Text_20_body"><text:alphabetical-index-mark text:string-value="Vlastnosti objektu kresby" text:key1="nástrojové lišty"/>Pokud je graf vybrán (jedním kliknutím na něj), může být formátován jako objekt. Nástrojová lišta Vlastnosti objektu kresby (obrázek <text:sequence-ref text:reference-format="value" text:ref-name="refFigure54">55</text:sequence-ref>) se obvykle zobrazuje pod Standardní nástrojovou lištou (umístění však závisí na nastavení) a zobrazuje nástroje dostupné pro všechny objekty, včetně grafů.</text:p>
      <text:p text:style-name="P18">Většina možností je zřejmá nebo je lze snadno prozkoumat. Více informací najdeme v kapitole 5, Používání grafiky v aplikaci Calc v této příručce a v příručce Průvodcem aplikací Draw. Zde je několik tipů pro použití těchto nástrojů s grafy.</text:p>
      <text:p text:style-name="Figure"><text:soft-page-break/><draw:frame draw:style-name="fr5" draw:name="Frame82" text:anchor-type="as-char" svg:width="6.6902in" draw:z-index="163"><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64"><draw:image xlink:href="Pictures/10000000000003FC0000005C683202A86435D402.png" xlink:type="simple" xlink:show="embed" xlink:actuate="onLoad" loext:mime-type="image/png"/></draw:frame></text:p></table:table-cell><table:covered-table-cell/><table:covered-table-cell/></table:table-row><table:table-row><table:table-cell table:style-name="Table42.A2" office:value-type="string"><text:p text:style-name="P35">1. Ukotvení</text:p></table:table-cell><table:table-cell table:style-name="Table42.A2" office:value-type="string"><text:p text:style-name="P35">7. Na popředí</text:p></table:table-cell><table:table-cell table:style-name="Table42.C2" office:value-type="string"><text:p text:style-name="P35">13. Barva výplně</text:p></table:table-cell></table:table-row><table:table-row><table:table-cell table:style-name="Table42.A2" office:value-type="string"><text:p text:style-name="P35">2. Zarovnání</text:p></table:table-cell><table:table-cell table:style-name="Table42.A2" office:value-type="string"><text:p text:style-name="P35">8. Na pozadí</text:p></table:table-cell><table:table-cell table:style-name="Table42.C2" office:value-type="string"><text:p text:style-name="P35">14. Styl šipky</text:p></table:table-cell></table:table-row><table:table-row><table:table-cell table:style-name="Table42.A2" office:value-type="string"><text:p text:style-name="P35">3. Přenést do popředí</text:p></table:table-cell><table:table-cell table:style-name="Table42.A2" office:value-type="string"><text:p text:style-name="P35">9. Styl čáry</text:p></table:table-cell><table:table-cell table:style-name="Table42.C2" office:value-type="string"><text:p text:style-name="P35">15. Otočit</text:p></table:table-cell></table:table-row><table:table-row><table:table-cell table:style-name="Table42.A2" office:value-type="string"><text:p text:style-name="P35">4. O jednu vpřed</text:p></table:table-cell><table:table-cell table:style-name="Table42.A2" office:value-type="string"><text:p text:style-name="P35">10. Šířka čáry</text:p></table:table-cell><table:table-cell table:style-name="Table42.C2" office:value-type="string"><text:p text:style-name="P35">16. Body</text:p></table:table-cell></table:table-row><table:table-row><table:table-cell table:style-name="Table42.A2" office:value-type="string"><text:p text:style-name="P35">5. O jednu zpět</text:p></table:table-cell><table:table-cell table:style-name="Table42.A2" office:value-type="string"><text:p text:style-name="P35">11. Barva čáry</text:p></table:table-cell><table:table-cell table:style-name="Table42.C2" office:value-type="string"><text:p text:style-name="P35">17. Seskupit</text:p></table:table-cell></table:table-row><table:table-row><table:table-cell table:style-name="Table42.A2" office:value-type="string"><text:p text:style-name="P35">6. Odsunout do pozadí</text:p></table:table-cell><table:table-cell table:style-name="Table42.A2" office:value-type="string"><text:p text:style-name="P35">12. Styl / výplň oblasti</text:p></table:table-cell><table:table-cell table:style-name="Table42.C2" office:value-type="string"><text:p text:style-name="Table_20_Contents"/></table:table-cell></table:table-row></table:table><text:p text:style-name="Caption">Obrázek <text:sequence text:ref-name="refFigure54" text:name="Figure" text:formula="ooow:Figure+1" style:num-format="1">55</text:sequence>: Nástrojová lišta Vlastnosti objektu kresby, který se zobrazí po výběru grafu</text:p></draw:text-box></draw:frame></text:p>
      <text:p text:style-name="Definition_20_Term">Ukotvení</text:p>
      <text:p text:style-name="Text_20_body_20_indent">Připojí graf tak, aby na stránce zůstal na stejné pozici nebo aby se přesunoval spolu s buňkou (když jsou řádky nebo sloupce vkládány nebo odstraňovány). Pokud je vybrána volba <text:span text:style-name="Strong_20_Emphasis">K buňce (měnit velikost s buňkou)</text:span>, graf nebo objekt se zvětšuje nebo zmenšuje podle toho, jak je zvětšena nebo zmenšena buňka.</text:p>
      <text:p text:style-name="Definition_20_Term">Zarovnání</text:p>
      <text:p text:style-name="Text_20_body_20_indent">Klepnutím na ikonu otevřeme možnosti pro zarovnání více grafů vodorovně (vlevo, na střed, vpravo) nebo svisle (nahoru, střed nebo dolů). Tato volba je aktivní pouze tehdy, pokud jsou vybrány dva nebo více grafů (nebo jiných objektů).</text:p>
      <text:p text:style-name="Definition_20_Term">Přenést do popředí / O jednu vpřed / O jednu zpět / Odsunout do pozadí</text:p>
      <text:p text:style-name="Text_20_body_20_indent">Přesouvá grafy nebo jiné objekty před nebo za jiné objekty.</text:p>
      <text:p text:style-name="Definition_20_Term">Na popředí / Na pozadí</text:p>
      <text:p text:style-name="Text_20_body_20_indent">Umístí grafy nebo skupiny grafů do popředí nebo do pozadí. Objekty v pozadí jsou v aplikaci Calc za mřížkou buněk a může být obtížné je vybrat. Použijeme nástroj <text:span text:style-name="Strong_20_Emphasis">Vybrat</text:span> (ikona s šipkou) na nástrojové liště Kresba (obrázek <text:sequence-ref text:reference-format="value" text:ref-name="refFigure49">50</text:sequence-ref>) pro výběr těchto objektů.</text:p>
      <text:p text:style-name="Definition_20_Term">Styl čáry / Šířka čáry / Barva čáry</text:p>
      <text:p text:style-name="Text_20_body_20_indent">Formátuje vnější okraje grafů.</text:p>
      <text:p text:style-name="Definition_20_Term">Styl oblasti / výplň oblasti a barva výplně</text:p>
      <text:p text:style-name="Text_20_body_20_indent">Obarvení objektů jako jsou šipky, tvary a bubliny. U grafů použijeme možnosti výplně dostupné v režimu úprav.</text:p>
      <text:p text:style-name="Definition_20_Term">Styl šipky</text:p>
      <text:p text:style-name="Text_20_body_20_indent">Určuje vzhled čar šipek a čar. Nevztahuje se na blokové šipky znázorněné na obrázcích <text:sequence-ref text:reference-format="value" text:ref-name="refFigure49">50</text:sequence-ref><text:s/> a <text:sequence-ref text:reference-format="value" text:ref-name="refFigure50">51</text:sequence-ref>.</text:p>
      <text:p text:style-name="Definition_20_Term">Otočit</text:p>
      <text:p text:style-name="Text_20_body_20_indent">Otočí graf kolem základního bodu. Pokud je možnost vybrána, umístí kolem každého táhla v rohu grafu symbol pro otočení. Přesunem těchto táhel otočíme graf. Přesunem malého kruhu veprostřed grafu změníme základní bod. Přesunem táhel uprostřed mezi rohy grafu nakloníme graf nebo jiný objekt.</text:p>
      <text:p text:style-name="Definition_20_Term">Body</text:p>
      <text:p text:style-name="Text_20_body_20_indent">Mění tvar zakřivení objektů. Přesuneme body do tvaru křivek vytvořených pomocí nástroje <text:span text:style-name="Strong_20_Emphasis">Křivka</text:span> na nástrojové liště Kresba.</text:p>
      <text:p text:style-name="Definition_20_Term">Seskupit</text:p>
      <text:p text:style-name="Text_20_body_20_indent">Seskupí nebo zruší skupinu dvou nebo více objektů. Když jsou objekty seskupeny, je možné je přesouvat společně a lze na ně aplikovat globální změny. Zleva doprava jsou tyto čtyři ikony: <text:span text:style-name="Strong_20_Emphasis">Seskupit</text:span>, <text:span text:style-name="Strong_20_Emphasis">Upravit skupinu</text:span>, <text:span text:style-name="Strong_20_Emphasis">Opustit skupinu</text:span> a <text:span text:style-name="Strong_20_Emphasis">Zrušit skupinu</text:span>.</text:p>
      <text:h text:style-name="Heading_20_1" text:outline-level="1"><text:bookmark-start text:name="__RefHeading__23359_284948500"/><text:soft-page-break/>Kopírování, export a mazání grafů<text:bookmark-end text:name="__RefHeading__23359_284948500"/></text:h>
      <text:h text:style-name="Heading_20_2" text:outline-level="2"><text:bookmark-start text:name="__RefHeading___Toc18979_536864046"/><text:alphabetical-index-mark text:string-value="kopírování do stejného dokumentu" text:key1="grafy" text:key2="kopírování, export a mazání"/>Kopírování grafů do stejného dokumentu tabulky<text:bookmark-end text:name="__RefHeading___Toc18979_536864046"/></text:h>
      <text:p text:style-name="Text_20_body">Když graf kopírujeme, zachovává si propojení se zdrojovými daty, ze kterých vychází. Toto platí pouze ve stejném dokumentu. To tedy znamená, že změny ve zdrojových datech se projeví v grafu.</text:p>
      <text:p text:style-name="Text_20_body">Kopírování a vkládání grafu je snadné. Stačí jednou klepnout na graf, pak stisknout kombinaci kláves <text:span text:style-name="Keystroke">Ctrl + C</text:span> nebo klepneme pravým tlačítkem myši na graf a z místní nabídky zvolíme <text:span text:style-name="Strong_20_Emphasis">Kopírovat</text:span> nebo klepneme na ikonu <text:span text:style-name="Strong_20_Emphasis">Kopírovat</text:span> na Standardní nástrojové liště nebo zvolit <text:span text:style-name="Strong_20_Emphasis">Úpravy &gt; Kopírovat</text:span>. Pokud chceme vložit graf na požadované místo, stiskneme kombinaci kláves <text:span text:style-name="Keystroke">Ctrl + V</text:span> nebo klepneme pravým tlačítkem a z místní nabídky zvolíme <text:span text:style-name="Strong_20_Emphasis">Vložit</text:span> nebo klepneme na ikonu <text:span text:style-name="Strong_20_Emphasis">Vložit</text:span> na Standardní nástrojové liště nebo zvolíme <text:span text:style-name="Strong_20_Emphasis">Úpravy &gt; Vložit</text:span>.</text:p>
      <text:h text:style-name="Heading_20_2" text:outline-level="2"><text:bookmark-start text:name="__RefHeading___Toc18981_536864046"/><text:alphabetical-index-mark text:string-value="kopírování do jiného dokumentu" text:key1="grafy" text:key2="kopírování, export a mazání"/>Kopírování do jiného dokumentu LibreOffice<text:bookmark-end text:name="__RefHeading___Toc18981_536864046"/></text:h>
      <text:p text:style-name="Text_20_body">Pokud je graf zkopírován a vložen do jiného dokumentu LibreOffice, dojde ke ztrátě propojení k datům, na nichž je graf založen. Data jsou uchovávána v grafu a nazývají se tabulkou dat spíše než oblastí dat. Obrázek <text:sequence-ref text:reference-format="value" text:ref-name="refFigure55">56</text:sequence-ref><text:s/>ukazuje příklad jednoduché tabulky dat.</text:p>
      <text:list xml:id="list105160716196930" text:continue-list="list105161616352347" text:style-name="Heading_20_Note">
        <text:list-item>
          <text:p text:style-name="Heading_20_Note">Poznámka</text:p>
        </text:list-item>
      </text:list>
      <text:p text:style-name="Text_20_Note">Zkopírovaný graf propojuje nebo uchovává svá data, pouze pokud je vložen do dokumentu LibreOffice. Pokud chceme zachovat data nebo odkazy mimo LibreOffice, použijeme vkládání nebo propojení, jak je vysvětleno v kapitole 10, Propojení dat aplikace Calc.</text:p>
      <text:h text:style-name="Heading_20_3" text:outline-level="3"><text:bookmark-start text:name="__RefHeading___Toc37371_376987738"/>Zachování původních dat<text:bookmark-end text:name="__RefHeading___Toc37371_376987738"/></text:h>
      <text:p text:style-name="Text_20_body">Pokud je cílem použít původní data pro graf, zkopírujeme a vložíme graf do jiného dokumentu podle stejného postupu uvedeného výše. Není potřeba nic dalšího.</text:p>
      <text:h text:style-name="Heading_20_3" text:outline-level="3"><text:bookmark-start text:name="__RefHeading___Toc18983_536864046"/>Úprava původních dat<text:bookmark-end text:name="__RefHeading___Toc18983_536864046"/></text:h>
      <text:p text:style-name="Text_20_body">Pokud je třeba upravit původní data pro graf, postupujeme následovně:</text:p>
      <text:list xml:id="list105160815762495" text:continue-list="list105161602288241"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pravým tlačítkem myši na graf a vybereme <text:span text:style-name="Strong_20_Emphasis">Tabulka dat</text:span>. Tím otevřeme tabulku dat zobrazenou na obrázku <text:sequence-ref text:reference-format="value" text:ref-name="refFigure55">56</text:sequence-ref>.</text:p>
        </text:list-item>
      </text:list>
      <text:p text:style-name="Figure"><draw:frame draw:style-name="fr1" draw:name="Frame76" text:anchor-type="as-char" svg:width="4.9382in" draw:z-index="165"><draw:text-box fo:min-height="2.678in"><text:p text:style-name="Caption"><draw:frame draw:style-name="fr18" draw:name="Image113" text:anchor-type="paragraph" svg:width="4.9382in" style:rel-width="100%" svg:height="2.678in" style:rel-height="scale" draw:z-index="166"><draw:image xlink:href="Pictures/10000000000001DA000001016D1106FE01AEB999.png" xlink:type="simple" xlink:show="embed" xlink:actuate="onLoad" loext:mime-type="image/png"/></draw:frame>Obrázek <text:sequence text:ref-name="refFigure55" text:name="Figure" text:formula="ooow:Figure+1" style:num-format="1">56</text:sequence>: Tabulka dat při kopírování grafu do jiného dokumentu</text:p></draw:text-box></draw:frame></text:p>
      <text:list xml:id="list105161592202976" text:continue-numbering="true" text:style-name="Numbering_20_1">
        <text:list-item>
          <text:p text:style-name="Numbering_20_1">Upravíme data dle potřeby. Kromě změny čísla v datech můžeme pomocí voleb vkládat, přesouvat nebo mazat sloupce nebo řádky.</text:p>
        </text:list-item>
        <text:list-item>
          <text:p text:style-name="Numbering_20_1">Klepnutím na <text:span text:style-name="Strong_20_Emphasis">OK</text:span> okno zavřeme.</text:p>
        </text:list-item>
        <text:list-item>
          <text:p text:style-name="Numbering_20_1"><text:soft-page-break/>Pokud chceme režim úprav opustit, klepneme mimo graf.</text:p>
        </text:list-item>
      </text:list>
      <text:h text:style-name="Heading_20_3" text:outline-level="3"><text:bookmark-start text:name="__RefHeading___Toc18985_536864046"/>Přetažení náhradních dat<text:bookmark-end text:name="__RefHeading___Toc18985_536864046"/></text:h>
      <text:p text:style-name="Text_20_body">Pokud je graf stále v aplikaci Calc a nahrazená data jsou ve stejné tabulce, vybereme a přetáhneme nová data do grafu. Toto je popsáno v části „<text:bookmark-ref text:reference-format="text" text:ref-name="__RefHeading___Toc18949_536864046">Nahrazení dat přetažením</text:bookmark-ref>” na straně <text:bookmark-ref text:reference-format="page" text:ref-name="__RefHeading___Toc18949_536864046">23</text:bookmark-ref>.</text:p>
      <text:list xml:id="list105161748328877" text:continue-list="list105160716196930" text:style-name="Heading_20_Note">
        <text:list-item>
          <text:p text:style-name="Heading_20_Note">Poznámka</text:p>
        </text:list-item>
      </text:list>
      <text:p text:style-name="P41">Aplikace Calc neposkytuje přímý způsob, jak uložit nastavení grafu pro vytvoření dalšího grafu v LibreOffice. Zde jsou tři možnosti použití stejného nastavení grafu: 1) zkopírujeme a vložíme graf do jiného souboru; 2) uložíme soubor obsahující graf jako nový soubor; a 3) uložíme graf do šablony. V závislosti na použité metodě vytvoříme nový graf úpravou rozsahu dat nebo tabulky údajů.</text:p>
      <text:h text:style-name="Heading_20_2" text:outline-level="2"><text:bookmark-start text:name="__RefHeading___Toc37375_376987738"/><text:alphabetical-index-mark text:string-value="exportovat jako obrázek" text:key1="grafy" text:key2="kopírování, export a mazání"/>Export obrázků grafu<text:bookmark-end text:name="__RefHeading___Toc37375_376987738"/></text:h>
      <text:p text:style-name="Text_20_Body_20_List_20_Intro">Grafy je možné, pro použití v jiných dokumentech, exportovat v různých obrazových formátech. Typy souborů zahrnují BMP, EMF, EPS, GIF, JPEG, PDF, PNG, SVG, SVM, TIFF a WMF.</text:p>
      <text:p text:style-name="Text_20_Body_20_List_20_Intro">Při exportu grafu do formátu obrázku postupujeme následovně:</text:p>
      <text:list xml:id="list105160083806181" text:continue-list="list105161592202976" text:style-name="Numbering_20_1">
        <text:list-item text:start-value="1">
          <text:p text:style-name="Numbering_20_1">Klepneme jednou na graf a vybereme jej. Kolem grafu se zobrazí čtvercové úchyty výběru.</text:p>
        </text:list-item>
        <text:list-item>
          <text:p text:style-name="Numbering_20_1">Klepneme pravým tlačítkem myši na vybraný graf a z místní nabídky zvolíme <text:span text:style-name="Strong_20_Emphasis">Exportovat jako obrázek</text:span>. Tímto otevřeme dialogové okno Uložit jako obrázek.</text:p>
        </text:list-item>
        <text:list-item>
          <text:p text:style-name="Numbering_20_1">V dialogovém okně zadáme název grafického souboru, vybereme umístění pro uložení souboru a vybereme požadovaný grafický formát.</text:p>
        </text:list-item>
        <text:list-item>
          <text:p text:style-name="Numbering_20_1">Klepneme na tlačítko <text:span text:style-name="Strong_20_Emphasis">Uložit</text:span> a obrázek grafu bude exportován do zadaného umístění.</text:p>
        </text:list-item>
      </text:list>
      <text:h text:style-name="Heading_20_2" text:outline-level="2"><text:bookmark-start text:name="__RefHeading___Toc37377_376987738"/><text:alphabetical-index-mark text:string-value="mazání" text:key1="grafy" text:key2="kopírování, export a mazání"/><text:alphabetical-index-mark text:string-value="mazání" text:key1="grafy"/>Mazání grafů<text:bookmark-end text:name="__RefHeading___Toc37377_376987738"/></text:h>
      <text:p text:style-name="Text_20_body">Pokud chceme graf odstranit, klepneme na něj jednou a vybereme jej. Čtvercová táhla výběru se zobrazí na hranicích grafu. Potom stiskneme klávesu <text:span text:style-name="Keystroke">Delete</text:span>.</text:p>
      <text:h text:style-name="Heading_20_1" text:outline-level="1"><text:bookmark-start text:name="__RefHeading__38593_1127550272"/><text:alphabetical-index-mark text:string-value="galerie typů grafů"/>Galerie<text:alphabetical-index-mark text:string-value="typy grafů"/> typů grafů<text:bookmark-end text:name="__RefHeading__38593_1127550272"/></text:h>
      <text:p text:style-name="Text_20_body">I když lze data prezentovat pomocí různých grafů, zaměříme se na zobrazované informace v grafu a určíme, jaký typ grafu použít. V následujících částech jsou uvedeny příklady typů grafů, které aplikace Calc poskytuje, s poznámkami o použití každého z nich.</text:p>
      <text:h text:style-name="Heading_20_2" text:outline-level="2"><text:bookmark-start text:name="__RefHeading__23361_284948500"/><text:alphabetical-index-mark text:string-value="sloupcové grafy"/><text:alphabetical-index-mark text:string-value="sloupcový" text:key1="grafy" text:key2="Galerie"/>Sloupcové grafy<text:bookmark-end text:name="__RefHeading__23361_284948500"/></text:h>
      <text:p text:style-name="Text_20_body">Sloupcový graf zobrazuje svislé sloupce, přičemž výška každého sloupce je úměrná jeho hodnotě. Osa X zobrazuje kategorie a osa Y zobrazuje hodnotu pro každou z kategorií.</text:p>
      <text:p text:style-name="P17">Sloupcové grafy se běžně používají pro zobrazení dat, která ukazují vývoj v čase. Jsou dobré pro zobrazení relativně malého množství datových bodů. Je to výchozí typ grafu, který aplikace Calc nabízí, protože je jedním z nejužitečnějších a snadno pochopitelných. Pro větší časové řady by byl vhodnější čárový graf.</text:p>
      <text:p text:style-name="Figure"><text:soft-page-break/><draw:frame draw:style-name="fr4" draw:name="Frame54" text:anchor-type="as-char" svg:width="5.1535in" style:rel-width="77%" svg:height="3.0264in" style:rel-height="scale-min" draw:z-index="167"><draw:text-box><text:p text:style-name="Caption"><draw:frame draw:style-name="fr23" draw:name="Image71" text:anchor-type="paragraph" svg:x="0in" svg:y="0in" svg:width="5.122in" svg:height="2.7917in" draw:z-index="168"><draw:image xlink:href="Pictures/10000000000001D80000011E91B29BC559387AE0.png" xlink:type="simple" xlink:show="embed" xlink:actuate="onLoad" loext:mime-type="image/png"/></draw:frame>Obrázek <text:sequence text:ref-name="refFigure56" text:name="Figure" text:formula="ooow:Figure+1" style:num-format="1">57</text:sequence>: Dialogové okno Typ grafu – Sloupcový</text:p></draw:text-box></draw:frame></text:p>
      <text:p text:style-name="Text_20_body">Sloupcový graf má tři varianty s náhledem pro každou z nich, jak je znázorněno na obrázku <text:sequence-ref text:reference-format="value" text:ref-name="refFigure56">57</text:sequence-ref>. Po klepnutí na náhled se jeho okraje zvýrazní a název se zobrazí níže. 2D varianty jsou:</text:p>
      <text:p text:style-name="Definition_20_Term">Běžný</text:p>
      <text:p text:style-name="Text_20_body_20_indent">Zobrazuje všechny datové hodnoty patřící do dané kategorie vedle sebe. Hlavní důraz je kladen na jednotlivé absolutní hodnoty ve srovnání s každou jinou hodnotou.</text:p>
      <text:p text:style-name="Definition_20_Term">Skládaný</text:p>
      <text:p text:style-name="Text_20_body_20_indent">Zobrazuje datové hodnoty kategorií nad sebou. Hlavním zaměřením je celková hodnota kategorie a individuální přínos každé hodnoty v kategorii.</text:p>
      <text:p text:style-name="Definition_20_Term">Skládaný (procenta)</text:p>
      <text:p text:style-name="Text_20_body_20_indent">Zobrazuje relativní procento každé datové hodnoty s ohledem na součet její kategorie. Hlavní zaměření je relativní příspěvek každé hodnoty k celkovému součtu kategorie. (Na rozdíl od náhledu na obrázku <text:sequence-ref text:reference-format="value" text:ref-name="refFigure56">57</text:sequence-ref> nejsou hodnoty naskládány vedle sebe.)</text:p>
      <text:p text:style-name="Text_20_body">Další možnosti vytváření sloupcových grafů jsou:</text:p>
      <text:p text:style-name="Definition_20_Term">3D vzhled</text:p>
      <text:p text:style-name="Text_20_body_20_indent">Pokud je toto pole zaškrtnuto, budou v rozevíracím seznamu k dispozici dvě možnosti:</text:p>
      <text:list xml:id="list105160523484130" text:continue-list="list105160167916409" text:style-name="List_20_2">
        <text:list-item>
          <text:p text:style-name="List_20_2"><text:span text:style-name="Strong_20_Emphasis">Realistický</text:span> – snaží se dát nejlepší 3D vzhled.</text:p>
        </text:list-item>
        <text:list-item>
          <text:p text:style-name="List_20_2"><text:span text:style-name="Strong_20_Emphasis">Jednoduchý</text:span> – snaží se napodobit zobrazení grafu jiných produktů.</text:p>
        </text:list-item>
      </text:list>
      <text:p text:style-name="P64">Pokud zaškrtneme pole <text:span text:style-name="Strong_20_Emphasis">3D vzhled</text:span>, zobrazí se čtvrtá varianta nazvaná <text:span text:style-name="Strong_20_Emphasis">Prostorový</text:span>. Tento typ grafu ukazuje hodnoty dat každé kategorie seřazené jedna za druhou.</text:p>
      <text:p text:style-name="Definition_20_Term">Tvar</text:p>
      <text:p text:style-name="Text_20_body_20_indent">Nabízí možnosti pro tvar sloupců ve 3D grafech. Na výběr jsou: <text:span text:style-name="Strong_20_Emphasis">Kvádr</text:span>, <text:span text:style-name="Strong_20_Emphasis">Válec</text:span>, <text:span text:style-name="Strong_20_Emphasis">Kužel</text:span> a <text:span text:style-name="Strong_20_Emphasis">Jehlan</text:span>.</text:p>
      <text:h text:style-name="Heading_20_2" text:outline-level="2"><text:bookmark-start text:name="__RefHeading__23363_284948500"/><text:alphabetical-index-mark text:string-value="řádkové grafy"/><text:alphabetical-index-mark text:string-value="řádkový" text:key1="grafy" text:key2="Galerie"/>Řádkové grafy<text:bookmark-end text:name="__RefHeading__23363_284948500"/></text:h>
      <text:p text:style-name="Text_20_body">Řádkový graf je jako sloupcový graf, který je otočený o 90 stupňů. Tento graf zobrazuje vodorovné pruhy na místo svislých sloupců. Na rozdíl od některých jiných typů grafů je osa Y vodorovná a osa X je svislá. Dialogové okno Typ grafu pro sloupcový graf je v podstatě stejné jako pro sloupcový graf, jak je popsáno výše.</text:p>
      <text:p text:style-name="Text_20_body">Sloupcové grafy mohou mít okamžitý vizuální dopad, když čas není důležitým faktorem – například při porovnání popularity několika produktů na trhu. Řádkové grafy mohou být upřednostňovány před sloupcovými grafy, pokud jsou názvy kategorií dlouhé nebo existuje-li významný počet kategorií.<text:soft-page-break/></text:p>
      <text:p text:style-name="Text_20_Body_20_List_20_Intro">Příkladech na obrázku <text:sequence-ref text:reference-format="value" text:ref-name="refFigure57">58</text:sequence-ref><text:s/>:</text:p>
      <text:list xml:id="list105161366668094" text:continue-list="list105161588392463" text:style-name="List_20_1">
        <text:list-item>
          <text:p text:style-name="P88">Pokud chceme vytvořit první graf po použití Průvodce grafem, zvolíme <text:span text:style-name="Strong_20_Emphasis">Vložit &gt; Mřížky</text:span>, odznačíme <text:span text:style-name="Strong_20_Emphasis">osu Y</text:span> a vybereme <text:span text:style-name="Strong_20_Emphasis">Vložit &gt; Přímky střední hodnoty</text:span>. Klepneme pravým tlačítkem na každou přímku střední hodnoty a zvolíme <text:span text:style-name="Strong_20_Emphasis">Formát přímky střední hodnoty</text:span> pro zvětšení šířky čar. Pomocí nástrojové lišty Kresba vytvoříme obdélníky, které pokryjí přímky střední hodnoty v legendě. Klepneme pravým tlačítkem myši a vybereme <text:span text:style-name="Strong_20_Emphasis">Čára</text:span> a potom <text:span text:style-name="Strong_20_Emphasis">Oblast</text:span>, abychom je obarvili na bílo.</text:p>
        </text:list-item>
        <text:list-item text:style-override="OOoBullets_20_1">
          <text:p text:style-name="P86">Druhý graf je 3D graf vytvořený s jednoduchým ohraničením a ve tvaru válce. Plocha grafu je otočena (popsáno v části „<text:bookmark-ref text:reference-format="text" text:ref-name="__RefHeading___Toc18963_536864046">Otočení a perspektiva</text:bookmark-ref>" na straně <text:bookmark-ref text:reference-format="page" text:ref-name="__RefHeading___Toc18963_536864046">44</text:bookmark-ref>).</text:p>
        </text:list-item>
        <text:list-item text:style-override="OOoBullets_20_1">
          <text:p text:style-name="P86">Ve třetím grafu je vynechána legenda, která je nahrazena popisky se jmény společnosti na ose Y. Zatímco první dva grafy považují data za samostatné datové řady, v tomto grafu jsou data považována za jednu datovou řadu, aby bylo možné označit kategorii pro osu X. Spíše než barvy se pro pruhy použije barevný vzor vodorovného šrafování.</text:p>
        </text:list-item>
      </text:list>
      <text:p text:style-name="Figure"><draw:frame draw:style-name="fr1" draw:name="Frame21" text:anchor-type="as-char" svg:width="6.6453in" draw:z-index="16"><draw:text-box fo:min-height="2.0201in"><text:p text:style-name="Caption"><draw:frame draw:style-name="fr17" draw:name="Image120" text:anchor-type="paragraph" svg:width="6.6453in" style:rel-width="100%" svg:height="2.0201in" style:rel-height="scale" draw:z-index="34"><draw:image xlink:href="Pictures/100002010000027E000000C2FA5B289DD9340B88.png" xlink:type="simple" xlink:show="embed" xlink:actuate="onLoad" loext:mime-type="image/png"/></draw:frame>Obrázek <text:sequence text:ref-name="refFigure57" text:name="Figure" text:formula="ooow:Figure+1" style:num-format="1">58</text:sequence>: Příklady řádkových grafů</text:p></draw:text-box></draw:frame></text:p>
      <text:h text:style-name="Heading_20_2" text:outline-level="2"><text:bookmark-start text:name="__RefHeading__23365_284948500"/><text:alphabetical-index-mark text:string-value="výsečové grafy"/><text:alphabetical-index-mark text:string-value="výsečový" text:key1="grafy" text:key2="Galerie"/>Výsečové grafy<text:bookmark-end text:name="__RefHeading__23365_284948500"/></text:h>
      <text:p text:style-name="Text_20_body">Výsečový graf zobrazuje hodnoty části kruhu. Plocha každé části je úměrná její hodnotě.</text:p>
      <text:p text:style-name="Text_20_body">Výsečové grafy jsou vynikající pro porovnání proporcí – například srovnání výdajů oddělení. Tyto grafy umí dobře pracovat s menším počtem hodnot, asi až do půl tuctu. Pokud chceme zobrazit více hodnot, vizuální efekt se začíná ztrácet.</text:p>
      <text:p text:style-name="Figure"><draw:frame draw:style-name="fr1" draw:name="Frame34" text:anchor-type="as-char" svg:width="5in" draw:z-index="35"><draw:text-box fo:min-height="2.302in"><text:p text:style-name="Caption"><draw:frame draw:style-name="fr18" draw:name="Image35" text:anchor-type="paragraph" svg:width="5in" style:rel-width="100%" svg:height="2.2283in" style:rel-height="scale" draw:z-index="36"><draw:image xlink:href="Pictures/10000000000001E0000000DDC810CCFC0D97E15D.png" xlink:type="simple" xlink:show="embed" xlink:actuate="onLoad" loext:mime-type="image/png"/></draw:frame>Obrázek <text:sequence text:ref-name="refFigure58" text:name="Figure" text:formula="ooow:Figure+1" style:num-format="1">59</text:sequence>: Dialogové okno Typ grafu – Výsečový</text:p></draw:text-box></draw:frame></text:p>
      <text:p text:style-name="P55"><text:soft-page-break/>Varianty výsečového grafu jsou zobrazeny na obrázku <text:sequence-ref text:reference-format="value" text:ref-name="refFigure58">59</text:sequence-ref>:</text:p>
      <text:p text:style-name="Definition_20_Term">Běžný</text:p>
      <text:p text:style-name="Text_20_body_20_indent">Zobrazuje hodnoty jako části celého koláče s možností oddělení jednotlivých výsečí. Klepnutím na vnější okraj výseče ji oddělíme od zbývajícího koláče nebo ji k němu připojíme zpět.</text:p>
      <text:p text:style-name="Definition_20_Term">Rozložený výsečový</text:p>
      <text:p text:style-name="Text_20_body_20_indent">Zobrazuje všechny výseče oddělené od sebe. Klepnutím a tažením libovolné výseče ji přesuneme podél kruhové linie ze středu výseče.</text:p>
      <text:p text:style-name="Definition_20_Term">Prstencový</text:p>
      <text:p text:style-name="Text_20_body_20_indent">Zobrazuje více datových řad. Každá datová řada je zobrazena jako jeden prstencový tvar s otvorem uvnitř, kde může být zobrazena další datová řada. Klepnutím a tažením vnější výseče ji přesuneme podél kruhové linie ze středu prstence.</text:p>
      <text:p text:style-name="Definition_20_Term">Rozložený prstencový</text:p>
      <text:p text:style-name="Text_20_body_20_indent">Zobrazuje výseče oddělené od zbývající části prstence. Klepnutím a tažením vnější výseče ji přesuneme podél kruhové linie ze středu.</text:p>
      <text:p text:style-name="Text_20_body">Průvodce grafem na začátku odhaduje, jak by měla být data v grafu prezentována. Na stránkách Oblast dat a Datové řady v průvodci nebo pomocí dialogového okna Oblasti dat máme možnost upravit způsob prezentace dat.</text:p>
      <text:p text:style-name="Text_20_body">S výsečovým grafem můžeme dělat některé zajímavé věci, zejména pokud se z něj stane 3D graf. Může být nakloněn, doplněn stíny a obecně proměněn v umělecké dílo. Nesmíme to však přehnat, aby se neztratila vypovídací schopnost grafu. Také buďme opatrní, aby naklonění nenarušilo relativní velikosti segmentů.</text:p>
      <text:p text:style-name="Text_20_body">V Průvodci grafem si můžeme vybrat variantu rozloženého výsečového grafu, ale tato volba rozloží všechny části (na rozdíl od náhledu zobrazeného na obrázku <text:sequence-ref text:reference-format="value" text:ref-name="refFigure58">59</text:sequence-ref>). Pokud je cílem zdůraznit pouze jednu výseč, oddělíme výseč pomocí zvýraznění a přetažením ze skupiny. Poté bude možná nutné zvětšit plochu grafu, aby se obnovila původní velikost výsečí.</text:p>
      <text:p text:style-name="Figure"><draw:frame draw:style-name="fr1" draw:name="Frame71" text:anchor-type="as-char" svg:width="6.6866in" draw:z-index="169"><draw:text-box fo:min-height="2.2134in"><text:p text:style-name="Caption"><draw:frame draw:style-name="fr17" draw:name="Image80" text:anchor-type="paragraph" svg:width="6.6866in" style:rel-width="100%" svg:height="1.9575in" style:rel-height="scale" draw:z-index="170"><draw:image xlink:href="Pictures/1000020100000282000000BC87E69AF813EDC60A.png" xlink:type="simple" xlink:show="embed" xlink:actuate="onLoad" loext:mime-type="image/png"/></draw:frame>Obrázek <text:sequence text:ref-name="refFigure59" text:name="Figure" text:formula="ooow:Figure+1" style:num-format="1">60</text:sequence>: Příklady výsečového grafu</text:p></draw:text-box></draw:frame></text:p>
      <text:p text:style-name="Text_20_Body_20_List_20_Intro">Efekty zobrazené na obrázku <text:sequence-ref text:reference-format="value" text:ref-name="refFigure59">60</text:sequence-ref><text:s/> jsou vysvětleny níže.</text:p>
      <text:p text:style-name="Definition_20_Term">2D výsečový graf s jednou oddělenou výsečí</text:p>
      <text:p text:style-name="Text_20_body_20_indent">Zvolíme <text:span text:style-name="Strong_20_Emphasis">Vložit &gt; Legenda</text:span> a zrušíme označení pole <text:span text:style-name="Strong_20_Emphasis">Zobrazit legendu</text:span>. Zvolíme <text:span text:style-name="Strong_20_Emphasis">Vložit &gt; Popisky dat</text:span>. Označíme volby <text:span text:style-name="Strong_20_Emphasis">Zobrazit hodnotu jako číslo</text:span> a také <text:span text:style-name="Strong_20_Emphasis">Zobrazit kategorii</text:span>. Klepneme na hranu výseče (výseč bude zvýrazněna čtverečky) a přetáhneme ji od zbytku výsečí. Velikost sekcí se zmenší. V případě potřeby zvýrazníme stěnu grafu a tažením za roh zvětšíme velikost.</text:p>
      <text:p text:style-name="Definition_20_Term">3D rozložený výsečový graf s realistickým schématem a různými efekty výplně</text:p>
      <text:p text:style-name="Text_20_body_20_indent">Přejdeme do <text:span text:style-name="Strong_20_Emphasis">Formát &gt; Typ grafu</text:span> a vybereme <text:span text:style-name="Strong_20_Emphasis">3D vzhled</text:span>. Přejdeme do <text:span text:style-name="Strong_20_Emphasis">Vložit &gt; Popisky dat</text:span> a označíme volbu <text:span text:style-name="Strong_20_Emphasis">Zobrazit hodnotu jako procento</text:span>. Poté pečlivě vybereme každou části tak, aby byl zvýrazněn drátový model. Klepneme pravým tlačítkem myši a v dialogovém okně Datový bod vybereme <text:span text:style-name="Strong_20_Emphasis">Formát datového bodu</text:span>. Zvolíme kartu <text:span text:style-name="Emphasis">Oblast</text:span>. Ilustrace na obrázku <text:sequence-ref text:reference-format="value" text:ref-name="refFigure59">60</text:sequence-ref><text:s/> zobrazuje jednu část formátovanou pomocí rastru, druhou s kruhovým přechodem, třetí s 50 % průhledností a čtvrtou se vzorem.</text:p>
      <text:p text:style-name="P17"><text:soft-page-break/>Prstencový graf a jeho varianta rozložený prstencový graf, znázorněné na obrázku <text:sequence-ref text:reference-format="value" text:ref-name="refFigure60">61</text:sequence-ref>, se používají pro zobrazení dvou souvisejících informací, například dvouletých finančních údajů. Tato varianta může být pro srovnání číselných údajů zavádějící, protože vnitřní kruhy jsou menší. Pro větší rozmanitost použijeme 3D vzhled.</text:p>
      <text:p text:style-name="Figure"><draw:frame draw:style-name="fr3" draw:name="Frame30" text:anchor-type="as-char" svg:width="5.9055in" draw:z-index="171"><draw:text-box fo:min-height="2.5839in"><text:p text:style-name="P43"><draw:frame draw:style-name="fr20" draw:name="graphics34" text:anchor-type="paragraph" svg:width="5.9055in" svg:height="2.311in" draw:z-index="172"><draw:image xlink:href="Pictures/1000020100000277000000F7E7973BDBB542FE7F.png" xlink:type="simple" xlink:show="embed" xlink:actuate="onLoad" loext:mime-type="image/png"/></draw:frame></text:p><text:p text:style-name="Caption">Obrázek <text:sequence text:ref-name="refFigure60" text:name="Figure" text:formula="ooow:Figure+1" style:num-format="1">61</text:sequence>: Příklady prstencového grafu</text:p></draw:text-box></draw:frame></text:p>
      <text:h text:style-name="Heading_20_2" text:outline-level="2"><text:bookmark-start text:name="__RefHeading__23367_284948500"/><text:alphabetical-index-mark text:string-value="plošné grafy"/><text:alphabetical-index-mark text:string-value="plošný" text:key1="grafy" text:key2="Galerie"/>Plošné grafy<text:bookmark-end text:name="__RefHeading__23367_284948500"/></text:h>
      <text:p text:style-name="Text_20_body">Stejně jako čárový nebo sloupcový graf zobrazuje i plošný graf hodnoty jako body na ose Y a kategorie na ose X. Hodnoty Y každé datové řady jsou spojeny čarami a oblasti pod čarami jsou barevné.</text:p>
      <text:p text:style-name="Text_20_body">Plošné grafy zdůrazňují objem změn z jedné kategorie do druhé. Mají větší vizuální dopad než čárové grafy, ale použitá data budou odlišná.</text:p>
      <text:p text:style-name="Figure"><draw:frame draw:style-name="fr2" draw:name="Frame47" text:anchor-type="as-char" svg:width="5.2008in" draw:z-index="173"><draw:text-box fo:min-height="1.7374in"><text:p text:style-name="Caption"><draw:frame draw:style-name="fr35" draw:name="Object3" text:anchor-type="paragraph" svg:width="5.2008in" style:rel-width="100%" svg:height="1.4807in" style:rel-height="scale" draw:z-index="174"><draw:object xlink:href="./Object 2" xlink:type="simple" xlink:show="embed" xlink:actuate="onLoad"/><draw:image xlink:href="./ObjectReplacements/Object 2" xlink:type="simple" xlink:show="embed" xlink:actuate="onLoad"/><svg:desc>Objekt OLE</svg:desc></draw:frame>Obrázek <text:sequence text:ref-name="refFigure61" text:name="Figure" text:formula="ooow:Figure+1" style:num-format="1">62</text:sequence>: Dialogové okno Typ grafu – 2D a 3D plošný graf</text:p></draw:text-box></draw:frame></text:p>
      <text:p text:style-name="Text_20_body">Varianty plošných grafů, zobrazené na obrázku <text:sequence-ref text:reference-format="value" text:ref-name="refFigure61">62</text:sequence-ref>, jsou:</text:p>
      <text:p text:style-name="Definition_20_Term">Běžný</text:p>
      <text:p text:style-name="Text_20_body_20_indent">Vykreslí všechna data jako absolutní hodnoty Y. Nejprve vykresli oblast poslední datové řady v oblasti dat, potom předposlední atd. Nakonec je nad ostatními daty nakreslena první datová řada. Vyšší hodnoty v první datové řadě tak skryjí nižší hodnoty v dalších datových řadách.</text:p>
      <text:p text:style-name="Definition_20_Term">Prostorový</text:p>
      <text:p text:style-name="Text_20_body_20_indent">Pokud je vybrána varianta <text:span text:style-name="Strong_20_Emphasis">3D vzhled</text:span>, zobrazuje se první datová řada vpředu a další datové řady jsou za ní.</text:p>
      <text:p text:style-name="Definition_20_Term">Skládaný</text:p>
      <text:p text:style-name="Text_20_body_20_indent">Skládaný typ plošného grafu kumuluje hodnoty jednu na druhou. Tím je zajištěno, že jsou viditelné všechny hodnoty a žádná množina dat není skrytá jinou množinou dat. Hodnoty Y však již nepředstavují absolutní hodnoty, s výjimkou první datové řady, která je zobrazena ve spodní části skládaných oblastí.</text:p>
      <text:p text:style-name="Definition_20_Term">Skládaný (procenta)</text:p>
      <text:p text:style-name="Text_20_body_20_indent">Hodnoty kumulativně skládané na sobě a upravené v měřítku podle procentuálního zastoupení ze součtu kategorie.</text:p>
      <text:p text:style-name="Figure"><text:soft-page-break/><draw:frame draw:style-name="fr1" draw:name="Frame69" text:anchor-type="as-char" svg:width="6.6953in" draw:z-index="175"><draw:text-box fo:min-height="2.0264in"><text:p text:style-name="Caption"><draw:frame draw:style-name="fr17" draw:name="Image73" text:anchor-type="paragraph" svg:width="6.6953in" style:rel-width="100%" svg:height="2.0264in" style:rel-height="scale" draw:z-index="176"><draw:image xlink:href="Pictures/10000200000002E7000000E14E28E67BF3C3E147.gif" xlink:type="simple" xlink:show="embed" xlink:actuate="onLoad" loext:mime-type="image/gif"/></draw:frame>Obrázek <text:sequence text:ref-name="refFigure62" text:name="Figure" text:formula="ooow:Figure+1" style:num-format="1">63</text:sequence>: Příklady plošných grafů</text:p></draw:text-box></draw:frame></text:p>
      <text:h text:style-name="Heading_20_3" text:outline-level="3"><text:bookmark-start text:name="__RefHeading___Toc12336_3286614320"/>Běžné plošné grafy<text:bookmark-end text:name="__RefHeading___Toc12336_3286614320"/></text:h>
      <text:p text:style-name="Text_20_body">Plošné grafy může být někdy obtížné vytvořit. Užitečné může být použití hodnot průhlednosti. Pokud chceme vytvořit grafy na obrázku <text:sequence-ref text:reference-format="value" text:ref-name="refFigure62">63</text:sequence-ref>, nejprve nastavíme základní graf pomocí Průvodce grafy. Graf vlevo ukazuje výsledek. Kvůli překrývání dat jsou některá skrytá za první datovou řadou. To pravděpodobně není žádoucí. Další příklady jsou lepším řešením.</text:p>
      <text:p text:style-name="Text_20_Body_20_List_20_Intro">Vytvoření prostředního grafu:</text:p>
      <text:p text:style-name="Text_20_body_20_indent">Po zrušení výběru mřížky osy Y postupně klepneme pravým tlačítkem myši na každou datovou řadu a vybereme <text:span text:style-name="Strong_20_Emphasis">Formát datové řady</text:span>. Na kartě <text:span text:style-name="Emphasis">Průhlednost</text:span> nastavíme hodnotu Průhlednost na 50 %. Průhlednost usnadňuje vidět data skrytá za první datovou řadou.</text:p>
      <text:p text:style-name="Text_20_Body_20_List_20_Intro">Postup vytvoření grafu vpravo:</text:p>
      <text:p text:style-name="Text_20_body_20_indent">Po provedení výše uvedených kroků klepneme pravým tlačítkem myši a vybereme <text:span text:style-name="Strong_20_Emphasis">Typ graf</text:span>. Vybereme volbu <text:span text:style-name="Strong_20_Emphasis">3D vzhled</text:span> a z rozevíracího seznamu vybereme <text:span text:style-name="Strong_20_Emphasis">Realistický</text:span>. Oblast grafu otočíme pomocí dialogového okna 3D pohled. Místo legendy použijeme popisky na ose Z.</text:p>
      <text:h text:style-name="Heading_20_3" text:outline-level="3"><text:bookmark-start text:name="__RefHeading___Toc12338_3286614320"/>Skládané plošné grafy<text:bookmark-end text:name="__RefHeading___Toc12338_3286614320"/></text:h>
      <text:p text:style-name="Text_20_body">Dalšími způsoby vizualizace stejných datových řad jsou skládaný plošný graf a procentuální skládaný plošný graf (obrázek <text:sequence-ref text:reference-format="value" text:ref-name="refFigure63">64</text:sequence-ref>). V prvním příkladu je každý bod v datové řadě přidán do další datové řady, aby se zobrazila celková plocha. Druhý příklad ukazuje procentuální skládaný graf, zobrazující každou hodnotu v řadě jako procento z celku.</text:p>
      <text:p text:style-name="Figure"><draw:frame draw:style-name="fr1" draw:name="Frame64" text:anchor-type="as-char" svg:width="4.7244in" draw:z-index="177"><draw:text-box fo:min-height="2.1835in"><text:p text:style-name="Caption"><draw:frame draw:style-name="fr17" draw:name="Image57" text:anchor-type="paragraph" svg:width="4.7244in" style:rel-width="100%" svg:height="2.1835in" style:rel-height="scale" draw:z-index="178"><draw:image xlink:href="Pictures/10000201000002460000010DC4F4B08C38B1E0CD.png" xlink:type="simple" xlink:show="embed" xlink:actuate="onLoad" loext:mime-type="image/png"/></draw:frame>Obrázek <text:sequence text:ref-name="refFigure63" text:name="Figure" text:formula="ooow:Figure+1" style:num-format="1">64</text:sequence>: Skládané grafy a procentuální skladné grafy</text:p></draw:text-box></draw:frame></text:p>
      <text:h text:style-name="Heading_20_2" text:outline-level="2"><text:bookmark-start text:name="__RefHeading__23369_284948500"/><text:alphabetical-index-mark text:string-value="čára" text:key1="grafy" text:key2="Galerie"/><text:alphabetical-index-mark text:string-value="čárové grafy"/>Čárové grafy<text:bookmark-end text:name="__RefHeading__23369_284948500"/></text:h>
      <text:p text:style-name="Text_20_body">Čárový graf je užitečný pro zobrazení trendů nebo změn v čase, pokud chceme zdůraznit kontinuitu. Hodnoty jsou zobrazeny jako body na ose Y a kategorie jsou zobrazeny na ose X – často se jedná o data časových řad. Hodnoty Y každé datové řady mohou být spojeny čarou.</text:p>
      <text:list xml:id="list105161859448165" text:continue-list="list105161748328877" text:style-name="Heading_20_Note">
        <text:list-item>
          <text:p text:style-name="Heading_20_Note"><text:soft-page-break/>Poznámka</text:p>
        </text:list-item>
      </text:list>
      <text:p text:style-name="Text_20_Note">Rozdíl mezi čárovými grafy, popsaný v této části, a XY (bodovými) grafy, popsanými v následující části, je tento: čárové grafy zobrazují kategorie podél osy X, zatímco XY (bodové) grafy zobrazují hodnoty podél osy X.</text:p>
      <text:p text:style-name="Text_20_body">Jak je znázorněno na obrázku <text:sequence-ref text:reference-format="value" text:ref-name="refFigure64">65</text:sequence-ref>, jsou k dispozici 4 varianty:</text:p>
      <text:p text:style-name="Definition_20_Term">Pouze body</text:p>
      <text:p text:style-name="Text_20_body_20_indent">Vykreslí pouze body.</text:p>
      <text:p text:style-name="Definition_20_Term">Body a čáry</text:p>
      <text:p text:style-name="Text_20_body_20_indent">Vykreslí body a spojí body stejné datové řady přímkou.</text:p>
      <text:p text:style-name="Definition_20_Term">Pouze čáry</text:p>
      <text:p text:style-name="Text_20_body_20_indent"><text:s/>Vykreslí pouze čáry.</text:p>
      <text:p text:style-name="Definition_20_Term">3D čáry</text:p>
      <text:p text:style-name="Text_20_body_20_indent"><text:s/>Spojuje body stejné datové řady pomocí 3D čáry.</text:p>
      <text:p text:style-name="Figure"><draw:frame draw:style-name="fr1" draw:name="Frame24" text:anchor-type="as-char" svg:width="4.9791in" draw:z-index="179"><draw:text-box fo:min-height="2.8602in"><text:p text:style-name="Caption"><draw:frame draw:style-name="fr23" draw:name="Image49" text:anchor-type="paragraph" svg:x="0in" svg:y="0in" svg:width="4.7681in" svg:height="2.6492in" draw:z-index="180"><draw:image xlink:href="Pictures/10000000000001DE00000104FA45AD777E37C763.png" xlink:type="simple" xlink:show="embed" xlink:actuate="onLoad" loext:mime-type="image/png"/></draw:frame>Obrázek <text:sequence text:ref-name="refFigure64" text:name="Figure" text:formula="ooow:Figure+1" style:num-format="1">65</text:sequence>: Dialogové okno Typ grafu – Čárový</text:p></draw:text-box></draw:frame></text:p>
      <text:p text:style-name="Text_20_body">Pokud je vybrána volba <text:span text:style-name="Strong_20_Emphasis">Skládaná řada</text:span>, zobrazují se kumulativní hodnoty Y nad sebou. Možnosti jsou:</text:p>
      <text:list xml:id="list105160204717188" text:continue-list="list105161366668094" text:style-name="OOoBullets_20_1">
        <text:list-item>
          <text:p text:style-name="P86"><text:span text:style-name="Strong_20_Emphasis">Nahoře</text:span> – umístí hodnotu každé datové řady nad ostatní. Hodnoty Y již nepředstavují absolutní hodnoty, s výjimkou první datové řady, která je zobrazena ve spodní části grafu. Toto je výchozí nastavení.</text:p>
        </text:list-item>
        <text:list-item text:style-override="List_20_1">
          <text:p text:style-name="List_20_1"><text:span text:style-name="Strong_20_Emphasis">Procento</text:span> – upraví hodnoty Y v měřítku podle procentuálního zastoupení ze součtu kategorie.</text:p>
        </text:list-item>
      </text:list>
      <text:p text:style-name="Text_20_body">Rozevírací seznam <text:span text:style-name="Emphasis">Typ čáry</text:span> má tři možnosti, které určují způsob připojení datových bodů:</text:p>
      <text:p text:style-name="Definition_20_Term">Přímé</text:p>
      <text:p text:style-name="Text_20_body_20_indent">Nakreslí přímky mezi body.</text:p>
      <text:p text:style-name="Definition_20_Term">Vyhlazené</text:p>
      <text:p text:style-name="Text_20_body_20_indent">Spojuje body křivkami namísto čarami. Pokud je tato možnost vybrána, klepnutím na tlačítko <text:span text:style-name="Strong_20_Emphasis">Vlastnosti</text:span> otevřeme dialogové okno Vyhlazené spojnice (obrázek <text:sequence-ref text:reference-format="value" text:ref-name="refFigure65">66</text:sequence-ref>) a dále určíme křivky.</text:p>
      <text:p text:style-name="Figure"><text:soft-page-break/><draw:frame draw:style-name="fr1" draw:name="Frame40" text:anchor-type="as-char" svg:width="3.0008in" draw:z-index="181"><draw:text-box fo:min-height="1.9472in"><text:p text:style-name="Caption"><draw:frame draw:style-name="fr22" draw:name="Image41" text:anchor-type="paragraph" svg:width="2.9689in" svg:height="1.7717in" draw:z-index="182"><draw:image xlink:href="Pictures/1000000000000127000000B3F8B9C5ED71D05336.png" xlink:type="simple" xlink:show="embed" xlink:actuate="onLoad" loext:mime-type="image/png"/></draw:frame>Obrázek <text:sequence text:ref-name="refFigure65" text:name="Figure" text:formula="ooow:Figure+1" style:num-format="1">66</text:sequence>: Dialogové okno Vyhlazené spojnice</text:p></draw:text-box></draw:frame></text:p>
      <text:p text:style-name="Text_20_body_20_indent">Pro vyhlazené spojnice existují dva typy čar: <text:span text:style-name="Strong_20_Emphasis">Kubický splajn</text:span> nebo <text:span text:style-name="Strong_20_Emphasis">B-splajn</text:span>. Jedná se o matematické modely, které spojují segmenty polynomů a zobrazují křivky. U čar typu B-splajn existuje možnost nastavení stupně polynomů. Pro plynulejší křivky vybereme vyšší rozlišení.</text:p>
      <text:p text:style-name="Definition_20_Term">Stupňové</text:p>
      <text:p text:style-name="Text_20_body_20_indent">Spojuje body pouze vodorovnými nebo svislými čarami. Klepnutím na tlačítko <text:span text:style-name="Strong_20_Emphasis">Vlastnosti</text:span> dále specifikujeme formát čar (obrázek <text:sequence-ref text:reference-format="value" text:ref-name="refFigure66">67</text:sequence-ref>). Možnosti jsou samovysvětlující.</text:p>
      <text:p text:style-name="Figure"><draw:frame draw:style-name="fr1" draw:name="Frame41" text:anchor-type="as-char" svg:width="4.5835in" draw:z-index="183"><draw:text-box fo:min-height="1.9583in"><text:p text:style-name="Caption"><draw:frame draw:style-name="fr17" draw:name="Image43" text:anchor-type="paragraph" svg:width="4.5835in" style:rel-width="100%" svg:height="1.9583in" style:rel-height="scale" draw:z-index="184"><draw:image xlink:href="Pictures/10000000000001B8000000BC9E3282C2FDB7EB00.png" xlink:type="simple" xlink:show="embed" xlink:actuate="onLoad" loext:mime-type="image/png"/></draw:frame>Obrázek <text:sequence text:ref-name="refFigure66" text:name="Figure" text:formula="ooow:Figure+1" style:num-format="1">67</text:sequence>: Dialogové okno Stupňové spojnice</text:p></draw:text-box></draw:frame></text:p>
      <text:p text:style-name="Text_20_body">Co dělat se spojnicemi: můžeme je zahustit, vyhladit kontury, použít pouze body nebo je vytvářet ve 3D. 3D spojnice však mohou diváka zmást, takže tlustší čáry často fungují lépe. Obrázek <text:sequence-ref text:reference-format="value" text:ref-name="refFigure67">68</text:sequence-ref><text:s/> ukazuje několik příkladů čárových grafů.</text:p>
      <text:p text:style-name="Figure"><draw:frame draw:style-name="fr1" draw:name="Frame23" text:anchor-type="as-char" svg:width="5.9055in" draw:z-index="185"><draw:text-box fo:min-height="2.0008in"><text:p text:style-name="Caption"><draw:frame draw:style-name="fr17" draw:name="Image51" text:anchor-type="paragraph" svg:width="5.9055in" style:rel-width="100%" svg:height="2.0008in" style:rel-height="scale" draw:z-index="186"><draw:image xlink:href="Pictures/100002010000030E000001097581339F1D46C747.png" xlink:type="simple" xlink:show="embed" xlink:actuate="onLoad" loext:mime-type="image/png"/></draw:frame>Obrázek <text:sequence text:ref-name="refFigure67" text:name="Figure" text:formula="ooow:Figure+1" style:num-format="1">68</text:sequence>: Příklady čárových grafů</text:p></draw:text-box></draw:frame></text:p>
      <text:h text:style-name="P79" text:outline-level="2"><text:bookmark-start text:name="__RefHeading__23371_284948500"/><text:soft-page-break/><text:alphabetical-index-mark text:string-value="bodové grafy"/><text:alphabetical-index-mark text:string-value="grafy xy"/><text:alphabetical-index-mark text:string-value="XY (bodový)" text:key1="grafy" text:key2="Galerie"/>XY (bodové) grafy<text:bookmark-end text:name="__RefHeading__23371_284948500"/></text:h>
      <text:p text:style-name="Text_20_body">Na rozdíl od čárových, sloupcových a řádkových grafů, které zobrazují číselné hodnoty na ose Y a kategorie na ose X, bodové nebo XY grafy zobrazují hodnoty podél obou os. Jsou velmi užitečné, zejména pro pochopení vztahů mezi daty, která jsou přesná a komplexní. Graf XY může obsahovat více než jednu datovou řadu a může provádět mnoho úkolů, jako je generování křivky parametrů nebo kreslení grafu funkce.</text:p>
      <text:list xml:id="list105200188451350" text:continue-list="list105161358202556" text:style-name="Heading_20_Tip">
        <text:list-item>
          <text:p text:style-name="Heading_20_Tip">Tip</text:p>
        </text:list-item>
      </text:list>
      <text:p text:style-name="Text_20_Note">Při vykreslování času na ose X se ujistíme, že se nejedná o text a že je zapsán ve správném formátu pro používané národní prostředí. Například místo "Leden" použijeme "1/1/2022". Formát národního prostředí zkontrolujeme v <text:span text:style-name="Strong_20_Emphasis">Nástroje &gt; Možnosti &gt; Jazykové nastavení &gt; Jazyky &gt; Masky pro rozpoznání data</text:span>.</text:p>
      <text:p text:style-name="Text_20_body">Grafy XY se nejčastěji používají k prozkoumání statistických souvislostí mezi kvantitativními proměnnými. Často existuje konstantní hodnota, vůči které se údaje porovnávají, například údaje o počasí, reakce za různých úrovních kyselosti nebo podmínky v různých nadmořských výškách.</text:p>
      <text:list xml:id="list105200288556886" text:continue-numbering="true" text:style-name="Heading_20_Tip">
        <text:list-item>
          <text:p text:style-name="Heading_20_Tip">Tip</text:p>
        </text:list-item>
      </text:list>
      <text:p text:style-name="Text_20_Note">Pokud je jedna z proměnných buď řízena experimentátorem nebo se mění konzistentně (například čas), je považována za nezávislou proměnnou a vykreslena na ose X.</text:p>
      <text:h text:style-name="Heading_20_3" text:outline-level="3"><text:bookmark-start text:name="__RefHeading___Toc12340_3286614320"/>Varianty XY grafu<text:bookmark-end text:name="__RefHeading___Toc12340_3286614320"/></text:h>
      <text:p text:style-name="Figure"><draw:frame draw:style-name="fr1" draw:name="Frame27" text:anchor-type="as-char" svg:width="5.0311in" draw:z-index="66"><draw:text-box fo:min-height="2.672in"><text:p text:style-name="Caption"><draw:frame draw:style-name="fr21" draw:name="Image44" text:anchor-type="paragraph" svg:width="5.0311in" style:rel-width="100%" svg:height="2.4646in" style:rel-height="scale" draw:z-index="67"><draw:image xlink:href="Pictures/10000000000001E300000122B1B7413778DF9673.png" xlink:type="simple" xlink:show="embed" xlink:actuate="onLoad" loext:mime-type="image/png"/></draw:frame>Obrázek <text:sequence text:ref-name="refFigure68" text:name="Figure" text:formula="ooow:Figure+1" style:num-format="1">69</text:sequence>: Dialogové okno Typ grafu – XY (bodový)</text:p></draw:text-box></draw:frame></text:p>
      <text:p text:style-name="Text_20_body">Jak je znázorněno na obrázku <text:sequence-ref text:reference-format="value" text:ref-name="refFigure68">69</text:sequence-ref>, když je jako typ grafu vybrán <text:span text:style-name="Strong_20_Emphasis">XY (bodový)</text:span>, pak jsou k dispozici následující varianty:</text:p>
      <text:p text:style-name="Definition_20_Term">Pouze body</text:p>
      <text:p text:style-name="Text_20_body_20_indent">Zobrazuje ikonu pro každý datový bod. Aplikace Calc používá pro každou datovou řadu výchozí ikony s různými tvary a barvami. Výchozí barvy je možné nastavit v <text:span text:style-name="Strong_20_Emphasis">Nástroje &gt; Možnosti &gt; Grafy &gt; Výchozí barvy</text:span>. Změna barev a ikon je popsána v části „<text:bookmark-ref text:reference-format="text" text:ref-name="__RefHeading___Toc20299_2468186762">Čáry, oblasti a ikony datových bodů</text:bookmark-ref>" na straně <text:bookmark-ref text:reference-format="page" text:ref-name="__RefHeading___Toc20299_2468186762">28</text:bookmark-ref>.</text:p>
      <text:p text:style-name="Definition_20_Term">Pouze čáry</text:p>
      <text:p text:style-name="Text_20_body_20_indent">Nakreslí přímky z jednoho datového bodu do dalšího. Datové body nejsou označeny ikonami. Ve výchozím nastavení je pořadí kreslení stejné jako pořadí v datové řadě, ale za povšimnutí stojí možnost třídění podle hodnot X.</text:p>
      <text:p text:style-name="Definition_20_Term"><text:soft-page-break/>Body a čáry</text:p>
      <text:p text:style-name="Text_20_body_20_indent">Zobrazuje body i čáry.</text:p>
      <text:p text:style-name="Definition_20_Term">3D čáry</text:p>
      <text:p text:style-name="Text_20_body_20_indent">Čáry budou vypadat jako pásky. Datové body nejsou zobrazeny ikonami. V hotovém grafu použijeme dialogové okno <text:span text:style-name="Strong_20_Emphasis">3D pohled</text:span> pro nastavení vlastností jako je osvětlení a perspektiva.</text:p>
      <text:p text:style-name="P20">Mohou se objevit následující možnosti:</text:p>
      <text:p text:style-name="Definition_20_Term">Seřadit podle hodnot X</text:p>
      <text:p text:style-name="Text_20_body_20_indent">Nakreslí čáry v pořadí hodnot X. To může být užitečné, pokud datové řady v tabulce nejsou v číselném pořadí.</text:p>
      <text:p text:style-name="Definition_20_Term">Typ čáry – Přímé</text:p>
      <text:p text:style-name="P62">Nakreslí rovné úsečky.</text:p>
      <text:p text:style-name="Definition_20_Term">Typ čáry – Vyhlazené</text:p>
      <text:p text:style-name="Text_20_body_20_indent">Nakreslí křivky místo přímkových segmentů. Klepneme na tlačítko <text:span text:style-name="Strong_20_Emphasis">Vlastnosti</text:span> pro podrobnější nastavení křivek.</text:p>
      <text:list xml:id="list105201117720428" text:continue-list="list105160523484130" text:style-name="List_20_2">
        <text:list-item>
          <text:p text:style-name="List_20_2"><text:span text:style-name="Strong_20_Emphasis">Kubický splajn</text:span> interpoluje datové body pomocí polynomů třetího stupně. Přechody mezi polynomiálními částmi jsou hladké a mají stejný sklon a zakřivení.</text:p>
        </text:list-item>
        <text:list-item>
          <text:p text:style-name="List_20_2"><text:span text:style-name="Strong_20_Emphasis">Rozlišení</text:span> určuje, kolik segmentů čar se počítá, aby vykreslily kus polynomu mezi dvěma datovými body. Hodnota v rozsahu 1 až 100. Klepnutím na libovolný datový bod zobrazíme mezilehlé body.</text:p>
        </text:list-item>
        <text:list-item>
          <text:p text:style-name="List_20_2"><text:span text:style-name="Strong_20_Emphasis">B-splajn</text:span> používá parametrické interpolované křivky B-splajn. Křivky jsou vytvořeny z polynomů. Položka <text:span text:style-name="Strong_20_Emphasis">Stupeň polynomů</text:span> nastavuje stupeň těchto polynomů. Hodnota je v rozsahu 1 až 15.</text:p>
        </text:list-item>
      </text:list>
      <text:p text:style-name="Definition_20_Term">Typ čáry – Stupňové</text:p>
      <text:p text:style-name="P62">Používá pouze vodorovné a svislé čáry. Klepnutím na tlačítko <text:span text:style-name="Strong_20_Emphasis">Vlastnosti</text:span> nastavuje podrobnosti pro stupňovité spojnice.</text:p>
      <text:p text:style-name="Text_20_body">Po vytvoření rozptylového grafu lze jeho výchozí nastavení změnit následujícím způsobem. Nezapomeňme nejprve dvakrát klepnout na graf a vstoupit do režimu úprav. V závislosti na možnosti může být také třeba poklepat na datový bod nebo datovou řadu.</text:p>
      <text:list xml:id="list105201741934506" text:continue-list="list105160204717188" text:style-name="List_20_1">
        <text:list-item>
          <text:p text:style-name="List_20_1">Styly čar a ikon – dvojitým klepnutím nebo klepnutím pravým tlačítkem myši na datovou řadu v grafu otevřeme dialogové okno Datová řada. Více informací najdeme v části <text:s/>„<text:bookmark-ref text:reference-format="text" text:ref-name="__RefHeading___Toc20299_2468186762">Čáry, oblasti a ikony datových bodů</text:bookmark-ref>" na straně <text:bookmark-ref text:reference-format="page" text:ref-name="__RefHeading___Toc20299_2468186762">28</text:bookmark-ref><text:s/>.</text:p>
        </text:list-item>
        <text:list-item>
          <text:p text:style-name="List_20_1">Chybové úsečky – pro 2D grafy vybereme <text:span text:style-name="Strong_20_Emphasis">Vložit &gt; Chybové úsečky Y</text:span> nebo <text:span text:style-name="Strong_20_Emphasis">Chybové úsečky X</text:span> pro zobrazení chybových úseček. Více informací najdeme v části „<text:bookmark-ref text:reference-format="text" text:ref-name="__RefHeading__23333_284948500">Chybové úsečky</text:bookmark-ref>" na straně <text:bookmark-ref text:reference-format="page" text:ref-name="__RefHeading__23333_284948500">51</text:bookmark-ref><text:s/>.</text:p>
        </text:list-item>
        <text:list-item>
          <text:p text:style-name="List_20_1"><text:span text:style-name="Strong_20_Emphasis">Přímky střední hodnoty</text:span> a <text:span text:style-name="Strong_20_Emphasis">Spojnice trendu</text:span> – povoluje zobrazení přímek střední hodnoty nebo spojnic trendu pomocí příkazů v nabídce Vložit. Více informací najdeme v části „<text:bookmark-ref text:reference-format="text" text:ref-name="__RefHeading__23329_284948500">Spojnice trendu a přímky střední hodnoty</text:bookmark-ref>" na straně <text:bookmark-ref text:reference-format="page" text:ref-name="__RefHeading__23329_284948500">46</text:bookmark-ref><text:s/>.</text:p>
        </text:list-item>
      </text:list>
      <text:h text:style-name="Heading_20_3" text:outline-level="3"><text:bookmark-start text:name="__RefHeading__58036_537822668"/>Příklady XY grafů nebo bodových grafů<text:bookmark-end text:name="__RefHeading__58036_537822668"/></text:h>
      <text:p text:style-name="Text_20_body">Ve výchozím nastavení je na ose X znázorněn první sloupec nebo řádek dat (v závislosti na tom, zda jsou data uspořádána ve sloupcích nebo řádcích). Zbytek řádků dat se pak porovná s prvním řádkem dat.</text:p>
      <text:p text:style-name="P21">Bodové grafy mohou překvapit ty, kteří je neznají, tím, jak pracují. To je vidět na příkladech s použitím následujících dat, která mají uspořádané datové řady v řádcích:</text:p>
      <text:p text:style-name="P68"/>
      <text:p text:style-name="Figure"><draw:frame draw:style-name="fr20" draw:name="Image84" text:anchor-type="paragraph" svg:width="4.8547in" svg:height="0.8752in" draw:z-index="11"><draw:image xlink:href="Pictures/10000000000001D2000000540E0BE65BD4DB28F1.png" xlink:type="simple" xlink:show="embed" xlink:actuate="onLoad" loext:mime-type="image/png"/></draw:frame></text:p>
      <text:p text:style-name="Figure"><draw:frame draw:style-name="fr1" draw:name="Frame13" text:anchor-type="as-char" svg:width="6.6953in" draw:z-index="68"><draw:text-box fo:min-height="2.0236in"><text:p text:style-name="Caption"><draw:frame draw:style-name="fr17" draw:name="Image85" text:anchor-type="paragraph" svg:width="6.6953in" style:rel-width="100%" svg:height="2.0236in" style:rel-height="scale" draw:z-index="69"><draw:image xlink:href="Pictures/1000020100000309000000EBA7DAC4A8AD91A287.png" xlink:type="simple" xlink:show="embed" xlink:actuate="onLoad" loext:mime-type="image/png"/></draw:frame>Obrázek <text:sequence text:ref-name="refFigure69" text:name="Figure" text:formula="ooow:Figure+1" style:num-format="1">70</text:sequence>: Příklady grafu XY (bodový)</text:p></draw:text-box></draw:frame></text:p>
      <text:p text:style-name="Text_20_body">Oblast dat pro graf vlevo na obrázku <text:sequence-ref text:reference-format="value" text:ref-name="refFigure69">70</text:sequence-ref><text:s/> zahrnuje buňky obsahující měsíce. <text:s/>Měsíce se však v grafu neobjevují, protože v grafech XY lze použít pouze hodnoty a aplikace Calc je nahrazuje kardinálním číslem.</text:p>
      <text:p text:style-name="Text_20_body">Oblast dat pro graf vpravo nezahrnuje buňky obsahující měsíce. Aplikace Calc předpokládá, že první řádek (nebo sloupec) dat obsahuje hodnoty pro osu X. Hodnoty Y ostatních datových řad jsou spárovány s každou z těchto hodnot X. To znamená, že neexistují žádné datové body pro japonský jen, ale každá z ostatních měn je zobrazena ve srovnání s jenem, protože poskytuje hodnoty X.</text:p>
      <text:h text:style-name="Heading_20_2" text:outline-level="2"><text:bookmark-start text:name="__RefHeading__23373_284948500"/><text:alphabetical-index-mark text:string-value="bublinové grafy"/><text:alphabetical-index-mark text:string-value="bublinový" text:key1="grafy" text:key2="Galerie"/>Bublinové grafy<text:bookmark-end text:name="__RefHeading__23373_284948500"/></text:h>
      <text:p text:style-name="Text_20_body">Bublinový graf je variací rozptylového grafu, který může zobrazit tři proměnné ve dvou rozměrech. Datové body jsou znázorněny bublinami. Podél os X a Y jsou vykresleny dvě proměnné, zatímco třetí proměnná je reprezentována relativní velikostí bublin. Tyto grafy se často používají k prezentaci finančních nebo sociálních/demografických údajů.</text:p>
      <text:p text:style-name="Text_20_body">Jednu nebo více datových řad lze zahrnout do jediného grafu. Dialogové okno datových řad pro bublinový graf má položku definující oblast dat, která určuje velikost bublin.</text:p>
      <text:p text:style-name="Text_20_body">Může být nutné vytvořit bublinový graf ručně na stránce datových řad v Průvodci grafy. Obrázek <text:sequence-ref text:reference-format="value" text:ref-name="refFigure70">71</text:sequence-ref><text:s/>ukazuje, jak lze nastavit rozsahy dat pro bublinový graf.</text:p>
      <text:p text:style-name="Figure"><draw:frame draw:style-name="fr1" draw:name="Frame70" text:anchor-type="as-char" svg:width="6.6953in" draw:z-index="70"><draw:text-box fo:min-height="2.1591in"><text:p text:style-name="Caption"><draw:frame draw:style-name="fr17" draw:name="Image74" text:anchor-type="paragraph" svg:width="6.6953in" style:rel-width="100%" svg:height="2.1591in" style:rel-height="scale" draw:z-index="71"><draw:image xlink:href="Pictures/10000201000002C9000000E6A8EA0944B8877488.png" xlink:type="simple" xlink:show="embed" xlink:actuate="onLoad" loext:mime-type="image/png"/></draw:frame>Obrázek <text:sequence text:ref-name="refFigure70" text:name="Figure" text:formula="ooow:Figure+1" style:num-format="1">71</text:sequence>: Záznamy datových řad pro bublinový graf</text:p></draw:text-box></draw:frame></text:p>
      <text:p text:style-name="Text_20_body"><text:soft-page-break/>Graf na obrázku <text:sequence-ref text:reference-format="value" text:ref-name="refFigure71">72</text:sequence-ref><text:s/>je založen na datech zobrazených na obrázku <text:sequence-ref text:reference-format="value" text:ref-name="refFigure70">71</text:sequence-ref>. Pro formátování grafu jsou datové řady nastaveny s průhledností 50 % a s radiálním přechodem. Popisky jsou formátovány jako čísla s umístěním ve středu datových bodů (bublin).</text:p>
      <text:p text:style-name="Figure"><draw:frame draw:style-name="fr1" draw:name="Frame46" text:anchor-type="as-char" svg:width="4.2764in" draw:z-index="72"><draw:text-box fo:min-height="2.3598in"><text:p text:style-name="Caption"><draw:frame draw:style-name="fr17" draw:name="Image52" text:anchor-type="paragraph" svg:width="4.2764in" style:rel-width="100%" svg:height="2.3598in" style:rel-height="scale" draw:z-index="73"><draw:image xlink:href="Pictures/10000000000002390000013A0948BAA76E07FC14.png" xlink:type="simple" xlink:show="embed" xlink:actuate="onLoad" loext:mime-type="image/png"/></draw:frame>Obrázek <text:sequence text:ref-name="refFigure71" text:name="Figure" text:formula="ooow:Figure+1" style:num-format="1">72</text:sequence>: Příklad bublinového grafu</text:p></draw:text-box></draw:frame></text:p>
      <text:list xml:id="list105201593248726" text:continue-list="list105161859448165" text:style-name="Heading_20_Note">
        <text:list-item>
          <text:p text:style-name="Heading_20_Note">Poznámka</text:p>
        </text:list-item>
      </text:list>
      <text:p text:style-name="Text_20_Note">Pamatujme si, že bublinové grafy vyžadují numerická data. Pokud datové řady pro osu X obsahují text (nebo data, která nejsou formátována jako čísla), budou pro popisky os použita kardinální čísla.</text:p>
      <text:h text:style-name="Heading_20_2" text:outline-level="2"><text:bookmark-start text:name="__RefHeading__23375_284948500"/><text:alphabetical-index-mark text:string-value="paprskový" text:key1="grafy" text:key2="Galerie"/><text:alphabetical-index-mark text:string-value="paprskové grafy"/>Paprskové grafy<text:bookmark-end text:name="__RefHeading__23375_284948500"/></text:h>
      <text:p text:style-name="Text_20_body">Paprskové grafy jsou také známé jako pavoučí, polární nebo radarové grafy. Zobrazují hodnoty dat jako body na radiálních paprscích, přičemž každý paprsek představuje proměnnou. Porovnávají údaje, které nejsou časovými řadami, ale ukazují různé okolnosti jako jsou například proměnné ve vědeckém experimentu. Jsou zvláště užitečné pro zobrazování shluků a osamocených hodnot.</text:p>
      <text:p text:style-name="Text_20_body">Obrázek <text:sequence-ref text:reference-format="value" text:ref-name="refFigure72">73</text:sequence-ref><text:s/>zobrazuje příklad jednoduchého paprskového grafu. Radiální paprsky paprskového grafu jsou ekvivalentní osám Y jiných grafů. Všechny hodnoty dat jsou zobrazeny ve stejné stupnici, takže všechny hodnoty dat by měly mít přibližně stejnou velikost.</text:p>
      <text:p text:style-name="Figure"><draw:frame draw:style-name="fr1" draw:name="Frame84" text:anchor-type="as-char" svg:width="2.7319in" draw:z-index="187"><draw:text-box fo:min-height="2.3898in"><text:p text:style-name="Caption"><draw:frame draw:style-name="fr17" draw:name="Image105" text:anchor-type="paragraph" svg:width="2.7319in" style:rel-width="100%" svg:height="2.3898in" style:rel-height="scale" draw:z-index="188"><draw:image xlink:href="Pictures/10000000000001470000011EA4FDCC780CD64E51.png" xlink:type="simple" xlink:show="embed" xlink:actuate="onLoad" loext:mime-type="image/png"/></draw:frame>Obrázek <text:sequence text:ref-name="refFigure72" text:name="Figure" text:formula="ooow:Figure+1" style:num-format="1">73</text:sequence>: Příklad jednoduchého paprskového grafu</text:p></draw:text-box></draw:frame></text:p>
      <text:p text:style-name="Text_20_body">Obecně je nejlepší tři až osm os; při více osách je tento typ grafu matoucí. Předchozí a následující hodnoty (nebo např. očekávané a skutečné) mohou být vykresleny na stejném grafu, výsledky, takže rozdíly je možné porovnat.</text:p>
      <text:p text:style-name="Figure"><text:soft-page-break/><draw:frame draw:style-name="fr1" draw:name="Frame19" text:anchor-type="as-char" svg:width="6.6953in" draw:z-index="189"><draw:text-box fo:min-height="1.6972in"><text:p text:style-name="Caption"><draw:frame draw:style-name="fr19" draw:name="Image82" text:anchor-type="paragraph" svg:width="6.6953in" style:rel-width="100%" svg:height="1.6846in" style:rel-height="scale" draw:z-index="190"><draw:image xlink:href="Pictures/1000020100000283000000A379136B4E2411B0BB.png" xlink:type="simple" xlink:show="embed" xlink:actuate="onLoad" loext:mime-type="image/png"/></draw:frame>Obrázek <text:sequence text:ref-name="refFigure73" text:name="Figure" text:formula="ooow:Figure+1" style:num-format="1">74</text:sequence>: Dialogové okno Typ grafu – Paprskový</text:p></draw:text-box></draw:frame></text:p>
      <text:p text:style-name="Text_20_body">Obrázek <text:sequence-ref text:reference-format="value" text:ref-name="refFigure73">74</text:sequence-ref><text:s/>zobrazuje možnosti pro vytvoření paprskového grafu. Ty jsou podobné plošným a liniovým grafům popisovaným výše. Mějme však na paměti, že se oblast zvětšuje se čtvercem vzdálenosti podél lineárních paprsků. Síťové grafy proto mohou zkreslit oblasti představující data. Při výběru skládané datové řady buďme obzvláště opatrní. V tomto případě datové řady zobrazují stále větší oblasti, které nejsou úměrné jejich hodnotám.</text:p>
      <text:p text:style-name="Text_20_Body_20_List_20_Intro">Obrázek <text:sequence-ref text:reference-format="value" text:ref-name="refFigure74">75</text:sequence-ref><text:s/>Ukazuje příklady dvou typů síťových grafů.</text:p>
      <text:list xml:id="list105200690196911" text:continue-list="list105201741934506" text:style-name="OOoBullets_20_1">
        <text:list-item>
          <text:p text:style-name="P86">Příklad vlevo je síťový graf s výplní. Barva jedné z datových řad je z 50 % průhledná. Částečná průhlednost je často nejlepší pro zobrazení všech řad.</text:p>
        </text:list-item>
        <text:list-item>
          <text:p text:style-name="P86">Příklad vpravo je síťový graf s čarami a body. Ikony datových bodů jsou převzaty z Galerie a mají 3D vzhled.</text:p>
        </text:list-item>
      </text:list>
      <text:p text:style-name="Figure"><draw:frame draw:style-name="fr1" draw:name="Frame44" text:anchor-type="as-char" svg:width="4.798in" draw:z-index="191"><draw:text-box fo:min-height="2.1693in"><text:p text:style-name="Caption"><draw:frame draw:style-name="fr17" draw:name="Image119" text:anchor-type="paragraph" svg:width="5.2898in" style:rel-width="100%" svg:height="2.4173in" style:rel-height="scale" draw:z-index="192"><draw:image xlink:href="Pictures/10000201000002820000014686B1B66367F49F56.png" xlink:type="simple" xlink:show="embed" xlink:actuate="onLoad" loext:mime-type="image/png"/></draw:frame>Obrázek <text:sequence text:ref-name="refFigure74" text:name="Figure" text:formula="ooow:Figure+1" style:num-format="1">75</text:sequence>: Síťový graf s výplní a síťový graf s ikonami datových bodů ve 3D.</text:p></draw:text-box></draw:frame></text:p>
      <text:h text:style-name="Heading_20_2" text:outline-level="2"><text:bookmark-start text:name="__RefHeading__23377_284948500"/><text:alphabetical-index-mark text:string-value="burzovní grafy"/><text:alphabetical-index-mark text:string-value="burzovní" text:key1="grafy" text:key2="Galerie"/>Burzovní grafy<text:bookmark-end text:name="__RefHeading__23377_284948500"/></text:h>
      <text:p text:style-name="Text_20_body">Burzovní graf ilustruje trendy na burzovním nebo akciovém trhu uvedením otevírací ceny, nejnižší ceny, nejvyšší ceny a závěrečné ceny. Lze také zobrazit objem transakce a osa X obvykle představuje časovou řadu.</text:p>
      <text:p text:style-name="Text_20_body">Při nastavování burzovního grafu v Průvodci grafem by měla být data uspořádána tak, jak je zobrazeno na obrázku <text:sequence-ref text:reference-format="value" text:ref-name="refFigure75">76</text:sequence-ref>. Určuje, které sloupce by měly obsahovat otevírací ceny, nejnižší ceny, nejvyšší ceny a závěrečné ceny akcií a objem transakcí. Při definování datových řad však může být stále nutné provést ruční úpravy.</text:p>
      <text:p text:style-name="Figure"><draw:frame draw:style-name="fr2" draw:name="Frame43" text:anchor-type="as-char" svg:width="5.8654in" draw:z-index="193"><draw:text-box fo:min-height="1.2709in"><text:p text:style-name="Caption"><draw:frame draw:style-name="fr17" draw:name="Image76" text:anchor-type="paragraph" svg:width="5.8654in" style:rel-width="100%" svg:height="1.2709in" style:rel-height="scale" draw:z-index="194"><draw:image xlink:href="Pictures/10000000000002330000007A2F5089CF20702A43.png" xlink:type="simple" xlink:show="embed" xlink:actuate="onLoad" loext:mime-type="image/png"/></draw:frame>Obrázek <text:sequence text:ref-name="refFigure75" text:name="Figure" text:formula="ooow:Figure+1" style:num-format="1">76</text:sequence>: Příklad uspořádání dat pro burzovní grafy</text:p></draw:text-box></draw:frame></text:p>
      <text:p text:style-name="Text_20_body"><text:soft-page-break/>Burzovní graf uspořádává datové řady dvěma základními způsoby. První způsob není použit v jiných typech grafu. V tomto případě otevírací, nejnižší, nejvyšší a závěrečná hodnota řádku vytvoří jednu datovou jednotku v grafu. Jedna datová řada se skládá z několika řádků obsahujících takovéto datové jednotky. <text:s/>Sloupce obsahující objemy transakcí jsou druhým způsobem, který se používá k uspořádání datových řad. Toto je známý způsob používaný i v jiných typech grafů.</text:p>
      <text:p text:style-name="Text_20_body">Obrázek <text:sequence-ref text:reference-format="value" text:ref-name="refFigure75">76</text:sequence-ref><text:s/> tedy zobrazuje data pro čtyři série dat: 1) údaje o cenách Kabát, které obsahují sloupce pro otevírací, nízké, vysoké a zavírací ceny, 2) údaje o cenách Sarkafarka, které obsahují sloupce pro otevírací, nízké, vysoké a zavírací ceny, 3) jeden sloupec obsahující údaje o objemu transakce Kabát a 4) jeden sloupec obsahující údaje o objemu transakce Sarkafarka.</text:p>
      <text:h text:style-name="Heading_20_3" text:outline-level="3"><text:bookmark-start text:name="__RefHeading__58038_537822668"/>Varianty burzovního grafu<text:bookmark-end text:name="__RefHeading__58038_537822668"/></text:h>
      <text:p text:style-name="P55">Průvodce grafem nabízí čtyři varianty burzovních grafů, jak je znázorněno na obrázku <text:sequence-ref text:reference-format="value" text:ref-name="refFigure76">77</text:sequence-ref>. Některé z nich nevyužívají všechny sloupce dat.</text:p>
      <text:p text:style-name="Figure"><draw:frame draw:style-name="fr1" draw:name="Frame25" text:anchor-type="as-char" svg:width="4.9693in" draw:z-index="195"><draw:text-box fo:min-height="2.3543in"><text:p text:style-name="Caption"><draw:frame draw:style-name="fr18" draw:name="Image47" text:anchor-type="paragraph" svg:width="4.9693in" style:rel-width="100%" svg:height="2.3543in" style:rel-height="scale" draw:z-index="196"><draw:image xlink:href="Pictures/10000000000001DD000000E21B74D748EE1BC920.png" xlink:type="simple" xlink:show="embed" xlink:actuate="onLoad" loext:mime-type="image/png"/></draw:frame>Obrázek <text:sequence text:ref-name="refFigure76" text:name="Figure" text:formula="ooow:Figure+1" style:num-format="1">77</text:sequence>: Dialogové okno Typ grafu – Burzovní</text:p></draw:text-box></draw:frame></text:p>
      <text:p text:style-name="Text_20_body">Tabulka údajů na obrázku <text:sequence-ref text:reference-format="value" text:ref-name="refFigure75">76</text:sequence-ref><text:s/> je použita pro ilustraci jednotlivých variant:</text:p>
      <text:p text:style-name="Definition_20_Term">Burzovní graf 1</text:p>
      <text:p text:style-name="Text_20_body_20_indent">Pokud je tato varianta založena pouze na údajích ve sloupcích nízké a vysoké, zobrazuje se vertikální čarou vzdálenost mezi dolní cenou (nízkou) a horní cenou (vysokou). Když je také zahrnut sloupec se zavíracími hodnotami (obrázek <text:sequence-ref text:reference-format="value" text:ref-name="refFigure77">78</text:sequence-ref>), je zobrazena dodatečná vodorovná značka za zavírací cenu.</text:p>
      <text:p text:style-name="Figure"><draw:frame draw:style-name="fr1" draw:name="Frame26" text:anchor-type="as-char" svg:width="5.4445in" draw:z-index="197"><draw:text-box fo:min-height="3.0138in"><text:p text:style-name="Caption"><draw:frame draw:style-name="fr17" draw:name="Image86" text:anchor-type="paragraph" svg:width="5.4445in" style:rel-width="100%" svg:height="3.0138in" style:rel-height="scale" draw:z-index="198"><draw:image xlink:href="Pictures/100000000000022700000131A36055B7DC7B410E.png" xlink:type="simple" xlink:show="embed" xlink:actuate="onLoad" loext:mime-type="image/png"/></draw:frame>Obrázek <text:sequence text:ref-name="refFigure77" text:name="Figure" text:formula="ooow:Figure+1" style:num-format="1">78</text:sequence>: Burzovní graf varianta 1 zobrazující nízké, vysoké a zavírací ceny</text:p></draw:text-box></draw:frame></text:p>
      <text:p text:style-name="Definition_20_Term"><text:soft-page-break/>Burzovní graf 2</text:p>
      <text:p text:style-name="Text_20_body_20_indent">Na základě otevíracích, nízkých, vysokých a zavíracích sloupců vytváří tato varianta tradiční graf ve tvaru svícnu (obrázek <text:sequence-ref text:reference-format="value" text:ref-name="refFigure78">79</text:sequence-ref>). Zobrazuje svislou čáru mezi nejnižšími a nejvyššími cenami a před ni přidává obdélník, který ukazuje rozsah mezi otevírací a zavírací cenou. Pro rostoucí hodnoty (otevírací cena je nižší než zavírací cena) je barva výplně bílá. Pro klesající hodnoty je barva výplně černá.</text:p>
      <text:p text:style-name="Figure"><draw:frame draw:style-name="fr1" draw:name="Frame49" text:anchor-type="as-char" svg:width="5.522in" draw:z-index="199"><draw:text-box fo:min-height="3.1118in"><text:p text:style-name="Caption"><draw:frame draw:style-name="fr17" draw:name="Image87" text:anchor-type="paragraph" svg:width="5.522in" style:rel-width="100%" svg:height="3.1118in" style:rel-height="scale" draw:z-index="200"><draw:image xlink:href="Pictures/100000000000022F0000013B2F875E3F03D9DE60.png" xlink:type="simple" xlink:show="embed" xlink:actuate="onLoad" loext:mime-type="image/png"/></draw:frame>Obrázek <text:sequence text:ref-name="refFigure78" text:name="Figure" text:formula="ooow:Figure+1" style:num-format="1">79</text:sequence>: Burzovní graf varianta 2 zobrazující nízké a vysoké ceny a rozmezí mezi otevíracími a zavíracími cenami</text:p></draw:text-box></draw:frame></text:p>
      <text:p text:style-name="Definition_20_Term">Burzovní graf 3</text:p>
      <text:p text:style-name="Text_20_body_20_indent">Pomocí sloupců nízké, vysoké a zavírací vykreslí graf podobný burzovnímu grafu 1, ale přidá další sloupce s objemem transakce. Jak je znázorněno na obrázku <text:sequence-ref text:reference-format="value" text:ref-name="refFigure79">80</text:sequence-ref> umožňuje vedlejší osa Y zobrazení objemu transakcí a ceny na svislých osách.</text:p>
      <text:p text:style-name="Figure"><draw:frame draw:style-name="fr1" draw:name="Frame57" text:anchor-type="as-char" svg:width="5.3862in" draw:z-index="108"><draw:text-box fo:min-height="3.0528in"><text:p text:style-name="Caption"><draw:frame draw:style-name="fr17" draw:name="Image13" text:anchor-type="paragraph" svg:width="5.3862in" style:rel-width="100%" svg:height="3.0528in" style:rel-height="scale" draw:z-index="109"><draw:image xlink:href="Pictures/10000000000002050000012582BCE0C9F1E12C43.png" xlink:type="simple" xlink:show="embed" xlink:actuate="onLoad" loext:mime-type="image/png"/></draw:frame>Obrázek <text:sequence text:ref-name="refFigure79" text:name="Figure" text:formula="ooow:Figure+1" style:num-format="1">80</text:sequence>: Burzovní graf varianta 3 zobrazuje nízké, vysoké a zavírací ceny a také objemy transakcí</text:p></draw:text-box></draw:frame></text:p>
      <text:list xml:id="list105201046991261" text:continue-list="list105201593248726" text:style-name="Heading_20_Note">
        <text:list-item>
          <text:p text:style-name="Heading_20_Note"><text:soft-page-break/>Poznámka</text:p>
        </text:list-item>
      </text:list>
      <text:p text:style-name="Text_20_Note">Varianty 3 a 4 automaticky zarovnávají data k vedlejší ose Y. Další informace o vedlejší ose Y najdeme v části „<text:bookmark-ref text:reference-format="text" text:ref-name="__RefHeading___Toc18697_2948163738">Zarovnání dat k vedlejší ose Y</text:bookmark-ref>" na straně <text:bookmark-ref text:reference-format="page" text:ref-name="__RefHeading___Toc18697_2948163738">26</text:bookmark-ref>.</text:p>
      <text:p text:style-name="Definition_20_Term">Burzovní graf 4</text:p>
      <text:p text:style-name="Text_20_body_20_indent">Na základě všech pěti sloupců dat (objem, otevírací cena, nízká cena, vysoká cena a zavírací cena) kombinuje tato varianta burzovní graf 2 se sloupcovým grafem pro objem transakcí (obrázek <text:sequence-ref text:reference-format="value" text:ref-name="refFigure80">81</text:sequence-ref>).</text:p>
      <text:p text:style-name="Figure"><draw:frame draw:style-name="fr1" draw:name="Frame72" text:anchor-type="as-char" svg:width="5.7091in" draw:z-index="31"><draw:text-box fo:min-height="2.928in"><text:p text:style-name="Caption"><draw:frame draw:style-name="fr17" draw:name="Image88" text:anchor-type="paragraph" svg:width="5.7091in" style:rel-width="100%" svg:height="2.928in" style:rel-height="scale" draw:z-index="32"><draw:image xlink:href="Pictures/1000000000000224000001192A85FAFF2382A6A5.png" xlink:type="simple" xlink:show="embed" xlink:actuate="onLoad" loext:mime-type="image/png"/></draw:frame>Obrázek <text:sequence text:ref-name="refFigure80" text:name="Figure" text:formula="ooow:Figure+1" style:num-format="1">81</text:sequence>: Burzovní graf varianta 4 zobrazující otevírací, nízké, vysoké a zavírací ceny a také objemy transakcí.</text:p></draw:text-box></draw:frame></text:p>
      <text:h text:style-name="Heading_20_2" text:outline-level="2"><text:bookmark-start text:name="__RefHeading__23379_284948500"/><text:alphabetical-index-mark text:string-value="sloupcový graf s čarami"/><text:alphabetical-index-mark text:string-value="sloupcový s čarami" text:key1="grafy" text:key2="Galerie"/><text:alphabetical-index-mark text:string-value="otočení" text:key1="grafy" text:key2="Galerie"/>Sloupcové grafy s čárami<text:bookmark-end text:name="__RefHeading__23379_284948500"/></text:h>
      <text:p text:style-name="Text_20_body">Sloupcový graf s čarami je užitečný pro zobrazení dvou nebo více odlišných, ale souvisejících datových řad, jako je např. prodej v čase (sloupce) a trendy rozpětí zisku (čáry). Mohl by také zobrazovat konstantní čáry minima a maxima, jako například při lékařských testech nebo kontrolách kvality.</text:p>
      <text:p text:style-name="Text_20_body">V dialogovém okně Typ grafu určíme, zda budou v grafu 1 nebo 2 čáry. Ve výchozím nastavení jsou první řádek nebo sloupec dat kategorie a poslední sloupce nebo řádky dat jsou čáry.</text:p>
      <text:p text:style-name="Text_20_body">Vybereme si mezi dvěma variantami:</text:p>
      <text:p text:style-name="Definition_20_Term">Sloupce a čáry</text:p>
      <text:p text:style-name="Text_20_body_20_indent">Jak je vidět na obrázku <text:sequence-ref text:reference-format="value" text:ref-name="refFigure81">82</text:sequence-ref>, jsou sloupce nakresleny vedle sebe, aby bylo možné snadno porovnat jejich hodnoty.</text:p>
      <text:p text:style-name="Figure"><text:soft-page-break/><draw:frame draw:style-name="fr1" draw:name="Frame87" text:anchor-type="as-char" svg:width="5.2492in" draw:z-index="21"><draw:text-box fo:min-height="2.461in"><text:p text:style-name="Caption"><draw:frame draw:style-name="fr16" draw:name="Image122" text:anchor-type="paragraph" svg:y="0in" svg:width="5.2492in" style:rel-width="100%" svg:height="2.361in" style:rel-height="scale" draw:z-index="22"><draw:image xlink:href="Pictures/10000201000002510000011669AB4D1B076210BF.png" xlink:type="simple" xlink:show="embed" xlink:actuate="onLoad" loext:mime-type="image/png"/></draw:frame>Obrázek <text:sequence text:ref-name="refFigure81" text:name="Figure" text:formula="ooow:Figure+1" style:num-format="1">82</text:sequence>: Sloupcový graf s čarami s vedlejší osou Y</text:p></draw:text-box></draw:frame></text:p>
      <text:p text:style-name="Definition_20_Term">Skládané sloupce a čáry</text:p>
      <text:p text:style-name="Text_20_body_20_indent">Sloupce jsou naskládány nad sebou, takže výška sloupce zobrazuje součet datových hodnot.</text:p>
      <text:p text:style-name="Figure"><draw:frame draw:style-name="fr1" draw:name="Frame86" text:anchor-type="as-char" svg:width="5.2071in" draw:z-index="23"><draw:text-box fo:min-height="2.4409in"><text:p text:style-name="Caption"><draw:frame draw:style-name="fr15" draw:name="Image121" text:anchor-type="paragraph" svg:y="0in" svg:width="5.2071in" style:rel-width="100%" svg:height="2.3417in" style:rel-height="scale" draw:z-index="24"><draw:image xlink:href="Pictures/100002010000025100000116C3C67F2EB5AEE97B.png" xlink:type="simple" xlink:show="embed" xlink:actuate="onLoad" loext:mime-type="image/png"/></draw:frame>Obrázek <text:sequence text:ref-name="refFigure82" text:name="Figure" text:formula="ooow:Figure+1" style:num-format="1">83</text:sequence>: Sloupcový graf s čarami se skládanými sloupci</text:p></draw:text-box></draw:frame></text:p>
      <text:p text:style-name="Text_20_body">Grafy na obrázcích <text:sequence-ref text:reference-format="value" text:ref-name="refFigure81">82</text:sequence-ref><text:s/> a <text:sequence-ref text:reference-format="value" text:ref-name="refFigure82">83</text:sequence-ref><text:s/> zobrazují údaje o prodeji a zisku dvou firem za určité časové období. Všimneme si, že při prvním vytvoření byly pro stejnou společnost čáry jiné barvy než sloupce. Chceme-li odrážet vztah údajů k jedné společnosti, změníme barvy čar klepnutím na čáru a z místní nabídky (pomocí klepnutí pravým tlačítkem myši) vybereme <text:span text:style-name="Strong_20_Emphasis">Formát datových řad</text:span> a na kartě Čára nastavíme požadovanou barvu a velikost čáry.</text:p>
      <text:p text:style-name="Text_20_body">Pro nastavení pozadí klepneme pravým tlačítkem myši na stěnu grafu, vybereme <text:span text:style-name="Strong_20_Emphasis">Formát stěny grafu</text:span> a na kartě <text:span text:style-name="Emphasis">Formát</text:span>, na stránce <text:span text:style-name="Emphasis">Přechod</text:span> vybereme požadované možnosti. Informace o zarovnání dvou datových řad s vedlejší osou Y najdeme v části „<text:bookmark-ref text:reference-format="text" text:ref-name="__RefHeading___Toc18697_2948163738">Zarovnání dat k vedlejší ose Y</text:bookmark-ref>” na straně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6</text:bookmark-ref>.</text:p>
      <text:h text:style-name="Heading_20_2" text:outline-level="2"><text:bookmark-start text:name="__RefHeading___Toc21856_331351213"/><text:alphabetical-index-mark text:string-value="kontingenční grafy"/>Kontingenční grafy<text:bookmark-end text:name="__RefHeading___Toc21856_331351213"/></text:h>
      <text:p text:style-name="Text_20_body">Kontingenční tabulky jsou speciální typy datových tabulek, které zjednodušují manipulaci a analýzu dat. Tyto tabulky jsou široce používány pro zpracování velkého množství dat. Kontingenční grafy jsou založeny na kontingenčních tabulkách a vytvářejí se výběrem <text:span text:style-name="Strong_20_Emphasis">Vložit &gt; Graf</text:span> z hlavní nabídky nebo klepnutím na ikonu <text:span text:style-name="Strong_20_Emphasis">Vložit graf</text:span> na standardní nástrojové liště. Nejprve však klepneme levým tlačítkem myši na buňku uvnitř kontingenční tabulky. Kontingenční grafy přebírají mnoho vlastností jiných typů grafů popsaných v této kapitole, ale mají také další vlastnosti, které jsou popsány v kapitole 8, Použití kontingenčních tabule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4" fo:font-family="'Liberation Sans'" style:font-style-name="Bold" style:font-family-generic="swiss" style:font-pitch="variable" fo:font-size="11pt" fo:font-weight="bold" officeooo:rsid="012ae953" style:font-name-asian="Liberation Sans" style:font-family-asian="'Liberation Sans'" style:font-style-name-asian="Regular" style:font-family-generic-asian="swiss" style:font-size-asian="10.5pt" style:font-weight-asian="bold" style:font-name-complex="Liberation Sans"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bvx" number:country="CG">CFA</number:currency-symbol>
      <number:text> </number:text>
      <number:number number:decimal-places="0" loext:min-decimal-places="0" number:min-integer-digits="1" number:grouping="true"/>
    </number:currency-style>
    <number:currency-style style:name="N122">
      <number:currency-symbol number:language="bvx" number:country="CG">CFA</number:currency-symbol>
      <number:text>-</number:text>
      <number:number number:decimal-places="0" loext:min-decimal-places="0" number:min-integer-digits="1" number:grouping="true"/>
      <style:map style:condition="value()&gt;=0" style:apply-style-name="N122P0"/>
    </number:currency-style>
    <number:currency-style style:name="N124P0" style:volatile="true">
      <number:currency-symbol number:language="bvx" number:country="CG">CFA</number:currency-symbol>
      <number:text> </number:text>
      <number:number number:decimal-places="2" loext:min-decimal-places="2" number:min-integer-digits="1" number:grouping="true"/>
    </number:currency-style>
    <number:currency-style style:name="N124">
      <number:currency-symbol number:language="bvx" number:country="CG">CFA</number:currency-symbol>
      <number:text>-</number:text>
      <number:number number:decimal-places="2" loext:min-decimal-places="2" number:min-integer-digits="1" number:grouping="true"/>
      <style:map style:condition="value()&gt;=0" style:apply-style-name="N124P0"/>
    </number:currency-style>
    <number:currency-style style:name="N125P0" style:volatile="true">
      <number:currency-symbol number:language="bvx" number:country="CG">CFA</number:currency-symbol>
      <number:text> </number:text>
      <number:number number:decimal-places="0" loext: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loext:min-decimal-places="0" number:min-integer-digits="1" number:grouping="true"/>
      <style:map style:condition="value()&gt;=0" style:apply-style-name="N125P0"/>
    </number:currency-style>
    <number:currency-style style:name="N126P0" style:volatile="true">
      <number:currency-symbol number:language="bvx" number:country="CG">CFA</number:currency-symbol>
      <number:text> </number:text>
      <number:number number:decimal-places="2" loext:min-decimal-places="2" number:min-integer-digits="1" number:grouping="true"/>
    </number:currency-style>
    <number:currency-style style:name="N126">
      <style:text-properties fo:color="#ff0000"/>
      <number:currency-symbol number:language="bvx" number:country="CG">CFA</number:currency-symbol>
      <number:text>-</number:text>
      <number:number number:decimal-places="2" loext:min-decimal-places="2"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loext:min-decimal-places="0" number:min-integer-digits="1" number:decimal-replacement="--" number:grouping="true"/>
    </number:currency-style>
    <number:currency-style style:name="N128">
      <style:text-properties fo:color="#ff0000"/>
      <number:currency-symbol number:language="bvx" number:country="CG">CFA</number:currency-symbol>
      <number:text>-</number:text>
      <number:number number:decimal-places="2" loext:min-decimal-places="0" number:min-integer-digits="1" number:decimal-replacement="--" number:grouping="true"/>
      <style:map style:condition="value()&gt;=0" style:apply-style-name="N128P0"/>
    </number:currency-style>
    <number:date-style style:name="N12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Kontingenční grafy</text:chapter> <text:span text:style-name="MT1">| </text:span><text:page-number text:select-page="current">79</text:page-number></text:p>
      </style:footer>
      <style:footer-left>
        <text:p text:style-name="MP1"><text:page-number text:select-page="current">78</text:page-number><text:s/><text:span text:style-name="MT2">| </text:span><text:span text:style-name="MT2"><text:chapter text:display="name" text:outline-level="1">Galerie typů grafů</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3 Tvorba grafů</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Kapitola 3 Tvorba grafů</text:title></text:p>
      </style:footer-left>
      <loext:footer-first>
        <text:p text:style-name="MP3"><text:span text:style-name="MT4">Dokumentace pro LibreOffice je</text:span> dostupná<text:span text:style-name="MT5"> na </text:span><text:a xlink:type="simple" xlink:href="https://documentation.libreoffice.org/en/" text:style-name="Internet_20_link" text:visited-style-name="Visited_20_Internet_20_Link"><text:span text:style-name="MT5">https://documentation.libreoffice.org/cs/</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4T10:08:49.590491513</meta:creation-date>
    <meta:editing-duration>PT23H14M25S</meta:editing-duration>
    <meta:editing-cycles>101</meta:editing-cycles>
    <meta:generator>LibreOffice/6.4.3.2$Windows_X86_64 LibreOffice_project/747b5d0ebf89f41c860ec2a39efd7cb15b54f2d8</meta:generator>
    <dc:title>Kapitola 3 Tvorba grafů</dc:title>
    <meta:initial-creator>Jean Weber</meta:initial-creator>
    <dc:date>2020-05-22T10:51:58.665000000</dc:date>
    <dc:creator>Steve Fanning</dc:creator>
    <meta:document-statistic meta:table-count="7" meta:image-count="117" meta:object-count="2" meta:page-count="79" meta:paragraph-count="1489" meta:word-count="22837" meta:character-count="127491" meta:non-whitespace-character-count="106145"/>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